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c6b2c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8e5ff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f8e5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6b2c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ccccc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5" fo:border="0.74pt solid #000000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umanevaluator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ce8"/>
        <table:table-column table:style-name="co1" table:number-columns-repeated="8" table:default-cell-style-name="ce9"/>
        <table:table-row table:style-name="ro1">
          <table:table-cell table:style-name="ce1" office:value-type="string" calcext:value-type="string">
            <text:p>human evaluateur</text:p>
          </table:table-cell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5"/>
          <table:table-cell table:style-name="ce5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Chatgpt</text:p>
          </table:table-cell>
          <table:covered-table-cell table:number-columns-repeated="7"/>
          <table:table-cell table:style-name="Default" table:number-columns-repeated="5"/>
          <table:table-cell table:style-name="ce4" office:value-type="string" calcext:value-type="string">
            <text:p>Catégorie 1</text:p>
          </table:table-cell>
          <table:table-cell table:style-name="ce6" table:formula="of:=COUNTIF([.B6:.I15];&quot;1&quot;) + COUNTIF([.B22:.I31];&quot;1&quot;)+COUNTIF([.B38:.I47];&quot;1&quot;)+COUNTIF([.B54:.I63];&quot;1&quot;)+COUNTIF([.B70:.I79];&quot;1&quot;)" office:value-type="float" office:value="215" calcext:value-type="float">
            <text:p>215</text:p>
          </table:table-cell>
          <table:table-cell table:style-name="Default" table:number-columns-repeated="5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4" office:value-type="string" calcext:value-type="string">
            <text:p>Catégorie 3</text:p>
          </table:table-cell>
          <table:table-cell table:style-name="ce4" office:value-type="string" calcext:value-type="string">
            <text:p>Catégorie 4</text:p>
          </table:table-cell>
          <table:table-cell table:style-name="Default"/>
          <table:table-cell table:style-name="ce4" office:value-type="string" calcext:value-type="string">
            <text:p>Catégorie 2</text:p>
          </table:table-cell>
          <table:table-cell table:style-name="ce6" table:formula="of:=COUNTIF([.B6:.I15];&quot;2&quot;) + COUNTIF([.B22:.I31];&quot;2&quot;)+COUNTIF([.B38:.I47];&quot;2&quot;)+COUNTIF([.B54:.I63];&quot;2&quot;)+COUNTIF([.B70:.I79];&quot;2&quot;)" office:value-type="float" office:value="158" calcext:value-type="float">
            <text:p>15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6:.I6];&quot;1&quot;)" office:value-type="float" office:value="3" calcext:value-type="float">
            <text:p>3</text:p>
          </table:table-cell>
          <table:table-cell table:formula="of:=COUNTIF([.B6:.I6];&quot;2&quot;)" office:value-type="float" office:value="4" calcext:value-type="float">
            <text:p>4</text:p>
          </table:table-cell>
          <table:table-cell table:formula="of:=COUNTIF([.B6:.I6];&quot;3&quot;)" office:value-type="float" office:value="0" calcext:value-type="float">
            <text:p>0</text:p>
          </table:table-cell>
          <table:table-cell table:formula="of:=COUNTIF([.B6:.I6];&quot;4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tégorie 3</text:p>
          </table:table-cell>
          <table:table-cell table:style-name="ce6" table:formula="of:=COUNTIF([.B6:.I15];&quot;3&quot;) + COUNTIF([.B22:.I31];&quot;3&quot;)+COUNTIF([.B38:.I47];&quot;3&quot;)+COUNTIF([.B54:.I63];&quot;3&quot;)+COUNTIF([.B70:.I79];&quot;3&quot;)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:.I7];&quot;1&quot;)" office:value-type="float" office:value="3" calcext:value-type="float">
            <text:p>3</text:p>
          </table:table-cell>
          <table:table-cell table:formula="of:=COUNTIF([.B7:.I7];&quot;2&quot;)" office:value-type="float" office:value="4" calcext:value-type="float">
            <text:p>4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atégorie 4</text:p>
          </table:table-cell>
          <table:table-cell table:style-name="ce6" table:formula="of:=COUNTIF([.B6:.I15];&quot;4&quot;) + COUNTIF([.B22:.I31];&quot;4&quot;)+COUNTIF([.B38:.I47];&quot;4&quot;)+COUNTIF([.B54:.I63];&quot;4&quot;)+COUNTIF([.B70:.I79];&quot;4&quot;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B8:.I8];&quot;1&quot;)" office:value-type="float" office:value="4" calcext:value-type="float">
            <text:p>4</text:p>
          </table:table-cell>
          <table:table-cell table:formula="of:=COUNTIF([.B8:.I8];&quot;2&quot;)" office:value-type="float" office:value="3" calcext:value-type="float">
            <text:p>3</text:p>
          </table:table-cell>
          <table:table-cell table:formula="of:=COUNTIF([.B8:.I8];&quot;3&quot;)" office:value-type="float" office:value="0" calcext:value-type="float">
            <text:p>0</text:p>
          </table:table-cell>
          <table:table-cell table:formula="of:=COUNTIF([.B8:.I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9:.I9];&quot;1&quot;)" office:value-type="float" office:value="3" calcext:value-type="float">
            <text:p>3</text:p>
          </table:table-cell>
          <table:table-cell table:formula="of:=COUNTIF([.B9:.I9];&quot;2&quot;)" office:value-type="float" office:value="4" calcext:value-type="float">
            <text:p>4</text:p>
          </table:table-cell>
          <table:table-cell table:formula="of:=COUNTIF([.B9:.I9];&quot;3&quot;)" office:value-type="float" office:value="1" calcext:value-type="float">
            <text:p>1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0:.I10];&quot;1&quot;)" office:value-type="float" office:value="4" calcext:value-type="float">
            <text:p>4</text:p>
          </table:table-cell>
          <table:table-cell table:formula="of:=COUNTIF([.B10:.I10];&quot;2&quot;)" office:value-type="float" office:value="4" calcext:value-type="float">
            <text:p>4</text:p>
          </table:table-cell>
          <table:table-cell table:formula="of:=COUNTIF([.B10:.I10];&quot;3&quot;)" office:value-type="float" office:value="0" calcext:value-type="float">
            <text:p>0</text:p>
          </table:table-cell>
          <table:table-cell table:formula="of:=COUNTIF([.B10:.I1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1:.I11];&quot;1&quot;)" office:value-type="float" office:value="4" calcext:value-type="float">
            <text:p>4</text:p>
          </table:table-cell>
          <table:table-cell table:formula="of:=COUNTIF([.B11:.I11];&quot;2&quot;)" office:value-type="float" office:value="4" calcext:value-type="float">
            <text:p>4</text:p>
          </table:table-cell>
          <table:table-cell table:formula="of:=COUNTIF([.B11:.I11];&quot;3&quot;)" office:value-type="float" office:value="0" calcext:value-type="float">
            <text:p>0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2:.I12];&quot;1&quot;)" office:value-type="float" office:value="3" calcext:value-type="float">
            <text:p>3</text:p>
          </table:table-cell>
          <table:table-cell table:formula="of:=COUNTIF([.B12:.I12];&quot;2&quot;)" office:value-type="float" office:value="4" calcext:value-type="float">
            <text:p>4</text:p>
          </table:table-cell>
          <table:table-cell table:formula="of:=COUNTIF([.B12:.I12];&quot;3&quot;)" office:value-type="float" office:value="1" calcext:value-type="float">
            <text:p>1</text:p>
          </table:table-cell>
          <table:table-cell table:formula="of:=COUNTIF([.B12:.I1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3:.I13];&quot;1&quot;)" office:value-type="float" office:value="4" calcext:value-type="float">
            <text:p>4</text:p>
          </table:table-cell>
          <table:table-cell table:formula="of:=COUNTIF([.B13:.I13];&quot;2&quot;)" office:value-type="float" office:value="4" calcext:value-type="float">
            <text:p>4</text:p>
          </table:table-cell>
          <table:table-cell table:formula="of:=COUNTIF([.B13:.I13];&quot;3&quot;)" office:value-type="float" office:value="0" calcext:value-type="float">
            <text:p>0</text:p>
          </table:table-cell>
          <table:table-cell table:formula="of:=COUNTIF([.B13:.I1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4:.I14];&quot;1&quot;)" office:value-type="float" office:value="4" calcext:value-type="float">
            <text:p>4</text:p>
          </table:table-cell>
          <table:table-cell table:formula="of:=COUNTIF([.B14:.I14];&quot;2&quot;)" office:value-type="float" office:value="4" calcext:value-type="float">
            <text:p>4</text:p>
          </table:table-cell>
          <table:table-cell table:formula="of:=COUNTIF([.B14:.I14];&quot;3&quot;)" office:value-type="float" office:value="0" calcext:value-type="float">
            <text:p>0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15:.I15];&quot;1&quot;)" office:value-type="float" office:value="4" calcext:value-type="float">
            <text:p>4</text:p>
          </table:table-cell>
          <table:table-cell table:formula="of:=COUNTIF([.B15:.I15];&quot;2&quot;)" office:value-type="float" office:value="4" calcext:value-type="float">
            <text:p>4</text:p>
          </table:table-cell>
          <table:table-cell table:formula="of:=COUNTIF([.B15:.I15];&quot;3&quot;)" office:value-type="float" office:value="0" calcext:value-type="float">
            <text:p>0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1 </text:p>
          </table:table-cell>
          <table:table-cell table:style-name="ce6" table:formula="of:=COUNTIF([.B6:.B15];&quot;1&quot;)" office:value-type="float" office:value="0" calcext:value-type="float">
            <text:p>0</text:p>
          </table:table-cell>
          <table:table-cell table:style-name="ce6" table:formula="of:=COUNTIF([.C6:.C15];&quot;1&quot;)" office:value-type="float" office:value="0" calcext:value-type="float">
            <text:p>0</text:p>
          </table:table-cell>
          <table:table-cell table:style-name="ce6" table:formula="of:=COUNTIF([.D6:.D15];&quot;1&quot;)" office:value-type="float" office:value="10" calcext:value-type="float">
            <text:p>10</text:p>
          </table:table-cell>
          <table:table-cell table:style-name="ce6" table:formula="of:=COUNTIF([.E6:.E15];&quot;1&quot;)" office:value-type="float" office:value="8" calcext:value-type="float">
            <text:p>8</text:p>
          </table:table-cell>
          <table:table-cell table:style-name="ce6" table:formula="of:=COUNTIF([.F6:.F15];&quot;1&quot;)" office:value-type="float" office:value="7" calcext:value-type="float">
            <text:p>7</text:p>
          </table:table-cell>
          <table:table-cell table:style-name="ce6" table:formula="of:=COUNTIF([.G6:.G15];&quot;1&quot;)" office:value-type="float" office:value="0" calcext:value-type="float">
            <text:p>0</text:p>
          </table:table-cell>
          <table:table-cell table:style-name="ce6" table:formula="of:=COUNTIF([.H6:.H15];&quot;1&quot;)" office:value-type="float" office:value="1" calcext:value-type="float">
            <text:p>1</text:p>
          </table:table-cell>
          <table:table-cell table:style-name="ce6" table:formula="of:=COUNTIF([.I6:.I15];&quot;1&quot;)" office:value-type="float" office:value="10" calcext:value-type="float">
            <text:p>10</text:p>
          </table:table-cell>
          <table:table-cell table:style-name="ce7" table:formula="of:=SUM([.J6:.J15])" office:value-type="float" office:value="36" calcext:value-type="float">
            <text:p>36</text:p>
          </table:table-cell>
          <table:table-cell table:style-name="ce7" table:formula="of:=SUM([.K6:.K15])" office:value-type="float" office:value="39" calcext:value-type="float">
            <text:p>39</text:p>
          </table:table-cell>
          <table:table-cell table:style-name="ce7" table:formula="of:=SUM([.L6:.L15])" office:value-type="float" office:value="3" calcext:value-type="float">
            <text:p>3</text:p>
          </table:table-cell>
          <table:table-cell table:style-name="ce7" table:formula="of:=SUM([.M6:.M15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 catégorie 2</text:p>
          </table:table-cell>
          <table:table-cell table:style-name="ce6" table:formula="of:=COUNTIF([.B6:.B15];&quot;2&quot;)" office:value-type="float" office:value="10" calcext:value-type="float">
            <text:p>10</text:p>
          </table:table-cell>
          <table:table-cell table:style-name="ce6" table:formula="of:=COUNTIF([.C6:.C15];&quot;2&quot;)" office:value-type="float" office:value="10" calcext:value-type="float">
            <text:p>10</text:p>
          </table:table-cell>
          <table:table-cell table:style-name="ce6" table:formula="of:=COUNTIF([.D6:.D15];&quot;2&quot;)" office:value-type="float" office:value="0" calcext:value-type="float">
            <text:p>0</text:p>
          </table:table-cell>
          <table:table-cell table:style-name="ce6" table:formula="of:=COUNTIF([.E6:.E15];&quot;2&quot;)" office:value-type="float" office:value="0" calcext:value-type="float">
            <text:p>0</text:p>
          </table:table-cell>
          <table:table-cell table:style-name="ce6" table:formula="of:=COUNTIF([.F6:.F15];&quot;2&quot;)" office:value-type="float" office:value="0" calcext:value-type="float">
            <text:p>0</text:p>
          </table:table-cell>
          <table:table-cell table:style-name="ce6" table:formula="of:=COUNTIF([.G6:.G15];&quot;2&quot;)" office:value-type="float" office:value="10" calcext:value-type="float">
            <text:p>10</text:p>
          </table:table-cell>
          <table:table-cell table:style-name="ce6" table:formula="of:=COUNTIF([.H6:.H15];&quot;2&quot;)" office:value-type="float" office:value="9" calcext:value-type="float">
            <text:p>9</text:p>
          </table:table-cell>
          <table:table-cell table:style-name="ce6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3</text:p>
          </table:table-cell>
          <table:table-cell table:style-name="ce6" table:formula="of:=COUNTIF([.B6:.B15];&quot;3&quot;)" office:value-type="float" office:value="0" calcext:value-type="float">
            <text:p>0</text:p>
          </table:table-cell>
          <table:table-cell table:style-name="ce6" table:formula="of:=COUNTIF([.C6:.C15];&quot;3&quot;)" office:value-type="float" office:value="0" calcext:value-type="float">
            <text:p>0</text:p>
          </table:table-cell>
          <table:table-cell table:style-name="ce6" table:formula="of:=COUNTIF([.D6:.D15];&quot;3&quot;)" office:value-type="float" office:value="0" calcext:value-type="float">
            <text:p>0</text:p>
          </table:table-cell>
          <table:table-cell table:style-name="ce6" table:formula="of:=COUNTIF([.E6:.E15];&quot;3&quot;)" office:value-type="float" office:value="0" calcext:value-type="float">
            <text:p>0</text:p>
          </table:table-cell>
          <table:table-cell table:style-name="ce6" table:formula="of:=COUNTIF([.F6:.F15];&quot;3&quot;)" office:value-type="float" office:value="3" calcext:value-type="float">
            <text:p>3</text:p>
          </table:table-cell>
          <table:table-cell table:style-name="ce6" table:formula="of:=COUNTIF([.G6:.G15];&quot;3&quot;)" office:value-type="float" office:value="0" calcext:value-type="float">
            <text:p>0</text:p>
          </table:table-cell>
          <table:table-cell table:style-name="ce6" table:formula="of:=COUNTIF([.H6:.H15];&quot;3&quot;)" office:value-type="float" office:value="0" calcext:value-type="float">
            <text:p>0</text:p>
          </table:table-cell>
          <table:table-cell table:style-name="ce6" table:formula="of:=COUNTIF([.I6:.I15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4</text:p>
          </table:table-cell>
          <table:table-cell table:style-name="ce6" table:formula="of:=COUNTIF([.B6:.B15];&quot;4&quot;)" office:value-type="float" office:value="0" calcext:value-type="float">
            <text:p>0</text:p>
          </table:table-cell>
          <table:table-cell table:style-name="ce6" table:formula="of:=COUNTIF([.C6:.C15];&quot;4&quot;)" office:value-type="float" office:value="0" calcext:value-type="float">
            <text:p>0</text:p>
          </table:table-cell>
          <table:table-cell table:style-name="ce6" table:formula="of:=COUNTIF([.D6:.D15];&quot;4&quot;)" office:value-type="float" office:value="0" calcext:value-type="float">
            <text:p>0</text:p>
          </table:table-cell>
          <table:table-cell table:style-name="ce6" table:formula="of:=COUNTIF([.E6:.E15];&quot;4&quot;)" office:value-type="float" office:value="2" calcext:value-type="float">
            <text:p>2</text:p>
          </table:table-cell>
          <table:table-cell table:style-name="ce6" table:formula="of:=COUNTIF([.F6:.F15];&quot;4&quot;)" office:value-type="float" office:value="0" calcext:value-type="float">
            <text:p>0</text:p>
          </table:table-cell>
          <table:table-cell table:style-name="ce6" table:formula="of:=COUNTIF([.G6:.G15];&quot;4&quot;)" office:value-type="float" office:value="0" calcext:value-type="float">
            <text:p>0</text:p>
          </table:table-cell>
          <table:table-cell table:style-name="ce6" table:formula="of:=COUNTIF([.H6:.H15];&quot;4&quot;)" office:value-type="float" office:value="0" calcext:value-type="float">
            <text:p>0</text:p>
          </table:table-cell>
          <table:table-cell table:style-name="ce6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 calcext:value-type="string">
            <text:p>Claude</text:p>
          </table:table-cell>
          <table:table-cell table:number-columns-repeated="6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2:.I22];&quot;1&quot;)" office:value-type="float" office:value="3" calcext:value-type="float">
            <text:p>3</text:p>
          </table:table-cell>
          <table:table-cell table:formula="of:=COUNTIF([.B22:.I22];&quot;2&quot;)" office:value-type="float" office:value="4" calcext:value-type="float">
            <text:p>4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3:.I23];&quot;1&quot;)" office:value-type="float" office:value="3" calcext:value-type="float">
            <text:p>3</text:p>
          </table:table-cell>
          <table:table-cell table:formula="of:=COUNTIF([.B23:.I23];&quot;2&quot;)" office:value-type="float" office:value="4" calcext:value-type="float">
            <text:p>4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4:.I24];&quot;1&quot;)" office:value-type="float" office:value="2" calcext:value-type="float">
            <text:p>2</text:p>
          </table:table-cell>
          <table:table-cell table:formula="of:=COUNTIF([.B24:.I24];&quot;2&quot;)" office:value-type="float" office:value="4" calcext:value-type="float">
            <text:p>4</text:p>
          </table:table-cell>
          <table:table-cell table:formula="of:=COUNTIF([.B24:.I24];&quot;3&quot;)" office:value-type="float" office:value="1" calcext:value-type="float">
            <text:p>1</text:p>
          </table:table-cell>
          <table:table-cell table:formula="of:=COUNTIF([.B24:.I2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5:.I25];&quot;1&quot;)" office:value-type="float" office:value="3" calcext:value-type="float">
            <text:p>3</text:p>
          </table:table-cell>
          <table:table-cell table:formula="of:=COUNTIF([.B25:.I25];&quot;2&quot;)" office:value-type="float" office:value="4" calcext:value-type="float">
            <text:p>4</text:p>
          </table:table-cell>
          <table:table-cell table:formula="of:=COUNTIF([.B25:.I25];&quot;3&quot;)" office:value-type="float" office:value="0" calcext:value-type="float">
            <text:p>0</text:p>
          </table:table-cell>
          <table:table-cell table:formula="of:=COUNTIF([.B25:.I25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([.B26:.I26];&quot;1&quot;)" office:value-type="float" office:value="2" calcext:value-type="float">
            <text:p>2</text:p>
          </table:table-cell>
          <table:table-cell table:formula="of:=COUNTIF([.B26:.I26];&quot;2&quot;)" office:value-type="float" office:value="4" calcext:value-type="float">
            <text:p>4</text:p>
          </table:table-cell>
          <table:table-cell table:formula="of:=COUNTIF([.B26:.I26];&quot;3&quot;)" office:value-type="float" office:value="0" calcext:value-type="float">
            <text:p>0</text:p>
          </table:table-cell>
          <table:table-cell table:formula="of:=COUNTIF([.B26:.I26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7:.I27];&quot;1&quot;)" office:value-type="float" office:value="3" calcext:value-type="float">
            <text:p>3</text:p>
          </table:table-cell>
          <table:table-cell table:formula="of:=COUNTIF([.B27:.I27];&quot;2&quot;)" office:value-type="float" office:value="4" calcext:value-type="float">
            <text:p>4</text:p>
          </table:table-cell>
          <table:table-cell table:formula="of:=COUNTIF([.B27:.I27];&quot;3&quot;)" office:value-type="float" office:value="0" calcext:value-type="float">
            <text:p>0</text:p>
          </table:table-cell>
          <table:table-cell table:formula="of:=COUNTIF([.B27:.I27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28:.I28];&quot;1&quot;)" office:value-type="float" office:value="3" calcext:value-type="float">
            <text:p>3</text:p>
          </table:table-cell>
          <table:table-cell table:formula="of:=COUNTIF([.B28:.I28];&quot;2&quot;)" office:value-type="float" office:value="4" calcext:value-type="float">
            <text:p>4</text:p>
          </table:table-cell>
          <table:table-cell table:formula="of:=COUNTIF([.B28:.I28];&quot;3&quot;)" office:value-type="float" office:value="0" calcext:value-type="float">
            <text:p>0</text:p>
          </table:table-cell>
          <table:table-cell table:formula="of:=COUNTIF([.B28:.I2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([.B29:.I29];&quot;1&quot;)" office:value-type="float" office:value="2" calcext:value-type="float">
            <text:p>2</text:p>
          </table:table-cell>
          <table:table-cell table:formula="of:=COUNTIF([.B29:.I29];&quot;2&quot;)" office:value-type="float" office:value="4" calcext:value-type="float">
            <text:p>4</text:p>
          </table:table-cell>
          <table:table-cell table:formula="of:=COUNTIF([.B29:.I29];&quot;3&quot;)" office:value-type="float" office:value="0" calcext:value-type="float">
            <text:p>0</text:p>
          </table:table-cell>
          <table:table-cell table:formula="of:=COUNTIF([.B29:.I29];&quot;4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30:.I30];&quot;1&quot;)" office:value-type="float" office:value="3" calcext:value-type="float">
            <text:p>3</text:p>
          </table:table-cell>
          <table:table-cell table:formula="of:=COUNTIF([.B30:.I30];&quot;2&quot;)" office:value-type="float" office:value="4" calcext:value-type="float">
            <text:p>4</text:p>
          </table:table-cell>
          <table:table-cell table:formula="of:=COUNTIF([.B30:.I30];&quot;3&quot;)" office:value-type="float" office:value="0" calcext:value-type="float">
            <text:p>0</text:p>
          </table:table-cell>
          <table:table-cell table:formula="of:=COUNTIF([.B30:.I3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31:.I31];&quot;1&quot;)" office:value-type="float" office:value="3" calcext:value-type="float">
            <text:p>3</text:p>
          </table:table-cell>
          <table:table-cell table:formula="of:=COUNTIF([.B31:.I31];&quot;2&quot;)" office:value-type="float" office:value="4" calcext:value-type="float">
            <text:p>4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22:.B31];&quot;1&quot;)" office:value-type="float" office:value="0" calcext:value-type="float">
            <text:p>0</text:p>
          </table:table-cell>
          <table:table-cell table:style-name="ce6" table:formula="of:=COUNTIF([.C22:.C31];&quot;1&quot;)" office:value-type="float" office:value="0" calcext:value-type="float">
            <text:p>0</text:p>
          </table:table-cell>
          <table:table-cell table:style-name="ce6" table:formula="of:=COUNTIF([.D22:.D31];&quot;1&quot;)" office:value-type="float" office:value="10" calcext:value-type="float">
            <text:p>10</text:p>
          </table:table-cell>
          <table:table-cell table:style-name="ce6" table:formula="of:=COUNTIF([.E22:.E31];&quot;1&quot;)" office:value-type="float" office:value="0" calcext:value-type="float">
            <text:p>0</text:p>
          </table:table-cell>
          <table:table-cell table:style-name="ce6" table:formula="of:=COUNTIF([.F22:.F31];&quot;1&quot;)" office:value-type="float" office:value="9" calcext:value-type="float">
            <text:p>9</text:p>
          </table:table-cell>
          <table:table-cell table:style-name="ce6" table:formula="of:=COUNTIF([.G22:.G31];&quot;1&quot;)" office:value-type="float" office:value="0" calcext:value-type="float">
            <text:p>0</text:p>
          </table:table-cell>
          <table:table-cell table:style-name="ce6" table:formula="of:=COUNTIF([.H22:.H31];&quot;1&quot;)" office:value-type="float" office:value="0" calcext:value-type="float">
            <text:p>0</text:p>
          </table:table-cell>
          <table:table-cell table:style-name="ce6" table:formula="of:=COUNTIF([.I22:.I31];&quot;1&quot;)" office:value-type="float" office:value="8" calcext:value-type="float">
            <text:p>8</text:p>
          </table:table-cell>
          <table:table-cell table:style-name="ce7" table:formula="of:=SUM([.J22:.J31])" office:value-type="float" office:value="27" calcext:value-type="float">
            <text:p>27</text:p>
          </table:table-cell>
          <table:table-cell table:style-name="ce7" table:formula="of:=SUM([.K22:.K31])" office:value-type="float" office:value="40" calcext:value-type="float">
            <text:p>40</text:p>
          </table:table-cell>
          <table:table-cell table:style-name="ce7" table:formula="of:=SUM([.L22:.L31])" office:value-type="float" office:value="1" calcext:value-type="float">
            <text:p>1</text:p>
          </table:table-cell>
          <table:table-cell table:style-name="ce7" table:formula="of:=SUM([.M22:.M31])" office:value-type="float" office:value="12" calcext:value-type="float">
            <text:p>1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22:.B31];&quot;2&quot;)" office:value-type="float" office:value="10" calcext:value-type="float">
            <text:p>10</text:p>
          </table:table-cell>
          <table:table-cell table:style-name="ce6" table:formula="of:=COUNTIF([.C22:.C31];&quot;2&quot;)" office:value-type="float" office:value="10" calcext:value-type="float">
            <text:p>10</text:p>
          </table:table-cell>
          <table:table-cell table:style-name="ce6" table:formula="of:=COUNTIF([.D22:.D31];&quot;2&quot;)" office:value-type="float" office:value="0" calcext:value-type="float">
            <text:p>0</text:p>
          </table:table-cell>
          <table:table-cell table:style-name="ce6" table:formula="of:=COUNTIF([.E22:.E31];&quot;2&quot;)" office:value-type="float" office:value="0" calcext:value-type="float">
            <text:p>0</text:p>
          </table:table-cell>
          <table:table-cell table:style-name="ce6" table:formula="of:=COUNTIF([.F22:.F31];&quot;2&quot;)" office:value-type="float" office:value="0" calcext:value-type="float">
            <text:p>0</text:p>
          </table:table-cell>
          <table:table-cell table:style-name="ce6" table:formula="of:=COUNTIF([.G22:.G31];&quot;2&quot;)" office:value-type="float" office:value="10" calcext:value-type="float">
            <text:p>10</text:p>
          </table:table-cell>
          <table:table-cell table:style-name="ce6" table:formula="of:=COUNTIF([.H22:.H31];&quot;2&quot;)" office:value-type="float" office:value="10" calcext:value-type="float">
            <text:p>10</text:p>
          </table:table-cell>
          <table:table-cell table:style-name="ce6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3&quot;)" office:value-type="float" office:value="0" calcext:value-type="float">
            <text:p>0</text:p>
          </table:table-cell>
          <table:table-cell table:style-name="ce6" table:formula="of:=COUNTIF([.C22:.C31];&quot;3&quot;)" office:value-type="float" office:value="0" calcext:value-type="float">
            <text:p>0</text:p>
          </table:table-cell>
          <table:table-cell table:style-name="ce6" table:formula="of:=COUNTIF([.D22:.D31];&quot;3&quot;)" office:value-type="float" office:value="0" calcext:value-type="float">
            <text:p>0</text:p>
          </table:table-cell>
          <table:table-cell table:style-name="ce6" table:formula="of:=COUNTIF([.E22:.E31];&quot;3&quot;)" office:value-type="float" office:value="0" calcext:value-type="float">
            <text:p>0</text:p>
          </table:table-cell>
          <table:table-cell table:style-name="ce6" table:formula="of:=COUNTIF([.F22:.F31];&quot;3&quot;)" office:value-type="float" office:value="1" calcext:value-type="float">
            <text:p>1</text:p>
          </table:table-cell>
          <table:table-cell table:style-name="ce6" table:formula="of:=COUNTIF([.G22:.G31];&quot;3&quot;)" office:value-type="float" office:value="0" calcext:value-type="float">
            <text:p>0</text:p>
          </table:table-cell>
          <table:table-cell table:style-name="ce6" table:formula="of:=COUNTIF([.H22:.H31];&quot;3&quot;)" office:value-type="float" office:value="0" calcext:value-type="float">
            <text:p>0</text:p>
          </table:table-cell>
          <table:table-cell table:style-name="ce6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4&quot;)" office:value-type="float" office:value="0" calcext:value-type="float">
            <text:p>0</text:p>
          </table:table-cell>
          <table:table-cell table:style-name="ce6" table:formula="of:=COUNTIF([.C22:.C31];&quot;4&quot;)" office:value-type="float" office:value="0" calcext:value-type="float">
            <text:p>0</text:p>
          </table:table-cell>
          <table:table-cell table:style-name="ce6" table:formula="of:=COUNTIF([.D22:.D31];&quot;4&quot;)" office:value-type="float" office:value="0" calcext:value-type="float">
            <text:p>0</text:p>
          </table:table-cell>
          <table:table-cell table:style-name="ce6" table:formula="of:=COUNTIF([.E22:.E31];&quot;4&quot;)" office:value-type="float" office:value="10" calcext:value-type="float">
            <text:p>10</text:p>
          </table:table-cell>
          <table:table-cell table:style-name="ce6" table:formula="of:=COUNTIF([.F22:.F31];&quot;4&quot;)" office:value-type="float" office:value="0" calcext:value-type="float">
            <text:p>0</text:p>
          </table:table-cell>
          <table:table-cell table:style-name="ce6" table:formula="of:=COUNTIF([.G22:.G31];&quot;4&quot;)" office:value-type="float" office:value="0" calcext:value-type="float">
            <text:p>0</text:p>
          </table:table-cell>
          <table:table-cell table:style-name="ce6" table:formula="of:=COUNTIF([.H22:.H31];&quot;4&quot;)" office:value-type="float" office:value="0" calcext:value-type="float">
            <text:p>0</text:p>
          </table:table-cell>
          <table:table-cell table:style-name="ce6" table:formula="of:=COUNTIF([.I22:.I31];&quot;4&quot;)" office:value-type="float" office:value="2" calcext:value-type="float">
            <text:p>2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Deepseek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8:.I38];&quot;1&quot;)" office:value-type="float" office:value="8" calcext:value-type="float">
            <text:p>8</text:p>
          </table:table-cell>
          <table:table-cell table:formula="of:=COUNTIF([.B38:.I38];&quot;2&quot;)" office:value-type="float" office:value="0" calcext:value-type="float">
            <text:p>0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39:.I39];&quot;1&quot;)" office:value-type="float" office:value="7" calcext:value-type="float">
            <text:p>7</text:p>
          </table:table-cell>
          <table:table-cell table:formula="of:=COUNTIF([.B39:.I39];&quot;2&quot;)" office:value-type="float" office:value="1" calcext:value-type="float">
            <text:p>1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40:.I40];&quot;1&quot;)" office:value-type="float" office:value="6" calcext:value-type="float">
            <text:p>6</text:p>
          </table:table-cell>
          <table:table-cell table:formula="of:=COUNTIF([.B40:.I40];&quot;2&quot;)" office:value-type="float" office:value="2" calcext:value-type="float">
            <text:p>2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1:.I41];&quot;1&quot;)" office:value-type="float" office:value="6" calcext:value-type="float">
            <text:p>6</text:p>
          </table:table-cell>
          <table:table-cell table:formula="of:=COUNTIF([.B41:.I41];&quot;2&quot;)" office:value-type="float" office:value="2" calcext:value-type="float">
            <text:p>2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42:.I42];&quot;1&quot;)" office:value-type="float" office:value="5" calcext:value-type="float">
            <text:p>5</text:p>
          </table:table-cell>
          <table:table-cell table:formula="of:=COUNTIF([.B42:.I42];&quot;2&quot;)" office:value-type="float" office:value="3" calcext:value-type="float">
            <text:p>3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3:.I43];&quot;1&quot;)" office:value-type="float" office:value="6" calcext:value-type="float">
            <text:p>6</text:p>
          </table:table-cell>
          <table:table-cell table:formula="of:=COUNTIF([.B43:.I43];&quot;2&quot;)" office:value-type="float" office:value="2" calcext:value-type="float">
            <text:p>2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4:.I44];&quot;1&quot;)" office:value-type="float" office:value="6" calcext:value-type="float">
            <text:p>6</text:p>
          </table:table-cell>
          <table:table-cell table:formula="of:=COUNTIF([.B44:.I44];&quot;2&quot;)" office:value-type="float" office:value="2" calcext:value-type="float">
            <text:p>2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5:.I45];&quot;1&quot;)" office:value-type="float" office:value="6" calcext:value-type="float">
            <text:p>6</text:p>
          </table:table-cell>
          <table:table-cell table:formula="of:=COUNTIF([.B45:.I45];&quot;2&quot;)" office:value-type="float" office:value="2" calcext:value-type="float">
            <text:p>2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6:.I46];&quot;1&quot;)" office:value-type="float" office:value="6" calcext:value-type="float">
            <text:p>6</text:p>
          </table:table-cell>
          <table:table-cell table:formula="of:=COUNTIF([.B46:.I46];&quot;2&quot;)" office:value-type="float" office:value="2" calcext:value-type="float">
            <text:p>2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47:.I47];&quot;1&quot;)" office:value-type="float" office:value="6" calcext:value-type="float">
            <text:p>6</text:p>
          </table:table-cell>
          <table:table-cell table:formula="of:=COUNTIF([.B47:.I47];&quot;2&quot;)" office:value-type="float" office:value="2" calcext:value-type="float">
            <text:p>2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38:.B47];&quot;1&quot;)" office:value-type="float" office:value="1" calcext:value-type="float">
            <text:p>1</text:p>
          </table:table-cell>
          <table:table-cell table:style-name="ce6" table:formula="of:=COUNTIF([.C38:.C47];&quot;1&quot;)" office:value-type="float" office:value="3" calcext:value-type="float">
            <text:p>3</text:p>
          </table:table-cell>
          <table:table-cell table:style-name="ce6" table:formula="of:=COUNTIF([.D38:.D47];&quot;1&quot;)" office:value-type="float" office:value="8" calcext:value-type="float">
            <text:p>8</text:p>
          </table:table-cell>
          <table:table-cell table:style-name="ce6" table:formula="of:=COUNTIF([.E38:.E47];&quot;1&quot;)" office:value-type="float" office:value="10" calcext:value-type="float">
            <text:p>10</text:p>
          </table:table-cell>
          <table:table-cell table:style-name="ce6" table:formula="of:=COUNTIF([.F38:.F47];&quot;1&quot;)" office:value-type="float" office:value="10" calcext:value-type="float">
            <text:p>10</text:p>
          </table:table-cell>
          <table:table-cell table:style-name="ce6" table:formula="of:=COUNTIF([.G38:.G47];&quot;1&quot;)" office:value-type="float" office:value="10" calcext:value-type="float">
            <text:p>10</text:p>
          </table:table-cell>
          <table:table-cell table:style-name="ce6" table:formula="of:=COUNTIF([.H38:.H47];&quot;1&quot;)" office:value-type="float" office:value="10" calcext:value-type="float">
            <text:p>10</text:p>
          </table:table-cell>
          <table:table-cell table:style-name="ce6" table:formula="of:=COUNTIF([.I38:.I47];&quot;1&quot;)" office:value-type="float" office:value="10" calcext:value-type="float">
            <text:p>10</text:p>
          </table:table-cell>
          <table:table-cell table:style-name="ce7" table:formula="of:=SUM([.J38:.J47])" office:value-type="float" office:value="62" calcext:value-type="float">
            <text:p>62</text:p>
          </table:table-cell>
          <table:table-cell table:style-name="ce7" table:formula="of:=SUM([.K38:.K47])" office:value-type="float" office:value="18" calcext:value-type="float">
            <text:p>18</text:p>
          </table:table-cell>
          <table:table-cell table:style-name="ce7" table:formula="of:=SUM([.L38:.L47])" office:value-type="float" office:value="0" calcext:value-type="float">
            <text:p>0</text:p>
          </table:table-cell>
          <table:table-cell table:style-name="ce7" table:formula="of:=SUM([.M38:.M47])" office:value-type="float" office:value="0" calcext:value-type="float">
            <text:p>0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38:.B47];&quot;2&quot;)" office:value-type="float" office:value="9" calcext:value-type="float">
            <text:p>9</text:p>
          </table:table-cell>
          <table:table-cell table:style-name="ce6" table:formula="of:=COUNTIF([.C38:.C47];&quot;2&quot;)" office:value-type="float" office:value="7" calcext:value-type="float">
            <text:p>7</text:p>
          </table:table-cell>
          <table:table-cell table:style-name="ce6" table:formula="of:=COUNTIF([.D38:.D47];&quot;2&quot;)" office:value-type="float" office:value="2" calcext:value-type="float">
            <text:p>2</text:p>
          </table:table-cell>
          <table:table-cell table:style-name="ce6" table:formula="of:=COUNTIF([.E38:.E47];&quot;2&quot;)" office:value-type="float" office:value="0" calcext:value-type="float">
            <text:p>0</text:p>
          </table:table-cell>
          <table:table-cell table:style-name="ce6" table:formula="of:=COUNTIF([.F38:.F47];&quot;2&quot;)" office:value-type="float" office:value="0" calcext:value-type="float">
            <text:p>0</text:p>
          </table:table-cell>
          <table:table-cell table:style-name="ce6" table:formula="of:=COUNTIF([.G38:.G47];&quot;2&quot;)" office:value-type="float" office:value="0" calcext:value-type="float">
            <text:p>0</text:p>
          </table:table-cell>
          <table:table-cell table:style-name="ce6" table:formula="of:=COUNTIF([.H38:.H47];&quot;2&quot;)" office:value-type="float" office:value="0" calcext:value-type="float">
            <text:p>0</text:p>
          </table:table-cell>
          <table:table-cell table:style-name="ce6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38:.B47];&quot;3&quot;)" office:value-type="float" office:value="0" calcext:value-type="float">
            <text:p>0</text:p>
          </table:table-cell>
          <table:table-cell table:style-name="ce6" table:formula="of:=COUNTIF([.C38:.C47];&quot;3&quot;)" office:value-type="float" office:value="0" calcext:value-type="float">
            <text:p>0</text:p>
          </table:table-cell>
          <table:table-cell table:style-name="ce6" table:formula="of:=COUNTIF([.D38:.D47];&quot;3&quot;)" office:value-type="float" office:value="0" calcext:value-type="float">
            <text:p>0</text:p>
          </table:table-cell>
          <table:table-cell table:style-name="ce6" table:formula="of:=COUNTIF([.E38:.E47];&quot;3&quot;)" office:value-type="float" office:value="0" calcext:value-type="float">
            <text:p>0</text:p>
          </table:table-cell>
          <table:table-cell table:style-name="ce6" table:formula="of:=COUNTIF([.F38:.F47];&quot;3&quot;)" office:value-type="float" office:value="0" calcext:value-type="float">
            <text:p>0</text:p>
          </table:table-cell>
          <table:table-cell table:style-name="ce6" table:formula="of:=COUNTIF([.G38:.G47];&quot;3&quot;)" office:value-type="float" office:value="0" calcext:value-type="float">
            <text:p>0</text:p>
          </table:table-cell>
          <table:table-cell table:style-name="ce6" table:formula="of:=COUNTIF([.H38:.H47];&quot;3&quot;)" office:value-type="float" office:value="0" calcext:value-type="float">
            <text:p>0</text:p>
          </table:table-cell>
          <table:table-cell table:style-name="ce6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38:.B47];&quot;4&quot;)" office:value-type="float" office:value="0" calcext:value-type="float">
            <text:p>0</text:p>
          </table:table-cell>
          <table:table-cell table:style-name="ce6" table:formula="of:=COUNTIF([.C38:.C47];&quot;4&quot;)" office:value-type="float" office:value="0" calcext:value-type="float">
            <text:p>0</text:p>
          </table:table-cell>
          <table:table-cell table:style-name="ce6" table:formula="of:=COUNTIF([.D38:.D47];&quot;4&quot;)" office:value-type="float" office:value="0" calcext:value-type="float">
            <text:p>0</text:p>
          </table:table-cell>
          <table:table-cell table:style-name="ce6" table:formula="of:=COUNTIF([.E38:.E47];&quot;4&quot;)" office:value-type="float" office:value="0" calcext:value-type="float">
            <text:p>0</text:p>
          </table:table-cell>
          <table:table-cell table:style-name="ce6" table:formula="of:=COUNTIF([.F38:.F47];&quot;4&quot;)" office:value-type="float" office:value="0" calcext:value-type="float">
            <text:p>0</text:p>
          </table:table-cell>
          <table:table-cell table:style-name="ce6" table:formula="of:=COUNTIF([.G38:.G47];&quot;4&quot;)" office:value-type="float" office:value="0" calcext:value-type="float">
            <text:p>0</text:p>
          </table:table-cell>
          <table:table-cell table:style-name="ce6" table:formula="of:=COUNTIF([.H38:.H47];&quot;4&quot;)" office:value-type="float" office:value="0" calcext:value-type="float">
            <text:p>0</text:p>
          </table:table-cell>
          <table:table-cell table:style-name="ce6" table:formula="of:=COUNTIF([.I38:.I4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Mistral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4:.I54];&quot;1&quot;)" office:value-type="float" office:value="6" calcext:value-type="float">
            <text:p>6</text:p>
          </table:table-cell>
          <table:table-cell table:formula="of:=COUNTIF([.B54:.I54];&quot;2&quot;)" office:value-type="float" office:value="1" calcext:value-type="float">
            <text:p>1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5:.I55];&quot;1&quot;)" office:value-type="float" office:value="7" calcext:value-type="float">
            <text:p>7</text:p>
          </table:table-cell>
          <table:table-cell table:formula="of:=COUNTIF([.B55:.I55];&quot;2&quot;)" office:value-type="float" office:value="1" calcext:value-type="float">
            <text:p>1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1" calcext:value-type="float">
            <text:p>1</text:p>
          </table:table-cell>
          <table:table-cell table:formula="of:=COUNTIF([.B56:.I56];&quot;3&quot;)" office:value-type="float" office:value="0" calcext:value-type="float">
            <text:p>0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7:.I57];&quot;1&quot;)" office:value-type="float" office:value="5" calcext:value-type="float">
            <text:p>5</text:p>
          </table:table-cell>
          <table:table-cell table:formula="of:=COUNTIF([.B57:.I57];&quot;2&quot;)" office:value-type="float" office:value="3" calcext:value-type="float">
            <text:p>3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58:.I58];&quot;1&quot;)" office:value-type="float" office:value="6" calcext:value-type="float">
            <text:p>6</text:p>
          </table:table-cell>
          <table:table-cell table:formula="of:=COUNTIF([.B58:.I58];&quot;2&quot;)" office:value-type="float" office:value="2" calcext:value-type="float">
            <text:p>2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UNTIF([.B59:.I59];&quot;1&quot;)" office:value-type="float" office:value="3" calcext:value-type="float">
            <text:p>3</text:p>
          </table:table-cell>
          <table:table-cell table:formula="of:=COUNTIF([.B59:.I59];&quot;2&quot;)" office:value-type="float" office:value="5" calcext:value-type="float">
            <text:p>5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60:.I60];&quot;1&quot;)" office:value-type="float" office:value="4" calcext:value-type="float">
            <text:p>4</text:p>
          </table:table-cell>
          <table:table-cell table:formula="of:=COUNTIF([.B60:.I60];&quot;2&quot;)" office:value-type="float" office:value="3" calcext:value-type="float">
            <text:p>3</text:p>
          </table:table-cell>
          <table:table-cell table:formula="of:=COUNTIF([.B60:.I60];&quot;3&quot;)" office:value-type="float" office:value="0" calcext:value-type="float">
            <text:p>0</text:p>
          </table:table-cell>
          <table:table-cell table:formula="of:=COUNTIF([.B60:.I6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61:.I61];&quot;1&quot;)" office:value-type="float" office:value="7" calcext:value-type="float">
            <text:p>7</text:p>
          </table:table-cell>
          <table:table-cell table:formula="of:=COUNTIF([.B61:.I61];&quot;2&quot;)" office:value-type="float" office:value="1" calcext:value-type="float">
            <text:p>1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([.B62:.I62];&quot;1&quot;)" office:value-type="float" office:value="7" calcext:value-type="float">
            <text:p>7</text:p>
          </table:table-cell>
          <table:table-cell table:formula="of:=COUNTIF([.B62:.I62];&quot;2&quot;)" office:value-type="float" office:value="1" calcext:value-type="float">
            <text:p>1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3:.I63];&quot;1&quot;)" office:value-type="float" office:value="8" calcext:value-type="float">
            <text:p>8</text:p>
          </table:table-cell>
          <table:table-cell table:formula="of:=COUNTIF([.B63:.I63];&quot;2&quot;)" office:value-type="float" office:value="0" calcext:value-type="float">
            <text:p>0</text:p>
          </table:table-cell>
          <table:table-cell table:formula="of:=COUNTIF([.B63:.I63];&quot;3&quot;)" office:value-type="float" office:value="0" calcext:value-type="float">
            <text:p>0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54:.B63];&quot;1&quot;)" office:value-type="float" office:value="4" calcext:value-type="float">
            <text:p>4</text:p>
          </table:table-cell>
          <table:table-cell table:style-name="ce6" table:formula="of:=COUNTIF([.C54:.C63];&quot;1&quot;)" office:value-type="float" office:value="8" calcext:value-type="float">
            <text:p>8</text:p>
          </table:table-cell>
          <table:table-cell table:style-name="ce6" table:formula="of:=COUNTIF([.D54:.D63];&quot;1&quot;)" office:value-type="float" office:value="10" calcext:value-type="float">
            <text:p>10</text:p>
          </table:table-cell>
          <table:table-cell table:style-name="ce6" table:formula="of:=COUNTIF([.E54:.E63];&quot;1&quot;)" office:value-type="float" office:value="9" calcext:value-type="float">
            <text:p>9</text:p>
          </table:table-cell>
          <table:table-cell table:style-name="ce6" table:formula="of:=COUNTIF([.F54:.F63];&quot;1&quot;)" office:value-type="float" office:value="10" calcext:value-type="float">
            <text:p>10</text:p>
          </table:table-cell>
          <table:table-cell table:style-name="ce6" table:formula="of:=COUNTIF([.G54:.G63];&quot;1&quot;)" office:value-type="float" office:value="7" calcext:value-type="float">
            <text:p>7</text:p>
          </table:table-cell>
          <table:table-cell table:style-name="ce6" table:formula="of:=COUNTIF([.H54:.H63];&quot;1&quot;)" office:value-type="float" office:value="4" calcext:value-type="float">
            <text:p>4</text:p>
          </table:table-cell>
          <table:table-cell table:style-name="ce6" table:formula="of:=COUNTIF([.I54:.I63];&quot;1&quot;)" office:value-type="float" office:value="8" calcext:value-type="float">
            <text:p>8</text:p>
          </table:table-cell>
          <table:table-cell table:style-name="ce7" table:formula="of:=SUM([.J54:.J63])" office:value-type="float" office:value="60" calcext:value-type="float">
            <text:p>60</text:p>
          </table:table-cell>
          <table:table-cell table:style-name="ce7" table:formula="of:=SUM([.K54:.K63])" office:value-type="float" office:value="18" calcext:value-type="float">
            <text:p>18</text:p>
          </table:table-cell>
          <table:table-cell table:style-name="ce7" table:formula="of:=SUM([.L54:.L63])" office:value-type="float" office:value="0" calcext:value-type="float">
            <text:p>0</text:p>
          </table:table-cell>
          <table:table-cell table:style-name="ce7" table:formula="of:=SUM([.M54:.M63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54:.B63];&quot;2&quot;)" office:value-type="float" office:value="6" calcext:value-type="float">
            <text:p>6</text:p>
          </table:table-cell>
          <table:table-cell table:style-name="ce6" table:formula="of:=COUNTIF([.C54:.C63];&quot;2&quot;)" office:value-type="float" office:value="2" calcext:value-type="float">
            <text:p>2</text:p>
          </table:table-cell>
          <table:table-cell table:style-name="ce6" table:formula="of:=COUNTIF([.D54:.D63];&quot;2&quot;)" office:value-type="float" office:value="0" calcext:value-type="float">
            <text:p>0</text:p>
          </table:table-cell>
          <table:table-cell table:style-name="ce6" table:formula="of:=COUNTIF([.E54:.E63];&quot;2&quot;)" office:value-type="float" office:value="0" calcext:value-type="float">
            <text:p>0</text:p>
          </table:table-cell>
          <table:table-cell table:style-name="ce6" table:formula="of:=COUNTIF([.F54:.F63];&quot;2&quot;)" office:value-type="float" office:value="0" calcext:value-type="float">
            <text:p>0</text:p>
          </table:table-cell>
          <table:table-cell table:style-name="ce6" table:formula="of:=COUNTIF([.G54:.G63];&quot;2&quot;)" office:value-type="float" office:value="3" calcext:value-type="float">
            <text:p>3</text:p>
          </table:table-cell>
          <table:table-cell table:style-name="ce6" table:formula="of:=COUNTIF([.H54:.H63];&quot;2&quot;)" office:value-type="float" office:value="6" calcext:value-type="float">
            <text:p>6</text:p>
          </table:table-cell>
          <table:table-cell table:style-name="ce6" table:formula="of:=COUNTIF([.I54:.I63];&quot;2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54:.B63];&quot;3&quot;)" office:value-type="float" office:value="0" calcext:value-type="float">
            <text:p>0</text:p>
          </table:table-cell>
          <table:table-cell table:style-name="ce6" table:formula="of:=COUNTIF([.C54:.C63];&quot;3&quot;)" office:value-type="float" office:value="0" calcext:value-type="float">
            <text:p>0</text:p>
          </table:table-cell>
          <table:table-cell table:style-name="ce6" table:formula="of:=COUNTIF([.D54:.D63];&quot;3&quot;)" office:value-type="float" office:value="0" calcext:value-type="float">
            <text:p>0</text:p>
          </table:table-cell>
          <table:table-cell table:style-name="ce6" table:formula="of:=COUNTIF([.E54:.E63];&quot;3&quot;)" office:value-type="float" office:value="0" calcext:value-type="float">
            <text:p>0</text:p>
          </table:table-cell>
          <table:table-cell table:style-name="ce6" table:formula="of:=COUNTIF([.F54:.F63];&quot;3&quot;)" office:value-type="float" office:value="0" calcext:value-type="float">
            <text:p>0</text:p>
          </table:table-cell>
          <table:table-cell table:style-name="ce6" table:formula="of:=COUNTIF([.G54:.G63];&quot;3&quot;)" office:value-type="float" office:value="0" calcext:value-type="float">
            <text:p>0</text:p>
          </table:table-cell>
          <table:table-cell table:style-name="ce6" table:formula="of:=COUNTIF([.H54:.H63];&quot;3&quot;)" office:value-type="float" office:value="0" calcext:value-type="float">
            <text:p>0</text:p>
          </table:table-cell>
          <table:table-cell table:style-name="ce6" table:formula="of:=COUNTIF([.I54:.I63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54:.B67];&quot;4&quot;)" office:value-type="float" office:value="1" calcext:value-type="float">
            <text:p>1</text:p>
          </table:table-cell>
          <table:table-cell table:style-name="ce6" table:formula="of:=COUNTIF([.C54:.C67];&quot;4&quot;)" office:value-type="float" office:value="0" calcext:value-type="float">
            <text:p>0</text:p>
          </table:table-cell>
          <table:table-cell table:style-name="ce6" table:formula="of:=COUNTIF([.D54:.D67];&quot;4&quot;)" office:value-type="float" office:value="0" calcext:value-type="float">
            <text:p>0</text:p>
          </table:table-cell>
          <table:table-cell table:style-name="ce6" table:formula="of:=COUNTIF([.E54:.E67];&quot;4&quot;)" office:value-type="float" office:value="1" calcext:value-type="float">
            <text:p>1</text:p>
          </table:table-cell>
          <table:table-cell table:style-name="ce6" table:formula="of:=COUNTIF([.F54:.F67];&quot;4&quot;)" office:value-type="float" office:value="0" calcext:value-type="float">
            <text:p>0</text:p>
          </table:table-cell>
          <table:table-cell table:style-name="ce6" table:formula="of:=COUNTIF([.G54:.G67];&quot;4&quot;)" office:value-type="float" office:value="0" calcext:value-type="float">
            <text:p>0</text:p>
          </table:table-cell>
          <table:table-cell table:style-name="ce6" table:formula="of:=COUNTIF([.H54:.H67];&quot;4&quot;)" office:value-type="float" office:value="1" calcext:value-type="float">
            <text:p>1</text:p>
          </table:table-cell>
          <table:table-cell table:style-name="ce6" table:formula="of:=COUNTIF([.I54:.I67];&quot;4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Qwen</text:p>
          </table:table-cell>
          <table:covered-table-cell table:number-columns-repeated="7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0:.I70];&quot;1&quot;)" office:value-type="float" office:value="2" calcext:value-type="float">
            <text:p>2</text:p>
          </table:table-cell>
          <table:table-cell table:formula="of:=COUNTIF([.B70:.I70];&quot;2&quot;)" office:value-type="float" office:value="5" calcext:value-type="float">
            <text:p>5</text:p>
          </table:table-cell>
          <table:table-cell table:formula="of:=COUNTIF([.B70:.I70];&quot;3&quot;)" office:value-type="float" office:value="0" calcext:value-type="float">
            <text:p>0</text:p>
          </table:table-cell>
          <table:table-cell table:formula="of:=COUNTIF([.B70:.I7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1:.I71];&quot;1&quot;)" office:value-type="float" office:value="3" calcext:value-type="float">
            <text:p>3</text:p>
          </table:table-cell>
          <table:table-cell table:formula="of:=COUNTIF([.B71:.I71];&quot;2&quot;)" office:value-type="float" office:value="4" calcext:value-type="float">
            <text:p>4</text:p>
          </table:table-cell>
          <table:table-cell table:formula="of:=COUNTIF([.B71:.I71];&quot;3&quot;)" office:value-type="float" office:value="1" calcext:value-type="float">
            <text:p>1</text:p>
          </table:table-cell>
          <table:table-cell table:formula="of:=COUNTIF([.B71:.I7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2:.I72];&quot;1&quot;)" office:value-type="float" office:value="3" calcext:value-type="float">
            <text:p>3</text:p>
          </table:table-cell>
          <table:table-cell table:formula="of:=COUNTIF([.B72:.I72];&quot;2&quot;)" office:value-type="float" office:value="4" calcext:value-type="float">
            <text:p>4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3:.I73];&quot;1&quot;)" office:value-type="float" office:value="3" calcext:value-type="float">
            <text:p>3</text:p>
          </table:table-cell>
          <table:table-cell table:formula="of:=COUNTIF([.B73:.I73];&quot;2&quot;)" office:value-type="float" office:value="4" calcext:value-type="float">
            <text:p>4</text:p>
          </table:table-cell>
          <table:table-cell table:formula="of:=COUNTIF([.B73:.I73];&quot;3&quot;)" office:value-type="float" office:value="1" calcext:value-type="float">
            <text:p>1</text:p>
          </table:table-cell>
          <table:table-cell table:formula="of:=COUNTIF([.B73:.I7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4:.I74];&quot;1&quot;)" office:value-type="float" office:value="4" calcext:value-type="float">
            <text:p>4</text:p>
          </table:table-cell>
          <table:table-cell table:formula="of:=COUNTIF([.B74:.I74];&quot;2&quot;)" office:value-type="float" office:value="4" calcext:value-type="float">
            <text:p>4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5:.I75];&quot;1&quot;)" office:value-type="float" office:value="3" calcext:value-type="float">
            <text:p>3</text:p>
          </table:table-cell>
          <table:table-cell table:formula="of:=COUNTIF([.B75:.I75];&quot;2&quot;)" office:value-type="float" office:value="5" calcext:value-type="float">
            <text:p>5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6:.I76];&quot;1&quot;)" office:value-type="float" office:value="1" calcext:value-type="float">
            <text:p>1</text:p>
          </table:table-cell>
          <table:table-cell table:formula="of:=COUNTIF([.B76:.I76];&quot;2&quot;)" office:value-type="float" office:value="4" calcext:value-type="float">
            <text:p>4</text:p>
          </table:table-cell>
          <table:table-cell table:formula="of:=COUNTIF([.B76:.I76];&quot;3&quot;)" office:value-type="float" office:value="2" calcext:value-type="float">
            <text:p>2</text:p>
          </table:table-cell>
          <table:table-cell table:formula="of:=COUNTIF([.B76:.I7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7:.I77];&quot;1&quot;)" office:value-type="float" office:value="4" calcext:value-type="float">
            <text:p>4</text:p>
          </table:table-cell>
          <table:table-cell table:formula="of:=COUNTIF([.B77:.I77];&quot;2&quot;)" office:value-type="float" office:value="4" calcext:value-type="float">
            <text:p>4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8:.I78];&quot;1&quot;)" office:value-type="float" office:value="4" calcext:value-type="float">
            <text:p>4</text:p>
          </table:table-cell>
          <table:table-cell table:formula="of:=COUNTIF([.B78:.I78];&quot;2&quot;)" office:value-type="float" office:value="4" calcext:value-type="float">
            <text:p>4</text:p>
          </table:table-cell>
          <table:table-cell table:formula="of:=COUNTIF([.B78:.I78];&quot;3&quot;)" office:value-type="float" office:value="0" calcext:value-type="float">
            <text:p>0</text:p>
          </table:table-cell>
          <table:table-cell table:formula="of:=COUNTIF([.B78:.I7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UNTIF([.B79:.I79];&quot;1&quot;)" office:value-type="float" office:value="3" calcext:value-type="float">
            <text:p>3</text:p>
          </table:table-cell>
          <table:table-cell table:formula="of:=COUNTIF([.B79:.I79];&quot;2&quot;)" office:value-type="float" office:value="5" calcext:value-type="float">
            <text:p>5</text:p>
          </table:table-cell>
          <table:table-cell table:formula="of:=COUNTIF([.B79:.I79];&quot;3&quot;)" office:value-type="float" office:value="0" calcext:value-type="float">
            <text:p>0</text:p>
          </table:table-cell>
          <table:table-cell table:formula="of:=COUNTIF([.B79:.I7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70:.B79];&quot;1&quot;)" office:value-type="float" office:value="0" calcext:value-type="float">
            <text:p>0</text:p>
          </table:table-cell>
          <table:table-cell table:style-name="ce6" table:formula="of:=COUNTIF([.C70:.C79];&quot;1&quot;)" office:value-type="float" office:value="0" calcext:value-type="float">
            <text:p>0</text:p>
          </table:table-cell>
          <table:table-cell table:style-name="ce6" table:formula="of:=COUNTIF([.D70:.D79];&quot;1&quot;)" office:value-type="float" office:value="6" calcext:value-type="float">
            <text:p>6</text:p>
          </table:table-cell>
          <table:table-cell table:style-name="ce6" table:formula="of:=COUNTIF([.E70:.E79];&quot;1&quot;)" office:value-type="float" office:value="7" calcext:value-type="float">
            <text:p>7</text:p>
          </table:table-cell>
          <table:table-cell table:style-name="ce6" table:formula="of:=COUNTIF([.F70:.F79];&quot;1&quot;)" office:value-type="float" office:value="7" calcext:value-type="float">
            <text:p>7</text:p>
          </table:table-cell>
          <table:table-cell table:style-name="ce6" table:formula="of:=COUNTIF([.G70:.G79];&quot;1&quot;)" office:value-type="float" office:value="0" calcext:value-type="float">
            <text:p>0</text:p>
          </table:table-cell>
          <table:table-cell table:style-name="ce6" table:formula="of:=COUNTIF([.H70:.H79];&quot;1&quot;)" office:value-type="float" office:value="0" calcext:value-type="float">
            <text:p>0</text:p>
          </table:table-cell>
          <table:table-cell table:style-name="ce6" table:formula="of:=COUNTIF([.I70:.I79];&quot;1&quot;)" office:value-type="float" office:value="10" calcext:value-type="float">
            <text:p>10</text:p>
          </table:table-cell>
          <table:table-cell table:style-name="ce7" table:formula="of:=SUM([.J70:.J79])" office:value-type="float" office:value="30" calcext:value-type="float">
            <text:p>30</text:p>
          </table:table-cell>
          <table:table-cell table:style-name="ce7" table:formula="of:=SUM([.K70:.K79])" office:value-type="float" office:value="43" calcext:value-type="float">
            <text:p>43</text:p>
          </table:table-cell>
          <table:table-cell table:style-name="ce7" table:formula="of:=SUM([.L70:.L79])" office:value-type="float" office:value="4" calcext:value-type="float">
            <text:p>4</text:p>
          </table:table-cell>
          <table:table-cell table:style-name="ce7" table:formula="of:=SUM([.M70:.M79])" office:value-type="float" office:value="3" calcext:value-type="float">
            <text:p>3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70:.B79];&quot;2&quot;)" office:value-type="float" office:value="10" calcext:value-type="float">
            <text:p>10</text:p>
          </table:table-cell>
          <table:table-cell table:style-name="ce6" table:formula="of:=COUNTIF([.C70:.C79];&quot;2&quot;)" office:value-type="float" office:value="10" calcext:value-type="float">
            <text:p>10</text:p>
          </table:table-cell>
          <table:table-cell table:style-name="ce6" table:formula="of:=COUNTIF([.D70:.D79];&quot;2&quot;)" office:value-type="float" office:value="3" calcext:value-type="float">
            <text:p>3</text:p>
          </table:table-cell>
          <table:table-cell table:style-name="ce6" table:formula="of:=COUNTIF([.E70:.E79];&quot;2&quot;)" office:value-type="float" office:value="0" calcext:value-type="float">
            <text:p>0</text:p>
          </table:table-cell>
          <table:table-cell table:style-name="ce6" table:formula="of:=COUNTIF([.F70:.F79];&quot;2&quot;)" office:value-type="float" office:value="0" calcext:value-type="float">
            <text:p>0</text:p>
          </table:table-cell>
          <table:table-cell table:style-name="ce6" table:formula="of:=COUNTIF([.G70:.G79];&quot;2&quot;)" office:value-type="float" office:value="10" calcext:value-type="float">
            <text:p>10</text:p>
          </table:table-cell>
          <table:table-cell table:style-name="ce6" table:formula="of:=COUNTIF([.H70:.H79];&quot;2&quot;)" office:value-type="float" office:value="10" calcext:value-type="float">
            <text:p>10</text:p>
          </table:table-cell>
          <table:table-cell table:style-name="ce6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70:.B79];&quot;3&quot;)" office:value-type="float" office:value="0" calcext:value-type="float">
            <text:p>0</text:p>
          </table:table-cell>
          <table:table-cell table:style-name="ce6" table:formula="of:=COUNTIF([.C70:.C79];&quot;3&quot;)" office:value-type="float" office:value="0" calcext:value-type="float">
            <text:p>0</text:p>
          </table:table-cell>
          <table:table-cell table:style-name="ce6" table:formula="of:=COUNTIF([.D70:.D79];&quot;3&quot;)" office:value-type="float" office:value="0" calcext:value-type="float">
            <text:p>0</text:p>
          </table:table-cell>
          <table:table-cell table:style-name="ce6" table:formula="of:=COUNTIF([.E70:.E79];&quot;3&quot;)" office:value-type="float" office:value="1" calcext:value-type="float">
            <text:p>1</text:p>
          </table:table-cell>
          <table:table-cell table:style-name="ce6" table:formula="of:=COUNTIF([.F70:.F79];&quot;3&quot;)" office:value-type="float" office:value="3" calcext:value-type="float">
            <text:p>3</text:p>
          </table:table-cell>
          <table:table-cell table:style-name="ce6" table:formula="of:=COUNTIF([.G70:.G79];&quot;3&quot;)" office:value-type="float" office:value="0" calcext:value-type="float">
            <text:p>0</text:p>
          </table:table-cell>
          <table:table-cell table:style-name="ce6" table:formula="of:=COUNTIF([.H70:.H79];&quot;3&quot;)" office:value-type="float" office:value="0" calcext:value-type="float">
            <text:p>0</text:p>
          </table:table-cell>
          <table:table-cell table:style-name="ce6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70:.B79];&quot;4&quot;)" office:value-type="float" office:value="0" calcext:value-type="float">
            <text:p>0</text:p>
          </table:table-cell>
          <table:table-cell table:style-name="ce6" table:formula="of:=COUNTIF([.C70:.C79];&quot;4&quot;)" office:value-type="float" office:value="0" calcext:value-type="float">
            <text:p>0</text:p>
          </table:table-cell>
          <table:table-cell table:style-name="ce6" table:formula="of:=COUNTIF([.D70:.D79];&quot;4&quot;)" office:value-type="float" office:value="1" calcext:value-type="float">
            <text:p>1</text:p>
          </table:table-cell>
          <table:table-cell table:style-name="ce6" table:formula="of:=COUNTIF([.E70:.E79];&quot;4&quot;)" office:value-type="float" office:value="2" calcext:value-type="float">
            <text:p>2</text:p>
          </table:table-cell>
          <table:table-cell table:style-name="ce6" table:formula="of:=COUNTIF([.F70:.F79];&quot;4&quot;)" office:value-type="float" office:value="0" calcext:value-type="float">
            <text:p>0</text:p>
          </table:table-cell>
          <table:table-cell table:style-name="ce6" table:formula="of:=COUNTIF([.G70:.G79];&quot;4&quot;)" office:value-type="float" office:value="0" calcext:value-type="float">
            <text:p>0</text:p>
          </table:table-cell>
          <table:table-cell table:style-name="ce6" table:formula="of:=COUNTIF([.H70:.H79];&quot;4&quot;)" office:value-type="float" office:value="0" calcext:value-type="float">
            <text:p>0</text:p>
          </table:table-cell>
          <table:table-cell table:style-name="ce6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1 :</text:p>
          </table:table-cell>
          <table:table-cell table:style-name="ce6" table:formula="of:=[.B80]+[.B64]+[.B48]+[.B32]+[.B16]" office:value-type="float" office:value="5" calcext:value-type="float">
            <text:p>5</text:p>
          </table:table-cell>
          <table:table-cell table:style-name="ce6" table:formula="of:=[.C80]+[.C64]+[.C48]+[.C32]+[.C16]" office:value-type="float" office:value="11" calcext:value-type="float">
            <text:p>11</text:p>
          </table:table-cell>
          <table:table-cell table:style-name="ce6" table:formula="of:=[.D80]+[.D64]+[.D48]+[.D32]+[.D16]" office:value-type="float" office:value="44" calcext:value-type="float">
            <text:p>44</text:p>
          </table:table-cell>
          <table:table-cell table:style-name="ce6" table:formula="of:=[.E80]+[.E64]+[.E48]+[.E32]+[.E16]" office:value-type="float" office:value="34" calcext:value-type="float">
            <text:p>34</text:p>
          </table:table-cell>
          <table:table-cell table:style-name="ce6" table:formula="of:=[.F80]+[.F64]+[.F48]+[.F32]+[.F16]" office:value-type="float" office:value="43" calcext:value-type="float">
            <text:p>43</text:p>
          </table:table-cell>
          <table:table-cell table:style-name="ce6" table:formula="of:=[.G80]+[.G64]+[.G48]+[.G32]+[.G16]" office:value-type="float" office:value="17" calcext:value-type="float">
            <text:p>17</text:p>
          </table:table-cell>
          <table:table-cell table:style-name="ce6" table:formula="of:=[.H80]+[.H64]+[.H48]+[.H32]+[.H16]" office:value-type="float" office:value="15" calcext:value-type="float">
            <text:p>15</text:p>
          </table:table-cell>
          <table:table-cell table:style-name="ce6" table:formula="of:=[.I80]+[.I64]+[.I48]+[.I32]+[.I16]" office:value-type="float" office:value="46" calcext:value-type="float">
            <text:p>46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2:</text:p>
          </table:table-cell>
          <table:table-cell table:style-name="ce6" table:formula="of:=[.B81]+[.B65]+[.B49]+[.B33]+[.B17]" office:value-type="float" office:value="45" calcext:value-type="float">
            <text:p>45</text:p>
          </table:table-cell>
          <table:table-cell table:style-name="ce6" table:formula="of:=[.C81]+[.C65]+[.C49]+[.C33]+[.C17]" office:value-type="float" office:value="39" calcext:value-type="float">
            <text:p>39</text:p>
          </table:table-cell>
          <table:table-cell table:style-name="ce6" table:formula="of:=[.D81]+[.D65]+[.D49]+[.D33]+[.D17]" office:value-type="float" office:value="5" calcext:value-type="float">
            <text:p>5</text:p>
          </table:table-cell>
          <table:table-cell table:style-name="ce6" table:formula="of:=[.E81]+[.E65]+[.E49]+[.E33]+[.E17]" office:value-type="float" office:value="0" calcext:value-type="float">
            <text:p>0</text:p>
          </table:table-cell>
          <table:table-cell table:style-name="ce6" table:formula="of:=[.F81]+[.F65]+[.F49]+[.F33]+[.F17]" office:value-type="float" office:value="0" calcext:value-type="float">
            <text:p>0</text:p>
          </table:table-cell>
          <table:table-cell table:style-name="ce6" table:formula="of:=[.G81]+[.G65]+[.G49]+[.G33]+[.G17]" office:value-type="float" office:value="33" calcext:value-type="float">
            <text:p>33</text:p>
          </table:table-cell>
          <table:table-cell table:style-name="ce6" table:formula="of:=[.H81]+[.H65]+[.H49]+[.H33]+[.H17]" office:value-type="float" office:value="35" calcext:value-type="float">
            <text:p>35</text:p>
          </table:table-cell>
          <table:table-cell table:style-name="ce6" table:formula="of:=[.I81]+[.I65]+[.I49]+[.I33]+[.I17]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3:</text:p>
          </table:table-cell>
          <table:table-cell table:style-name="ce6" table:formula="of:=[.B82]+[.B66]+[.B50]+[.B34]+[.B18]" office:value-type="float" office:value="0" calcext:value-type="float">
            <text:p>0</text:p>
          </table:table-cell>
          <table:table-cell table:style-name="ce6" table:formula="of:=[.C82]+[.C66]+[.C50]+[.C34]+[.C18]" office:value-type="float" office:value="0" calcext:value-type="float">
            <text:p>0</text:p>
          </table:table-cell>
          <table:table-cell table:style-name="ce6" table:formula="of:=[.D82]+[.D66]+[.D50]+[.D34]+[.D18]" office:value-type="float" office:value="0" calcext:value-type="float">
            <text:p>0</text:p>
          </table:table-cell>
          <table:table-cell table:style-name="ce6" table:formula="of:=[.E82]+[.E66]+[.E50]+[.E34]+[.E18]" office:value-type="float" office:value="1" calcext:value-type="float">
            <text:p>1</text:p>
          </table:table-cell>
          <table:table-cell table:style-name="ce6" table:formula="of:=[.F82]+[.F66]+[.F50]+[.F34]+[.F18]" office:value-type="float" office:value="7" calcext:value-type="float">
            <text:p>7</text:p>
          </table:table-cell>
          <table:table-cell table:style-name="ce6" table:formula="of:=[.G82]+[.G66]+[.G50]+[.G34]+[.G18]" office:value-type="float" office:value="0" calcext:value-type="float">
            <text:p>0</text:p>
          </table:table-cell>
          <table:table-cell table:style-name="ce6" table:formula="of:=[.H82]+[.H66]+[.H50]+[.H34]+[.H18]" office:value-type="float" office:value="0" calcext:value-type="float">
            <text:p>0</text:p>
          </table:table-cell>
          <table:table-cell table:style-name="ce6" table:formula="of:=[.I82]+[.I66]+[.I50]+[.I34]+[.I18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4:</text:p>
          </table:table-cell>
          <table:table-cell table:style-name="ce6" table:formula="of:=[.B83]+[.B67]+[.B51]+[.B35]+[.B19]" office:value-type="float" office:value="1" calcext:value-type="float">
            <text:p>1</text:p>
          </table:table-cell>
          <table:table-cell table:style-name="ce6" table:formula="of:=[.C83]+[.C67]+[.C51]+[.C35]+[.C19]" office:value-type="float" office:value="0" calcext:value-type="float">
            <text:p>0</text:p>
          </table:table-cell>
          <table:table-cell table:style-name="ce6" table:formula="of:=[.D83]+[.D67]+[.D51]+[.D35]+[.D19]" office:value-type="float" office:value="1" calcext:value-type="float">
            <text:p>1</text:p>
          </table:table-cell>
          <table:table-cell table:style-name="ce6" table:formula="of:=[.E83]+[.E67]+[.E51]+[.E35]+[.E19]" office:value-type="float" office:value="15" calcext:value-type="float">
            <text:p>15</text:p>
          </table:table-cell>
          <table:table-cell table:style-name="ce6" table:formula="of:=[.F83]+[.F67]+[.F51]+[.F35]+[.F19]" office:value-type="float" office:value="0" calcext:value-type="float">
            <text:p>0</text:p>
          </table:table-cell>
          <table:table-cell table:style-name="ce6" table:formula="of:=[.G83]+[.G67]+[.G51]+[.G35]+[.G19]" office:value-type="float" office:value="0" calcext:value-type="float">
            <text:p>0</text:p>
          </table:table-cell>
          <table:table-cell table:style-name="ce6" table:formula="of:=[.H83]+[.H67]+[.H51]+[.H35]+[.H19]" office:value-type="float" office:value="1" calcext:value-type="float">
            <text:p>1</text:p>
          </table:table-cell>
          <table:table-cell table:style-name="ce6" table:formula="of:=[.I83]+[.I67]+[.I51]+[.I35]+[.I19]" office:value-type="float" office:value="3" calcext:value-type="float">
            <text:p>3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</table:table>
      <table:table table:name="chatgpt" table:style-name="ta1">
        <table:table-column table:style-name="co1" table:default-cell-style-name="ce3"/>
        <table:table-column table:style-name="co1" table:number-columns-repeated="8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8"/>
        <table:table-column table:style-name="co1" table:number-columns-repeated="8" table:default-cell-style-name="ce9"/>
        <table:table-row table:style-name="ro1">
          <table:table-cell table:style-name="ce1" office:value-type="string" calcext:value-type="string">
            <text:p>Chatgpt evaluateur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14"/>
          <table:table-cell table:style-name="ce5" office:value-type="string" calcext:value-type="string" table:number-columns-spanned="2" table:number-rows-spanned="1">
            <text:p>Total 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Chatgpt</text:p>
          </table:table-cell>
          <table:covered-table-cell table:number-columns-repeated="7" table:style-name="Default"/>
          <table:table-cell table:style-name="Default" table:number-columns-repeated="5"/>
          <table:table-cell table:style-name="ce4" office:value-type="string" calcext:value-type="string">
            <text:p>Catégorie 1</text:p>
          </table:table-cell>
          <table:table-cell table:style-name="ce6" table:formula="of:=COUNTIF([.B6:.I15];&quot;1&quot;) + COUNTIF([.B22:.I31];&quot;1&quot;)+COUNTIF([.B38:.I47];&quot;1&quot;)+COUNTIF([.B54:.I63];&quot;1&quot;)+COUNTIF([.B70:.I79];&quot;1&quot;)" office:value-type="float" office:value="366" calcext:value-type="float">
            <text:p>366</text:p>
          </table:table-cell>
          <table:table-cell table:style-name="Default" table:number-columns-repeated="5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4" office:value-type="string" calcext:value-type="string">
            <text:p>Catégorie 3</text:p>
          </table:table-cell>
          <table:table-cell table:style-name="ce4" office:value-type="string" calcext:value-type="string">
            <text:p>Catégorie 4</text:p>
          </table:table-cell>
          <table:table-cell table:style-name="Default"/>
          <table:table-cell table:style-name="ce4" office:value-type="string" calcext:value-type="string">
            <text:p>Catégorie 2</text:p>
          </table:table-cell>
          <table:table-cell table:style-name="ce6" table:formula="of:=COUNTIF([.B6:.I15];&quot;2&quot;) + COUNTIF([.B22:.I31];&quot;2&quot;)+COUNTIF([.B38:.I47];&quot;2&quot;)+COUNTIF([.B54:.I63];&quot;2&quot;)+COUNTIF([.B70:.I79];&quot;2&quot;)" office:value-type="float" office:value="8" calcext:value-type="float">
            <text:p>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6:.I6];&quot;1&quot;)" office:value-type="float" office:value="7" calcext:value-type="float">
            <text:p>7</text:p>
          </table:table-cell>
          <table:table-cell table:formula="of:=COUNTIF([.B6:.I6];&quot;2&quot;)" office:value-type="float" office:value="1" calcext:value-type="float">
            <text:p>1</text:p>
          </table:table-cell>
          <table:table-cell table:formula="of:=COUNTIF([.B6:.I6];&quot;3&quot;)" office:value-type="float" office:value="0" calcext:value-type="float">
            <text:p>0</text:p>
          </table:table-cell>
          <table:table-cell table:formula="of:=COUNTIF([.B6:.I6];&quot;4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atégorie 3</text:p>
          </table:table-cell>
          <table:table-cell table:style-name="ce6" table:formula="of:=COUNTIF([.B6:.I15];&quot;3&quot;) + COUNTIF([.B22:.I31];&quot;3&quot;)+COUNTIF([.B38:.I47];&quot;3&quot;)+COUNTIF([.B54:.I63];&quot;3&quot;)+COUNTIF([.B70:.I79];&quot;3&quot;)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B7:.I7];&quot;1&quot;)" office:value-type="float" office:value="4" calcext:value-type="float">
            <text:p>4</text:p>
          </table:table-cell>
          <table:table-cell table:formula="of:=COUNTIF([.B7:.I7];&quot;2&quot;)" office:value-type="float" office:value="2" calcext:value-type="float">
            <text:p>2</text:p>
          </table:table-cell>
          <table:table-cell table:formula="of:=COUNTIF([.B7:.I7];&quot;3&quot;)" office:value-type="float" office:value="1" calcext:value-type="float">
            <text:p>1</text:p>
          </table:table-cell>
          <table:table-cell table:formula="of:=COUNTIF([.B7:.I7];&quot;4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tégorie 4</text:p>
          </table:table-cell>
          <table:table-cell table:style-name="ce6" table:formula="of:=COUNTIF([.B6:.I15];&quot;4&quot;) + COUNTIF([.B22:.I31];&quot;4&quot;)+COUNTIF([.B38:.I47];&quot;4&quot;)+COUNTIF([.B54:.I63];&quot;4&quot;)+COUNTIF([.B70:.I79];&quot;4&quot;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8:.I8];&quot;1&quot;)" office:value-type="float" office:value="6" calcext:value-type="float">
            <text:p>6</text:p>
          </table:table-cell>
          <table:table-cell table:formula="of:=COUNTIF([.B8:.I8];&quot;2&quot;)" office:value-type="float" office:value="1" calcext:value-type="float">
            <text:p>1</text:p>
          </table:table-cell>
          <table:table-cell table:formula="of:=COUNTIF([.B8:.I8];&quot;3&quot;)" office:value-type="float" office:value="1" calcext:value-type="float">
            <text:p>1</text:p>
          </table:table-cell>
          <table:table-cell table:formula="of:=COUNTIF([.B8:.I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([.B9:.I9];&quot;1&quot;)" office:value-type="float" office:value="7" calcext:value-type="float">
            <text:p>7</text:p>
          </table:table-cell>
          <table:table-cell table:formula="of:=COUNTIF([.B9:.I9];&quot;2&quot;)" office:value-type="float" office:value="1" calcext:value-type="float">
            <text:p>1</text:p>
          </table:table-cell>
          <table:table-cell table:formula="of:=COUNTIF([.B9:.I9];&quot;3&quot;)" office:value-type="float" office:value="0" calcext:value-type="float">
            <text:p>0</text:p>
          </table:table-cell>
          <table:table-cell table:formula="of:=COUNTIF([.B9:.I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10:.I10];&quot;1&quot;)" office:value-type="float" office:value="7" calcext:value-type="float">
            <text:p>7</text:p>
          </table:table-cell>
          <table:table-cell table:formula="of:=COUNTIF([.B10:.I10];&quot;2&quot;)" office:value-type="float" office:value="0" calcext:value-type="float">
            <text:p>0</text:p>
          </table:table-cell>
          <table:table-cell table:formula="of:=COUNTIF([.B10:.I10];&quot;3&quot;)" office:value-type="float" office:value="1" calcext:value-type="float">
            <text:p>1</text:p>
          </table:table-cell>
          <table:table-cell table:formula="of:=COUNTIF([.B10:.I1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1:.I11];&quot;1&quot;)" office:value-type="float" office:value="8" calcext:value-type="float">
            <text:p>8</text:p>
          </table:table-cell>
          <table:table-cell table:formula="of:=COUNTIF([.B11:.I11];&quot;2&quot;)" office:value-type="float" office:value="0" calcext:value-type="float">
            <text:p>0</text:p>
          </table:table-cell>
          <table:table-cell table:formula="of:=COUNTIF([.B11:.I11];&quot;3&quot;)" office:value-type="float" office:value="0" calcext:value-type="float">
            <text:p>0</text:p>
          </table:table-cell>
          <table:table-cell table:formula="of:=COUNTIF([.B11:.I1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2:.I12];&quot;1&quot;)" office:value-type="float" office:value="6" calcext:value-type="float">
            <text:p>6</text:p>
          </table:table-cell>
          <table:table-cell table:formula="of:=COUNTIF([.B12:.I12];&quot;2&quot;)" office:value-type="float" office:value="1" calcext:value-type="float">
            <text:p>1</text:p>
          </table:table-cell>
          <table:table-cell table:formula="of:=COUNTIF([.B12:.I12];&quot;3&quot;)" office:value-type="float" office:value="1" calcext:value-type="float">
            <text:p>1</text:p>
          </table:table-cell>
          <table:table-cell table:formula="of:=COUNTIF([.B12:.I1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13:.I13];&quot;1&quot;)" office:value-type="float" office:value="6" calcext:value-type="float">
            <text:p>6</text:p>
          </table:table-cell>
          <table:table-cell table:formula="of:=COUNTIF([.B13:.I13];&quot;2&quot;)" office:value-type="float" office:value="0" calcext:value-type="float">
            <text:p>0</text:p>
          </table:table-cell>
          <table:table-cell table:formula="of:=COUNTIF([.B13:.I13];&quot;3&quot;)" office:value-type="float" office:value="1" calcext:value-type="float">
            <text:p>1</text:p>
          </table:table-cell>
          <table:table-cell table:formula="of:=COUNTIF([.B13:.I1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4:.I14];&quot;1&quot;)" office:value-type="float" office:value="8" calcext:value-type="float">
            <text:p>8</text:p>
          </table:table-cell>
          <table:table-cell table:formula="of:=COUNTIF([.B14:.I14];&quot;2&quot;)" office:value-type="float" office:value="0" calcext:value-type="float">
            <text:p>0</text:p>
          </table:table-cell>
          <table:table-cell table:formula="of:=COUNTIF([.B14:.I14];&quot;3&quot;)" office:value-type="float" office:value="0" calcext:value-type="float">
            <text:p>0</text:p>
          </table:table-cell>
          <table:table-cell table:formula="of:=COUNTIF([.B14:.I1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15:.I15];&quot;1&quot;)" office:value-type="float" office:value="8" calcext:value-type="float">
            <text:p>8</text:p>
          </table:table-cell>
          <table:table-cell table:formula="of:=COUNTIF([.B15:.I15];&quot;2&quot;)" office:value-type="float" office:value="0" calcext:value-type="float">
            <text:p>0</text:p>
          </table:table-cell>
          <table:table-cell table:formula="of:=COUNTIF([.B15:.I15];&quot;3&quot;)" office:value-type="float" office:value="0" calcext:value-type="float">
            <text:p>0</text:p>
          </table:table-cell>
          <table:table-cell table:formula="of:=COUNTIF([.B15:.I1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1 </text:p>
          </table:table-cell>
          <table:table-cell table:style-name="ce6" table:formula="of:=COUNTIF([.B6:.B15];&quot;1&quot;)" office:value-type="float" office:value="10" calcext:value-type="float">
            <text:p>10</text:p>
          </table:table-cell>
          <table:table-cell table:style-name="ce6" table:formula="of:=COUNTIF([.C6:.C15];&quot;1&quot;)" office:value-type="float" office:value="5" calcext:value-type="float">
            <text:p>5</text:p>
          </table:table-cell>
          <table:table-cell table:style-name="ce6" table:formula="of:=COUNTIF([.D6:.D15];&quot;1&quot;)" office:value-type="float" office:value="8" calcext:value-type="float">
            <text:p>8</text:p>
          </table:table-cell>
          <table:table-cell table:style-name="ce6" table:formula="of:=COUNTIF([.E6:.E15];&quot;1&quot;)" office:value-type="float" office:value="6" calcext:value-type="float">
            <text:p>6</text:p>
          </table:table-cell>
          <table:table-cell table:style-name="ce6" table:formula="of:=COUNTIF([.F6:.F15];&quot;1&quot;)" office:value-type="float" office:value="9" calcext:value-type="float">
            <text:p>9</text:p>
          </table:table-cell>
          <table:table-cell table:style-name="ce6" table:formula="of:=COUNTIF([.G6:.G15];&quot;1&quot;)" office:value-type="float" office:value="9" calcext:value-type="float">
            <text:p>9</text:p>
          </table:table-cell>
          <table:table-cell table:style-name="ce6" table:formula="of:=COUNTIF([.H6:.H15];&quot;1&quot;)" office:value-type="float" office:value="10" calcext:value-type="float">
            <text:p>10</text:p>
          </table:table-cell>
          <table:table-cell table:style-name="ce6" table:formula="of:=COUNTIF([.I6:.I15];&quot;1&quot;)" office:value-type="float" office:value="10" calcext:value-type="float">
            <text:p>10</text:p>
          </table:table-cell>
          <table:table-cell table:style-name="ce7" table:formula="of:=SUM([.J6:.J15])" office:value-type="float" office:value="67" calcext:value-type="float">
            <text:p>67</text:p>
          </table:table-cell>
          <table:table-cell table:style-name="ce7" table:formula="of:=SUM([.K6:.K15])" office:value-type="float" office:value="6" calcext:value-type="float">
            <text:p>6</text:p>
          </table:table-cell>
          <table:table-cell table:style-name="ce7" table:formula="of:=SUM([.L6:.L15])" office:value-type="float" office:value="5" calcext:value-type="float">
            <text:p>5</text:p>
          </table:table-cell>
          <table:table-cell table:style-name="ce7" table:formula="of:=SUM([.M6:.M15])" office:value-type="float" office:value="2" calcext:value-type="float">
            <text:p>2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 catégorie 2</text:p>
          </table:table-cell>
          <table:table-cell table:style-name="ce6" table:formula="of:=COUNTIF([.B6:.B15];&quot;2&quot;)" office:value-type="float" office:value="0" calcext:value-type="float">
            <text:p>0</text:p>
          </table:table-cell>
          <table:table-cell table:style-name="ce6" table:formula="of:=COUNTIF([.C6:.C15];&quot;2&quot;)" office:value-type="float" office:value="5" calcext:value-type="float">
            <text:p>5</text:p>
          </table:table-cell>
          <table:table-cell table:style-name="ce6" table:formula="of:=COUNTIF([.D6:.D15];&quot;2&quot;)" office:value-type="float" office:value="0" calcext:value-type="float">
            <text:p>0</text:p>
          </table:table-cell>
          <table:table-cell table:style-name="ce6" table:formula="of:=COUNTIF([.E6:.E15];&quot;2&quot;)" office:value-type="float" office:value="0" calcext:value-type="float">
            <text:p>0</text:p>
          </table:table-cell>
          <table:table-cell table:style-name="ce6" table:formula="of:=COUNTIF([.F6:.F15];&quot;2&quot;)" office:value-type="float" office:value="0" calcext:value-type="float">
            <text:p>0</text:p>
          </table:table-cell>
          <table:table-cell table:style-name="ce6" table:formula="of:=COUNTIF([.G6:.G15];&quot;2&quot;)" office:value-type="float" office:value="1" calcext:value-type="float">
            <text:p>1</text:p>
          </table:table-cell>
          <table:table-cell table:style-name="ce6" table:formula="of:=COUNTIF([.H6:.H15];&quot;2&quot;)" office:value-type="float" office:value="0" calcext:value-type="float">
            <text:p>0</text:p>
          </table:table-cell>
          <table:table-cell table:style-name="ce6" table:formula="of:=COUNTIF([.I6:.I15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3</text:p>
          </table:table-cell>
          <table:table-cell table:style-name="ce6" table:formula="of:=COUNTIF([.B6:.B15];&quot;3&quot;)" office:value-type="float" office:value="0" calcext:value-type="float">
            <text:p>0</text:p>
          </table:table-cell>
          <table:table-cell table:style-name="ce6" table:formula="of:=COUNTIF([.C6:.C15];&quot;3&quot;)" office:value-type="float" office:value="0" calcext:value-type="float">
            <text:p>0</text:p>
          </table:table-cell>
          <table:table-cell table:style-name="ce6" table:formula="of:=COUNTIF([.D6:.D15];&quot;3&quot;)" office:value-type="float" office:value="2" calcext:value-type="float">
            <text:p>2</text:p>
          </table:table-cell>
          <table:table-cell table:style-name="ce6" table:formula="of:=COUNTIF([.E6:.E15];&quot;3&quot;)" office:value-type="float" office:value="3" calcext:value-type="float">
            <text:p>3</text:p>
          </table:table-cell>
          <table:table-cell table:style-name="ce6" table:formula="of:=COUNTIF([.F6:.F15];&quot;3&quot;)" office:value-type="float" office:value="0" calcext:value-type="float">
            <text:p>0</text:p>
          </table:table-cell>
          <table:table-cell table:style-name="ce6" table:formula="of:=COUNTIF([.G6:.G15];&quot;3&quot;)" office:value-type="float" office:value="0" calcext:value-type="float">
            <text:p>0</text:p>
          </table:table-cell>
          <table:table-cell table:style-name="ce6" table:formula="of:=COUNTIF([.H6:.H15];&quot;3&quot;)" office:value-type="float" office:value="0" calcext:value-type="float">
            <text:p>0</text:p>
          </table:table-cell>
          <table:table-cell table:style-name="ce6" table:formula="of:=COUNTIF([.I6:.I15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Total catégorie 4</text:p>
          </table:table-cell>
          <table:table-cell table:style-name="ce6" table:formula="of:=COUNTIF([.B6:.B15];&quot;4&quot;)" office:value-type="float" office:value="0" calcext:value-type="float">
            <text:p>0</text:p>
          </table:table-cell>
          <table:table-cell table:style-name="ce6" table:formula="of:=COUNTIF([.C6:.C15];&quot;4&quot;)" office:value-type="float" office:value="0" calcext:value-type="float">
            <text:p>0</text:p>
          </table:table-cell>
          <table:table-cell table:style-name="ce6" table:formula="of:=COUNTIF([.D6:.D15];&quot;4&quot;)" office:value-type="float" office:value="0" calcext:value-type="float">
            <text:p>0</text:p>
          </table:table-cell>
          <table:table-cell table:style-name="ce6" table:formula="of:=COUNTIF([.E6:.E15];&quot;4&quot;)" office:value-type="float" office:value="1" calcext:value-type="float">
            <text:p>1</text:p>
          </table:table-cell>
          <table:table-cell table:style-name="ce6" table:formula="of:=COUNTIF([.F6:.F15];&quot;4&quot;)" office:value-type="float" office:value="1" calcext:value-type="float">
            <text:p>1</text:p>
          </table:table-cell>
          <table:table-cell table:style-name="ce6" table:formula="of:=COUNTIF([.G6:.G15];&quot;4&quot;)" office:value-type="float" office:value="0" calcext:value-type="float">
            <text:p>0</text:p>
          </table:table-cell>
          <table:table-cell table:style-name="ce6" table:formula="of:=COUNTIF([.H6:.H15];&quot;4&quot;)" office:value-type="float" office:value="0" calcext:value-type="float">
            <text:p>0</text:p>
          </table:table-cell>
          <table:table-cell table:style-name="ce6" table:formula="of:=COUNTIF([.I6:.I15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laude</text:p>
          </table:table-cell>
          <table:table-cell table:style-name="Default" table:number-columns-repeated="8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2:.I22];&quot;1&quot;)" office:value-type="float" office:value="8" calcext:value-type="float">
            <text:p>8</text:p>
          </table:table-cell>
          <table:table-cell table:formula="of:=COUNTIF([.B22:.I22];&quot;2&quot;)" office:value-type="float" office:value="0" calcext:value-type="float">
            <text:p>0</text:p>
          </table:table-cell>
          <table:table-cell table:formula="of:=COUNTIF([.B22:.I22];&quot;3&quot;)" office:value-type="float" office:value="0" calcext:value-type="float">
            <text:p>0</text:p>
          </table:table-cell>
          <table:table-cell table:formula="of:=COUNTIF([.B22:.I2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3:.I23];&quot;1&quot;)" office:value-type="float" office:value="8" calcext:value-type="float">
            <text:p>8</text:p>
          </table:table-cell>
          <table:table-cell table:formula="of:=COUNTIF([.B23:.I23];&quot;2&quot;)" office:value-type="float" office:value="0" calcext:value-type="float">
            <text:p>0</text:p>
          </table:table-cell>
          <table:table-cell table:formula="of:=COUNTIF([.B23:.I23];&quot;3&quot;)" office:value-type="float" office:value="0" calcext:value-type="float">
            <text:p>0</text:p>
          </table:table-cell>
          <table:table-cell table:formula="of:=COUNTIF([.B23:.I2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4:.I24];&quot;1&quot;)" office:value-type="float" office:value="8" calcext:value-type="float">
            <text:p>8</text:p>
          </table:table-cell>
          <table:table-cell table:formula="of:=COUNTIF([.B24:.I24];&quot;2&quot;)" office:value-type="float" office:value="0" calcext:value-type="float">
            <text:p>0</text:p>
          </table:table-cell>
          <table:table-cell table:formula="of:=COUNTIF([.B24:.I24];&quot;3&quot;)" office:value-type="float" office:value="0" calcext:value-type="float">
            <text:p>0</text:p>
          </table:table-cell>
          <table:table-cell table:formula="of:=COUNTIF([.B24:.I2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5:.I25];&quot;1&quot;)" office:value-type="float" office:value="7" calcext:value-type="float">
            <text:p>7</text:p>
          </table:table-cell>
          <table:table-cell table:formula="of:=COUNTIF([.B25:.I25];&quot;2&quot;)" office:value-type="float" office:value="0" calcext:value-type="float">
            <text:p>0</text:p>
          </table:table-cell>
          <table:table-cell table:formula="of:=COUNTIF([.B25:.I25];&quot;3&quot;)" office:value-type="float" office:value="1" calcext:value-type="float">
            <text:p>1</text:p>
          </table:table-cell>
          <table:table-cell table:formula="of:=COUNTIF([.B25:.I2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6:.I26];&quot;1&quot;)" office:value-type="float" office:value="7" calcext:value-type="float">
            <text:p>7</text:p>
          </table:table-cell>
          <table:table-cell table:formula="of:=COUNTIF([.B26:.I26];&quot;2&quot;)" office:value-type="float" office:value="0" calcext:value-type="float">
            <text:p>0</text:p>
          </table:table-cell>
          <table:table-cell table:formula="of:=COUNTIF([.B26:.I26];&quot;3&quot;)" office:value-type="float" office:value="1" calcext:value-type="float">
            <text:p>1</text:p>
          </table:table-cell>
          <table:table-cell table:formula="of:=COUNTIF([.B26:.I2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27:.I27];&quot;1&quot;)" office:value-type="float" office:value="7" calcext:value-type="float">
            <text:p>7</text:p>
          </table:table-cell>
          <table:table-cell table:formula="of:=COUNTIF([.B27:.I27];&quot;2&quot;)" office:value-type="float" office:value="0" calcext:value-type="float">
            <text:p>0</text:p>
          </table:table-cell>
          <table:table-cell table:formula="of:=COUNTIF([.B27:.I27];&quot;3&quot;)" office:value-type="float" office:value="1" calcext:value-type="float">
            <text:p>1</text:p>
          </table:table-cell>
          <table:table-cell table:formula="of:=COUNTIF([.B27:.I2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8:.I28];&quot;1&quot;)" office:value-type="float" office:value="8" calcext:value-type="float">
            <text:p>8</text:p>
          </table:table-cell>
          <table:table-cell table:formula="of:=COUNTIF([.B28:.I28];&quot;2&quot;)" office:value-type="float" office:value="0" calcext:value-type="float">
            <text:p>0</text:p>
          </table:table-cell>
          <table:table-cell table:formula="of:=COUNTIF([.B28:.I28];&quot;3&quot;)" office:value-type="float" office:value="0" calcext:value-type="float">
            <text:p>0</text:p>
          </table:table-cell>
          <table:table-cell table:formula="of:=COUNTIF([.B28:.I2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29:.I29];&quot;1&quot;)" office:value-type="float" office:value="8" calcext:value-type="float">
            <text:p>8</text:p>
          </table:table-cell>
          <table:table-cell table:formula="of:=COUNTIF([.B29:.I29];&quot;2&quot;)" office:value-type="float" office:value="0" calcext:value-type="float">
            <text:p>0</text:p>
          </table:table-cell>
          <table:table-cell table:formula="of:=COUNTIF([.B29:.I29];&quot;3&quot;)" office:value-type="float" office:value="0" calcext:value-type="float">
            <text:p>0</text:p>
          </table:table-cell>
          <table:table-cell table:formula="of:=COUNTIF([.B29:.I2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0:.I30];&quot;1&quot;)" office:value-type="float" office:value="8" calcext:value-type="float">
            <text:p>8</text:p>
          </table:table-cell>
          <table:table-cell table:formula="of:=COUNTIF([.B30:.I30];&quot;2&quot;)" office:value-type="float" office:value="0" calcext:value-type="float">
            <text:p>0</text:p>
          </table:table-cell>
          <table:table-cell table:formula="of:=COUNTIF([.B30:.I30];&quot;3&quot;)" office:value-type="float" office:value="0" calcext:value-type="float">
            <text:p>0</text:p>
          </table:table-cell>
          <table:table-cell table:formula="of:=COUNTIF([.B30:.I3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1:.I31];&quot;1&quot;)" office:value-type="float" office:value="8" calcext:value-type="float">
            <text:p>8</text:p>
          </table:table-cell>
          <table:table-cell table:formula="of:=COUNTIF([.B31:.I31];&quot;2&quot;)" office:value-type="float" office:value="0" calcext:value-type="float">
            <text:p>0</text:p>
          </table:table-cell>
          <table:table-cell table:formula="of:=COUNTIF([.B31:.I31];&quot;3&quot;)" office:value-type="float" office:value="0" calcext:value-type="float">
            <text:p>0</text:p>
          </table:table-cell>
          <table:table-cell table:formula="of:=COUNTIF([.B31:.I3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22:.B31];&quot;1&quot;)" office:value-type="float" office:value="10" calcext:value-type="float">
            <text:p>10</text:p>
          </table:table-cell>
          <table:table-cell table:style-name="ce6" table:formula="of:=COUNTIF([.C22:.C31];&quot;1&quot;)" office:value-type="float" office:value="10" calcext:value-type="float">
            <text:p>10</text:p>
          </table:table-cell>
          <table:table-cell table:style-name="ce6" table:formula="of:=COUNTIF([.D22:.D31];&quot;1&quot;)" office:value-type="float" office:value="10" calcext:value-type="float">
            <text:p>10</text:p>
          </table:table-cell>
          <table:table-cell table:style-name="ce6" table:formula="of:=COUNTIF([.E22:.E31];&quot;1&quot;)" office:value-type="float" office:value="10" calcext:value-type="float">
            <text:p>10</text:p>
          </table:table-cell>
          <table:table-cell table:style-name="ce6" table:formula="of:=COUNTIF([.F22:.F31];&quot;1&quot;)" office:value-type="float" office:value="7" calcext:value-type="float">
            <text:p>7</text:p>
          </table:table-cell>
          <table:table-cell table:style-name="ce6" table:formula="of:=COUNTIF([.G22:.G31];&quot;1&quot;)" office:value-type="float" office:value="10" calcext:value-type="float">
            <text:p>10</text:p>
          </table:table-cell>
          <table:table-cell table:style-name="ce6" table:formula="of:=COUNTIF([.H22:.H31];&quot;1&quot;)" office:value-type="float" office:value="10" calcext:value-type="float">
            <text:p>10</text:p>
          </table:table-cell>
          <table:table-cell table:style-name="ce6" table:formula="of:=COUNTIF([.I22:.I31];&quot;1&quot;)" office:value-type="float" office:value="10" calcext:value-type="float">
            <text:p>10</text:p>
          </table:table-cell>
          <table:table-cell table:style-name="ce7" table:formula="of:=SUM([.J22:.J31])" office:value-type="float" office:value="77" calcext:value-type="float">
            <text:p>77</text:p>
          </table:table-cell>
          <table:table-cell table:style-name="ce7" table:formula="of:=SUM([.K22:.K31])" office:value-type="float" office:value="0" calcext:value-type="float">
            <text:p>0</text:p>
          </table:table-cell>
          <table:table-cell table:style-name="ce7" table:formula="of:=SUM([.L22:.L31])" office:value-type="float" office:value="3" calcext:value-type="float">
            <text:p>3</text:p>
          </table:table-cell>
          <table:table-cell table:style-name="ce7" table:formula="of:=SUM([.M22:.M31])" office:value-type="float" office:value="0" calcext:value-type="float">
            <text:p>0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22:.B31];&quot;2&quot;)" office:value-type="float" office:value="0" calcext:value-type="float">
            <text:p>0</text:p>
          </table:table-cell>
          <table:table-cell table:style-name="ce6" table:formula="of:=COUNTIF([.C22:.C31];&quot;2&quot;)" office:value-type="float" office:value="0" calcext:value-type="float">
            <text:p>0</text:p>
          </table:table-cell>
          <table:table-cell table:style-name="ce6" table:formula="of:=COUNTIF([.D22:.D31];&quot;2&quot;)" office:value-type="float" office:value="0" calcext:value-type="float">
            <text:p>0</text:p>
          </table:table-cell>
          <table:table-cell table:style-name="ce6" table:formula="of:=COUNTIF([.E22:.E31];&quot;2&quot;)" office:value-type="float" office:value="0" calcext:value-type="float">
            <text:p>0</text:p>
          </table:table-cell>
          <table:table-cell table:style-name="ce6" table:formula="of:=COUNTIF([.F22:.F31];&quot;2&quot;)" office:value-type="float" office:value="0" calcext:value-type="float">
            <text:p>0</text:p>
          </table:table-cell>
          <table:table-cell table:style-name="ce6" table:formula="of:=COUNTIF([.G22:.G31];&quot;2&quot;)" office:value-type="float" office:value="0" calcext:value-type="float">
            <text:p>0</text:p>
          </table:table-cell>
          <table:table-cell table:style-name="ce6" table:formula="of:=COUNTIF([.H22:.H31];&quot;2&quot;)" office:value-type="float" office:value="0" calcext:value-type="float">
            <text:p>0</text:p>
          </table:table-cell>
          <table:table-cell table:style-name="ce6" table:formula="of:=COUNTIF([.I22:.I31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3&quot;)" office:value-type="float" office:value="0" calcext:value-type="float">
            <text:p>0</text:p>
          </table:table-cell>
          <table:table-cell table:style-name="ce6" table:formula="of:=COUNTIF([.C22:.C31];&quot;3&quot;)" office:value-type="float" office:value="0" calcext:value-type="float">
            <text:p>0</text:p>
          </table:table-cell>
          <table:table-cell table:style-name="ce6" table:formula="of:=COUNTIF([.D22:.D31];&quot;3&quot;)" office:value-type="float" office:value="0" calcext:value-type="float">
            <text:p>0</text:p>
          </table:table-cell>
          <table:table-cell table:style-name="ce6" table:formula="of:=COUNTIF([.E22:.E31];&quot;3&quot;)" office:value-type="float" office:value="0" calcext:value-type="float">
            <text:p>0</text:p>
          </table:table-cell>
          <table:table-cell table:style-name="ce6" table:formula="of:=COUNTIF([.F22:.F31];&quot;3&quot;)" office:value-type="float" office:value="3" calcext:value-type="float">
            <text:p>3</text:p>
          </table:table-cell>
          <table:table-cell table:style-name="ce6" table:formula="of:=COUNTIF([.G22:.G31];&quot;3&quot;)" office:value-type="float" office:value="0" calcext:value-type="float">
            <text:p>0</text:p>
          </table:table-cell>
          <table:table-cell table:style-name="ce6" table:formula="of:=COUNTIF([.H22:.H31];&quot;3&quot;)" office:value-type="float" office:value="0" calcext:value-type="float">
            <text:p>0</text:p>
          </table:table-cell>
          <table:table-cell table:style-name="ce6" table:formula="of:=COUNTIF([.I22:.I31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22:.B31];&quot;4&quot;)" office:value-type="float" office:value="0" calcext:value-type="float">
            <text:p>0</text:p>
          </table:table-cell>
          <table:table-cell table:style-name="ce6" table:formula="of:=COUNTIF([.C22:.C31];&quot;4&quot;)" office:value-type="float" office:value="0" calcext:value-type="float">
            <text:p>0</text:p>
          </table:table-cell>
          <table:table-cell table:style-name="ce6" table:formula="of:=COUNTIF([.D22:.D31];&quot;4&quot;)" office:value-type="float" office:value="0" calcext:value-type="float">
            <text:p>0</text:p>
          </table:table-cell>
          <table:table-cell table:style-name="ce6" table:formula="of:=COUNTIF([.E22:.E31];&quot;4&quot;)" office:value-type="float" office:value="0" calcext:value-type="float">
            <text:p>0</text:p>
          </table:table-cell>
          <table:table-cell table:style-name="ce6" table:formula="of:=COUNTIF([.F22:.F31];&quot;4&quot;)" office:value-type="float" office:value="0" calcext:value-type="float">
            <text:p>0</text:p>
          </table:table-cell>
          <table:table-cell table:style-name="ce6" table:formula="of:=COUNTIF([.G22:.G31];&quot;4&quot;)" office:value-type="float" office:value="0" calcext:value-type="float">
            <text:p>0</text:p>
          </table:table-cell>
          <table:table-cell table:style-name="ce6" table:formula="of:=COUNTIF([.H22:.H31];&quot;4&quot;)" office:value-type="float" office:value="0" calcext:value-type="float">
            <text:p>0</text:p>
          </table:table-cell>
          <table:table-cell table:style-name="ce6" table:formula="of:=COUNTIF([.I22:.I31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Deepse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38:.I38];&quot;1&quot;)" office:value-type="float" office:value="7" calcext:value-type="float">
            <text:p>7</text:p>
          </table:table-cell>
          <table:table-cell table:formula="of:=COUNTIF([.B38:.I38];&quot;2&quot;)" office:value-type="float" office:value="0" calcext:value-type="float">
            <text:p>0</text:p>
          </table:table-cell>
          <table:table-cell table:formula="of:=COUNTIF([.B38:.I38];&quot;3&quot;)" office:value-type="float" office:value="0" calcext:value-type="float">
            <text:p>0</text:p>
          </table:table-cell>
          <table:table-cell table:formula="of:=COUNTIF([.B38:.I3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39:.I39];&quot;1&quot;)" office:value-type="float" office:value="8" calcext:value-type="float">
            <text:p>8</text:p>
          </table:table-cell>
          <table:table-cell table:formula="of:=COUNTIF([.B39:.I39];&quot;2&quot;)" office:value-type="float" office:value="0" calcext:value-type="float">
            <text:p>0</text:p>
          </table:table-cell>
          <table:table-cell table:formula="of:=COUNTIF([.B39:.I39];&quot;3&quot;)" office:value-type="float" office:value="0" calcext:value-type="float">
            <text:p>0</text:p>
          </table:table-cell>
          <table:table-cell table:formula="of:=COUNTIF([.B39:.I39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0:.I40];&quot;1&quot;)" office:value-type="float" office:value="8" calcext:value-type="float">
            <text:p>8</text:p>
          </table:table-cell>
          <table:table-cell table:formula="of:=COUNTIF([.B40:.I40];&quot;2&quot;)" office:value-type="float" office:value="0" calcext:value-type="float">
            <text:p>0</text:p>
          </table:table-cell>
          <table:table-cell table:formula="of:=COUNTIF([.B40:.I40];&quot;3&quot;)" office:value-type="float" office:value="0" calcext:value-type="float">
            <text:p>0</text:p>
          </table:table-cell>
          <table:table-cell table:formula="of:=COUNTIF([.B40:.I4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1:.I41];&quot;1&quot;)" office:value-type="float" office:value="8" calcext:value-type="float">
            <text:p>8</text:p>
          </table:table-cell>
          <table:table-cell table:formula="of:=COUNTIF([.B41:.I41];&quot;2&quot;)" office:value-type="float" office:value="0" calcext:value-type="float">
            <text:p>0</text:p>
          </table:table-cell>
          <table:table-cell table:formula="of:=COUNTIF([.B41:.I41];&quot;3&quot;)" office:value-type="float" office:value="0" calcext:value-type="float">
            <text:p>0</text:p>
          </table:table-cell>
          <table:table-cell table:formula="of:=COUNTIF([.B41:.I4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2:.I42];&quot;1&quot;)" office:value-type="float" office:value="8" calcext:value-type="float">
            <text:p>8</text:p>
          </table:table-cell>
          <table:table-cell table:formula="of:=COUNTIF([.B42:.I42];&quot;2&quot;)" office:value-type="float" office:value="0" calcext:value-type="float">
            <text:p>0</text:p>
          </table:table-cell>
          <table:table-cell table:formula="of:=COUNTIF([.B42:.I42];&quot;3&quot;)" office:value-type="float" office:value="0" calcext:value-type="float">
            <text:p>0</text:p>
          </table:table-cell>
          <table:table-cell table:formula="of:=COUNTIF([.B42:.I4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3:.I43];&quot;1&quot;)" office:value-type="float" office:value="8" calcext:value-type="float">
            <text:p>8</text:p>
          </table:table-cell>
          <table:table-cell table:formula="of:=COUNTIF([.B43:.I43];&quot;2&quot;)" office:value-type="float" office:value="0" calcext:value-type="float">
            <text:p>0</text:p>
          </table:table-cell>
          <table:table-cell table:formula="of:=COUNTIF([.B43:.I43];&quot;3&quot;)" office:value-type="float" office:value="0" calcext:value-type="float">
            <text:p>0</text:p>
          </table:table-cell>
          <table:table-cell table:formula="of:=COUNTIF([.B43:.I4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4:.I44];&quot;1&quot;)" office:value-type="float" office:value="8" calcext:value-type="float">
            <text:p>8</text:p>
          </table:table-cell>
          <table:table-cell table:formula="of:=COUNTIF([.B44:.I44];&quot;2&quot;)" office:value-type="float" office:value="0" calcext:value-type="float">
            <text:p>0</text:p>
          </table:table-cell>
          <table:table-cell table:formula="of:=COUNTIF([.B44:.I44];&quot;3&quot;)" office:value-type="float" office:value="0" calcext:value-type="float">
            <text:p>0</text:p>
          </table:table-cell>
          <table:table-cell table:formula="of:=COUNTIF([.B44:.I4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5:.I45];&quot;1&quot;)" office:value-type="float" office:value="8" calcext:value-type="float">
            <text:p>8</text:p>
          </table:table-cell>
          <table:table-cell table:formula="of:=COUNTIF([.B45:.I45];&quot;2&quot;)" office:value-type="float" office:value="0" calcext:value-type="float">
            <text:p>0</text:p>
          </table:table-cell>
          <table:table-cell table:formula="of:=COUNTIF([.B45:.I45];&quot;3&quot;)" office:value-type="float" office:value="0" calcext:value-type="float">
            <text:p>0</text:p>
          </table:table-cell>
          <table:table-cell table:formula="of:=COUNTIF([.B45:.I4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6:.I46];&quot;1&quot;)" office:value-type="float" office:value="8" calcext:value-type="float">
            <text:p>8</text:p>
          </table:table-cell>
          <table:table-cell table:formula="of:=COUNTIF([.B46:.I46];&quot;2&quot;)" office:value-type="float" office:value="0" calcext:value-type="float">
            <text:p>0</text:p>
          </table:table-cell>
          <table:table-cell table:formula="of:=COUNTIF([.B46:.I46];&quot;3&quot;)" office:value-type="float" office:value="0" calcext:value-type="float">
            <text:p>0</text:p>
          </table:table-cell>
          <table:table-cell table:formula="of:=COUNTIF([.B46:.I4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47:.I47];&quot;1&quot;)" office:value-type="float" office:value="8" calcext:value-type="float">
            <text:p>8</text:p>
          </table:table-cell>
          <table:table-cell table:formula="of:=COUNTIF([.B47:.I47];&quot;2&quot;)" office:value-type="float" office:value="0" calcext:value-type="float">
            <text:p>0</text:p>
          </table:table-cell>
          <table:table-cell table:formula="of:=COUNTIF([.B47:.I47];&quot;3&quot;)" office:value-type="float" office:value="0" calcext:value-type="float">
            <text:p>0</text:p>
          </table:table-cell>
          <table:table-cell table:formula="of:=COUNTIF([.B47:.I4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38:.B47];&quot;1&quot;)" office:value-type="float" office:value="10" calcext:value-type="float">
            <text:p>10</text:p>
          </table:table-cell>
          <table:table-cell table:style-name="ce6" table:formula="of:=COUNTIF([.C38:.C47];&quot;1&quot;)" office:value-type="float" office:value="10" calcext:value-type="float">
            <text:p>10</text:p>
          </table:table-cell>
          <table:table-cell table:style-name="ce6" table:formula="of:=COUNTIF([.D38:.D47];&quot;1&quot;)" office:value-type="float" office:value="9" calcext:value-type="float">
            <text:p>9</text:p>
          </table:table-cell>
          <table:table-cell table:style-name="ce6" table:formula="of:=COUNTIF([.E38:.E47];&quot;1&quot;)" office:value-type="float" office:value="10" calcext:value-type="float">
            <text:p>10</text:p>
          </table:table-cell>
          <table:table-cell table:style-name="ce6" table:formula="of:=COUNTIF([.F38:.F47];&quot;1&quot;)" office:value-type="float" office:value="10" calcext:value-type="float">
            <text:p>10</text:p>
          </table:table-cell>
          <table:table-cell table:style-name="ce6" table:formula="of:=COUNTIF([.G38:.G47];&quot;1&quot;)" office:value-type="float" office:value="10" calcext:value-type="float">
            <text:p>10</text:p>
          </table:table-cell>
          <table:table-cell table:style-name="ce6" table:formula="of:=COUNTIF([.H38:.H47];&quot;1&quot;)" office:value-type="float" office:value="10" calcext:value-type="float">
            <text:p>10</text:p>
          </table:table-cell>
          <table:table-cell table:style-name="ce6" table:formula="of:=COUNTIF([.I38:.I47];&quot;1&quot;)" office:value-type="float" office:value="10" calcext:value-type="float">
            <text:p>10</text:p>
          </table:table-cell>
          <table:table-cell table:style-name="ce7" table:formula="of:=SUM([.J38:.J47])" office:value-type="float" office:value="79" calcext:value-type="float">
            <text:p>79</text:p>
          </table:table-cell>
          <table:table-cell table:style-name="ce7" table:formula="of:=SUM([.K38:.K47])" office:value-type="float" office:value="0" calcext:value-type="float">
            <text:p>0</text:p>
          </table:table-cell>
          <table:table-cell table:style-name="ce7" table:formula="of:=SUM([.L38:.L47])" office:value-type="float" office:value="0" calcext:value-type="float">
            <text:p>0</text:p>
          </table:table-cell>
          <table:table-cell table:style-name="ce7" table:formula="of:=SUM([.M38:.M47])" office:value-type="float" office:value="1" calcext:value-type="float">
            <text:p>1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38:.B47];&quot;2&quot;)" office:value-type="float" office:value="0" calcext:value-type="float">
            <text:p>0</text:p>
          </table:table-cell>
          <table:table-cell table:style-name="ce6" table:formula="of:=COUNTIF([.C38:.C47];&quot;2&quot;)" office:value-type="float" office:value="0" calcext:value-type="float">
            <text:p>0</text:p>
          </table:table-cell>
          <table:table-cell table:style-name="ce6" table:formula="of:=COUNTIF([.D38:.D47];&quot;2&quot;)" office:value-type="float" office:value="0" calcext:value-type="float">
            <text:p>0</text:p>
          </table:table-cell>
          <table:table-cell table:style-name="ce6" table:formula="of:=COUNTIF([.E38:.E47];&quot;2&quot;)" office:value-type="float" office:value="0" calcext:value-type="float">
            <text:p>0</text:p>
          </table:table-cell>
          <table:table-cell table:style-name="ce6" table:formula="of:=COUNTIF([.F38:.F47];&quot;2&quot;)" office:value-type="float" office:value="0" calcext:value-type="float">
            <text:p>0</text:p>
          </table:table-cell>
          <table:table-cell table:style-name="ce6" table:formula="of:=COUNTIF([.G38:.G47];&quot;2&quot;)" office:value-type="float" office:value="0" calcext:value-type="float">
            <text:p>0</text:p>
          </table:table-cell>
          <table:table-cell table:style-name="ce6" table:formula="of:=COUNTIF([.H38:.H47];&quot;2&quot;)" office:value-type="float" office:value="0" calcext:value-type="float">
            <text:p>0</text:p>
          </table:table-cell>
          <table:table-cell table:style-name="ce6" table:formula="of:=COUNTIF([.I38:.I47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38:.B47];&quot;3&quot;)" office:value-type="float" office:value="0" calcext:value-type="float">
            <text:p>0</text:p>
          </table:table-cell>
          <table:table-cell table:style-name="ce6" table:formula="of:=COUNTIF([.C38:.C47];&quot;3&quot;)" office:value-type="float" office:value="0" calcext:value-type="float">
            <text:p>0</text:p>
          </table:table-cell>
          <table:table-cell table:style-name="ce6" table:formula="of:=COUNTIF([.D38:.D47];&quot;3&quot;)" office:value-type="float" office:value="0" calcext:value-type="float">
            <text:p>0</text:p>
          </table:table-cell>
          <table:table-cell table:style-name="ce6" table:formula="of:=COUNTIF([.E38:.E47];&quot;3&quot;)" office:value-type="float" office:value="0" calcext:value-type="float">
            <text:p>0</text:p>
          </table:table-cell>
          <table:table-cell table:style-name="ce6" table:formula="of:=COUNTIF([.F38:.F47];&quot;3&quot;)" office:value-type="float" office:value="0" calcext:value-type="float">
            <text:p>0</text:p>
          </table:table-cell>
          <table:table-cell table:style-name="ce6" table:formula="of:=COUNTIF([.G38:.G47];&quot;3&quot;)" office:value-type="float" office:value="0" calcext:value-type="float">
            <text:p>0</text:p>
          </table:table-cell>
          <table:table-cell table:style-name="ce6" table:formula="of:=COUNTIF([.H38:.H47];&quot;3&quot;)" office:value-type="float" office:value="0" calcext:value-type="float">
            <text:p>0</text:p>
          </table:table-cell>
          <table:table-cell table:style-name="ce6" table:formula="of:=COUNTIF([.I38:.I47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38:.B47];&quot;4&quot;)" office:value-type="float" office:value="0" calcext:value-type="float">
            <text:p>0</text:p>
          </table:table-cell>
          <table:table-cell table:style-name="ce6" table:formula="of:=COUNTIF([.C38:.C47];&quot;4&quot;)" office:value-type="float" office:value="0" calcext:value-type="float">
            <text:p>0</text:p>
          </table:table-cell>
          <table:table-cell table:style-name="ce6" table:formula="of:=COUNTIF([.D38:.D47];&quot;4&quot;)" office:value-type="float" office:value="1" calcext:value-type="float">
            <text:p>1</text:p>
          </table:table-cell>
          <table:table-cell table:style-name="ce6" table:formula="of:=COUNTIF([.E38:.E47];&quot;4&quot;)" office:value-type="float" office:value="0" calcext:value-type="float">
            <text:p>0</text:p>
          </table:table-cell>
          <table:table-cell table:style-name="ce6" table:formula="of:=COUNTIF([.F38:.F47];&quot;4&quot;)" office:value-type="float" office:value="0" calcext:value-type="float">
            <text:p>0</text:p>
          </table:table-cell>
          <table:table-cell table:style-name="ce6" table:formula="of:=COUNTIF([.G38:.G47];&quot;4&quot;)" office:value-type="float" office:value="0" calcext:value-type="float">
            <text:p>0</text:p>
          </table:table-cell>
          <table:table-cell table:style-name="ce6" table:formula="of:=COUNTIF([.H38:.H47];&quot;4&quot;)" office:value-type="float" office:value="0" calcext:value-type="float">
            <text:p>0</text:p>
          </table:table-cell>
          <table:table-cell table:style-name="ce6" table:formula="of:=COUNTIF([.I38:.I47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Mistral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4:.I54];&quot;1&quot;)" office:value-type="float" office:value="8" calcext:value-type="float">
            <text:p>8</text:p>
          </table:table-cell>
          <table:table-cell table:formula="of:=COUNTIF([.B54:.I54];&quot;2&quot;)" office:value-type="float" office:value="0" calcext:value-type="float">
            <text:p>0</text:p>
          </table:table-cell>
          <table:table-cell table:formula="of:=COUNTIF([.B54:.I54];&quot;3&quot;)" office:value-type="float" office:value="0" calcext:value-type="float">
            <text:p>0</text:p>
          </table:table-cell>
          <table:table-cell table:formula="of:=COUNTIF([.B54:.I54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5:.I55];&quot;1&quot;)" office:value-type="float" office:value="8" calcext:value-type="float">
            <text:p>8</text:p>
          </table:table-cell>
          <table:table-cell table:formula="of:=COUNTIF([.B55:.I55];&quot;2&quot;)" office:value-type="float" office:value="0" calcext:value-type="float">
            <text:p>0</text:p>
          </table:table-cell>
          <table:table-cell table:formula="of:=COUNTIF([.B55:.I55];&quot;3&quot;)" office:value-type="float" office:value="0" calcext:value-type="float">
            <text:p>0</text:p>
          </table:table-cell>
          <table:table-cell table:formula="of:=COUNTIF([.B55:.I55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([.B56:.I56];&quot;1&quot;)" office:value-type="float" office:value="7" calcext:value-type="float">
            <text:p>7</text:p>
          </table:table-cell>
          <table:table-cell table:formula="of:=COUNTIF([.B56:.I56];&quot;2&quot;)" office:value-type="float" office:value="0" calcext:value-type="float">
            <text:p>0</text:p>
          </table:table-cell>
          <table:table-cell table:formula="of:=COUNTIF([.B56:.I56];&quot;3&quot;)" office:value-type="float" office:value="1" calcext:value-type="float">
            <text:p>1</text:p>
          </table:table-cell>
          <table:table-cell table:formula="of:=COUNTIF([.B56:.I56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7:.I57];&quot;1&quot;)" office:value-type="float" office:value="8" calcext:value-type="float">
            <text:p>8</text:p>
          </table:table-cell>
          <table:table-cell table:formula="of:=COUNTIF([.B57:.I57];&quot;2&quot;)" office:value-type="float" office:value="0" calcext:value-type="float">
            <text:p>0</text:p>
          </table:table-cell>
          <table:table-cell table:formula="of:=COUNTIF([.B57:.I57];&quot;3&quot;)" office:value-type="float" office:value="0" calcext:value-type="float">
            <text:p>0</text:p>
          </table:table-cell>
          <table:table-cell table:formula="of:=COUNTIF([.B57:.I57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58:.I58];&quot;1&quot;)" office:value-type="float" office:value="8" calcext:value-type="float">
            <text:p>8</text:p>
          </table:table-cell>
          <table:table-cell table:formula="of:=COUNTIF([.B58:.I58];&quot;2&quot;)" office:value-type="float" office:value="0" calcext:value-type="float">
            <text:p>0</text:p>
          </table:table-cell>
          <table:table-cell table:formula="of:=COUNTIF([.B58:.I58];&quot;3&quot;)" office:value-type="float" office:value="0" calcext:value-type="float">
            <text:p>0</text:p>
          </table:table-cell>
          <table:table-cell table:formula="of:=COUNTIF([.B58:.I58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UNTIF([.B59:.I59];&quot;1&quot;)" office:value-type="float" office:value="6" calcext:value-type="float">
            <text:p>6</text:p>
          </table:table-cell>
          <table:table-cell table:formula="of:=COUNTIF([.B59:.I59];&quot;2&quot;)" office:value-type="float" office:value="1" calcext:value-type="float">
            <text:p>1</text:p>
          </table:table-cell>
          <table:table-cell table:formula="of:=COUNTIF([.B59:.I59];&quot;3&quot;)" office:value-type="float" office:value="0" calcext:value-type="float">
            <text:p>0</text:p>
          </table:table-cell>
          <table:table-cell table:formula="of:=COUNTIF([.B59:.I5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60:.I60];&quot;1&quot;)" office:value-type="float" office:value="7" calcext:value-type="float">
            <text:p>7</text:p>
          </table:table-cell>
          <table:table-cell table:formula="of:=COUNTIF([.B60:.I60];&quot;2&quot;)" office:value-type="float" office:value="1" calcext:value-type="float">
            <text:p>1</text:p>
          </table:table-cell>
          <table:table-cell table:formula="of:=COUNTIF([.B60:.I60];&quot;3&quot;)" office:value-type="float" office:value="0" calcext:value-type="float">
            <text:p>0</text:p>
          </table:table-cell>
          <table:table-cell table:formula="of:=COUNTIF([.B60:.I60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1:.I61];&quot;1&quot;)" office:value-type="float" office:value="8" calcext:value-type="float">
            <text:p>8</text:p>
          </table:table-cell>
          <table:table-cell table:formula="of:=COUNTIF([.B61:.I61];&quot;2&quot;)" office:value-type="float" office:value="0" calcext:value-type="float">
            <text:p>0</text:p>
          </table:table-cell>
          <table:table-cell table:formula="of:=COUNTIF([.B61:.I61];&quot;3&quot;)" office:value-type="float" office:value="0" calcext:value-type="float">
            <text:p>0</text:p>
          </table:table-cell>
          <table:table-cell table:formula="of:=COUNTIF([.B61:.I61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62:.I62];&quot;1&quot;)" office:value-type="float" office:value="8" calcext:value-type="float">
            <text:p>8</text:p>
          </table:table-cell>
          <table:table-cell table:formula="of:=COUNTIF([.B62:.I62];&quot;2&quot;)" office:value-type="float" office:value="0" calcext:value-type="float">
            <text:p>0</text:p>
          </table:table-cell>
          <table:table-cell table:formula="of:=COUNTIF([.B62:.I62];&quot;3&quot;)" office:value-type="float" office:value="0" calcext:value-type="float">
            <text:p>0</text:p>
          </table:table-cell>
          <table:table-cell table:formula="of:=COUNTIF([.B62:.I6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63:.I63];&quot;1&quot;)" office:value-type="float" office:value="7" calcext:value-type="float">
            <text:p>7</text:p>
          </table:table-cell>
          <table:table-cell table:formula="of:=COUNTIF([.B63:.I63];&quot;2&quot;)" office:value-type="float" office:value="0" calcext:value-type="float">
            <text:p>0</text:p>
          </table:table-cell>
          <table:table-cell table:formula="of:=COUNTIF([.B63:.I63];&quot;3&quot;)" office:value-type="float" office:value="1" calcext:value-type="float">
            <text:p>1</text:p>
          </table:table-cell>
          <table:table-cell table:formula="of:=COUNTIF([.B63:.I63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54:.B63];&quot;1&quot;)" office:value-type="float" office:value="10" calcext:value-type="float">
            <text:p>10</text:p>
          </table:table-cell>
          <table:table-cell table:style-name="ce6" table:formula="of:=COUNTIF([.C54:.C63];&quot;1&quot;)" office:value-type="float" office:value="10" calcext:value-type="float">
            <text:p>10</text:p>
          </table:table-cell>
          <table:table-cell table:style-name="ce6" table:formula="of:=COUNTIF([.D54:.D63];&quot;1&quot;)" office:value-type="float" office:value="9" calcext:value-type="float">
            <text:p>9</text:p>
          </table:table-cell>
          <table:table-cell table:style-name="ce6" table:formula="of:=COUNTIF([.E54:.E63];&quot;1&quot;)" office:value-type="float" office:value="8" calcext:value-type="float">
            <text:p>8</text:p>
          </table:table-cell>
          <table:table-cell table:style-name="ce6" table:formula="of:=COUNTIF([.F54:.F63];&quot;1&quot;)" office:value-type="float" office:value="9" calcext:value-type="float">
            <text:p>9</text:p>
          </table:table-cell>
          <table:table-cell table:style-name="ce6" table:formula="of:=COUNTIF([.G54:.G63];&quot;1&quot;)" office:value-type="float" office:value="10" calcext:value-type="float">
            <text:p>10</text:p>
          </table:table-cell>
          <table:table-cell table:style-name="ce6" table:formula="of:=COUNTIF([.H54:.H63];&quot;1&quot;)" office:value-type="float" office:value="10" calcext:value-type="float">
            <text:p>10</text:p>
          </table:table-cell>
          <table:table-cell table:style-name="ce6" table:formula="of:=COUNTIF([.I54:.I63];&quot;1&quot;)" office:value-type="float" office:value="9" calcext:value-type="float">
            <text:p>9</text:p>
          </table:table-cell>
          <table:table-cell table:style-name="ce7" table:formula="of:=SUM([.J54:.J63])" office:value-type="float" office:value="75" calcext:value-type="float">
            <text:p>75</text:p>
          </table:table-cell>
          <table:table-cell table:style-name="ce7" table:formula="of:=SUM([.K54:.K63])" office:value-type="float" office:value="2" calcext:value-type="float">
            <text:p>2</text:p>
          </table:table-cell>
          <table:table-cell table:style-name="ce7" table:formula="of:=SUM([.L54:.L63])" office:value-type="float" office:value="2" calcext:value-type="float">
            <text:p>2</text:p>
          </table:table-cell>
          <table:table-cell table:style-name="ce7" table:formula="of:=SUM([.M54:.M63])" office:value-type="float" office:value="1" calcext:value-type="float">
            <text:p>1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54:.B63];&quot;2&quot;)" office:value-type="float" office:value="0" calcext:value-type="float">
            <text:p>0</text:p>
          </table:table-cell>
          <table:table-cell table:style-name="ce6" table:formula="of:=COUNTIF([.C54:.C63];&quot;2&quot;)" office:value-type="float" office:value="0" calcext:value-type="float">
            <text:p>0</text:p>
          </table:table-cell>
          <table:table-cell table:style-name="ce6" table:formula="of:=COUNTIF([.D54:.D63];&quot;2&quot;)" office:value-type="float" office:value="0" calcext:value-type="float">
            <text:p>0</text:p>
          </table:table-cell>
          <table:table-cell table:style-name="ce6" table:formula="of:=COUNTIF([.E54:.E63];&quot;2&quot;)" office:value-type="float" office:value="2" calcext:value-type="float">
            <text:p>2</text:p>
          </table:table-cell>
          <table:table-cell table:style-name="ce6" table:formula="of:=COUNTIF([.F54:.F63];&quot;2&quot;)" office:value-type="float" office:value="0" calcext:value-type="float">
            <text:p>0</text:p>
          </table:table-cell>
          <table:table-cell table:style-name="ce6" table:formula="of:=COUNTIF([.G54:.G63];&quot;2&quot;)" office:value-type="float" office:value="0" calcext:value-type="float">
            <text:p>0</text:p>
          </table:table-cell>
          <table:table-cell table:style-name="ce6" table:formula="of:=COUNTIF([.H54:.H63];&quot;2&quot;)" office:value-type="float" office:value="0" calcext:value-type="float">
            <text:p>0</text:p>
          </table:table-cell>
          <table:table-cell table:style-name="ce6" table:formula="of:=COUNTIF([.I54:.I63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54:.B63];&quot;3&quot;)" office:value-type="float" office:value="0" calcext:value-type="float">
            <text:p>0</text:p>
          </table:table-cell>
          <table:table-cell table:style-name="ce6" table:formula="of:=COUNTIF([.C54:.C63];&quot;3&quot;)" office:value-type="float" office:value="0" calcext:value-type="float">
            <text:p>0</text:p>
          </table:table-cell>
          <table:table-cell table:style-name="ce6" table:formula="of:=COUNTIF([.D54:.D63];&quot;3&quot;)" office:value-type="float" office:value="1" calcext:value-type="float">
            <text:p>1</text:p>
          </table:table-cell>
          <table:table-cell table:style-name="ce6" table:formula="of:=COUNTIF([.E54:.E63];&quot;3&quot;)" office:value-type="float" office:value="0" calcext:value-type="float">
            <text:p>0</text:p>
          </table:table-cell>
          <table:table-cell table:style-name="ce6" table:formula="of:=COUNTIF([.F54:.F63];&quot;3&quot;)" office:value-type="float" office:value="1" calcext:value-type="float">
            <text:p>1</text:p>
          </table:table-cell>
          <table:table-cell table:style-name="ce6" table:formula="of:=COUNTIF([.G54:.G63];&quot;3&quot;)" office:value-type="float" office:value="0" calcext:value-type="float">
            <text:p>0</text:p>
          </table:table-cell>
          <table:table-cell table:style-name="ce6" table:formula="of:=COUNTIF([.H54:.H63];&quot;3&quot;)" office:value-type="float" office:value="0" calcext:value-type="float">
            <text:p>0</text:p>
          </table:table-cell>
          <table:table-cell table:style-name="ce6" table:formula="of:=COUNTIF([.I54:.I63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54:.B67];&quot;4&quot;)" office:value-type="float" office:value="0" calcext:value-type="float">
            <text:p>0</text:p>
          </table:table-cell>
          <table:table-cell table:style-name="ce6" table:formula="of:=COUNTIF([.C54:.C67];&quot;4&quot;)" office:value-type="float" office:value="0" calcext:value-type="float">
            <text:p>0</text:p>
          </table:table-cell>
          <table:table-cell table:style-name="ce6" table:formula="of:=COUNTIF([.D54:.D67];&quot;4&quot;)" office:value-type="float" office:value="0" calcext:value-type="float">
            <text:p>0</text:p>
          </table:table-cell>
          <table:table-cell table:style-name="ce6" table:formula="of:=COUNTIF([.E54:.E67];&quot;4&quot;)" office:value-type="float" office:value="0" calcext:value-type="float">
            <text:p>0</text:p>
          </table:table-cell>
          <table:table-cell table:style-name="ce6" table:formula="of:=COUNTIF([.F54:.F67];&quot;4&quot;)" office:value-type="float" office:value="0" calcext:value-type="float">
            <text:p>0</text:p>
          </table:table-cell>
          <table:table-cell table:style-name="ce6" table:formula="of:=COUNTIF([.G54:.G67];&quot;4&quot;)" office:value-type="float" office:value="0" calcext:value-type="float">
            <text:p>0</text:p>
          </table:table-cell>
          <table:table-cell table:style-name="ce6" table:formula="of:=COUNTIF([.H54:.H67];&quot;4&quot;)" office:value-type="float" office:value="0" calcext:value-type="float">
            <text:p>0</text:p>
          </table:table-cell>
          <table:table-cell table:style-name="ce6" table:formula="of:=COUNTIF([.I54:.I67];&quot;4&quot;)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 office:value-type="string" calcext:value-type="string" table:number-columns-spanned="8" table:number-rows-spanned="1">
            <text:p>Qwen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2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Catégorie 1</text:p>
          </table:table-cell>
          <table:table-cell table:style-name="ce4" office:value-type="string" calcext:value-type="string">
            <text:p>Catégorie 2</text:p>
          </table:table-cell>
          <table:table-cell table:style-name="ce10" office:value-type="string" calcext:value-type="string">
            <text:p>Catégorie 3</text:p>
          </table:table-cell>
          <table:table-cell table:style-name="ce10" office:value-type="string" calcext:value-type="string">
            <text:p>Catégorie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0:.I70];&quot;1&quot;)" office:value-type="float" office:value="6" calcext:value-type="float">
            <text:p>6</text:p>
          </table:table-cell>
          <table:table-cell table:formula="of:=COUNTIF([.B70:.I70];&quot;2&quot;)" office:value-type="float" office:value="0" calcext:value-type="float">
            <text:p>0</text:p>
          </table:table-cell>
          <table:table-cell table:formula="of:=COUNTIF([.B70:.I70];&quot;3&quot;)" office:value-type="float" office:value="1" calcext:value-type="float">
            <text:p>1</text:p>
          </table:table-cell>
          <table:table-cell table:formula="of:=COUNTIF([.B70:.I70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1:.I71];&quot;1&quot;)" office:value-type="float" office:value="7" calcext:value-type="float">
            <text:p>7</text:p>
          </table:table-cell>
          <table:table-cell table:formula="of:=COUNTIF([.B71:.I71];&quot;2&quot;)" office:value-type="float" office:value="0" calcext:value-type="float">
            <text:p>0</text:p>
          </table:table-cell>
          <table:table-cell table:formula="of:=COUNTIF([.B71:.I71];&quot;3&quot;)" office:value-type="float" office:value="0" calcext:value-type="float">
            <text:p>0</text:p>
          </table:table-cell>
          <table:table-cell table:formula="of:=COUNTIF([.B71:.I71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COUNTIF([.B72:.I72];&quot;1&quot;)" office:value-type="float" office:value="8" calcext:value-type="float">
            <text:p>8</text:p>
          </table:table-cell>
          <table:table-cell table:formula="of:=COUNTIF([.B72:.I72];&quot;2&quot;)" office:value-type="float" office:value="0" calcext:value-type="float">
            <text:p>0</text:p>
          </table:table-cell>
          <table:table-cell table:formula="of:=COUNTIF([.B72:.I72];&quot;3&quot;)" office:value-type="float" office:value="0" calcext:value-type="float">
            <text:p>0</text:p>
          </table:table-cell>
          <table:table-cell table:formula="of:=COUNTIF([.B72:.I72];&quot;4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3:.I73];&quot;1&quot;)" office:value-type="float" office:value="7" calcext:value-type="float">
            <text:p>7</text:p>
          </table:table-cell>
          <table:table-cell table:formula="of:=COUNTIF([.B73:.I73];&quot;2&quot;)" office:value-type="float" office:value="0" calcext:value-type="float">
            <text:p>0</text:p>
          </table:table-cell>
          <table:table-cell table:formula="of:=COUNTIF([.B73:.I73];&quot;3&quot;)" office:value-type="float" office:value="0" calcext:value-type="float">
            <text:p>0</text:p>
          </table:table-cell>
          <table:table-cell table:formula="of:=COUNTIF([.B73:.I73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4:.I74];&quot;1&quot;)" office:value-type="float" office:value="7" calcext:value-type="float">
            <text:p>7</text:p>
          </table:table-cell>
          <table:table-cell table:formula="of:=COUNTIF([.B74:.I74];&quot;2&quot;)" office:value-type="float" office:value="0" calcext:value-type="float">
            <text:p>0</text:p>
          </table:table-cell>
          <table:table-cell table:formula="of:=COUNTIF([.B74:.I74];&quot;3&quot;)" office:value-type="float" office:value="0" calcext:value-type="float">
            <text:p>0</text:p>
          </table:table-cell>
          <table:table-cell table:formula="of:=COUNTIF([.B74:.I74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5:.I75];&quot;1&quot;)" office:value-type="float" office:value="7" calcext:value-type="float">
            <text:p>7</text:p>
          </table:table-cell>
          <table:table-cell table:formula="of:=COUNTIF([.B75:.I75];&quot;2&quot;)" office:value-type="float" office:value="0" calcext:value-type="float">
            <text:p>0</text:p>
          </table:table-cell>
          <table:table-cell table:formula="of:=COUNTIF([.B75:.I75];&quot;3&quot;)" office:value-type="float" office:value="0" calcext:value-type="float">
            <text:p>0</text:p>
          </table:table-cell>
          <table:table-cell table:formula="of:=COUNTIF([.B75:.I75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6:.I76];&quot;1&quot;)" office:value-type="float" office:value="7" calcext:value-type="float">
            <text:p>7</text:p>
          </table:table-cell>
          <table:table-cell table:formula="of:=COUNTIF([.B76:.I76];&quot;2&quot;)" office:value-type="float" office:value="0" calcext:value-type="float">
            <text:p>0</text:p>
          </table:table-cell>
          <table:table-cell table:formula="of:=COUNTIF([.B76:.I76];&quot;3&quot;)" office:value-type="float" office:value="0" calcext:value-type="float">
            <text:p>0</text:p>
          </table:table-cell>
          <table:table-cell table:formula="of:=COUNTIF([.B76:.I76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7:.I77];&quot;1&quot;)" office:value-type="float" office:value="7" calcext:value-type="float">
            <text:p>7</text:p>
          </table:table-cell>
          <table:table-cell table:formula="of:=COUNTIF([.B77:.I77];&quot;2&quot;)" office:value-type="float" office:value="0" calcext:value-type="float">
            <text:p>0</text:p>
          </table:table-cell>
          <table:table-cell table:formula="of:=COUNTIF([.B77:.I77];&quot;3&quot;)" office:value-type="float" office:value="0" calcext:value-type="float">
            <text:p>0</text:p>
          </table:table-cell>
          <table:table-cell table:formula="of:=COUNTIF([.B77:.I77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([.B78:.I78];&quot;1&quot;)" office:value-type="float" office:value="6" calcext:value-type="float">
            <text:p>6</text:p>
          </table:table-cell>
          <table:table-cell table:formula="of:=COUNTIF([.B78:.I78];&quot;2&quot;)" office:value-type="float" office:value="0" calcext:value-type="float">
            <text:p>0</text:p>
          </table:table-cell>
          <table:table-cell table:formula="of:=COUNTIF([.B78:.I78];&quot;3&quot;)" office:value-type="float" office:value="1" calcext:value-type="float">
            <text:p>1</text:p>
          </table:table-cell>
          <table:table-cell table:formula="of:=COUNTIF([.B78:.I78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B79:.I79];&quot;1&quot;)" office:value-type="float" office:value="6" calcext:value-type="float">
            <text:p>6</text:p>
          </table:table-cell>
          <table:table-cell table:formula="of:=COUNTIF([.B79:.I79];&quot;2&quot;)" office:value-type="float" office:value="0" calcext:value-type="float">
            <text:p>0</text:p>
          </table:table-cell>
          <table:table-cell table:formula="of:=COUNTIF([.B79:.I79];&quot;3&quot;)" office:value-type="float" office:value="1" calcext:value-type="float">
            <text:p>1</text:p>
          </table:table-cell>
          <table:table-cell table:formula="of:=COUNTIF([.B79:.I79];&quot;4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1 </text:p>
          </table:table-cell>
          <table:table-cell table:style-name="ce6" table:formula="of:=COUNTIF([.B70:.B79];&quot;1&quot;)" office:value-type="float" office:value="10" calcext:value-type="float">
            <text:p>10</text:p>
          </table:table-cell>
          <table:table-cell table:style-name="ce6" table:formula="of:=COUNTIF([.C70:.C79];&quot;1&quot;)" office:value-type="float" office:value="10" calcext:value-type="float">
            <text:p>10</text:p>
          </table:table-cell>
          <table:table-cell table:style-name="ce6" table:formula="of:=COUNTIF([.D70:.D79];&quot;1&quot;)" office:value-type="float" office:value="8" calcext:value-type="float">
            <text:p>8</text:p>
          </table:table-cell>
          <table:table-cell table:style-name="ce6" table:formula="of:=COUNTIF([.E70:.E79];&quot;1&quot;)" office:value-type="float" office:value="1" calcext:value-type="float">
            <text:p>1</text:p>
          </table:table-cell>
          <table:table-cell table:style-name="ce6" table:formula="of:=COUNTIF([.F70:.F79];&quot;1&quot;)" office:value-type="float" office:value="9" calcext:value-type="float">
            <text:p>9</text:p>
          </table:table-cell>
          <table:table-cell table:style-name="ce6" table:formula="of:=COUNTIF([.G70:.G79];&quot;1&quot;)" office:value-type="float" office:value="10" calcext:value-type="float">
            <text:p>10</text:p>
          </table:table-cell>
          <table:table-cell table:style-name="ce6" table:formula="of:=COUNTIF([.H70:.H79];&quot;1&quot;)" office:value-type="float" office:value="10" calcext:value-type="float">
            <text:p>10</text:p>
          </table:table-cell>
          <table:table-cell table:style-name="ce6" table:formula="of:=COUNTIF([.I70:.I79];&quot;1&quot;)" office:value-type="float" office:value="10" calcext:value-type="float">
            <text:p>10</text:p>
          </table:table-cell>
          <table:table-cell table:style-name="ce7" table:formula="of:=SUM([.J70:.J79])" office:value-type="float" office:value="68" calcext:value-type="float">
            <text:p>68</text:p>
          </table:table-cell>
          <table:table-cell table:style-name="ce7" table:formula="of:=SUM([.K70:.K79])" office:value-type="float" office:value="0" calcext:value-type="float">
            <text:p>0</text:p>
          </table:table-cell>
          <table:table-cell table:style-name="ce7" table:formula="of:=SUM([.L70:.L79])" office:value-type="float" office:value="3" calcext:value-type="float">
            <text:p>3</text:p>
          </table:table-cell>
          <table:table-cell table:style-name="ce7" table:formula="of:=SUM([.M70:.M79])" office:value-type="float" office:value="9" calcext:value-type="float">
            <text:p>9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tégorie 2</text:p>
          </table:table-cell>
          <table:table-cell table:style-name="ce6" table:formula="of:=COUNTIF([.B70:.B79];&quot;2&quot;)" office:value-type="float" office:value="0" calcext:value-type="float">
            <text:p>0</text:p>
          </table:table-cell>
          <table:table-cell table:style-name="ce6" table:formula="of:=COUNTIF([.C70:.C79];&quot;2&quot;)" office:value-type="float" office:value="0" calcext:value-type="float">
            <text:p>0</text:p>
          </table:table-cell>
          <table:table-cell table:style-name="ce6" table:formula="of:=COUNTIF([.D70:.D79];&quot;2&quot;)" office:value-type="float" office:value="0" calcext:value-type="float">
            <text:p>0</text:p>
          </table:table-cell>
          <table:table-cell table:style-name="ce6" table:formula="of:=COUNTIF([.E70:.E79];&quot;2&quot;)" office:value-type="float" office:value="0" calcext:value-type="float">
            <text:p>0</text:p>
          </table:table-cell>
          <table:table-cell table:style-name="ce6" table:formula="of:=COUNTIF([.F70:.F79];&quot;2&quot;)" office:value-type="float" office:value="0" calcext:value-type="float">
            <text:p>0</text:p>
          </table:table-cell>
          <table:table-cell table:style-name="ce6" table:formula="of:=COUNTIF([.G70:.G79];&quot;2&quot;)" office:value-type="float" office:value="0" calcext:value-type="float">
            <text:p>0</text:p>
          </table:table-cell>
          <table:table-cell table:style-name="ce6" table:formula="of:=COUNTIF([.H70:.H79];&quot;2&quot;)" office:value-type="float" office:value="0" calcext:value-type="float">
            <text:p>0</text:p>
          </table:table-cell>
          <table:table-cell table:style-name="ce6" table:formula="of:=COUNTIF([.I70:.I79];&quot;2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atégorie 3</text:p>
          </table:table-cell>
          <table:table-cell table:style-name="ce6" table:formula="of:=COUNTIF([.B70:.B79];&quot;3&quot;)" office:value-type="float" office:value="0" calcext:value-type="float">
            <text:p>0</text:p>
          </table:table-cell>
          <table:table-cell table:style-name="ce6" table:formula="of:=COUNTIF([.C70:.C79];&quot;3&quot;)" office:value-type="float" office:value="0" calcext:value-type="float">
            <text:p>0</text:p>
          </table:table-cell>
          <table:table-cell table:style-name="ce6" table:formula="of:=COUNTIF([.D70:.D79];&quot;3&quot;)" office:value-type="float" office:value="2" calcext:value-type="float">
            <text:p>2</text:p>
          </table:table-cell>
          <table:table-cell table:style-name="ce6" table:formula="of:=COUNTIF([.E70:.E79];&quot;3&quot;)" office:value-type="float" office:value="0" calcext:value-type="float">
            <text:p>0</text:p>
          </table:table-cell>
          <table:table-cell table:style-name="ce6" table:formula="of:=COUNTIF([.F70:.F79];&quot;3&quot;)" office:value-type="float" office:value="1" calcext:value-type="float">
            <text:p>1</text:p>
          </table:table-cell>
          <table:table-cell table:style-name="ce6" table:formula="of:=COUNTIF([.G70:.G79];&quot;3&quot;)" office:value-type="float" office:value="0" calcext:value-type="float">
            <text:p>0</text:p>
          </table:table-cell>
          <table:table-cell table:style-name="ce6" table:formula="of:=COUNTIF([.H70:.H79];&quot;3&quot;)" office:value-type="float" office:value="0" calcext:value-type="float">
            <text:p>0</text:p>
          </table:table-cell>
          <table:table-cell table:style-name="ce6" table:formula="of:=COUNTIF([.I70:.I79];&quot;3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 4</text:p>
          </table:table-cell>
          <table:table-cell table:style-name="ce6" table:formula="of:=COUNTIF([.B70:.B79];&quot;4&quot;)" office:value-type="float" office:value="0" calcext:value-type="float">
            <text:p>0</text:p>
          </table:table-cell>
          <table:table-cell table:style-name="ce6" table:formula="of:=COUNTIF([.C70:.C79];&quot;4&quot;)" office:value-type="float" office:value="0" calcext:value-type="float">
            <text:p>0</text:p>
          </table:table-cell>
          <table:table-cell table:style-name="ce6" table:formula="of:=COUNTIF([.D70:.D79];&quot;4&quot;)" office:value-type="float" office:value="0" calcext:value-type="float">
            <text:p>0</text:p>
          </table:table-cell>
          <table:table-cell table:style-name="ce6" table:formula="of:=COUNTIF([.E70:.E79];&quot;4&quot;)" office:value-type="float" office:value="9" calcext:value-type="float">
            <text:p>9</text:p>
          </table:table-cell>
          <table:table-cell table:style-name="ce6" table:formula="of:=COUNTIF([.F70:.F79];&quot;4&quot;)" office:value-type="float" office:value="0" calcext:value-type="float">
            <text:p>0</text:p>
          </table:table-cell>
          <table:table-cell table:style-name="ce6" table:formula="of:=COUNTIF([.G70:.G79];&quot;4&quot;)" office:value-type="float" office:value="0" calcext:value-type="float">
            <text:p>0</text:p>
          </table:table-cell>
          <table:table-cell table:style-name="ce6" table:formula="of:=COUNTIF([.H70:.H79];&quot;4&quot;)" office:value-type="float" office:value="0" calcext:value-type="float">
            <text:p>0</text:p>
          </table:table-cell>
          <table:table-cell table:style-name="ce6" table:formula="of:=COUNTIF([.I70:.I79];&quot;4&quot;)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9" table:number-rows-spanned="1">
            <text:p>Somme totale pour chaque spécification</text:p>
          </table:table-cell>
          <table:covered-table-cell table:number-columns-repeated="8" table:style-name="Default"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1 :</text:p>
          </table:table-cell>
          <table:table-cell table:style-name="ce6" table:formula="of:=[.B80]+[.B64]+[.B48]+[.B32]+[.B16]" office:value-type="float" office:value="50" calcext:value-type="float">
            <text:p>50</text:p>
          </table:table-cell>
          <table:table-cell table:style-name="ce6" table:formula="of:=[.C80]+[.C64]+[.C48]+[.C32]+[.C16]" office:value-type="float" office:value="45" calcext:value-type="float">
            <text:p>45</text:p>
          </table:table-cell>
          <table:table-cell table:style-name="ce6" table:formula="of:=[.D80]+[.D64]+[.D48]+[.D32]+[.D16]" office:value-type="float" office:value="44" calcext:value-type="float">
            <text:p>44</text:p>
          </table:table-cell>
          <table:table-cell table:style-name="ce6" table:formula="of:=[.E80]+[.E64]+[.E48]+[.E32]+[.E16]" office:value-type="float" office:value="35" calcext:value-type="float">
            <text:p>35</text:p>
          </table:table-cell>
          <table:table-cell table:style-name="ce6" table:formula="of:=[.F80]+[.F64]+[.F48]+[.F32]+[.F16]" office:value-type="float" office:value="44" calcext:value-type="float">
            <text:p>44</text:p>
          </table:table-cell>
          <table:table-cell table:style-name="ce6" table:formula="of:=[.G80]+[.G64]+[.G48]+[.G32]+[.G16]" office:value-type="float" office:value="49" calcext:value-type="float">
            <text:p>49</text:p>
          </table:table-cell>
          <table:table-cell table:style-name="ce6" table:formula="of:=[.H80]+[.H64]+[.H48]+[.H32]+[.H16]" office:value-type="float" office:value="50" calcext:value-type="float">
            <text:p>50</text:p>
          </table:table-cell>
          <table:table-cell table:style-name="ce6" table:formula="of:=[.I80]+[.I64]+[.I48]+[.I32]+[.I16]" office:value-type="float" office:value="49" calcext:value-type="float">
            <text:p>49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2:</text:p>
          </table:table-cell>
          <table:table-cell table:style-name="ce6" table:formula="of:=[.B81]+[.B65]+[.B49]+[.B33]+[.B17]" office:value-type="float" office:value="0" calcext:value-type="float">
            <text:p>0</text:p>
          </table:table-cell>
          <table:table-cell table:style-name="ce6" table:formula="of:=[.C81]+[.C65]+[.C49]+[.C33]+[.C17]" office:value-type="float" office:value="5" calcext:value-type="float">
            <text:p>5</text:p>
          </table:table-cell>
          <table:table-cell table:style-name="ce6" table:formula="of:=[.D81]+[.D65]+[.D49]+[.D33]+[.D17]" office:value-type="float" office:value="0" calcext:value-type="float">
            <text:p>0</text:p>
          </table:table-cell>
          <table:table-cell table:style-name="ce6" table:formula="of:=[.E81]+[.E65]+[.E49]+[.E33]+[.E17]" office:value-type="float" office:value="2" calcext:value-type="float">
            <text:p>2</text:p>
          </table:table-cell>
          <table:table-cell table:style-name="ce6" table:formula="of:=[.F81]+[.F65]+[.F49]+[.F33]+[.F17]" office:value-type="float" office:value="0" calcext:value-type="float">
            <text:p>0</text:p>
          </table:table-cell>
          <table:table-cell table:style-name="ce6" table:formula="of:=[.G81]+[.G65]+[.G49]+[.G33]+[.G17]" office:value-type="float" office:value="1" calcext:value-type="float">
            <text:p>1</text:p>
          </table:table-cell>
          <table:table-cell table:style-name="ce6" table:formula="of:=[.H81]+[.H65]+[.H49]+[.H33]+[.H17]" office:value-type="float" office:value="0" calcext:value-type="float">
            <text:p>0</text:p>
          </table:table-cell>
          <table:table-cell table:style-name="ce6" table:formula="of:=[.I81]+[.I65]+[.I49]+[.I33]+[.I17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3:</text:p>
          </table:table-cell>
          <table:table-cell table:style-name="ce6" table:formula="of:=[.B82]+[.B66]+[.B50]+[.B34]+[.B18]" office:value-type="float" office:value="0" calcext:value-type="float">
            <text:p>0</text:p>
          </table:table-cell>
          <table:table-cell table:style-name="ce6" table:formula="of:=[.C82]+[.C66]+[.C50]+[.C34]+[.C18]" office:value-type="float" office:value="0" calcext:value-type="float">
            <text:p>0</text:p>
          </table:table-cell>
          <table:table-cell table:style-name="ce6" table:formula="of:=[.D82]+[.D66]+[.D50]+[.D34]+[.D18]" office:value-type="float" office:value="5" calcext:value-type="float">
            <text:p>5</text:p>
          </table:table-cell>
          <table:table-cell table:style-name="ce6" table:formula="of:=[.E82]+[.E66]+[.E50]+[.E34]+[.E18]" office:value-type="float" office:value="3" calcext:value-type="float">
            <text:p>3</text:p>
          </table:table-cell>
          <table:table-cell table:style-name="ce6" table:formula="of:=[.F82]+[.F66]+[.F50]+[.F34]+[.F18]" office:value-type="float" office:value="5" calcext:value-type="float">
            <text:p>5</text:p>
          </table:table-cell>
          <table:table-cell table:style-name="ce6" table:formula="of:=[.G82]+[.G66]+[.G50]+[.G34]+[.G18]" office:value-type="float" office:value="0" calcext:value-type="float">
            <text:p>0</text:p>
          </table:table-cell>
          <table:table-cell table:style-name="ce6" table:formula="of:=[.H82]+[.H66]+[.H50]+[.H34]+[.H18]" office:value-type="float" office:value="0" calcext:value-type="float">
            <text:p>0</text:p>
          </table:table-cell>
          <table:table-cell table:style-name="ce6" table:formula="of:=[.I82]+[.I66]+[.I50]+[.I34]+[.I18]" office:value-type="float" office:value="0" calcext:value-type="float">
            <text:p>0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Catégorie4:</text:p>
          </table:table-cell>
          <table:table-cell table:style-name="ce6" table:formula="of:=[.B83]+[.B67]+[.B51]+[.B35]+[.B19]" office:value-type="float" office:value="0" calcext:value-type="float">
            <text:p>0</text:p>
          </table:table-cell>
          <table:table-cell table:style-name="ce6" table:formula="of:=[.C83]+[.C67]+[.C51]+[.C35]+[.C19]" office:value-type="float" office:value="0" calcext:value-type="float">
            <text:p>0</text:p>
          </table:table-cell>
          <table:table-cell table:style-name="ce6" table:formula="of:=[.D83]+[.D67]+[.D51]+[.D35]+[.D19]" office:value-type="float" office:value="1" calcext:value-type="float">
            <text:p>1</text:p>
          </table:table-cell>
          <table:table-cell table:style-name="ce6" table:formula="of:=[.E83]+[.E67]+[.E51]+[.E35]+[.E19]" office:value-type="float" office:value="10" calcext:value-type="float">
            <text:p>10</text:p>
          </table:table-cell>
          <table:table-cell table:style-name="ce6" table:formula="of:=[.F83]+[.F67]+[.F51]+[.F35]+[.F19]" office:value-type="float" office:value="1" calcext:value-type="float">
            <text:p>1</text:p>
          </table:table-cell>
          <table:table-cell table:style-name="ce6" table:formula="of:=[.G83]+[.G67]+[.G51]+[.G35]+[.G19]" office:value-type="float" office:value="0" calcext:value-type="float">
            <text:p>0</text:p>
          </table:table-cell>
          <table:table-cell table:style-name="ce6" table:formula="of:=[.H83]+[.H67]+[.H51]+[.H35]+[.H19]" office:value-type="float" office:value="0" calcext:value-type="float">
            <text:p>0</text:p>
          </table:table-cell>
          <table:table-cell table:style-name="ce6" table:formula="of:=[.I83]+[.I67]+[.I51]+[.I35]+[.I19]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 table:number-rows-repeated="12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1"/>
          <table:table-cell table:style-name="ce9" table:number-columns-repeated="2"/>
          <table:table-cell/>
          <table:table-cell table:style-name="Default" table:number-columns-repeated="7"/>
        </table:table-row>
      </table:table>
      <table:table table:name="ConcordanceExacte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</text:p>
          </table:table-cell>
          <table:table-cell table:style-name="Default" table:number-columns-repeated="8"/>
          <table:table-cell table:style-name="ce4" office:value-type="string" calcext:value-type="string">
            <text:p>Total OK:</text:p>
          </table:table-cell>
          <table:table-cell table:style-name="ce6" table:formula="of:=COUNTIF([.B5:.I67];&quot;OK&quot;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4" office:value-type="string" calcext:value-type="string">
            <text:p>Total KO:</text:p>
          </table:table-cell>
          <table:table-cell table:style-name="ce6" table:formula="of:=COUNTIF([.B5:.I67];&quot;KO&quot;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6]=[$chatgpt.B6];&quot;OK&quot;;&quot;KO&quot;)" office:value-type="string" office:string-value="KO" calcext:value-type="string">
            <text:p>KO</text:p>
          </table:table-cell>
          <table:table-cell table:formula="of:=IF([$humanevaluator.C6]=[$chatgpt.C6];&quot;OK&quot;;&quot;KO&quot;)" office:value-type="string" office:string-value="OK" calcext:value-type="string">
            <text:p>OK</text:p>
          </table:table-cell>
          <table:table-cell table:formula="of:=IF([$humanevaluator.D6]=[$chatgpt.D6];&quot;OK&quot;;&quot;KO&quot;)" office:value-type="string" office:string-value="OK" calcext:value-type="string">
            <text:p>OK</text:p>
          </table:table-cell>
          <table:table-cell table:formula="of:=IF([$humanevaluator.E6]=[$chatgpt.E6];&quot;OK&quot;;&quot;KO&quot;)" office:value-type="string" office:string-value="KO" calcext:value-type="string">
            <text:p>KO</text:p>
          </table:table-cell>
          <table:table-cell table:formula="of:=IF([$humanevaluator.F6]=[$chatgpt.F6];&quot;OK&quot;;&quot;KO&quot;)" office:value-type="string" office:string-value="OK" calcext:value-type="string">
            <text:p>OK</text:p>
          </table:table-cell>
          <table:table-cell table:formula="of:=IF([$humanevaluator.G6]=[$chatgpt.G6];&quot;OK&quot;;&quot;KO&quot;)" office:value-type="string" office:string-value="KO" calcext:value-type="string">
            <text:p>KO</text:p>
          </table:table-cell>
          <table:table-cell table:formula="of:=IF([$humanevaluator.H6]=[$chatgpt.H6];&quot;OK&quot;;&quot;KO&quot;)" office:value-type="string" office:string-value="KO" calcext:value-type="string">
            <text:p>KO</text:p>
          </table:table-cell>
          <table:table-cell table:formula="of:=IF([$humanevaluator.I6]=[$chatgpt.I6];&quot;OK&quot;;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]=[$chatgpt.B7];&quot;OK&quot;;&quot;KO&quot;)" office:value-type="string" office:string-value="KO" calcext:value-type="string">
            <text:p>KO</text:p>
          </table:table-cell>
          <table:table-cell table:formula="of:=IF([$humanevaluator.C7]=[$chatgpt.C7];&quot;OK&quot;;&quot;KO&quot;)" office:value-type="string" office:string-value="OK" calcext:value-type="string">
            <text:p>OK</text:p>
          </table:table-cell>
          <table:table-cell table:formula="of:=IF([$humanevaluator.D7]=[$chatgpt.D7];&quot;OK&quot;;&quot;KO&quot;)" office:value-type="string" office:string-value="OK" calcext:value-type="string">
            <text:p>OK</text:p>
          </table:table-cell>
          <table:table-cell table:formula="of:=IF([$humanevaluator.E7]=[$chatgpt.E7];&quot;OK&quot;;&quot;KO&quot;)" office:value-type="string" office:string-value="KO" calcext:value-type="string">
            <text:p>KO</text:p>
          </table:table-cell>
          <table:table-cell table:formula="of:=IF([$humanevaluator.F7]=[$chatgpt.F7];&quot;OK&quot;;&quot;KO&quot;)" office:value-type="string" office:string-value="KO" calcext:value-type="string">
            <text:p>KO</text:p>
          </table:table-cell>
          <table:table-cell table:formula="of:=IF([$humanevaluator.G7]=[$chatgpt.G7];&quot;OK&quot;;&quot;KO&quot;)" office:value-type="string" office:string-value="OK" calcext:value-type="string">
            <text:p>OK</text:p>
          </table:table-cell>
          <table:table-cell table:formula="of:=IF([$humanevaluator.H7]=[$chatgpt.H7];&quot;OK&quot;;&quot;KO&quot;)" office:value-type="string" office:string-value="KO" calcext:value-type="string">
            <text:p>KO</text:p>
          </table:table-cell>
          <table:table-cell table:formula="of:=IF([$humanevaluator.I7]=[$chatgpt.I7];&quot;OK&quot;;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4" calcext:value-type="float">
            <text:p>4</text:p>
          </table:table-cell>
          <table:table-cell table:formula="of:=COUNTIF([.B7:.I7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8]=[$chatgpt.B8];&quot;OK&quot;;&quot;KO&quot;)" office:value-type="string" office:string-value="KO" calcext:value-type="string">
            <text:p>KO</text:p>
          </table:table-cell>
          <table:table-cell table:formula="of:=IF([$humanevaluator.C8]=[$chatgpt.C8];&quot;OK&quot;;&quot;KO&quot;)" office:value-type="string" office:string-value="OK" calcext:value-type="string">
            <text:p>OK</text:p>
          </table:table-cell>
          <table:table-cell table:formula="of:=IF([$humanevaluator.D8]=[$chatgpt.D8];&quot;OK&quot;;&quot;KO&quot;)" office:value-type="string" office:string-value="OK" calcext:value-type="string">
            <text:p>OK</text:p>
          </table:table-cell>
          <table:table-cell table:formula="of:=IF([$humanevaluator.E8]=[$chatgpt.E8];&quot;OK&quot;;&quot;KO&quot;)" office:value-type="string" office:string-value="KO" calcext:value-type="string">
            <text:p>KO</text:p>
          </table:table-cell>
          <table:table-cell table:formula="of:=IF([$humanevaluator.F8]=[$chatgpt.F8];&quot;OK&quot;;&quot;KO&quot;)" office:value-type="string" office:string-value="OK" calcext:value-type="string">
            <text:p>OK</text:p>
          </table:table-cell>
          <table:table-cell table:formula="of:=IF([$humanevaluator.G8]=[$chatgpt.G8];&quot;OK&quot;;&quot;KO&quot;)" office:value-type="string" office:string-value="KO" calcext:value-type="string">
            <text:p>KO</text:p>
          </table:table-cell>
          <table:table-cell table:formula="of:=IF([$humanevaluator.H8]=[$chatgpt.H8];&quot;OK&quot;;&quot;KO&quot;)" office:value-type="string" office:string-value="OK" calcext:value-type="string">
            <text:p>OK</text:p>
          </table:table-cell>
          <table:table-cell table:formula="of:=IF([$humanevaluator.I8]=[$chatgpt.I8];&quot;OK&quot;;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9]=[$chatgpt.B9];&quot;OK&quot;;&quot;KO&quot;)" office:value-type="string" office:string-value="KO" calcext:value-type="string">
            <text:p>KO</text:p>
          </table:table-cell>
          <table:table-cell table:formula="of:=IF([$humanevaluator.C9]=[$chatgpt.C9];&quot;OK&quot;;&quot;KO&quot;)" office:value-type="string" office:string-value="OK" calcext:value-type="string">
            <text:p>OK</text:p>
          </table:table-cell>
          <table:table-cell table:formula="of:=IF([$humanevaluator.D9]=[$chatgpt.D9];&quot;OK&quot;;&quot;KO&quot;)" office:value-type="string" office:string-value="OK" calcext:value-type="string">
            <text:p>OK</text:p>
          </table:table-cell>
          <table:table-cell table:formula="of:=IF([$humanevaluator.E9]=[$chatgpt.E9];&quot;OK&quot;;&quot;KO&quot;)" office:value-type="string" office:string-value="OK" calcext:value-type="string">
            <text:p>OK</text:p>
          </table:table-cell>
          <table:table-cell table:formula="of:=IF([$humanevaluator.F9]=[$chatgpt.F9];&quot;OK&quot;;&quot;KO&quot;)" office:value-type="string" office:string-value="KO" calcext:value-type="string">
            <text:p>KO</text:p>
          </table:table-cell>
          <table:table-cell table:formula="of:=IF([$humanevaluator.G9]=[$chatgpt.G9];&quot;OK&quot;;&quot;KO&quot;)" office:value-type="string" office:string-value="KO" calcext:value-type="string">
            <text:p>KO</text:p>
          </table:table-cell>
          <table:table-cell table:formula="of:=IF([$humanevaluator.H9]=[$chatgpt.H9];&quot;OK&quot;;&quot;KO&quot;)" office:value-type="string" office:string-value="KO" calcext:value-type="string">
            <text:p>KO</text:p>
          </table:table-cell>
          <table:table-cell table:formula="of:=IF([$humanevaluator.I9]=[$chatgpt.I9];&quot;OK&quot;;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4" calcext:value-type="float">
            <text:p>4</text:p>
          </table:table-cell>
          <table:table-cell table:formula="of:=COUNTIF([.B9:.I9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10]=[$chatgpt.B10];&quot;OK&quot;;&quot;KO&quot;)" office:value-type="string" office:string-value="KO" calcext:value-type="string">
            <text:p>KO</text:p>
          </table:table-cell>
          <table:table-cell table:formula="of:=IF([$humanevaluator.C10]=[$chatgpt.C10];&quot;OK&quot;;&quot;KO&quot;)" office:value-type="string" office:string-value="KO" calcext:value-type="string">
            <text:p>KO</text:p>
          </table:table-cell>
          <table:table-cell table:formula="of:=IF([$humanevaluator.D10]=[$chatgpt.D10];&quot;OK&quot;;&quot;KO&quot;)" office:value-type="string" office:string-value="KO" calcext:value-type="string">
            <text:p>KO</text:p>
          </table:table-cell>
          <table:table-cell table:formula="of:=IF([$humanevaluator.E10]=[$chatgpt.E10];&quot;OK&quot;;&quot;KO&quot;)" office:value-type="string" office:string-value="OK" calcext:value-type="string">
            <text:p>OK</text:p>
          </table:table-cell>
          <table:table-cell table:formula="of:=IF([$humanevaluator.F10]=[$chatgpt.F10];&quot;OK&quot;;&quot;KO&quot;)" office:value-type="string" office:string-value="OK" calcext:value-type="string">
            <text:p>OK</text:p>
          </table:table-cell>
          <table:table-cell table:formula="of:=IF([$humanevaluator.G10]=[$chatgpt.G10];&quot;OK&quot;;&quot;KO&quot;)" office:value-type="string" office:string-value="KO" calcext:value-type="string">
            <text:p>KO</text:p>
          </table:table-cell>
          <table:table-cell table:formula="of:=IF([$humanevaluator.H10]=[$chatgpt.H10];&quot;OK&quot;;&quot;KO&quot;)" office:value-type="string" office:string-value="KO" calcext:value-type="string">
            <text:p>KO</text:p>
          </table:table-cell>
          <table:table-cell table:formula="of:=IF([$humanevaluator.I10]=[$chatgpt.I10];&quot;OK&quot;;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3" calcext:value-type="float">
            <text:p>3</text:p>
          </table:table-cell>
          <table:table-cell table:formula="of:=COUNTIF([.B10:.I10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11]=[$chatgpt.B11];&quot;OK&quot;;&quot;KO&quot;)" office:value-type="string" office:string-value="KO" calcext:value-type="string">
            <text:p>KO</text:p>
          </table:table-cell>
          <table:table-cell table:formula="of:=IF([$humanevaluator.C11]=[$chatgpt.C11];&quot;OK&quot;;&quot;KO&quot;)" office:value-type="string" office:string-value="KO" calcext:value-type="string">
            <text:p>KO</text:p>
          </table:table-cell>
          <table:table-cell table:formula="of:=IF([$humanevaluator.D11]=[$chatgpt.D11];&quot;OK&quot;;&quot;KO&quot;)" office:value-type="string" office:string-value="OK" calcext:value-type="string">
            <text:p>OK</text:p>
          </table:table-cell>
          <table:table-cell table:formula="of:=IF([$humanevaluator.E11]=[$chatgpt.E11];&quot;OK&quot;;&quot;KO&quot;)" office:value-type="string" office:string-value="OK" calcext:value-type="string">
            <text:p>OK</text:p>
          </table:table-cell>
          <table:table-cell table:formula="of:=IF([$humanevaluator.F11]=[$chatgpt.F11];&quot;OK&quot;;&quot;KO&quot;)" office:value-type="string" office:string-value="OK" calcext:value-type="string">
            <text:p>OK</text:p>
          </table:table-cell>
          <table:table-cell table:formula="of:=IF([$humanevaluator.G11]=[$chatgpt.G11];&quot;OK&quot;;&quot;KO&quot;)" office:value-type="string" office:string-value="KO" calcext:value-type="string">
            <text:p>KO</text:p>
          </table:table-cell>
          <table:table-cell table:formula="of:=IF([$humanevaluator.H11]=[$chatgpt.H11];&quot;OK&quot;;&quot;KO&quot;)" office:value-type="string" office:string-value="KO" calcext:value-type="string">
            <text:p>KO</text:p>
          </table:table-cell>
          <table:table-cell table:formula="of:=IF([$humanevaluator.I11]=[$chatgpt.I11];&quot;OK&quot;;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6:.I15];&quot;OK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12]=[$chatgpt.B12];&quot;OK&quot;;&quot;KO&quot;)" office:value-type="string" office:string-value="KO" calcext:value-type="string">
            <text:p>KO</text:p>
          </table:table-cell>
          <table:table-cell table:formula="of:=IF([$humanevaluator.C12]=[$chatgpt.C12];&quot;OK&quot;;&quot;KO&quot;)" office:value-type="string" office:string-value="OK" calcext:value-type="string">
            <text:p>OK</text:p>
          </table:table-cell>
          <table:table-cell table:formula="of:=IF([$humanevaluator.D12]=[$chatgpt.D12];&quot;OK&quot;;&quot;KO&quot;)" office:value-type="string" office:string-value="OK" calcext:value-type="string">
            <text:p>OK</text:p>
          </table:table-cell>
          <table:table-cell table:formula="of:=IF([$humanevaluator.E12]=[$chatgpt.E12];&quot;OK&quot;;&quot;KO&quot;)" office:value-type="string" office:string-value="KO" calcext:value-type="string">
            <text:p>KO</text:p>
          </table:table-cell>
          <table:table-cell table:formula="of:=IF([$humanevaluator.F12]=[$chatgpt.F12];&quot;OK&quot;;&quot;KO&quot;)" office:value-type="string" office:string-value="KO" calcext:value-type="string">
            <text:p>KO</text:p>
          </table:table-cell>
          <table:table-cell table:formula="of:=IF([$humanevaluator.G12]=[$chatgpt.G12];&quot;OK&quot;;&quot;KO&quot;)" office:value-type="string" office:string-value="KO" calcext:value-type="string">
            <text:p>KO</text:p>
          </table:table-cell>
          <table:table-cell table:formula="of:=IF([$humanevaluator.H12]=[$chatgpt.H12];&quot;OK&quot;;&quot;KO&quot;)" office:value-type="string" office:string-value="KO" calcext:value-type="string">
            <text:p>KO</text:p>
          </table:table-cell>
          <table:table-cell table:formula="of:=IF([$humanevaluator.I12]=[$chatgpt.I12];&quot;OK&quot;;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3" calcext:value-type="float">
            <text:p>3</text:p>
          </table:table-cell>
          <table:table-cell table:formula="of:=COUNTIF([.B12:.I12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6:.I15];&quot;KO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13]=[$chatgpt.B13];&quot;OK&quot;;&quot;KO&quot;)" office:value-type="string" office:string-value="KO" calcext:value-type="string">
            <text:p>KO</text:p>
          </table:table-cell>
          <table:table-cell table:formula="of:=IF([$humanevaluator.C13]=[$chatgpt.C13];&quot;OK&quot;;&quot;KO&quot;)" office:value-type="string" office:string-value="KO" calcext:value-type="string">
            <text:p>KO</text:p>
          </table:table-cell>
          <table:table-cell table:formula="of:=IF([$humanevaluator.D13]=[$chatgpt.D13];&quot;OK&quot;;&quot;KO&quot;)" office:value-type="string" office:string-value="KO" calcext:value-type="string">
            <text:p>KO</text:p>
          </table:table-cell>
          <table:table-cell table:formula="of:=IF([$humanevaluator.E13]=[$chatgpt.E13];&quot;OK&quot;;&quot;KO&quot;)" office:value-type="string" office:string-value="KO" calcext:value-type="string">
            <text:p>KO</text:p>
          </table:table-cell>
          <table:table-cell table:formula="of:=IF([$humanevaluator.F13]=[$chatgpt.F13];&quot;OK&quot;;&quot;KO&quot;)" office:value-type="string" office:string-value="OK" calcext:value-type="string">
            <text:p>OK</text:p>
          </table:table-cell>
          <table:table-cell table:formula="of:=IF([$humanevaluator.G13]=[$chatgpt.G13];&quot;OK&quot;;&quot;KO&quot;)" office:value-type="string" office:string-value="KO" calcext:value-type="string">
            <text:p>KO</text:p>
          </table:table-cell>
          <table:table-cell table:formula="of:=IF([$humanevaluator.H13]=[$chatgpt.H13];&quot;OK&quot;;&quot;KO&quot;)" office:value-type="string" office:string-value="KO" calcext:value-type="string">
            <text:p>KO</text:p>
          </table:table-cell>
          <table:table-cell table:formula="of:=IF([$humanevaluator.I13]=[$chatgpt.I13];&quot;OK&quot;;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2" calcext:value-type="float">
            <text:p>2</text:p>
          </table:table-cell>
          <table:table-cell table:formula="of:=COUNTIF([.B13:.I13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14]=[$chatgpt.B14];&quot;OK&quot;;&quot;KO&quot;)" office:value-type="string" office:string-value="KO" calcext:value-type="string">
            <text:p>KO</text:p>
          </table:table-cell>
          <table:table-cell table:formula="of:=IF([$humanevaluator.C14]=[$chatgpt.C14];&quot;OK&quot;;&quot;KO&quot;)" office:value-type="string" office:string-value="KO" calcext:value-type="string">
            <text:p>KO</text:p>
          </table:table-cell>
          <table:table-cell table:formula="of:=IF([$humanevaluator.D14]=[$chatgpt.D14];&quot;OK&quot;;&quot;KO&quot;)" office:value-type="string" office:string-value="OK" calcext:value-type="string">
            <text:p>OK</text:p>
          </table:table-cell>
          <table:table-cell table:formula="of:=IF([$humanevaluator.E14]=[$chatgpt.E14];&quot;OK&quot;;&quot;KO&quot;)" office:value-type="string" office:string-value="OK" calcext:value-type="string">
            <text:p>OK</text:p>
          </table:table-cell>
          <table:table-cell table:formula="of:=IF([$humanevaluator.F14]=[$chatgpt.F14];&quot;OK&quot;;&quot;KO&quot;)" office:value-type="string" office:string-value="OK" calcext:value-type="string">
            <text:p>OK</text:p>
          </table:table-cell>
          <table:table-cell table:formula="of:=IF([$humanevaluator.G14]=[$chatgpt.G14];&quot;OK&quot;;&quot;KO&quot;)" office:value-type="string" office:string-value="KO" calcext:value-type="string">
            <text:p>KO</text:p>
          </table:table-cell>
          <table:table-cell table:formula="of:=IF([$humanevaluator.H14]=[$chatgpt.H14];&quot;OK&quot;;&quot;KO&quot;)" office:value-type="string" office:string-value="KO" calcext:value-type="string">
            <text:p>KO</text:p>
          </table:table-cell>
          <table:table-cell table:formula="of:=IF([$humanevaluator.I14]=[$chatgpt.I14];&quot;OK&quot;;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15]=[$chatgpt.B15];&quot;OK&quot;;&quot;KO&quot;)" office:value-type="string" office:string-value="KO" calcext:value-type="string">
            <text:p>KO</text:p>
          </table:table-cell>
          <table:table-cell table:formula="of:=IF([$humanevaluator.C15]=[$chatgpt.C15];&quot;OK&quot;;&quot;KO&quot;)" office:value-type="string" office:string-value="KO" calcext:value-type="string">
            <text:p>KO</text:p>
          </table:table-cell>
          <table:table-cell table:formula="of:=IF([$humanevaluator.D15]=[$chatgpt.D15];&quot;OK&quot;;&quot;KO&quot;)" office:value-type="string" office:string-value="OK" calcext:value-type="string">
            <text:p>OK</text:p>
          </table:table-cell>
          <table:table-cell table:formula="of:=IF([$humanevaluator.E15]=[$chatgpt.E15];&quot;OK&quot;;&quot;KO&quot;)" office:value-type="string" office:string-value="OK" calcext:value-type="string">
            <text:p>OK</text:p>
          </table:table-cell>
          <table:table-cell table:formula="of:=IF([$humanevaluator.F15]=[$chatgpt.F15];&quot;OK&quot;;&quot;KO&quot;)" office:value-type="string" office:string-value="OK" calcext:value-type="string">
            <text:p>OK</text:p>
          </table:table-cell>
          <table:table-cell table:formula="of:=IF([$humanevaluator.G15]=[$chatgpt.G15];&quot;OK&quot;;&quot;KO&quot;)" office:value-type="string" office:string-value="KO" calcext:value-type="string">
            <text:p>KO</text:p>
          </table:table-cell>
          <table:table-cell table:formula="of:=IF([$humanevaluator.H15]=[$chatgpt.H15];&quot;OK&quot;;&quot;KO&quot;)" office:value-type="string" office:string-value="KO" calcext:value-type="string">
            <text:p>KO</text:p>
          </table:table-cell>
          <table:table-cell table:formula="of:=IF([$humanevaluator.I15]=[$chatgpt.I15];&quot;OK&quot;;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6:.B15];&quot;OK&quot;)" office:value-type="float" office:value="0" calcext:value-type="float">
            <text:p>0</text:p>
          </table:table-cell>
          <table:table-cell table:style-name="ce8" table:formula="of:=COUNTIF([.C6:.C15];&quot;OK&quot;)" office:value-type="float" office:value="5" calcext:value-type="float">
            <text:p>5</text:p>
          </table:table-cell>
          <table:table-cell table:style-name="ce8" table:formula="of:=COUNTIF([.D6:.D15];&quot;OK&quot;)" office:value-type="float" office:value="8" calcext:value-type="float">
            <text:p>8</text:p>
          </table:table-cell>
          <table:table-cell table:style-name="ce8" table:formula="of:=COUNTIF([.E6:.E15];&quot;OK&quot;)" office:value-type="float" office:value="5" calcext:value-type="float">
            <text:p>5</text:p>
          </table:table-cell>
          <table:table-cell table:style-name="ce8" table:formula="of:=COUNTIF([.F6:.F15];&quot;OK&quot;)" office:value-type="float" office:value="7" calcext:value-type="float">
            <text:p>7</text:p>
          </table:table-cell>
          <table:table-cell table:style-name="ce8" table:formula="of:=COUNTIF([.G6:.G15];&quot;OK&quot;)" office:value-type="float" office:value="1" calcext:value-type="float">
            <text:p>1</text:p>
          </table:table-cell>
          <table:table-cell table:style-name="ce8" table:formula="of:=COUNTIF([.H6:.H15];&quot;OK&quot;)" office:value-type="float" office:value="1" calcext:value-type="float">
            <text:p>1</text:p>
          </table:table-cell>
          <table:table-cell table:style-name="ce8" table:formula="of:=COUNTIF([.I6:.I15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6:.B15];&quot;KO&quot;)" office:value-type="float" office:value="10" calcext:value-type="float">
            <text:p>10</text:p>
          </table:table-cell>
          <table:table-cell table:style-name="ce8" table:formula="of:=COUNTIF([.C6:.C15];&quot;KO&quot;)" office:value-type="float" office:value="5" calcext:value-type="float">
            <text:p>5</text:p>
          </table:table-cell>
          <table:table-cell table:style-name="ce8" table:formula="of:=COUNTIF([.D6:.D15];&quot;KO&quot;)" office:value-type="float" office:value="2" calcext:value-type="float">
            <text:p>2</text:p>
          </table:table-cell>
          <table:table-cell table:style-name="ce8" table:formula="of:=COUNTIF([.E6:.E15];&quot;KO&quot;)" office:value-type="float" office:value="5" calcext:value-type="float">
            <text:p>5</text:p>
          </table:table-cell>
          <table:table-cell table:style-name="ce8" table:formula="of:=COUNTIF([.F6:.F15];&quot;KO&quot;)" office:value-type="float" office:value="3" calcext:value-type="float">
            <text:p>3</text:p>
          </table:table-cell>
          <table:table-cell table:style-name="ce8" table:formula="of:=COUNTIF([.G6:.G15];&quot;KO&quot;)" office:value-type="float" office:value="9" calcext:value-type="float">
            <text:p>9</text:p>
          </table:table-cell>
          <table:table-cell table:style-name="ce8" table:formula="of:=COUNTIF([.H6:.H15];&quot;KO&quot;)" office:value-type="float" office:value="9" calcext:value-type="float">
            <text:p>9</text:p>
          </table:table-cell>
          <table:table-cell table:style-name="ce8" table:formula="of:=COUNTIF([.I6:.I15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22]=[$chatgpt.B22];&quot;OK&quot;;&quot;KO&quot;)" office:value-type="string" office:string-value="KO" calcext:value-type="string">
            <text:p>KO</text:p>
          </table:table-cell>
          <table:table-cell table:formula="of:=IF([$humanevaluator.C22]=[$chatgpt.C22];&quot;OK&quot;;&quot;KO&quot;)" office:value-type="string" office:string-value="KO" calcext:value-type="string">
            <text:p>KO</text:p>
          </table:table-cell>
          <table:table-cell table:formula="of:=IF([$humanevaluator.D22]=[$chatgpt.D22];&quot;OK&quot;;&quot;KO&quot;)" office:value-type="string" office:string-value="OK" calcext:value-type="string">
            <text:p>OK</text:p>
          </table:table-cell>
          <table:table-cell table:formula="of:=IF([$humanevaluator.E22]=[$chatgpt.E22];&quot;OK&quot;;&quot;KO&quot;)" office:value-type="string" office:string-value="KO" calcext:value-type="string">
            <text:p>KO</text:p>
          </table:table-cell>
          <table:table-cell table:formula="of:=IF([$humanevaluator.F22]=[$chatgpt.F22];&quot;OK&quot;;&quot;KO&quot;)" office:value-type="string" office:string-value="OK" calcext:value-type="string">
            <text:p>OK</text:p>
          </table:table-cell>
          <table:table-cell table:formula="of:=IF([$humanevaluator.G22]=[$chatgpt.G22];&quot;OK&quot;;&quot;KO&quot;)" office:value-type="string" office:string-value="KO" calcext:value-type="string">
            <text:p>KO</text:p>
          </table:table-cell>
          <table:table-cell table:formula="of:=IF([$humanevaluator.H22]=[$chatgpt.H22];&quot;OK&quot;;&quot;KO&quot;)" office:value-type="string" office:string-value="KO" calcext:value-type="string">
            <text:p>KO</text:p>
          </table:table-cell>
          <table:table-cell table:formula="of:=IF([$humanevaluator.I22]=[$chatgpt.I22];&quot;OK&quot;;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23]=[$chatgpt.B23];&quot;OK&quot;;&quot;KO&quot;)" office:value-type="string" office:string-value="KO" calcext:value-type="string">
            <text:p>KO</text:p>
          </table:table-cell>
          <table:table-cell table:formula="of:=IF([$humanevaluator.C23]=[$chatgpt.C23];&quot;OK&quot;;&quot;KO&quot;)" office:value-type="string" office:string-value="KO" calcext:value-type="string">
            <text:p>KO</text:p>
          </table:table-cell>
          <table:table-cell table:formula="of:=IF([$humanevaluator.D23]=[$chatgpt.D23];&quot;OK&quot;;&quot;KO&quot;)" office:value-type="string" office:string-value="OK" calcext:value-type="string">
            <text:p>OK</text:p>
          </table:table-cell>
          <table:table-cell table:formula="of:=IF([$humanevaluator.E23]=[$chatgpt.E23];&quot;OK&quot;;&quot;KO&quot;)" office:value-type="string" office:string-value="KO" calcext:value-type="string">
            <text:p>KO</text:p>
          </table:table-cell>
          <table:table-cell table:formula="of:=IF([$humanevaluator.F23]=[$chatgpt.F23];&quot;OK&quot;;&quot;KO&quot;)" office:value-type="string" office:string-value="OK" calcext:value-type="string">
            <text:p>OK</text:p>
          </table:table-cell>
          <table:table-cell table:formula="of:=IF([$humanevaluator.G23]=[$chatgpt.G23];&quot;OK&quot;;&quot;KO&quot;)" office:value-type="string" office:string-value="KO" calcext:value-type="string">
            <text:p>KO</text:p>
          </table:table-cell>
          <table:table-cell table:formula="of:=IF([$humanevaluator.H23]=[$chatgpt.H23];&quot;OK&quot;;&quot;KO&quot;)" office:value-type="string" office:string-value="KO" calcext:value-type="string">
            <text:p>KO</text:p>
          </table:table-cell>
          <table:table-cell table:formula="of:=IF([$humanevaluator.I23]=[$chatgpt.I23];&quot;OK&quot;;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24]=[$chatgpt.B24];&quot;OK&quot;;&quot;KO&quot;)" office:value-type="string" office:string-value="KO" calcext:value-type="string">
            <text:p>KO</text:p>
          </table:table-cell>
          <table:table-cell table:formula="of:=IF([$humanevaluator.C24]=[$chatgpt.C24];&quot;OK&quot;;&quot;KO&quot;)" office:value-type="string" office:string-value="KO" calcext:value-type="string">
            <text:p>KO</text:p>
          </table:table-cell>
          <table:table-cell table:formula="of:=IF([$humanevaluator.D24]=[$chatgpt.D24];&quot;OK&quot;;&quot;KO&quot;)" office:value-type="string" office:string-value="OK" calcext:value-type="string">
            <text:p>OK</text:p>
          </table:table-cell>
          <table:table-cell table:formula="of:=IF([$humanevaluator.E24]=[$chatgpt.E24];&quot;OK&quot;;&quot;KO&quot;)" office:value-type="string" office:string-value="KO" calcext:value-type="string">
            <text:p>KO</text:p>
          </table:table-cell>
          <table:table-cell table:formula="of:=IF([$humanevaluator.F24]=[$chatgpt.F24];&quot;OK&quot;;&quot;KO&quot;)" office:value-type="string" office:string-value="KO" calcext:value-type="string">
            <text:p>KO</text:p>
          </table:table-cell>
          <table:table-cell table:formula="of:=IF([$humanevaluator.G24]=[$chatgpt.G24];&quot;OK&quot;;&quot;KO&quot;)" office:value-type="string" office:string-value="KO" calcext:value-type="string">
            <text:p>KO</text:p>
          </table:table-cell>
          <table:table-cell table:formula="of:=IF([$humanevaluator.H24]=[$chatgpt.H24];&quot;OK&quot;;&quot;KO&quot;)" office:value-type="string" office:string-value="KO" calcext:value-type="string">
            <text:p>KO</text:p>
          </table:table-cell>
          <table:table-cell table:formula="of:=IF([$humanevaluator.I24]=[$chatgpt.I24];&quot;OK&quot;;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2" calcext:value-type="float">
            <text:p>2</text:p>
          </table:table-cell>
          <table:table-cell table:formula="of:=COUNTIF([.B21:.I2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25]=[$chatgpt.B25];&quot;OK&quot;;&quot;KO&quot;)" office:value-type="string" office:string-value="KO" calcext:value-type="string">
            <text:p>KO</text:p>
          </table:table-cell>
          <table:table-cell table:formula="of:=IF([$humanevaluator.C25]=[$chatgpt.C25];&quot;OK&quot;;&quot;KO&quot;)" office:value-type="string" office:string-value="KO" calcext:value-type="string">
            <text:p>KO</text:p>
          </table:table-cell>
          <table:table-cell table:formula="of:=IF([$humanevaluator.D25]=[$chatgpt.D25];&quot;OK&quot;;&quot;KO&quot;)" office:value-type="string" office:string-value="OK" calcext:value-type="string">
            <text:p>OK</text:p>
          </table:table-cell>
          <table:table-cell table:formula="of:=IF([$humanevaluator.E25]=[$chatgpt.E25];&quot;OK&quot;;&quot;KO&quot;)" office:value-type="string" office:string-value="KO" calcext:value-type="string">
            <text:p>KO</text:p>
          </table:table-cell>
          <table:table-cell table:formula="of:=IF([$humanevaluator.F25]=[$chatgpt.F25];&quot;OK&quot;;&quot;KO&quot;)" office:value-type="string" office:string-value="KO" calcext:value-type="string">
            <text:p>KO</text:p>
          </table:table-cell>
          <table:table-cell table:formula="of:=IF([$humanevaluator.G25]=[$chatgpt.G25];&quot;OK&quot;;&quot;KO&quot;)" office:value-type="string" office:string-value="KO" calcext:value-type="string">
            <text:p>KO</text:p>
          </table:table-cell>
          <table:table-cell table:formula="of:=IF([$humanevaluator.H25]=[$chatgpt.H25];&quot;OK&quot;;&quot;KO&quot;)" office:value-type="string" office:string-value="KO" calcext:value-type="string">
            <text:p>KO</text:p>
          </table:table-cell>
          <table:table-cell table:formula="of:=IF([$humanevaluator.I25]=[$chatgpt.I25];&quot;OK&quot;;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2" calcext:value-type="float">
            <text:p>2</text:p>
          </table:table-cell>
          <table:table-cell table:formula="of:=COUNTIF([.B22:.I22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26]=[$chatgpt.B26];&quot;OK&quot;;&quot;KO&quot;)" office:value-type="string" office:string-value="KO" calcext:value-type="string">
            <text:p>KO</text:p>
          </table:table-cell>
          <table:table-cell table:formula="of:=IF([$humanevaluator.C26]=[$chatgpt.C26];&quot;OK&quot;;&quot;KO&quot;)" office:value-type="string" office:string-value="KO" calcext:value-type="string">
            <text:p>KO</text:p>
          </table:table-cell>
          <table:table-cell table:formula="of:=IF([$humanevaluator.D26]=[$chatgpt.D26];&quot;OK&quot;;&quot;KO&quot;)" office:value-type="string" office:string-value="OK" calcext:value-type="string">
            <text:p>OK</text:p>
          </table:table-cell>
          <table:table-cell table:formula="of:=IF([$humanevaluator.E26]=[$chatgpt.E26];&quot;OK&quot;;&quot;KO&quot;)" office:value-type="string" office:string-value="KO" calcext:value-type="string">
            <text:p>KO</text:p>
          </table:table-cell>
          <table:table-cell table:formula="of:=IF([$humanevaluator.F26]=[$chatgpt.F26];&quot;OK&quot;;&quot;KO&quot;)" office:value-type="string" office:string-value="KO" calcext:value-type="string">
            <text:p>KO</text:p>
          </table:table-cell>
          <table:table-cell table:formula="of:=IF([$humanevaluator.G26]=[$chatgpt.G26];&quot;OK&quot;;&quot;KO&quot;)" office:value-type="string" office:string-value="KO" calcext:value-type="string">
            <text:p>KO</text:p>
          </table:table-cell>
          <table:table-cell table:formula="of:=IF([$humanevaluator.H26]=[$chatgpt.H26];&quot;OK&quot;;&quot;KO&quot;)" office:value-type="string" office:string-value="KO" calcext:value-type="string">
            <text:p>KO</text:p>
          </table:table-cell>
          <table:table-cell table:formula="of:=IF([$humanevaluator.I26]=[$chatgpt.I26];&quot;OK&quot;;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1" calcext:value-type="float">
            <text:p>1</text:p>
          </table:table-cell>
          <table:table-cell table:formula="of:=COUNTIF([.B23:.I23];&quot;KO&quot;)" office:value-type="float" office:value="7" calcext:value-type="float">
            <text:p>7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27]=[$chatgpt.B27];&quot;OK&quot;;&quot;KO&quot;)" office:value-type="string" office:string-value="KO" calcext:value-type="string">
            <text:p>KO</text:p>
          </table:table-cell>
          <table:table-cell table:formula="of:=IF([$humanevaluator.C27]=[$chatgpt.C27];&quot;OK&quot;;&quot;KO&quot;)" office:value-type="string" office:string-value="KO" calcext:value-type="string">
            <text:p>KO</text:p>
          </table:table-cell>
          <table:table-cell table:formula="of:=IF([$humanevaluator.D27]=[$chatgpt.D27];&quot;OK&quot;;&quot;KO&quot;)" office:value-type="string" office:string-value="OK" calcext:value-type="string">
            <text:p>OK</text:p>
          </table:table-cell>
          <table:table-cell table:formula="of:=IF([$humanevaluator.E27]=[$chatgpt.E27];&quot;OK&quot;;&quot;KO&quot;)" office:value-type="string" office:string-value="KO" calcext:value-type="string">
            <text:p>KO</text:p>
          </table:table-cell>
          <table:table-cell table:formula="of:=IF([$humanevaluator.F27]=[$chatgpt.F27];&quot;OK&quot;;&quot;KO&quot;)" office:value-type="string" office:string-value="KO" calcext:value-type="string">
            <text:p>KO</text:p>
          </table:table-cell>
          <table:table-cell table:formula="of:=IF([$humanevaluator.G27]=[$chatgpt.G27];&quot;OK&quot;;&quot;KO&quot;)" office:value-type="string" office:string-value="KO" calcext:value-type="string">
            <text:p>KO</text:p>
          </table:table-cell>
          <table:table-cell table:formula="of:=IF([$humanevaluator.H27]=[$chatgpt.H27];&quot;OK&quot;;&quot;KO&quot;)" office:value-type="string" office:string-value="KO" calcext:value-type="string">
            <text:p>KO</text:p>
          </table:table-cell>
          <table:table-cell table:formula="of:=IF([$humanevaluator.I27]=[$chatgpt.I27];&quot;OK&quot;;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2" calcext:value-type="float">
            <text:p>2</text:p>
          </table:table-cell>
          <table:table-cell table:formula="of:=COUNTIF([.B24:.I24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formula="of:=COUNTIF([.B19:.I28];&quot;OK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28]=[$chatgpt.B28];&quot;OK&quot;;&quot;KO&quot;)" office:value-type="string" office:string-value="KO" calcext:value-type="string">
            <text:p>KO</text:p>
          </table:table-cell>
          <table:table-cell table:formula="of:=IF([$humanevaluator.C28]=[$chatgpt.C28];&quot;OK&quot;;&quot;KO&quot;)" office:value-type="string" office:string-value="KO" calcext:value-type="string">
            <text:p>KO</text:p>
          </table:table-cell>
          <table:table-cell table:formula="of:=IF([$humanevaluator.D28]=[$chatgpt.D28];&quot;OK&quot;;&quot;KO&quot;)" office:value-type="string" office:string-value="OK" calcext:value-type="string">
            <text:p>OK</text:p>
          </table:table-cell>
          <table:table-cell table:formula="of:=IF([$humanevaluator.E28]=[$chatgpt.E28];&quot;OK&quot;;&quot;KO&quot;)" office:value-type="string" office:string-value="KO" calcext:value-type="string">
            <text:p>KO</text:p>
          </table:table-cell>
          <table:table-cell table:formula="of:=IF([$humanevaluator.F28]=[$chatgpt.F28];&quot;OK&quot;;&quot;KO&quot;)" office:value-type="string" office:string-value="OK" calcext:value-type="string">
            <text:p>OK</text:p>
          </table:table-cell>
          <table:table-cell table:formula="of:=IF([$humanevaluator.G28]=[$chatgpt.G28];&quot;OK&quot;;&quot;KO&quot;)" office:value-type="string" office:string-value="KO" calcext:value-type="string">
            <text:p>KO</text:p>
          </table:table-cell>
          <table:table-cell table:formula="of:=IF([$humanevaluator.H28]=[$chatgpt.H28];&quot;OK&quot;;&quot;KO&quot;)" office:value-type="string" office:string-value="KO" calcext:value-type="string">
            <text:p>KO</text:p>
          </table:table-cell>
          <table:table-cell table:formula="of:=IF([$humanevaluator.I28]=[$chatgpt.I28];&quot;OK&quot;;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formula="of:=COUNTIF([.B19:.I28];&quot;KO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29]=[$chatgpt.B29];&quot;OK&quot;;&quot;KO&quot;)" office:value-type="string" office:string-value="KO" calcext:value-type="string">
            <text:p>KO</text:p>
          </table:table-cell>
          <table:table-cell table:formula="of:=IF([$humanevaluator.C29]=[$chatgpt.C29];&quot;OK&quot;;&quot;KO&quot;)" office:value-type="string" office:string-value="KO" calcext:value-type="string">
            <text:p>KO</text:p>
          </table:table-cell>
          <table:table-cell table:formula="of:=IF([$humanevaluator.D29]=[$chatgpt.D29];&quot;OK&quot;;&quot;KO&quot;)" office:value-type="string" office:string-value="OK" calcext:value-type="string">
            <text:p>OK</text:p>
          </table:table-cell>
          <table:table-cell table:formula="of:=IF([$humanevaluator.E29]=[$chatgpt.E29];&quot;OK&quot;;&quot;KO&quot;)" office:value-type="string" office:string-value="KO" calcext:value-type="string">
            <text:p>KO</text:p>
          </table:table-cell>
          <table:table-cell table:formula="of:=IF([$humanevaluator.F29]=[$chatgpt.F29];&quot;OK&quot;;&quot;KO&quot;)" office:value-type="string" office:string-value="OK" calcext:value-type="string">
            <text:p>OK</text:p>
          </table:table-cell>
          <table:table-cell table:formula="of:=IF([$humanevaluator.G29]=[$chatgpt.G29];&quot;OK&quot;;&quot;KO&quot;)" office:value-type="string" office:string-value="KO" calcext:value-type="string">
            <text:p>KO</text:p>
          </table:table-cell>
          <table:table-cell table:formula="of:=IF([$humanevaluator.H29]=[$chatgpt.H29];&quot;OK&quot;;&quot;KO&quot;)" office:value-type="string" office:string-value="KO" calcext:value-type="string">
            <text:p>KO</text:p>
          </table:table-cell>
          <table:table-cell table:formula="of:=IF([$humanevaluator.I29]=[$chatgpt.I29];&quot;OK&quot;;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30]=[$chatgpt.B30];&quot;OK&quot;;&quot;KO&quot;)" office:value-type="string" office:string-value="KO" calcext:value-type="string">
            <text:p>KO</text:p>
          </table:table-cell>
          <table:table-cell table:formula="of:=IF([$humanevaluator.C30]=[$chatgpt.C30];&quot;OK&quot;;&quot;KO&quot;)" office:value-type="string" office:string-value="KO" calcext:value-type="string">
            <text:p>KO</text:p>
          </table:table-cell>
          <table:table-cell table:formula="of:=IF([$humanevaluator.D30]=[$chatgpt.D30];&quot;OK&quot;;&quot;KO&quot;)" office:value-type="string" office:string-value="OK" calcext:value-type="string">
            <text:p>OK</text:p>
          </table:table-cell>
          <table:table-cell table:formula="of:=IF([$humanevaluator.E30]=[$chatgpt.E30];&quot;OK&quot;;&quot;KO&quot;)" office:value-type="string" office:string-value="KO" calcext:value-type="string">
            <text:p>KO</text:p>
          </table:table-cell>
          <table:table-cell table:formula="of:=IF([$humanevaluator.F30]=[$chatgpt.F30];&quot;OK&quot;;&quot;KO&quot;)" office:value-type="string" office:string-value="OK" calcext:value-type="string">
            <text:p>OK</text:p>
          </table:table-cell>
          <table:table-cell table:formula="of:=IF([$humanevaluator.G30]=[$chatgpt.G30];&quot;OK&quot;;&quot;KO&quot;)" office:value-type="string" office:string-value="KO" calcext:value-type="string">
            <text:p>KO</text:p>
          </table:table-cell>
          <table:table-cell table:formula="of:=IF([$humanevaluator.H30]=[$chatgpt.H30];&quot;OK&quot;;&quot;KO&quot;)" office:value-type="string" office:string-value="KO" calcext:value-type="string">
            <text:p>KO</text:p>
          </table:table-cell>
          <table:table-cell table:formula="of:=IF([$humanevaluator.I30]=[$chatgpt.I30];&quot;OK&quot;;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31]=[$chatgpt.B31];&quot;OK&quot;;&quot;KO&quot;)" office:value-type="string" office:string-value="KO" calcext:value-type="string">
            <text:p>KO</text:p>
          </table:table-cell>
          <table:table-cell table:formula="of:=IF([$humanevaluator.C31]=[$chatgpt.C31];&quot;OK&quot;;&quot;KO&quot;)" office:value-type="string" office:string-value="KO" calcext:value-type="string">
            <text:p>KO</text:p>
          </table:table-cell>
          <table:table-cell table:formula="of:=IF([$humanevaluator.D31]=[$chatgpt.D31];&quot;OK&quot;;&quot;KO&quot;)" office:value-type="string" office:string-value="OK" calcext:value-type="string">
            <text:p>OK</text:p>
          </table:table-cell>
          <table:table-cell table:formula="of:=IF([$humanevaluator.E31]=[$chatgpt.E31];&quot;OK&quot;;&quot;KO&quot;)" office:value-type="string" office:string-value="KO" calcext:value-type="string">
            <text:p>KO</text:p>
          </table:table-cell>
          <table:table-cell table:formula="of:=IF([$humanevaluator.F31]=[$chatgpt.F31];&quot;OK&quot;;&quot;KO&quot;)" office:value-type="string" office:string-value="OK" calcext:value-type="string">
            <text:p>OK</text:p>
          </table:table-cell>
          <table:table-cell table:formula="of:=IF([$humanevaluator.G31]=[$chatgpt.G31];&quot;OK&quot;;&quot;KO&quot;)" office:value-type="string" office:string-value="KO" calcext:value-type="string">
            <text:p>KO</text:p>
          </table:table-cell>
          <table:table-cell table:formula="of:=IF([$humanevaluator.H31]=[$chatgpt.H31];&quot;OK&quot;;&quot;KO&quot;)" office:value-type="string" office:string-value="KO" calcext:value-type="string">
            <text:p>KO</text:p>
          </table:table-cell>
          <table:table-cell table:formula="of:=IF([$humanevaluator.I31]=[$chatgpt.I31];&quot;OK&quot;;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19:.B28];&quot;OK&quot;)" office:value-type="float" office:value="0" calcext:value-type="float">
            <text:p>0</text:p>
          </table:table-cell>
          <table:table-cell table:style-name="ce8" table:formula="of:=COUNTIF([.C19:.C28];&quot;OK&quot;)" office:value-type="float" office:value="0" calcext:value-type="float">
            <text:p>0</text:p>
          </table:table-cell>
          <table:table-cell table:style-name="ce8" table:formula="of:=COUNTIF([.D19:.D28];&quot;OK&quot;)" office:value-type="float" office:value="10" calcext:value-type="float">
            <text:p>10</text:p>
          </table:table-cell>
          <table:table-cell table:style-name="ce8" table:formula="of:=COUNTIF([.E19:.E28];&quot;OK&quot;)" office:value-type="float" office:value="0" calcext:value-type="float">
            <text:p>0</text:p>
          </table:table-cell>
          <table:table-cell table:style-name="ce8" table:formula="of:=COUNTIF([.F19:.F28];&quot;OK&quot;)" office:value-type="float" office:value="6" calcext:value-type="float">
            <text:p>6</text:p>
          </table:table-cell>
          <table:table-cell table:style-name="ce8" table:formula="of:=COUNTIF([.G19:.G28];&quot;OK&quot;)" office:value-type="float" office:value="0" calcext:value-type="float">
            <text:p>0</text:p>
          </table:table-cell>
          <table:table-cell table:style-name="ce8" table:formula="of:=COUNTIF([.H19:.H28];&quot;OK&quot;)" office:value-type="float" office:value="0" calcext:value-type="float">
            <text:p>0</text:p>
          </table:table-cell>
          <table:table-cell table:style-name="ce8" table:formula="of:=COUNTIF([.I19:.I28];&quot;OK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19:.B28];&quot;KO&quot;)" office:value-type="float" office:value="10" calcext:value-type="float">
            <text:p>10</text:p>
          </table:table-cell>
          <table:table-cell table:style-name="ce8" table:formula="of:=COUNTIF([.C19:.C28];&quot;KO&quot;)" office:value-type="float" office:value="10" calcext:value-type="float">
            <text:p>10</text:p>
          </table:table-cell>
          <table:table-cell table:style-name="ce8" table:formula="of:=COUNTIF([.D19:.D28];&quot;KO&quot;)" office:value-type="float" office:value="0" calcext:value-type="float">
            <text:p>0</text:p>
          </table:table-cell>
          <table:table-cell table:style-name="ce8" table:formula="of:=COUNTIF([.E19:.E28];&quot;KO&quot;)" office:value-type="float" office:value="10" calcext:value-type="float">
            <text:p>10</text:p>
          </table:table-cell>
          <table:table-cell table:style-name="ce8" table:formula="of:=COUNTIF([.F19:.F28];&quot;KO&quot;)" office:value-type="float" office:value="4" calcext:value-type="float">
            <text:p>4</text:p>
          </table:table-cell>
          <table:table-cell table:style-name="ce8" table:formula="of:=COUNTIF([.G19:.G28];&quot;KO&quot;)" office:value-type="float" office:value="10" calcext:value-type="float">
            <text:p>10</text:p>
          </table:table-cell>
          <table:table-cell table:style-name="ce8" table:formula="of:=COUNTIF([.H19:.H28];&quot;KO&quot;)" office:value-type="float" office:value="10" calcext:value-type="float">
            <text:p>10</text:p>
          </table:table-cell>
          <table:table-cell table:style-name="ce8" table:formula="of:=COUNTIF([.I19:.I28];&quot;KO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38]=[$chatgpt.B38];&quot;OK&quot;;&quot;KO&quot;)" office:value-type="string" office:string-value="OK" calcext:value-type="string">
            <text:p>OK</text:p>
          </table:table-cell>
          <table:table-cell table:formula="of:=IF([$humanevaluator.C38]=[$chatgpt.C38];&quot;OK&quot;;&quot;KO&quot;)" office:value-type="string" office:string-value="OK" calcext:value-type="string">
            <text:p>OK</text:p>
          </table:table-cell>
          <table:table-cell table:formula="of:=IF([$humanevaluator.D38]=[$chatgpt.D38];&quot;OK&quot;;&quot;KO&quot;)" office:value-type="string" office:string-value="KO" calcext:value-type="string">
            <text:p>KO</text:p>
          </table:table-cell>
          <table:table-cell table:formula="of:=IF([$humanevaluator.E38]=[$chatgpt.E38];&quot;OK&quot;;&quot;KO&quot;)" office:value-type="string" office:string-value="OK" calcext:value-type="string">
            <text:p>OK</text:p>
          </table:table-cell>
          <table:table-cell table:formula="of:=IF([$humanevaluator.F38]=[$chatgpt.F38];&quot;OK&quot;;&quot;KO&quot;)" office:value-type="string" office:string-value="OK" calcext:value-type="string">
            <text:p>OK</text:p>
          </table:table-cell>
          <table:table-cell table:formula="of:=IF([$humanevaluator.G38]=[$chatgpt.G38];&quot;OK&quot;;&quot;KO&quot;)" office:value-type="string" office:string-value="OK" calcext:value-type="string">
            <text:p>OK</text:p>
          </table:table-cell>
          <table:table-cell table:formula="of:=IF([$humanevaluator.H38]=[$chatgpt.H38];&quot;OK&quot;;&quot;KO&quot;)" office:value-type="string" office:string-value="OK" calcext:value-type="string">
            <text:p>OK</text:p>
          </table:table-cell>
          <table:table-cell table:formula="of:=IF([$humanevaluator.I38]=[$chatgpt.I38];&quot;OK&quot;;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39]=[$chatgpt.B39];&quot;OK&quot;;&quot;KO&quot;)" office:value-type="string" office:string-value="KO" calcext:value-type="string">
            <text:p>KO</text:p>
          </table:table-cell>
          <table:table-cell table:formula="of:=IF([$humanevaluator.C39]=[$chatgpt.C39];&quot;OK&quot;;&quot;KO&quot;)" office:value-type="string" office:string-value="OK" calcext:value-type="string">
            <text:p>OK</text:p>
          </table:table-cell>
          <table:table-cell table:formula="of:=IF([$humanevaluator.D39]=[$chatgpt.D39];&quot;OK&quot;;&quot;KO&quot;)" office:value-type="string" office:string-value="OK" calcext:value-type="string">
            <text:p>OK</text:p>
          </table:table-cell>
          <table:table-cell table:formula="of:=IF([$humanevaluator.E39]=[$chatgpt.E39];&quot;OK&quot;;&quot;KO&quot;)" office:value-type="string" office:string-value="OK" calcext:value-type="string">
            <text:p>OK</text:p>
          </table:table-cell>
          <table:table-cell table:formula="of:=IF([$humanevaluator.F39]=[$chatgpt.F39];&quot;OK&quot;;&quot;KO&quot;)" office:value-type="string" office:string-value="OK" calcext:value-type="string">
            <text:p>OK</text:p>
          </table:table-cell>
          <table:table-cell table:formula="of:=IF([$humanevaluator.G39]=[$chatgpt.G39];&quot;OK&quot;;&quot;KO&quot;)" office:value-type="string" office:string-value="OK" calcext:value-type="string">
            <text:p>OK</text:p>
          </table:table-cell>
          <table:table-cell table:formula="of:=IF([$humanevaluator.H39]=[$chatgpt.H39];&quot;OK&quot;;&quot;KO&quot;)" office:value-type="string" office:string-value="OK" calcext:value-type="string">
            <text:p>OK</text:p>
          </table:table-cell>
          <table:table-cell table:formula="of:=IF([$humanevaluator.I39]=[$chatgpt.I39];&quot;OK&quot;;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40]=[$chatgpt.B40];&quot;OK&quot;;&quot;KO&quot;)" office:value-type="string" office:string-value="KO" calcext:value-type="string">
            <text:p>KO</text:p>
          </table:table-cell>
          <table:table-cell table:formula="of:=IF([$humanevaluator.C40]=[$chatgpt.C40];&quot;OK&quot;;&quot;KO&quot;)" office:value-type="string" office:string-value="OK" calcext:value-type="string">
            <text:p>OK</text:p>
          </table:table-cell>
          <table:table-cell table:formula="of:=IF([$humanevaluator.D40]=[$chatgpt.D40];&quot;OK&quot;;&quot;KO&quot;)" office:value-type="string" office:string-value="KO" calcext:value-type="string">
            <text:p>KO</text:p>
          </table:table-cell>
          <table:table-cell table:formula="of:=IF([$humanevaluator.E40]=[$chatgpt.E40];&quot;OK&quot;;&quot;KO&quot;)" office:value-type="string" office:string-value="OK" calcext:value-type="string">
            <text:p>OK</text:p>
          </table:table-cell>
          <table:table-cell table:formula="of:=IF([$humanevaluator.F40]=[$chatgpt.F40];&quot;OK&quot;;&quot;KO&quot;)" office:value-type="string" office:string-value="OK" calcext:value-type="string">
            <text:p>OK</text:p>
          </table:table-cell>
          <table:table-cell table:formula="of:=IF([$humanevaluator.G40]=[$chatgpt.G40];&quot;OK&quot;;&quot;KO&quot;)" office:value-type="string" office:string-value="OK" calcext:value-type="string">
            <text:p>OK</text:p>
          </table:table-cell>
          <table:table-cell table:formula="of:=IF([$humanevaluator.H40]=[$chatgpt.H40];&quot;OK&quot;;&quot;KO&quot;)" office:value-type="string" office:string-value="OK" calcext:value-type="string">
            <text:p>OK</text:p>
          </table:table-cell>
          <table:table-cell table:formula="of:=IF([$humanevaluator.I40]=[$chatgpt.I40];&quot;OK&quot;;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41]=[$chatgpt.B41];&quot;OK&quot;;&quot;KO&quot;)" office:value-type="string" office:string-value="KO" calcext:value-type="string">
            <text:p>KO</text:p>
          </table:table-cell>
          <table:table-cell table:formula="of:=IF([$humanevaluator.C41]=[$chatgpt.C41];&quot;OK&quot;;&quot;KO&quot;)" office:value-type="string" office:string-value="KO" calcext:value-type="string">
            <text:p>KO</text:p>
          </table:table-cell>
          <table:table-cell table:formula="of:=IF([$humanevaluator.D41]=[$chatgpt.D41];&quot;OK&quot;;&quot;KO&quot;)" office:value-type="string" office:string-value="OK" calcext:value-type="string">
            <text:p>OK</text:p>
          </table:table-cell>
          <table:table-cell table:formula="of:=IF([$humanevaluator.E41]=[$chatgpt.E41];&quot;OK&quot;;&quot;KO&quot;)" office:value-type="string" office:string-value="OK" calcext:value-type="string">
            <text:p>OK</text:p>
          </table:table-cell>
          <table:table-cell table:formula="of:=IF([$humanevaluator.F41]=[$chatgpt.F41];&quot;OK&quot;;&quot;KO&quot;)" office:value-type="string" office:string-value="OK" calcext:value-type="string">
            <text:p>OK</text:p>
          </table:table-cell>
          <table:table-cell table:formula="of:=IF([$humanevaluator.G41]=[$chatgpt.G41];&quot;OK&quot;;&quot;KO&quot;)" office:value-type="string" office:string-value="OK" calcext:value-type="string">
            <text:p>OK</text:p>
          </table:table-cell>
          <table:table-cell table:formula="of:=IF([$humanevaluator.H41]=[$chatgpt.H41];&quot;OK&quot;;&quot;KO&quot;)" office:value-type="string" office:string-value="OK" calcext:value-type="string">
            <text:p>OK</text:p>
          </table:table-cell>
          <table:table-cell table:formula="of:=IF([$humanevaluator.I41]=[$chatgpt.I41];&quot;OK&quot;;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42]=[$chatgpt.B42];&quot;OK&quot;;&quot;KO&quot;)" office:value-type="string" office:string-value="KO" calcext:value-type="string">
            <text:p>KO</text:p>
          </table:table-cell>
          <table:table-cell table:formula="of:=IF([$humanevaluator.C42]=[$chatgpt.C42];&quot;OK&quot;;&quot;KO&quot;)" office:value-type="string" office:string-value="KO" calcext:value-type="string">
            <text:p>KO</text:p>
          </table:table-cell>
          <table:table-cell table:formula="of:=IF([$humanevaluator.D42]=[$chatgpt.D42];&quot;OK&quot;;&quot;KO&quot;)" office:value-type="string" office:string-value="KO" calcext:value-type="string">
            <text:p>KO</text:p>
          </table:table-cell>
          <table:table-cell table:formula="of:=IF([$humanevaluator.E42]=[$chatgpt.E42];&quot;OK&quot;;&quot;KO&quot;)" office:value-type="string" office:string-value="OK" calcext:value-type="string">
            <text:p>OK</text:p>
          </table:table-cell>
          <table:table-cell table:formula="of:=IF([$humanevaluator.F42]=[$chatgpt.F42];&quot;OK&quot;;&quot;KO&quot;)" office:value-type="string" office:string-value="OK" calcext:value-type="string">
            <text:p>OK</text:p>
          </table:table-cell>
          <table:table-cell table:formula="of:=IF([$humanevaluator.G42]=[$chatgpt.G42];&quot;OK&quot;;&quot;KO&quot;)" office:value-type="string" office:string-value="OK" calcext:value-type="string">
            <text:p>OK</text:p>
          </table:table-cell>
          <table:table-cell table:formula="of:=IF([$humanevaluator.H42]=[$chatgpt.H42];&quot;OK&quot;;&quot;KO&quot;)" office:value-type="string" office:string-value="OK" calcext:value-type="string">
            <text:p>OK</text:p>
          </table:table-cell>
          <table:table-cell table:formula="of:=IF([$humanevaluator.I42]=[$chatgpt.I42];&quot;OK&quot;;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43]=[$chatgpt.B43];&quot;OK&quot;;&quot;KO&quot;)" office:value-type="string" office:string-value="KO" calcext:value-type="string">
            <text:p>KO</text:p>
          </table:table-cell>
          <table:table-cell table:formula="of:=IF([$humanevaluator.C43]=[$chatgpt.C43];&quot;OK&quot;;&quot;KO&quot;)" office:value-type="string" office:string-value="KO" calcext:value-type="string">
            <text:p>KO</text:p>
          </table:table-cell>
          <table:table-cell table:formula="of:=IF([$humanevaluator.D43]=[$chatgpt.D43];&quot;OK&quot;;&quot;KO&quot;)" office:value-type="string" office:string-value="OK" calcext:value-type="string">
            <text:p>OK</text:p>
          </table:table-cell>
          <table:table-cell table:formula="of:=IF([$humanevaluator.E43]=[$chatgpt.E43];&quot;OK&quot;;&quot;KO&quot;)" office:value-type="string" office:string-value="OK" calcext:value-type="string">
            <text:p>OK</text:p>
          </table:table-cell>
          <table:table-cell table:formula="of:=IF([$humanevaluator.F43]=[$chatgpt.F43];&quot;OK&quot;;&quot;KO&quot;)" office:value-type="string" office:string-value="OK" calcext:value-type="string">
            <text:p>OK</text:p>
          </table:table-cell>
          <table:table-cell table:formula="of:=IF([$humanevaluator.G43]=[$chatgpt.G43];&quot;OK&quot;;&quot;KO&quot;)" office:value-type="string" office:string-value="OK" calcext:value-type="string">
            <text:p>OK</text:p>
          </table:table-cell>
          <table:table-cell table:formula="of:=IF([$humanevaluator.H43]=[$chatgpt.H43];&quot;OK&quot;;&quot;KO&quot;)" office:value-type="string" office:string-value="OK" calcext:value-type="string">
            <text:p>OK</text:p>
          </table:table-cell>
          <table:table-cell table:formula="of:=IF([$humanevaluator.I43]=[$chatgpt.I43];&quot;OK&quot;;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44]=[$chatgpt.B44];&quot;OK&quot;;&quot;KO&quot;)" office:value-type="string" office:string-value="KO" calcext:value-type="string">
            <text:p>KO</text:p>
          </table:table-cell>
          <table:table-cell table:formula="of:=IF([$humanevaluator.C44]=[$chatgpt.C44];&quot;OK&quot;;&quot;KO&quot;)" office:value-type="string" office:string-value="KO" calcext:value-type="string">
            <text:p>KO</text:p>
          </table:table-cell>
          <table:table-cell table:formula="of:=IF([$humanevaluator.D44]=[$chatgpt.D44];&quot;OK&quot;;&quot;KO&quot;)" office:value-type="string" office:string-value="OK" calcext:value-type="string">
            <text:p>OK</text:p>
          </table:table-cell>
          <table:table-cell table:formula="of:=IF([$humanevaluator.E44]=[$chatgpt.E44];&quot;OK&quot;;&quot;KO&quot;)" office:value-type="string" office:string-value="OK" calcext:value-type="string">
            <text:p>OK</text:p>
          </table:table-cell>
          <table:table-cell table:formula="of:=IF([$humanevaluator.F44]=[$chatgpt.F44];&quot;OK&quot;;&quot;KO&quot;)" office:value-type="string" office:string-value="OK" calcext:value-type="string">
            <text:p>OK</text:p>
          </table:table-cell>
          <table:table-cell table:formula="of:=IF([$humanevaluator.G44]=[$chatgpt.G44];&quot;OK&quot;;&quot;KO&quot;)" office:value-type="string" office:string-value="OK" calcext:value-type="string">
            <text:p>OK</text:p>
          </table:table-cell>
          <table:table-cell table:formula="of:=IF([$humanevaluator.H44]=[$chatgpt.H44];&quot;OK&quot;;&quot;KO&quot;)" office:value-type="string" office:string-value="OK" calcext:value-type="string">
            <text:p>OK</text:p>
          </table:table-cell>
          <table:table-cell table:formula="of:=IF([$humanevaluator.I44]=[$chatgpt.I44];&quot;OK&quot;;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45]=[$chatgpt.B45];&quot;OK&quot;;&quot;KO&quot;)" office:value-type="string" office:string-value="KO" calcext:value-type="string">
            <text:p>KO</text:p>
          </table:table-cell>
          <table:table-cell table:formula="of:=IF([$humanevaluator.C45]=[$chatgpt.C45];&quot;OK&quot;;&quot;KO&quot;)" office:value-type="string" office:string-value="KO" calcext:value-type="string">
            <text:p>KO</text:p>
          </table:table-cell>
          <table:table-cell table:formula="of:=IF([$humanevaluator.D45]=[$chatgpt.D45];&quot;OK&quot;;&quot;KO&quot;)" office:value-type="string" office:string-value="OK" calcext:value-type="string">
            <text:p>OK</text:p>
          </table:table-cell>
          <table:table-cell table:formula="of:=IF([$humanevaluator.E45]=[$chatgpt.E45];&quot;OK&quot;;&quot;KO&quot;)" office:value-type="string" office:string-value="OK" calcext:value-type="string">
            <text:p>OK</text:p>
          </table:table-cell>
          <table:table-cell table:formula="of:=IF([$humanevaluator.F45]=[$chatgpt.F45];&quot;OK&quot;;&quot;KO&quot;)" office:value-type="string" office:string-value="OK" calcext:value-type="string">
            <text:p>OK</text:p>
          </table:table-cell>
          <table:table-cell table:formula="of:=IF([$humanevaluator.G45]=[$chatgpt.G45];&quot;OK&quot;;&quot;KO&quot;)" office:value-type="string" office:string-value="OK" calcext:value-type="string">
            <text:p>OK</text:p>
          </table:table-cell>
          <table:table-cell table:formula="of:=IF([$humanevaluator.H45]=[$chatgpt.H45];&quot;OK&quot;;&quot;KO&quot;)" office:value-type="string" office:string-value="OK" calcext:value-type="string">
            <text:p>OK</text:p>
          </table:table-cell>
          <table:table-cell table:formula="of:=IF([$humanevaluator.I45]=[$chatgpt.I45];&quot;OK&quot;;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46]=[$chatgpt.B46];&quot;OK&quot;;&quot;KO&quot;)" office:value-type="string" office:string-value="KO" calcext:value-type="string">
            <text:p>KO</text:p>
          </table:table-cell>
          <table:table-cell table:formula="of:=IF([$humanevaluator.C46]=[$chatgpt.C46];&quot;OK&quot;;&quot;KO&quot;)" office:value-type="string" office:string-value="KO" calcext:value-type="string">
            <text:p>KO</text:p>
          </table:table-cell>
          <table:table-cell table:formula="of:=IF([$humanevaluator.D46]=[$chatgpt.D46];&quot;OK&quot;;&quot;KO&quot;)" office:value-type="string" office:string-value="OK" calcext:value-type="string">
            <text:p>OK</text:p>
          </table:table-cell>
          <table:table-cell table:formula="of:=IF([$humanevaluator.E46]=[$chatgpt.E46];&quot;OK&quot;;&quot;KO&quot;)" office:value-type="string" office:string-value="OK" calcext:value-type="string">
            <text:p>OK</text:p>
          </table:table-cell>
          <table:table-cell table:formula="of:=IF([$humanevaluator.F46]=[$chatgpt.F46];&quot;OK&quot;;&quot;KO&quot;)" office:value-type="string" office:string-value="OK" calcext:value-type="string">
            <text:p>OK</text:p>
          </table:table-cell>
          <table:table-cell table:formula="of:=IF([$humanevaluator.G46]=[$chatgpt.G46];&quot;OK&quot;;&quot;KO&quot;)" office:value-type="string" office:string-value="OK" calcext:value-type="string">
            <text:p>OK</text:p>
          </table:table-cell>
          <table:table-cell table:formula="of:=IF([$humanevaluator.H46]=[$chatgpt.H46];&quot;OK&quot;;&quot;KO&quot;)" office:value-type="string" office:string-value="OK" calcext:value-type="string">
            <text:p>OK</text:p>
          </table:table-cell>
          <table:table-cell table:formula="of:=IF([$humanevaluator.I46]=[$chatgpt.I46];&quot;OK&quot;;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47]=[$chatgpt.B47];&quot;OK&quot;;&quot;KO&quot;)" office:value-type="string" office:string-value="KO" calcext:value-type="string">
            <text:p>KO</text:p>
          </table:table-cell>
          <table:table-cell table:formula="of:=IF([$humanevaluator.C47]=[$chatgpt.C47];&quot;OK&quot;;&quot;KO&quot;)" office:value-type="string" office:string-value="KO" calcext:value-type="string">
            <text:p>KO</text:p>
          </table:table-cell>
          <table:table-cell table:formula="of:=IF([$humanevaluator.D47]=[$chatgpt.D47];&quot;OK&quot;;&quot;KO&quot;)" office:value-type="string" office:string-value="OK" calcext:value-type="string">
            <text:p>OK</text:p>
          </table:table-cell>
          <table:table-cell table:formula="of:=IF([$humanevaluator.E47]=[$chatgpt.E47];&quot;OK&quot;;&quot;KO&quot;)" office:value-type="string" office:string-value="OK" calcext:value-type="string">
            <text:p>OK</text:p>
          </table:table-cell>
          <table:table-cell table:formula="of:=IF([$humanevaluator.F47]=[$chatgpt.F47];&quot;OK&quot;;&quot;KO&quot;)" office:value-type="string" office:string-value="OK" calcext:value-type="string">
            <text:p>OK</text:p>
          </table:table-cell>
          <table:table-cell table:formula="of:=IF([$humanevaluator.G47]=[$chatgpt.G47];&quot;OK&quot;;&quot;KO&quot;)" office:value-type="string" office:string-value="OK" calcext:value-type="string">
            <text:p>OK</text:p>
          </table:table-cell>
          <table:table-cell table:formula="of:=IF([$humanevaluator.H47]=[$chatgpt.H47];&quot;OK&quot;;&quot;KO&quot;)" office:value-type="string" office:string-value="OK" calcext:value-type="string">
            <text:p>OK</text:p>
          </table:table-cell>
          <table:table-cell table:formula="of:=IF([$humanevaluator.I47]=[$chatgpt.I47];&quot;OK&quot;;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32:.B41];&quot;OK&quot;)" office:value-type="float" office:value="1" calcext:value-type="float">
            <text:p>1</text:p>
          </table:table-cell>
          <table:table-cell table:style-name="ce8" table:formula="of:=COUNTIF([.C32:.C41];&quot;OK&quot;)" office:value-type="float" office:value="3" calcext:value-type="float">
            <text:p>3</text:p>
          </table:table-cell>
          <table:table-cell table:style-name="ce8" table:formula="of:=COUNTIF([.D32:.D41];&quot;OK&quot;)" office:value-type="float" office:value="7" calcext:value-type="float">
            <text:p>7</text:p>
          </table:table-cell>
          <table:table-cell table:style-name="ce8" table:formula="of:=COUNTIF([.E32:.E41];&quot;OK&quot;)" office:value-type="float" office:value="10" calcext:value-type="float">
            <text:p>10</text:p>
          </table:table-cell>
          <table:table-cell table:style-name="ce8" table:formula="of:=COUNTIF([.F32:.F41];&quot;OK&quot;)" office:value-type="float" office:value="10" calcext:value-type="float">
            <text:p>10</text:p>
          </table:table-cell>
          <table:table-cell table:style-name="ce8" table:formula="of:=COUNTIF([.G32:.G41];&quot;OK&quot;)" office:value-type="float" office:value="10" calcext:value-type="float">
            <text:p>10</text:p>
          </table:table-cell>
          <table:table-cell table:style-name="ce8" table:formula="of:=COUNTIF([.H32:.H41];&quot;OK&quot;)" office:value-type="float" office:value="10" calcext:value-type="float">
            <text:p>10</text:p>
          </table:table-cell>
          <table:table-cell table:style-name="ce8" table:formula="of:=COUNTIF([.I32:.I41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32:.B41];&quot;KO&quot;)" office:value-type="float" office:value="9" calcext:value-type="float">
            <text:p>9</text:p>
          </table:table-cell>
          <table:table-cell table:style-name="ce8" table:formula="of:=COUNTIF([.C32:.C41];&quot;KO&quot;)" office:value-type="float" office:value="7" calcext:value-type="float">
            <text:p>7</text:p>
          </table:table-cell>
          <table:table-cell table:style-name="ce8" table:formula="of:=COUNTIF([.D32:.D41];&quot;KO&quot;)" office:value-type="float" office:value="3" calcext:value-type="float">
            <text:p>3</text:p>
          </table:table-cell>
          <table:table-cell table:style-name="ce8" table:formula="of:=COUNTIF([.E32:.E41];&quot;KO&quot;)" office:value-type="float" office:value="0" calcext:value-type="float">
            <text:p>0</text:p>
          </table:table-cell>
          <table:table-cell table:style-name="ce8" table:formula="of:=COUNTIF([.F32:.F41];&quot;KO&quot;)" office:value-type="float" office:value="0" calcext:value-type="float">
            <text:p>0</text:p>
          </table:table-cell>
          <table:table-cell table:style-name="ce8" table:formula="of:=COUNTIF([.G32:.G41];&quot;KO&quot;)" office:value-type="float" office:value="0" calcext:value-type="float">
            <text:p>0</text:p>
          </table:table-cell>
          <table:table-cell table:style-name="ce8" table:formula="of:=COUNTIF([.H32:.H41];&quot;KO&quot;)" office:value-type="float" office:value="0" calcext:value-type="float">
            <text:p>0</text:p>
          </table:table-cell>
          <table:table-cell table:style-name="ce8" table:formula="of:=COUNTIF([.I32:.I41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54]=[$chatgpt.B54];&quot;OK&quot;;&quot;KO&quot;)" office:value-type="string" office:string-value="OK" calcext:value-type="string">
            <text:p>OK</text:p>
          </table:table-cell>
          <table:table-cell table:formula="of:=IF([$humanevaluator.C54]=[$chatgpt.C54];&quot;OK&quot;;&quot;KO&quot;)" office:value-type="string" office:string-value="OK" calcext:value-type="string">
            <text:p>OK</text:p>
          </table:table-cell>
          <table:table-cell table:formula="of:=IF([$humanevaluator.D54]=[$chatgpt.D54];&quot;OK&quot;;&quot;KO&quot;)" office:value-type="string" office:string-value="OK" calcext:value-type="string">
            <text:p>OK</text:p>
          </table:table-cell>
          <table:table-cell table:formula="of:=IF([$humanevaluator.E54]=[$chatgpt.E54];&quot;OK&quot;;&quot;KO&quot;)" office:value-type="string" office:string-value="KO" calcext:value-type="string">
            <text:p>KO</text:p>
          </table:table-cell>
          <table:table-cell table:formula="of:=IF([$humanevaluator.F54]=[$chatgpt.F54];&quot;OK&quot;;&quot;KO&quot;)" office:value-type="string" office:string-value="OK" calcext:value-type="string">
            <text:p>OK</text:p>
          </table:table-cell>
          <table:table-cell table:formula="of:=IF([$humanevaluator.G54]=[$chatgpt.G54];&quot;OK&quot;;&quot;KO&quot;)" office:value-type="string" office:string-value="OK" calcext:value-type="string">
            <text:p>OK</text:p>
          </table:table-cell>
          <table:table-cell table:formula="of:=IF([$humanevaluator.H54]=[$chatgpt.H54];&quot;OK&quot;;&quot;KO&quot;)" office:value-type="string" office:string-value="KO" calcext:value-type="string">
            <text:p>KO</text:p>
          </table:table-cell>
          <table:table-cell table:formula="of:=IF([$humanevaluator.I54]=[$chatgpt.I54];&quot;OK&quot;;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55]=[$chatgpt.B55];&quot;OK&quot;;&quot;KO&quot;)" office:value-type="string" office:string-value="OK" calcext:value-type="string">
            <text:p>OK</text:p>
          </table:table-cell>
          <table:table-cell table:formula="of:=IF([$humanevaluator.C55]=[$chatgpt.C55];&quot;OK&quot;;&quot;KO&quot;)" office:value-type="string" office:string-value="OK" calcext:value-type="string">
            <text:p>OK</text:p>
          </table:table-cell>
          <table:table-cell table:formula="of:=IF([$humanevaluator.D55]=[$chatgpt.D55];&quot;OK&quot;;&quot;KO&quot;)" office:value-type="string" office:string-value="OK" calcext:value-type="string">
            <text:p>OK</text:p>
          </table:table-cell>
          <table:table-cell table:formula="of:=IF([$humanevaluator.E55]=[$chatgpt.E55];&quot;OK&quot;;&quot;KO&quot;)" office:value-type="string" office:string-value="OK" calcext:value-type="string">
            <text:p>OK</text:p>
          </table:table-cell>
          <table:table-cell table:formula="of:=IF([$humanevaluator.F55]=[$chatgpt.F55];&quot;OK&quot;;&quot;KO&quot;)" office:value-type="string" office:string-value="OK" calcext:value-type="string">
            <text:p>OK</text:p>
          </table:table-cell>
          <table:table-cell table:formula="of:=IF([$humanevaluator.G55]=[$chatgpt.G55];&quot;OK&quot;;&quot;KO&quot;)" office:value-type="string" office:string-value="OK" calcext:value-type="string">
            <text:p>OK</text:p>
          </table:table-cell>
          <table:table-cell table:formula="of:=IF([$humanevaluator.H55]=[$chatgpt.H55];&quot;OK&quot;;&quot;KO&quot;)" office:value-type="string" office:string-value="KO" calcext:value-type="string">
            <text:p>KO</text:p>
          </table:table-cell>
          <table:table-cell table:formula="of:=IF([$humanevaluator.I55]=[$chatgpt.I55];&quot;OK&quot;;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56]=[$chatgpt.B56];&quot;OK&quot;;&quot;KO&quot;)" office:value-type="string" office:string-value="OK" calcext:value-type="string">
            <text:p>OK</text:p>
          </table:table-cell>
          <table:table-cell table:formula="of:=IF([$humanevaluator.C56]=[$chatgpt.C56];&quot;OK&quot;;&quot;KO&quot;)" office:value-type="string" office:string-value="OK" calcext:value-type="string">
            <text:p>OK</text:p>
          </table:table-cell>
          <table:table-cell table:formula="of:=IF([$humanevaluator.D56]=[$chatgpt.D56];&quot;OK&quot;;&quot;KO&quot;)" office:value-type="string" office:string-value="KO" calcext:value-type="string">
            <text:p>KO</text:p>
          </table:table-cell>
          <table:table-cell table:formula="of:=IF([$humanevaluator.E56]=[$chatgpt.E56];&quot;OK&quot;;&quot;KO&quot;)" office:value-type="string" office:string-value="OK" calcext:value-type="string">
            <text:p>OK</text:p>
          </table:table-cell>
          <table:table-cell table:formula="of:=IF([$humanevaluator.F56]=[$chatgpt.F56];&quot;OK&quot;;&quot;KO&quot;)" office:value-type="string" office:string-value="OK" calcext:value-type="string">
            <text:p>OK</text:p>
          </table:table-cell>
          <table:table-cell table:formula="of:=IF([$humanevaluator.G56]=[$chatgpt.G56];&quot;OK&quot;;&quot;KO&quot;)" office:value-type="string" office:string-value="OK" calcext:value-type="string">
            <text:p>OK</text:p>
          </table:table-cell>
          <table:table-cell table:formula="of:=IF([$humanevaluator.H56]=[$chatgpt.H56];&quot;OK&quot;;&quot;KO&quot;)" office:value-type="string" office:string-value="KO" calcext:value-type="string">
            <text:p>KO</text:p>
          </table:table-cell>
          <table:table-cell table:formula="of:=IF([$humanevaluator.I56]=[$chatgpt.I56];&quot;OK&quot;;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6" calcext:value-type="float">
            <text:p>6</text:p>
          </table:table-cell>
          <table:table-cell table:formula="of:=COUNTIF([.B47:.I47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57]=[$chatgpt.B57];&quot;OK&quot;;&quot;KO&quot;)" office:value-type="string" office:string-value="KO" calcext:value-type="string">
            <text:p>KO</text:p>
          </table:table-cell>
          <table:table-cell table:formula="of:=IF([$humanevaluator.C57]=[$chatgpt.C57];&quot;OK&quot;;&quot;KO&quot;)" office:value-type="string" office:string-value="OK" calcext:value-type="string">
            <text:p>OK</text:p>
          </table:table-cell>
          <table:table-cell table:formula="of:=IF([$humanevaluator.D57]=[$chatgpt.D57];&quot;OK&quot;;&quot;KO&quot;)" office:value-type="string" office:string-value="OK" calcext:value-type="string">
            <text:p>OK</text:p>
          </table:table-cell>
          <table:table-cell table:formula="of:=IF([$humanevaluator.E57]=[$chatgpt.E57];&quot;OK&quot;;&quot;KO&quot;)" office:value-type="string" office:string-value="OK" calcext:value-type="string">
            <text:p>OK</text:p>
          </table:table-cell>
          <table:table-cell table:formula="of:=IF([$humanevaluator.F57]=[$chatgpt.F57];&quot;OK&quot;;&quot;KO&quot;)" office:value-type="string" office:string-value="OK" calcext:value-type="string">
            <text:p>OK</text:p>
          </table:table-cell>
          <table:table-cell table:formula="of:=IF([$humanevaluator.G57]=[$chatgpt.G57];&quot;OK&quot;;&quot;KO&quot;)" office:value-type="string" office:string-value="KO" calcext:value-type="string">
            <text:p>KO</text:p>
          </table:table-cell>
          <table:table-cell table:formula="of:=IF([$humanevaluator.H57]=[$chatgpt.H57];&quot;OK&quot;;&quot;KO&quot;)" office:value-type="string" office:string-value="KO" calcext:value-type="string">
            <text:p>KO</text:p>
          </table:table-cell>
          <table:table-cell table:formula="of:=IF([$humanevaluator.I57]=[$chatgpt.I57];&quot;OK&quot;;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58]=[$chatgpt.B58];&quot;OK&quot;;&quot;KO&quot;)" office:value-type="string" office:string-value="KO" calcext:value-type="string">
            <text:p>KO</text:p>
          </table:table-cell>
          <table:table-cell table:formula="of:=IF([$humanevaluator.C58]=[$chatgpt.C58];&quot;OK&quot;;&quot;KO&quot;)" office:value-type="string" office:string-value="OK" calcext:value-type="string">
            <text:p>OK</text:p>
          </table:table-cell>
          <table:table-cell table:formula="of:=IF([$humanevaluator.D58]=[$chatgpt.D58];&quot;OK&quot;;&quot;KO&quot;)" office:value-type="string" office:string-value="OK" calcext:value-type="string">
            <text:p>OK</text:p>
          </table:table-cell>
          <table:table-cell table:formula="of:=IF([$humanevaluator.E58]=[$chatgpt.E58];&quot;OK&quot;;&quot;KO&quot;)" office:value-type="string" office:string-value="OK" calcext:value-type="string">
            <text:p>OK</text:p>
          </table:table-cell>
          <table:table-cell table:formula="of:=IF([$humanevaluator.F58]=[$chatgpt.F58];&quot;OK&quot;;&quot;KO&quot;)" office:value-type="string" office:string-value="OK" calcext:value-type="string">
            <text:p>OK</text:p>
          </table:table-cell>
          <table:table-cell table:formula="of:=IF([$humanevaluator.G58]=[$chatgpt.G58];&quot;OK&quot;;&quot;KO&quot;)" office:value-type="string" office:string-value="OK" calcext:value-type="string">
            <text:p>OK</text:p>
          </table:table-cell>
          <table:table-cell table:formula="of:=IF([$humanevaluator.H58]=[$chatgpt.H58];&quot;OK&quot;;&quot;KO&quot;)" office:value-type="string" office:string-value="KO" calcext:value-type="string">
            <text:p>KO</text:p>
          </table:table-cell>
          <table:table-cell table:formula="of:=IF([$humanevaluator.I58]=[$chatgpt.I58];&quot;OK&quot;;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59]=[$chatgpt.B59];&quot;OK&quot;;&quot;KO&quot;)" office:value-type="string" office:string-value="KO" calcext:value-type="string">
            <text:p>KO</text:p>
          </table:table-cell>
          <table:table-cell table:formula="of:=IF([$humanevaluator.C59]=[$chatgpt.C59];&quot;OK&quot;;&quot;KO&quot;)" office:value-type="string" office:string-value="KO" calcext:value-type="string">
            <text:p>KO</text:p>
          </table:table-cell>
          <table:table-cell table:formula="of:=IF([$humanevaluator.D59]=[$chatgpt.D59];&quot;OK&quot;;&quot;KO&quot;)" office:value-type="string" office:string-value="OK" calcext:value-type="string">
            <text:p>OK</text:p>
          </table:table-cell>
          <table:table-cell table:formula="of:=IF([$humanevaluator.E59]=[$chatgpt.E59];&quot;OK&quot;;&quot;KO&quot;)" office:value-type="string" office:string-value="KO" calcext:value-type="string">
            <text:p>KO</text:p>
          </table:table-cell>
          <table:table-cell table:formula="of:=IF([$humanevaluator.F59]=[$chatgpt.F59];&quot;OK&quot;;&quot;KO&quot;)" office:value-type="string" office:string-value="OK" calcext:value-type="string">
            <text:p>OK</text:p>
          </table:table-cell>
          <table:table-cell table:formula="of:=IF([$humanevaluator.G59]=[$chatgpt.G59];&quot;OK&quot;;&quot;KO&quot;)" office:value-type="string" office:string-value="KO" calcext:value-type="string">
            <text:p>KO</text:p>
          </table:table-cell>
          <table:table-cell table:formula="of:=IF([$humanevaluator.H59]=[$chatgpt.H59];&quot;OK&quot;;&quot;KO&quot;)" office:value-type="string" office:string-value="KO" calcext:value-type="string">
            <text:p>KO</text:p>
          </table:table-cell>
          <table:table-cell table:formula="of:=IF([$humanevaluator.I59]=[$chatgpt.I59];&quot;OK&quot;;&quot;KO&quot;)" office:value-type="string" office:string-value="KO" calcext:value-type="string">
            <text:p>KO</text:p>
          </table:table-cell>
          <table:table-cell table:formula="of:=COUNTIF([.B50:.I50];&quot;OK&quot;)" office:value-type="float" office:value="2" calcext:value-type="float">
            <text:p>2</text:p>
          </table:table-cell>
          <table:table-cell table:formula="of:=COUNTIF([.B50:.I50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45:.I54];&quot;OK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60]=[$chatgpt.B60];&quot;OK&quot;;&quot;KO&quot;)" office:value-type="string" office:string-value="KO" calcext:value-type="string">
            <text:p>KO</text:p>
          </table:table-cell>
          <table:table-cell table:formula="of:=IF([$humanevaluator.C60]=[$chatgpt.C60];&quot;OK&quot;;&quot;KO&quot;)" office:value-type="string" office:string-value="KO" calcext:value-type="string">
            <text:p>KO</text:p>
          </table:table-cell>
          <table:table-cell table:formula="of:=IF([$humanevaluator.D60]=[$chatgpt.D60];&quot;OK&quot;;&quot;KO&quot;)" office:value-type="string" office:string-value="OK" calcext:value-type="string">
            <text:p>OK</text:p>
          </table:table-cell>
          <table:table-cell table:formula="of:=IF([$humanevaluator.E60]=[$chatgpt.E60];&quot;OK&quot;;&quot;KO&quot;)" office:value-type="string" office:string-value="KO" calcext:value-type="string">
            <text:p>KO</text:p>
          </table:table-cell>
          <table:table-cell table:formula="of:=IF([$humanevaluator.F60]=[$chatgpt.F60];&quot;OK&quot;;&quot;KO&quot;)" office:value-type="string" office:string-value="OK" calcext:value-type="string">
            <text:p>OK</text:p>
          </table:table-cell>
          <table:table-cell table:formula="of:=IF([$humanevaluator.G60]=[$chatgpt.G60];&quot;OK&quot;;&quot;KO&quot;)" office:value-type="string" office:string-value="KO" calcext:value-type="string">
            <text:p>KO</text:p>
          </table:table-cell>
          <table:table-cell table:formula="of:=IF([$humanevaluator.H60]=[$chatgpt.H60];&quot;OK&quot;;&quot;KO&quot;)" office:value-type="string" office:string-value="OK" calcext:value-type="string">
            <text:p>OK</text:p>
          </table:table-cell>
          <table:table-cell table:formula="of:=IF([$humanevaluator.I60]=[$chatgpt.I60];&quot;OK&quot;;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45:.I54];&quot;KO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61]=[$chatgpt.B61];&quot;OK&quot;;&quot;KO&quot;)" office:value-type="string" office:string-value="KO" calcext:value-type="string">
            <text:p>KO</text:p>
          </table:table-cell>
          <table:table-cell table:formula="of:=IF([$humanevaluator.C61]=[$chatgpt.C61];&quot;OK&quot;;&quot;KO&quot;)" office:value-type="string" office:string-value="OK" calcext:value-type="string">
            <text:p>OK</text:p>
          </table:table-cell>
          <table:table-cell table:formula="of:=IF([$humanevaluator.D61]=[$chatgpt.D61];&quot;OK&quot;;&quot;KO&quot;)" office:value-type="string" office:string-value="OK" calcext:value-type="string">
            <text:p>OK</text:p>
          </table:table-cell>
          <table:table-cell table:formula="of:=IF([$humanevaluator.E61]=[$chatgpt.E61];&quot;OK&quot;;&quot;KO&quot;)" office:value-type="string" office:string-value="OK" calcext:value-type="string">
            <text:p>OK</text:p>
          </table:table-cell>
          <table:table-cell table:formula="of:=IF([$humanevaluator.F61]=[$chatgpt.F61];&quot;OK&quot;;&quot;KO&quot;)" office:value-type="string" office:string-value="OK" calcext:value-type="string">
            <text:p>OK</text:p>
          </table:table-cell>
          <table:table-cell table:formula="of:=IF([$humanevaluator.G61]=[$chatgpt.G61];&quot;OK&quot;;&quot;KO&quot;)" office:value-type="string" office:string-value="OK" calcext:value-type="string">
            <text:p>OK</text:p>
          </table:table-cell>
          <table:table-cell table:formula="of:=IF([$humanevaluator.H61]=[$chatgpt.H61];&quot;OK&quot;;&quot;KO&quot;)" office:value-type="string" office:string-value="OK" calcext:value-type="string">
            <text:p>OK</text:p>
          </table:table-cell>
          <table:table-cell table:formula="of:=IF([$humanevaluator.I61]=[$chatgpt.I61];&quot;OK&quot;;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62]=[$chatgpt.B62];&quot;OK&quot;;&quot;KO&quot;)" office:value-type="string" office:string-value="KO" calcext:value-type="string">
            <text:p>KO</text:p>
          </table:table-cell>
          <table:table-cell table:formula="of:=IF([$humanevaluator.C62]=[$chatgpt.C62];&quot;OK&quot;;&quot;KO&quot;)" office:value-type="string" office:string-value="OK" calcext:value-type="string">
            <text:p>OK</text:p>
          </table:table-cell>
          <table:table-cell table:formula="of:=IF([$humanevaluator.D62]=[$chatgpt.D62];&quot;OK&quot;;&quot;KO&quot;)" office:value-type="string" office:string-value="OK" calcext:value-type="string">
            <text:p>OK</text:p>
          </table:table-cell>
          <table:table-cell table:formula="of:=IF([$humanevaluator.E62]=[$chatgpt.E62];&quot;OK&quot;;&quot;KO&quot;)" office:value-type="string" office:string-value="OK" calcext:value-type="string">
            <text:p>OK</text:p>
          </table:table-cell>
          <table:table-cell table:formula="of:=IF([$humanevaluator.F62]=[$chatgpt.F62];&quot;OK&quot;;&quot;KO&quot;)" office:value-type="string" office:string-value="OK" calcext:value-type="string">
            <text:p>OK</text:p>
          </table:table-cell>
          <table:table-cell table:formula="of:=IF([$humanevaluator.G62]=[$chatgpt.G62];&quot;OK&quot;;&quot;KO&quot;)" office:value-type="string" office:string-value="OK" calcext:value-type="string">
            <text:p>OK</text:p>
          </table:table-cell>
          <table:table-cell table:formula="of:=IF([$humanevaluator.H62]=[$chatgpt.H62];&quot;OK&quot;;&quot;KO&quot;)" office:value-type="string" office:string-value="OK" calcext:value-type="string">
            <text:p>OK</text:p>
          </table:table-cell>
          <table:table-cell table:formula="of:=IF([$humanevaluator.I62]=[$chatgpt.I62];&quot;OK&quot;;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63]=[$chatgpt.B63];&quot;OK&quot;;&quot;KO&quot;)" office:value-type="string" office:string-value="OK" calcext:value-type="string">
            <text:p>OK</text:p>
          </table:table-cell>
          <table:table-cell table:formula="of:=IF([$humanevaluator.C63]=[$chatgpt.C63];&quot;OK&quot;;&quot;KO&quot;)" office:value-type="string" office:string-value="OK" calcext:value-type="string">
            <text:p>OK</text:p>
          </table:table-cell>
          <table:table-cell table:formula="of:=IF([$humanevaluator.D63]=[$chatgpt.D63];&quot;OK&quot;;&quot;KO&quot;)" office:value-type="string" office:string-value="OK" calcext:value-type="string">
            <text:p>OK</text:p>
          </table:table-cell>
          <table:table-cell table:formula="of:=IF([$humanevaluator.E63]=[$chatgpt.E63];&quot;OK&quot;;&quot;KO&quot;)" office:value-type="string" office:string-value="OK" calcext:value-type="string">
            <text:p>OK</text:p>
          </table:table-cell>
          <table:table-cell table:formula="of:=IF([$humanevaluator.F63]=[$chatgpt.F63];&quot;OK&quot;;&quot;KO&quot;)" office:value-type="string" office:string-value="KO" calcext:value-type="string">
            <text:p>KO</text:p>
          </table:table-cell>
          <table:table-cell table:formula="of:=IF([$humanevaluator.G63]=[$chatgpt.G63];&quot;OK&quot;;&quot;KO&quot;)" office:value-type="string" office:string-value="OK" calcext:value-type="string">
            <text:p>OK</text:p>
          </table:table-cell>
          <table:table-cell table:formula="of:=IF([$humanevaluator.H63]=[$chatgpt.H63];&quot;OK&quot;;&quot;KO&quot;)" office:value-type="string" office:string-value="OK" calcext:value-type="string">
            <text:p>OK</text:p>
          </table:table-cell>
          <table:table-cell table:formula="of:=IF([$humanevaluator.I63]=[$chatgpt.I63];&quot;OK&quot;;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7" calcext:value-type="float">
            <text:p>7</text:p>
          </table:table-cell>
          <table:table-cell table:formula="of:=COUNTIF([.B54:.I54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45:.B54];&quot;OK&quot;)" office:value-type="float" office:value="4" calcext:value-type="float">
            <text:p>4</text:p>
          </table:table-cell>
          <table:table-cell table:style-name="ce8" table:formula="of:=COUNTIF([.C45:.C54];&quot;OK&quot;)" office:value-type="float" office:value="8" calcext:value-type="float">
            <text:p>8</text:p>
          </table:table-cell>
          <table:table-cell table:style-name="ce8" table:formula="of:=COUNTIF([.D45:.D54];&quot;OK&quot;)" office:value-type="float" office:value="9" calcext:value-type="float">
            <text:p>9</text:p>
          </table:table-cell>
          <table:table-cell table:style-name="ce8" table:formula="of:=COUNTIF([.E45:.E54];&quot;OK&quot;)" office:value-type="float" office:value="7" calcext:value-type="float">
            <text:p>7</text:p>
          </table:table-cell>
          <table:table-cell table:style-name="ce8" table:formula="of:=COUNTIF([.F45:.F54];&quot;OK&quot;)" office:value-type="float" office:value="9" calcext:value-type="float">
            <text:p>9</text:p>
          </table:table-cell>
          <table:table-cell table:style-name="ce8" table:formula="of:=COUNTIF([.G45:.G54];&quot;OK&quot;)" office:value-type="float" office:value="7" calcext:value-type="float">
            <text:p>7</text:p>
          </table:table-cell>
          <table:table-cell table:style-name="ce8" table:formula="of:=COUNTIF([.H45:.H54];&quot;OK&quot;)" office:value-type="float" office:value="4" calcext:value-type="float">
            <text:p>4</text:p>
          </table:table-cell>
          <table:table-cell table:style-name="ce8" table:formula="of:=COUNTIF([.I45:.I54];&quot;OK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45:.B54];&quot;KO&quot;)" office:value-type="float" office:value="6" calcext:value-type="float">
            <text:p>6</text:p>
          </table:table-cell>
          <table:table-cell table:style-name="ce8" table:formula="of:=COUNTIF([.C45:.C54];&quot;KO&quot;)" office:value-type="float" office:value="2" calcext:value-type="float">
            <text:p>2</text:p>
          </table:table-cell>
          <table:table-cell table:style-name="ce8" table:formula="of:=COUNTIF([.D45:.D54];&quot;KO&quot;)" office:value-type="float" office:value="1" calcext:value-type="float">
            <text:p>1</text:p>
          </table:table-cell>
          <table:table-cell table:style-name="ce8" table:formula="of:=COUNTIF([.E45:.E54];&quot;KO&quot;)" office:value-type="float" office:value="3" calcext:value-type="float">
            <text:p>3</text:p>
          </table:table-cell>
          <table:table-cell table:style-name="ce8" table:formula="of:=COUNTIF([.F45:.F54];&quot;KO&quot;)" office:value-type="float" office:value="1" calcext:value-type="float">
            <text:p>1</text:p>
          </table:table-cell>
          <table:table-cell table:style-name="ce8" table:formula="of:=COUNTIF([.G45:.G54];&quot;KO&quot;)" office:value-type="float" office:value="3" calcext:value-type="float">
            <text:p>3</text:p>
          </table:table-cell>
          <table:table-cell table:style-name="ce8" table:formula="of:=COUNTIF([.H45:.H54];&quot;KO&quot;)" office:value-type="float" office:value="6" calcext:value-type="float">
            <text:p>6</text:p>
          </table:table-cell>
          <table:table-cell table:style-name="ce8" table:formula="of:=COUNTIF([.I45:.I54];&quot;KO&quot;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[$humanevaluator.B70]=[$chatgpt.B70];&quot;OK&quot;;&quot;KO&quot;)" office:value-type="string" office:string-value="KO" calcext:value-type="string">
            <text:p>KO</text:p>
          </table:table-cell>
          <table:table-cell table:formula="of:=IF([$humanevaluator.C70]=[$chatgpt.C70];&quot;OK&quot;;&quot;KO&quot;)" office:value-type="string" office:string-value="KO" calcext:value-type="string">
            <text:p>KO</text:p>
          </table:table-cell>
          <table:table-cell table:formula="of:=IF([$humanevaluator.D70]=[$chatgpt.D70];&quot;OK&quot;;&quot;KO&quot;)" office:value-type="string" office:string-value="KO" calcext:value-type="string">
            <text:p>KO</text:p>
          </table:table-cell>
          <table:table-cell table:formula="of:=IF([$humanevaluator.E70]=[$chatgpt.E70];&quot;OK&quot;;&quot;KO&quot;)" office:value-type="string" office:string-value="OK" calcext:value-type="string">
            <text:p>OK</text:p>
          </table:table-cell>
          <table:table-cell table:formula="of:=IF([$humanevaluator.F70]=[$chatgpt.F70];&quot;OK&quot;;&quot;KO&quot;)" office:value-type="string" office:string-value="OK" calcext:value-type="string">
            <text:p>OK</text:p>
          </table:table-cell>
          <table:table-cell table:formula="of:=IF([$humanevaluator.G70]=[$chatgpt.G70];&quot;OK&quot;;&quot;KO&quot;)" office:value-type="string" office:string-value="KO" calcext:value-type="string">
            <text:p>KO</text:p>
          </table:table-cell>
          <table:table-cell table:formula="of:=IF([$humanevaluator.H70]=[$chatgpt.H70];&quot;OK&quot;;&quot;KO&quot;)" office:value-type="string" office:string-value="KO" calcext:value-type="string">
            <text:p>KO</text:p>
          </table:table-cell>
          <table:table-cell table:formula="of:=IF([$humanevaluator.I70]=[$chatgpt.I70];&quot;OK&quot;;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3" calcext:value-type="float">
            <text:p>3</text:p>
          </table:table-cell>
          <table:table-cell table:formula="of:=COUNTIF([.B58:.I5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[$humanevaluator.B71]=[$chatgpt.B71];&quot;OK&quot;;&quot;KO&quot;)" office:value-type="string" office:string-value="KO" calcext:value-type="string">
            <text:p>KO</text:p>
          </table:table-cell>
          <table:table-cell table:formula="of:=IF([$humanevaluator.C71]=[$chatgpt.C71];&quot;OK&quot;;&quot;KO&quot;)" office:value-type="string" office:string-value="KO" calcext:value-type="string">
            <text:p>KO</text:p>
          </table:table-cell>
          <table:table-cell table:formula="of:=IF([$humanevaluator.D71]=[$chatgpt.D71];&quot;OK&quot;;&quot;KO&quot;)" office:value-type="string" office:string-value="OK" calcext:value-type="string">
            <text:p>OK</text:p>
          </table:table-cell>
          <table:table-cell table:formula="of:=IF([$humanevaluator.E71]=[$chatgpt.E71];&quot;OK&quot;;&quot;KO&quot;)" office:value-type="string" office:string-value="KO" calcext:value-type="string">
            <text:p>KO</text:p>
          </table:table-cell>
          <table:table-cell table:formula="of:=IF([$humanevaluator.F71]=[$chatgpt.F71];&quot;OK&quot;;&quot;KO&quot;)" office:value-type="string" office:string-value="KO" calcext:value-type="string">
            <text:p>KO</text:p>
          </table:table-cell>
          <table:table-cell table:formula="of:=IF([$humanevaluator.G71]=[$chatgpt.G71];&quot;OK&quot;;&quot;KO&quot;)" office:value-type="string" office:string-value="KO" calcext:value-type="string">
            <text:p>KO</text:p>
          </table:table-cell>
          <table:table-cell table:formula="of:=IF([$humanevaluator.H71]=[$chatgpt.H71];&quot;OK&quot;;&quot;KO&quot;)" office:value-type="string" office:string-value="KO" calcext:value-type="string">
            <text:p>KO</text:p>
          </table:table-cell>
          <table:table-cell table:formula="of:=IF([$humanevaluator.I71]=[$chatgpt.I71];&quot;OK&quot;;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2" calcext:value-type="float">
            <text:p>2</text:p>
          </table:table-cell>
          <table:table-cell table:formula="of:=COUNTIF([.B59:.I59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[$humanevaluator.B72]=[$chatgpt.B72];&quot;OK&quot;;&quot;KO&quot;)" office:value-type="string" office:string-value="KO" calcext:value-type="string">
            <text:p>KO</text:p>
          </table:table-cell>
          <table:table-cell table:formula="of:=IF([$humanevaluator.C72]=[$chatgpt.C72];&quot;OK&quot;;&quot;KO&quot;)" office:value-type="string" office:string-value="KO" calcext:value-type="string">
            <text:p>KO</text:p>
          </table:table-cell>
          <table:table-cell table:formula="of:=IF([$humanevaluator.D72]=[$chatgpt.D72];&quot;OK&quot;;&quot;KO&quot;)" office:value-type="string" office:string-value="OK" calcext:value-type="string">
            <text:p>OK</text:p>
          </table:table-cell>
          <table:table-cell table:formula="of:=IF([$humanevaluator.E72]=[$chatgpt.E72];&quot;OK&quot;;&quot;KO&quot;)" office:value-type="string" office:string-value="KO" calcext:value-type="string">
            <text:p>KO</text:p>
          </table:table-cell>
          <table:table-cell table:formula="of:=IF([$humanevaluator.F72]=[$chatgpt.F72];&quot;OK&quot;;&quot;KO&quot;)" office:value-type="string" office:string-value="OK" calcext:value-type="string">
            <text:p>OK</text:p>
          </table:table-cell>
          <table:table-cell table:formula="of:=IF([$humanevaluator.G72]=[$chatgpt.G72];&quot;OK&quot;;&quot;KO&quot;)" office:value-type="string" office:string-value="KO" calcext:value-type="string">
            <text:p>KO</text:p>
          </table:table-cell>
          <table:table-cell table:formula="of:=IF([$humanevaluator.H72]=[$chatgpt.H72];&quot;OK&quot;;&quot;KO&quot;)" office:value-type="string" office:string-value="KO" calcext:value-type="string">
            <text:p>KO</text:p>
          </table:table-cell>
          <table:table-cell table:formula="of:=IF([$humanevaluator.I72]=[$chatgpt.I72];&quot;OK&quot;;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[$humanevaluator.B73]=[$chatgpt.B73];&quot;OK&quot;;&quot;KO&quot;)" office:value-type="string" office:string-value="KO" calcext:value-type="string">
            <text:p>KO</text:p>
          </table:table-cell>
          <table:table-cell table:formula="of:=IF([$humanevaluator.C73]=[$chatgpt.C73];&quot;OK&quot;;&quot;KO&quot;)" office:value-type="string" office:string-value="KO" calcext:value-type="string">
            <text:p>KO</text:p>
          </table:table-cell>
          <table:table-cell table:formula="of:=IF([$humanevaluator.D73]=[$chatgpt.D73];&quot;OK&quot;;&quot;KO&quot;)" office:value-type="string" office:string-value="OK" calcext:value-type="string">
            <text:p>OK</text:p>
          </table:table-cell>
          <table:table-cell table:formula="of:=IF([$humanevaluator.E73]=[$chatgpt.E73];&quot;OK&quot;;&quot;KO&quot;)" office:value-type="string" office:string-value="KO" calcext:value-type="string">
            <text:p>KO</text:p>
          </table:table-cell>
          <table:table-cell table:formula="of:=IF([$humanevaluator.F73]=[$chatgpt.F73];&quot;OK&quot;;&quot;KO&quot;)" office:value-type="string" office:string-value="KO" calcext:value-type="string">
            <text:p>KO</text:p>
          </table:table-cell>
          <table:table-cell table:formula="of:=IF([$humanevaluator.G73]=[$chatgpt.G73];&quot;OK&quot;;&quot;KO&quot;)" office:value-type="string" office:string-value="KO" calcext:value-type="string">
            <text:p>KO</text:p>
          </table:table-cell>
          <table:table-cell table:formula="of:=IF([$humanevaluator.H73]=[$chatgpt.H73];&quot;OK&quot;;&quot;KO&quot;)" office:value-type="string" office:string-value="KO" calcext:value-type="string">
            <text:p>KO</text:p>
          </table:table-cell>
          <table:table-cell table:formula="of:=IF([$humanevaluator.I73]=[$chatgpt.I73];&quot;OK&quot;;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2" calcext:value-type="float">
            <text:p>2</text:p>
          </table:table-cell>
          <table:table-cell table:formula="of:=COUNTIF([.B61:.I61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[$humanevaluator.B74]=[$chatgpt.B74];&quot;OK&quot;;&quot;KO&quot;)" office:value-type="string" office:string-value="KO" calcext:value-type="string">
            <text:p>KO</text:p>
          </table:table-cell>
          <table:table-cell table:formula="of:=IF([$humanevaluator.C74]=[$chatgpt.C74];&quot;OK&quot;;&quot;KO&quot;)" office:value-type="string" office:string-value="KO" calcext:value-type="string">
            <text:p>KO</text:p>
          </table:table-cell>
          <table:table-cell table:formula="of:=IF([$humanevaluator.D74]=[$chatgpt.D74];&quot;OK&quot;;&quot;KO&quot;)" office:value-type="string" office:string-value="OK" calcext:value-type="string">
            <text:p>OK</text:p>
          </table:table-cell>
          <table:table-cell table:formula="of:=IF([$humanevaluator.E74]=[$chatgpt.E74];&quot;OK&quot;;&quot;KO&quot;)" office:value-type="string" office:string-value="KO" calcext:value-type="string">
            <text:p>KO</text:p>
          </table:table-cell>
          <table:table-cell table:formula="of:=IF([$humanevaluator.F74]=[$chatgpt.F74];&quot;OK&quot;;&quot;KO&quot;)" office:value-type="string" office:string-value="OK" calcext:value-type="string">
            <text:p>OK</text:p>
          </table:table-cell>
          <table:table-cell table:formula="of:=IF([$humanevaluator.G74]=[$chatgpt.G74];&quot;OK&quot;;&quot;KO&quot;)" office:value-type="string" office:string-value="KO" calcext:value-type="string">
            <text:p>KO</text:p>
          </table:table-cell>
          <table:table-cell table:formula="of:=IF([$humanevaluator.H74]=[$chatgpt.H74];&quot;OK&quot;;&quot;KO&quot;)" office:value-type="string" office:string-value="KO" calcext:value-type="string">
            <text:p>KO</text:p>
          </table:table-cell>
          <table:table-cell table:formula="of:=IF([$humanevaluator.I74]=[$chatgpt.I74];&quot;OK&quot;;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[$humanevaluator.B75]=[$chatgpt.B75];&quot;OK&quot;;&quot;KO&quot;)" office:value-type="string" office:string-value="KO" calcext:value-type="string">
            <text:p>KO</text:p>
          </table:table-cell>
          <table:table-cell table:formula="of:=IF([$humanevaluator.C75]=[$chatgpt.C75];&quot;OK&quot;;&quot;KO&quot;)" office:value-type="string" office:string-value="KO" calcext:value-type="string">
            <text:p>KO</text:p>
          </table:table-cell>
          <table:table-cell table:formula="of:=IF([$humanevaluator.D75]=[$chatgpt.D75];&quot;OK&quot;;&quot;KO&quot;)" office:value-type="string" office:string-value="KO" calcext:value-type="string">
            <text:p>KO</text:p>
          </table:table-cell>
          <table:table-cell table:formula="of:=IF([$humanevaluator.E75]=[$chatgpt.E75];&quot;OK&quot;;&quot;KO&quot;)" office:value-type="string" office:string-value="KO" calcext:value-type="string">
            <text:p>KO</text:p>
          </table:table-cell>
          <table:table-cell table:formula="of:=IF([$humanevaluator.F75]=[$chatgpt.F75];&quot;OK&quot;;&quot;KO&quot;)" office:value-type="string" office:string-value="OK" calcext:value-type="string">
            <text:p>OK</text:p>
          </table:table-cell>
          <table:table-cell table:formula="of:=IF([$humanevaluator.G75]=[$chatgpt.G75];&quot;OK&quot;;&quot;KO&quot;)" office:value-type="string" office:string-value="KO" calcext:value-type="string">
            <text:p>KO</text:p>
          </table:table-cell>
          <table:table-cell table:formula="of:=IF([$humanevaluator.H75]=[$chatgpt.H75];&quot;OK&quot;;&quot;KO&quot;)" office:value-type="string" office:string-value="KO" calcext:value-type="string">
            <text:p>KO</text:p>
          </table:table-cell>
          <table:table-cell table:formula="of:=IF([$humanevaluator.I75]=[$chatgpt.I75];&quot;OK&quot;;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2" calcext:value-type="float">
            <text:p>2</text:p>
          </table:table-cell>
          <table:table-cell table:formula="of:=COUNTIF([.B63:.I63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58:.I67];&quot;OK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[$humanevaluator.B76]=[$chatgpt.B76];&quot;OK&quot;;&quot;KO&quot;)" office:value-type="string" office:string-value="KO" calcext:value-type="string">
            <text:p>KO</text:p>
          </table:table-cell>
          <table:table-cell table:formula="of:=IF([$humanevaluator.C76]=[$chatgpt.C76];&quot;OK&quot;;&quot;KO&quot;)" office:value-type="string" office:string-value="KO" calcext:value-type="string">
            <text:p>KO</text:p>
          </table:table-cell>
          <table:table-cell table:formula="of:=IF([$humanevaluator.D76]=[$chatgpt.D76];&quot;OK&quot;;&quot;KO&quot;)" office:value-type="string" office:string-value="KO" calcext:value-type="string">
            <text:p>KO</text:p>
          </table:table-cell>
          <table:table-cell table:formula="of:=IF([$humanevaluator.E76]=[$chatgpt.E76];&quot;OK&quot;;&quot;KO&quot;)" office:value-type="string" office:string-value="KO" calcext:value-type="string">
            <text:p>KO</text:p>
          </table:table-cell>
          <table:table-cell table:formula="of:=IF([$humanevaluator.F76]=[$chatgpt.F76];&quot;OK&quot;;&quot;KO&quot;)" office:value-type="string" office:string-value="KO" calcext:value-type="string">
            <text:p>KO</text:p>
          </table:table-cell>
          <table:table-cell table:formula="of:=IF([$humanevaluator.G76]=[$chatgpt.G76];&quot;OK&quot;;&quot;KO&quot;)" office:value-type="string" office:string-value="KO" calcext:value-type="string">
            <text:p>KO</text:p>
          </table:table-cell>
          <table:table-cell table:formula="of:=IF([$humanevaluator.H76]=[$chatgpt.H76];&quot;OK&quot;;&quot;KO&quot;)" office:value-type="string" office:string-value="KO" calcext:value-type="string">
            <text:p>KO</text:p>
          </table:table-cell>
          <table:table-cell table:formula="of:=IF([$humanevaluator.I76]=[$chatgpt.I76];&quot;OK&quot;;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1" calcext:value-type="float">
            <text:p>1</text:p>
          </table:table-cell>
          <table:table-cell table:formula="of:=COUNTIF([.B64:.I64];&quot;KO&quot;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58:.I67];&quot;KO&quot;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[$humanevaluator.B77]=[$chatgpt.B77];&quot;OK&quot;;&quot;KO&quot;)" office:value-type="string" office:string-value="KO" calcext:value-type="string">
            <text:p>KO</text:p>
          </table:table-cell>
          <table:table-cell table:formula="of:=IF([$humanevaluator.C77]=[$chatgpt.C77];&quot;OK&quot;;&quot;KO&quot;)" office:value-type="string" office:string-value="KO" calcext:value-type="string">
            <text:p>KO</text:p>
          </table:table-cell>
          <table:table-cell table:formula="of:=IF([$humanevaluator.D77]=[$chatgpt.D77];&quot;OK&quot;;&quot;KO&quot;)" office:value-type="string" office:string-value="OK" calcext:value-type="string">
            <text:p>OK</text:p>
          </table:table-cell>
          <table:table-cell table:formula="of:=IF([$humanevaluator.E77]=[$chatgpt.E77];&quot;OK&quot;;&quot;KO&quot;)" office:value-type="string" office:string-value="KO" calcext:value-type="string">
            <text:p>KO</text:p>
          </table:table-cell>
          <table:table-cell table:formula="of:=IF([$humanevaluator.F77]=[$chatgpt.F77];&quot;OK&quot;;&quot;KO&quot;)" office:value-type="string" office:string-value="OK" calcext:value-type="string">
            <text:p>OK</text:p>
          </table:table-cell>
          <table:table-cell table:formula="of:=IF([$humanevaluator.G77]=[$chatgpt.G77];&quot;OK&quot;;&quot;KO&quot;)" office:value-type="string" office:string-value="KO" calcext:value-type="string">
            <text:p>KO</text:p>
          </table:table-cell>
          <table:table-cell table:formula="of:=IF([$humanevaluator.H77]=[$chatgpt.H77];&quot;OK&quot;;&quot;KO&quot;)" office:value-type="string" office:string-value="KO" calcext:value-type="string">
            <text:p>KO</text:p>
          </table:table-cell>
          <table:table-cell table:formula="of:=IF([$humanevaluator.I77]=[$chatgpt.I77];&quot;OK&quot;;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3" calcext:value-type="float">
            <text:p>3</text:p>
          </table:table-cell>
          <table:table-cell table:formula="of:=COUNTIF([.B65:.I65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[$humanevaluator.B78]=[$chatgpt.B78];&quot;OK&quot;;&quot;KO&quot;)" office:value-type="string" office:string-value="KO" calcext:value-type="string">
            <text:p>KO</text:p>
          </table:table-cell>
          <table:table-cell table:formula="of:=IF([$humanevaluator.C78]=[$chatgpt.C78];&quot;OK&quot;;&quot;KO&quot;)" office:value-type="string" office:string-value="KO" calcext:value-type="string">
            <text:p>KO</text:p>
          </table:table-cell>
          <table:table-cell table:formula="of:=IF([$humanevaluator.D78]=[$chatgpt.D78];&quot;OK&quot;;&quot;KO&quot;)" office:value-type="string" office:string-value="KO" calcext:value-type="string">
            <text:p>KO</text:p>
          </table:table-cell>
          <table:table-cell table:formula="of:=IF([$humanevaluator.E78]=[$chatgpt.E78];&quot;OK&quot;;&quot;KO&quot;)" office:value-type="string" office:string-value="KO" calcext:value-type="string">
            <text:p>KO</text:p>
          </table:table-cell>
          <table:table-cell table:formula="of:=IF([$humanevaluator.F78]=[$chatgpt.F78];&quot;OK&quot;;&quot;KO&quot;)" office:value-type="string" office:string-value="OK" calcext:value-type="string">
            <text:p>OK</text:p>
          </table:table-cell>
          <table:table-cell table:formula="of:=IF([$humanevaluator.G78]=[$chatgpt.G78];&quot;OK&quot;;&quot;KO&quot;)" office:value-type="string" office:string-value="KO" calcext:value-type="string">
            <text:p>KO</text:p>
          </table:table-cell>
          <table:table-cell table:formula="of:=IF([$humanevaluator.H78]=[$chatgpt.H78];&quot;OK&quot;;&quot;KO&quot;)" office:value-type="string" office:string-value="KO" calcext:value-type="string">
            <text:p>KO</text:p>
          </table:table-cell>
          <table:table-cell table:formula="of:=IF([$humanevaluator.I78]=[$chatgpt.I78];&quot;OK&quot;;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2" calcext:value-type="float">
            <text:p>2</text:p>
          </table:table-cell>
          <table:table-cell table:formula="of:=COUNTIF([.B66:.I6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[$humanevaluator.B79]=[$chatgpt.B79];&quot;OK&quot;;&quot;KO&quot;)" office:value-type="string" office:string-value="KO" calcext:value-type="string">
            <text:p>KO</text:p>
          </table:table-cell>
          <table:table-cell table:formula="of:=IF([$humanevaluator.C79]=[$chatgpt.C79];&quot;OK&quot;;&quot;KO&quot;)" office:value-type="string" office:string-value="KO" calcext:value-type="string">
            <text:p>KO</text:p>
          </table:table-cell>
          <table:table-cell table:formula="of:=IF([$humanevaluator.D79]=[$chatgpt.D79];&quot;OK&quot;;&quot;KO&quot;)" office:value-type="string" office:string-value="KO" calcext:value-type="string">
            <text:p>KO</text:p>
          </table:table-cell>
          <table:table-cell table:formula="of:=IF([$humanevaluator.E79]=[$chatgpt.E79];&quot;OK&quot;;&quot;KO&quot;)" office:value-type="string" office:string-value="KO" calcext:value-type="string">
            <text:p>KO</text:p>
          </table:table-cell>
          <table:table-cell table:formula="of:=IF([$humanevaluator.F79]=[$chatgpt.F79];&quot;OK&quot;;&quot;KO&quot;)" office:value-type="string" office:string-value="KO" calcext:value-type="string">
            <text:p>KO</text:p>
          </table:table-cell>
          <table:table-cell table:formula="of:=IF([$humanevaluator.G79]=[$chatgpt.G79];&quot;OK&quot;;&quot;KO&quot;)" office:value-type="string" office:string-value="KO" calcext:value-type="string">
            <text:p>KO</text:p>
          </table:table-cell>
          <table:table-cell table:formula="of:=IF([$humanevaluator.H79]=[$chatgpt.H79];&quot;OK&quot;;&quot;KO&quot;)" office:value-type="string" office:string-value="KO" calcext:value-type="string">
            <text:p>KO</text:p>
          </table:table-cell>
          <table:table-cell table:formula="of:=IF([$humanevaluator.I79]=[$chatgpt.I79];&quot;OK&quot;;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1" calcext:value-type="float">
            <text:p>1</text:p>
          </table:table-cell>
          <table:table-cell table:formula="of:=COUNTIF([.B67:.I67];&quot;KO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58:.B67];&quot;OK&quot;)" office:value-type="float" office:value="0" calcext:value-type="float">
            <text:p>0</text:p>
          </table:table-cell>
          <table:table-cell table:style-name="ce8" table:formula="of:=COUNTIF([.C58:.C67];&quot;OK&quot;)" office:value-type="float" office:value="0" calcext:value-type="float">
            <text:p>0</text:p>
          </table:table-cell>
          <table:table-cell table:style-name="ce8" table:formula="of:=COUNTIF([.D58:.D67];&quot;OK&quot;)" office:value-type="float" office:value="5" calcext:value-type="float">
            <text:p>5</text:p>
          </table:table-cell>
          <table:table-cell table:style-name="ce8" table:formula="of:=COUNTIF([.E58:.E67];&quot;OK&quot;)" office:value-type="float" office:value="1" calcext:value-type="float">
            <text:p>1</text:p>
          </table:table-cell>
          <table:table-cell table:style-name="ce8" table:formula="of:=COUNTIF([.F58:.F67];&quot;OK&quot;)" office:value-type="float" office:value="6" calcext:value-type="float">
            <text:p>6</text:p>
          </table:table-cell>
          <table:table-cell table:style-name="ce8" table:formula="of:=COUNTIF([.G58:.G67];&quot;OK&quot;)" office:value-type="float" office:value="0" calcext:value-type="float">
            <text:p>0</text:p>
          </table:table-cell>
          <table:table-cell table:style-name="ce8" table:formula="of:=COUNTIF([.H58:.H67];&quot;OK&quot;)" office:value-type="float" office:value="0" calcext:value-type="float">
            <text:p>0</text:p>
          </table:table-cell>
          <table:table-cell table:style-name="ce8" table:formula="of:=COUNTIF([.I58:.I67];&quot;OK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58:.B67];&quot;KO&quot;)" office:value-type="float" office:value="10" calcext:value-type="float">
            <text:p>10</text:p>
          </table:table-cell>
          <table:table-cell table:style-name="ce8" table:formula="of:=COUNTIF([.C58:.C67];&quot;KO&quot;)" office:value-type="float" office:value="10" calcext:value-type="float">
            <text:p>10</text:p>
          </table:table-cell>
          <table:table-cell table:style-name="ce8" table:formula="of:=COUNTIF([.D58:.D67];&quot;KO&quot;)" office:value-type="float" office:value="5" calcext:value-type="float">
            <text:p>5</text:p>
          </table:table-cell>
          <table:table-cell table:style-name="ce8" table:formula="of:=COUNTIF([.E58:.E67];&quot;KO&quot;)" office:value-type="float" office:value="9" calcext:value-type="float">
            <text:p>9</text:p>
          </table:table-cell>
          <table:table-cell table:style-name="ce8" table:formula="of:=COUNTIF([.F58:.F67];&quot;KO&quot;)" office:value-type="float" office:value="4" calcext:value-type="float">
            <text:p>4</text:p>
          </table:table-cell>
          <table:table-cell table:style-name="ce8" table:formula="of:=COUNTIF([.G58:.G67];&quot;KO&quot;)" office:value-type="float" office:value="10" calcext:value-type="float">
            <text:p>10</text:p>
          </table:table-cell>
          <table:table-cell table:style-name="ce8" table:formula="of:=COUNTIF([.H58:.H67];&quot;KO&quot;)" office:value-type="float" office:value="10" calcext:value-type="float">
            <text:p>10</text:p>
          </table:table-cell>
          <table:table-cell table:style-name="ce8" table:formula="of:=COUNTIF([.I58:.I67];&quot;KO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OK :</text:p>
          </table:table-cell>
          <table:table-cell table:style-name="ce8" table:formula="of:=COUNTIF([.B6:.B67];&quot;OK&quot;)" office:value-type="float" office:value="5" calcext:value-type="float">
            <text:p>5</text:p>
          </table:table-cell>
          <table:table-cell table:style-name="ce8" table:formula="of:=COUNTIF([.C6:.C67];&quot;OK&quot;)" office:value-type="float" office:value="16" calcext:value-type="float">
            <text:p>16</text:p>
          </table:table-cell>
          <table:table-cell table:style-name="ce8" table:formula="of:=COUNTIF([.D6:.D67];&quot;OK&quot;)" office:value-type="float" office:value="39" calcext:value-type="float">
            <text:p>39</text:p>
          </table:table-cell>
          <table:table-cell table:style-name="ce8" table:formula="of:=COUNTIF([.E6:.E67];&quot;OK&quot;)" office:value-type="float" office:value="23" calcext:value-type="float">
            <text:p>23</text:p>
          </table:table-cell>
          <table:table-cell table:style-name="ce8" table:formula="of:=COUNTIF([.F6:.F67];&quot;OK&quot;)" office:value-type="float" office:value="38" calcext:value-type="float">
            <text:p>38</text:p>
          </table:table-cell>
          <table:table-cell table:style-name="ce8" table:formula="of:=COUNTIF([.G6:.G67];&quot;OK&quot;)" office:value-type="float" office:value="18" calcext:value-type="float">
            <text:p>18</text:p>
          </table:table-cell>
          <table:table-cell table:style-name="ce8" table:formula="of:=COUNTIF([.H6:.H67];&quot;OK&quot;)" office:value-type="float" office:value="15" calcext:value-type="float">
            <text:p>15</text:p>
          </table:table-cell>
          <table:table-cell table:style-name="ce8" table:formula="of:=COUNTIF([.I6:.I67];&quot;OK&quot;)"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tal KO :</text:p>
          </table:table-cell>
          <table:table-cell table:style-name="ce8" table:formula="of:=COUNTIF([.B6:.B67];&quot;KO&quot;)" office:value-type="float" office:value="45" calcext:value-type="float">
            <text:p>45</text:p>
          </table:table-cell>
          <table:table-cell table:style-name="ce8" table:formula="of:=COUNTIF([.C6:.C67];&quot;KO&quot;)" office:value-type="float" office:value="34" calcext:value-type="float">
            <text:p>34</text:p>
          </table:table-cell>
          <table:table-cell table:style-name="ce8" table:formula="of:=COUNTIF([.D6:.D67];&quot;KO&quot;)" office:value-type="float" office:value="11" calcext:value-type="float">
            <text:p>11</text:p>
          </table:table-cell>
          <table:table-cell table:style-name="ce8" table:formula="of:=COUNTIF([.E6:.E67];&quot;KO&quot;)" office:value-type="float" office:value="27" calcext:value-type="float">
            <text:p>27</text:p>
          </table:table-cell>
          <table:table-cell table:style-name="ce8" table:formula="of:=COUNTIF([.F6:.F67];&quot;KO&quot;)" office:value-type="float" office:value="12" calcext:value-type="float">
            <text:p>12</text:p>
          </table:table-cell>
          <table:table-cell table:style-name="ce8" table:formula="of:=COUNTIF([.G6:.G67];&quot;KO&quot;)" office:value-type="float" office:value="32" calcext:value-type="float">
            <text:p>32</text:p>
          </table:table-cell>
          <table:table-cell table:style-name="ce8" table:formula="of:=COUNTIF([.H6:.H67];&quot;KO&quot;)" office:value-type="float" office:value="35" calcext:value-type="float">
            <text:p>35</text:p>
          </table:table-cell>
          <table:table-cell table:style-name="ce8" table:formula="of:=COUNTIF([.I6:.I67];&quot;KO&quot;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</table:table>
      <table:table table:name="ConcordanceVraiFaux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K : les deux exigences ont la même catégorisation Vrai (catégorie 1 ou 3)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KO : les deux exigences n’ont pas la même catégorisation Faux (catégorie 2 ou 4)</text:p>
          </table:table-cell>
          <table:table-cell table:style-name="Default" table:number-columns-repeated="8"/>
          <table:table-cell table:style-name="ce4" office:value-type="string" calcext:value-type="string">
            <text:p>Total OK:</text:p>
          </table:table-cell>
          <table:table-cell table:style-name="ce6" table:formula="of:=COUNTIF([.B5:.I67];&quot;OK&quot;)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Default" table:number-columns-repeated="11"/>
          <table:table-cell table:style-name="ce4" office:value-type="string" calcext:value-type="string">
            <text:p>Total KO:</text:p>
          </table:table-cell>
          <table:table-cell table:style-name="ce6" table:formula="of:=COUNTIF([.B5:.I67];&quot;KO&quot;)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6]=1;[$humanevaluator.B6]=3);1;2)    =    IF(OR([$chatgpt.B6]=1;[$chatgpt.B6]=3);1;2); &quot;OK&quot;; &quot;KO&quot;)" office:value-type="string" office:string-value="KO" calcext:value-type="string">
            <text:p>KO</text:p>
          </table:table-cell>
          <table:table-cell table:formula="of:=IF(    IF(OR([$humanevaluator.C6]=1;[$humanevaluator.C6]=3);1;2)    =    IF(OR([$chatgpt.C6]=1;[$chatgpt.C6]=3);1;2); &quot;OK&quot;; &quot;KO&quot;)" office:value-type="string" office:string-value="OK" calcext:value-type="string">
            <text:p>OK</text:p>
          </table:table-cell>
          <table:table-cell table:formula="of:=IF(    IF(OR([$humanevaluator.D6]=1;[$humanevaluator.D6]=3);1;2)    =    IF(OR([$chatgpt.D6]=1;[$chatgpt.D6]=3);1;2); &quot;OK&quot;; &quot;KO&quot;)" office:value-type="string" office:string-value="OK" calcext:value-type="string">
            <text:p>OK</text:p>
          </table:table-cell>
          <table:table-cell table:formula="of:=IF(    IF(OR([$humanevaluator.E6]=1;[$humanevaluator.E6]=3);1;2)    =    IF(OR([$chatgpt.E6]=1;[$chatgpt.E6]=3);1;2); &quot;OK&quot;; &quot;KO&quot;)" office:value-type="string" office:string-value="KO" calcext:value-type="string">
            <text:p>KO</text:p>
          </table:table-cell>
          <table:table-cell table:formula="of:=IF(    IF(OR([$humanevaluator.F6]=1;[$humanevaluator.F6]=3);1;2)    =    IF(OR([$chatgpt.F6]=1;[$chatgpt.F6]=3);1;2); &quot;OK&quot;; &quot;KO&quot;)" office:value-type="string" office:string-value="OK" calcext:value-type="string">
            <text:p>OK</text:p>
          </table:table-cell>
          <table:table-cell table:formula="of:=IF(    IF(OR([$humanevaluator.G6]=1;[$humanevaluator.G6]=3);1;2)    =    IF(OR([$chatgpt.G6]=1;[$chatgpt.G6]=3);1;2); &quot;OK&quot;; &quot;KO&quot;)" office:value-type="string" office:string-value="KO" calcext:value-type="string">
            <text:p>KO</text:p>
          </table:table-cell>
          <table:table-cell table:formula="of:=IF(    IF(OR([$humanevaluator.H6]=1;[$humanevaluator.H6]=3);1;2)    =    IF(OR([$chatgpt.H6]=1;[$chatgpt.H6]=3);1;2); &quot;OK&quot;; &quot;KO&quot;)" office:value-type="string" office:string-value="KO" calcext:value-type="string">
            <text:p>KO</text:p>
          </table:table-cell>
          <table:table-cell table:formula="of:=IF(    IF(OR([$humanevaluator.I6]=1;[$humanevaluator.I6]=3);1;2)    =    IF(OR([$chatgpt.I6]=1;[$chatgpt.I6]=3);1;2); &quot;OK&quot;; &quot;KO&quot;)" office:value-type="string" office:string-value="OK" calcext:value-type="string">
            <text:p>OK</text:p>
          </table:table-cell>
          <table:table-cell table:formula="of:=COUNTIF([.B6:.I6];&quot;OK&quot;)" office:value-type="float" office:value="4" calcext:value-type="float">
            <text:p>4</text:p>
          </table:table-cell>
          <table:table-cell table:formula="of:=COUNTIF([.B6:.I6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]=1;[$humanevaluator.B7]=3);1;2)    =    IF(OR([$chatgpt.B7]=1;[$chatgpt.B7]=3);1;2); &quot;OK&quot;; &quot;KO&quot;)" office:value-type="string" office:string-value="KO" calcext:value-type="string">
            <text:p>KO</text:p>
          </table:table-cell>
          <table:table-cell table:formula="of:=IF(    IF(OR([$humanevaluator.C7]=1;[$humanevaluator.C7]=3);1;2)    =    IF(OR([$chatgpt.C7]=1;[$chatgpt.C7]=3);1;2); &quot;OK&quot;; &quot;KO&quot;)" office:value-type="string" office:string-value="OK" calcext:value-type="string">
            <text:p>OK</text:p>
          </table:table-cell>
          <table:table-cell table:formula="of:=IF(    IF(OR([$humanevaluator.D7]=1;[$humanevaluator.D7]=3);1;2)    =    IF(OR([$chatgpt.D7]=1;[$chatgpt.D7]=3);1;2); &quot;OK&quot;; &quot;KO&quot;)" office:value-type="string" office:string-value="OK" calcext:value-type="string">
            <text:p>OK</text:p>
          </table:table-cell>
          <table:table-cell table:formula="of:=IF(    IF(OR([$humanevaluator.E7]=1;[$humanevaluator.E7]=3);1;2)    =    IF(OR([$chatgpt.E7]=1;[$chatgpt.E7]=3);1;2); &quot;OK&quot;; &quot;KO&quot;)" office:value-type="string" office:string-value="OK" calcext:value-type="string">
            <text:p>OK</text:p>
          </table:table-cell>
          <table:table-cell table:formula="of:=IF(    IF(OR([$humanevaluator.F7]=1;[$humanevaluator.F7]=3);1;2)    =    IF(OR([$chatgpt.F7]=1;[$chatgpt.F7]=3);1;2); &quot;OK&quot;; &quot;KO&quot;)" office:value-type="string" office:string-value="KO" calcext:value-type="string">
            <text:p>KO</text:p>
          </table:table-cell>
          <table:table-cell table:formula="of:=IF(    IF(OR([$humanevaluator.G7]=1;[$humanevaluator.G7]=3);1;2)    =    IF(OR([$chatgpt.G7]=1;[$chatgpt.G7]=3);1;2); &quot;OK&quot;; &quot;KO&quot;)" office:value-type="string" office:string-value="OK" calcext:value-type="string">
            <text:p>OK</text:p>
          </table:table-cell>
          <table:table-cell table:formula="of:=IF(    IF(OR([$humanevaluator.H7]=1;[$humanevaluator.H7]=3);1;2)    =    IF(OR([$chatgpt.H7]=1;[$chatgpt.H7]=3);1;2); &quot;OK&quot;; &quot;KO&quot;)" office:value-type="string" office:string-value="KO" calcext:value-type="string">
            <text:p>KO</text:p>
          </table:table-cell>
          <table:table-cell table:formula="of:=IF(    IF(OR([$humanevaluator.I7]=1;[$humanevaluator.I7]=3);1;2)    =    IF(OR([$chatgpt.I7]=1;[$chatgpt.I7]=3);1;2); &quot;OK&quot;; &quot;KO&quot;)" office:value-type="string" office:string-value="OK" calcext:value-type="string">
            <text:p>OK</text:p>
          </table:table-cell>
          <table:table-cell table:formula="of:=COUNTIF([.B7:.I7];&quot;OK&quot;)" office:value-type="float" office:value="5" calcext:value-type="float">
            <text:p>5</text:p>
          </table:table-cell>
          <table:table-cell table:formula="of:=COUNTIF([.B7:.I7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8]=1;[$humanevaluator.B8]=3);1;2)    =    IF(OR([$chatgpt.B8]=1;[$chatgpt.B8]=3);1;2); &quot;OK&quot;; &quot;KO&quot;)" office:value-type="string" office:string-value="KO" calcext:value-type="string">
            <text:p>KO</text:p>
          </table:table-cell>
          <table:table-cell table:formula="of:=IF(    IF(OR([$humanevaluator.C8]=1;[$humanevaluator.C8]=3);1;2)    =    IF(OR([$chatgpt.C8]=1;[$chatgpt.C8]=3);1;2); &quot;OK&quot;; &quot;KO&quot;)" office:value-type="string" office:string-value="OK" calcext:value-type="string">
            <text:p>OK</text:p>
          </table:table-cell>
          <table:table-cell table:formula="of:=IF(    IF(OR([$humanevaluator.D8]=1;[$humanevaluator.D8]=3);1;2)    =    IF(OR([$chatgpt.D8]=1;[$chatgpt.D8]=3);1;2); &quot;OK&quot;; &quot;KO&quot;)" office:value-type="string" office:string-value="OK" calcext:value-type="string">
            <text:p>OK</text:p>
          </table:table-cell>
          <table:table-cell table:formula="of:=IF(    IF(OR([$humanevaluator.E8]=1;[$humanevaluator.E8]=3);1;2)    =    IF(OR([$chatgpt.E8]=1;[$chatgpt.E8]=3);1;2); &quot;OK&quot;; &quot;KO&quot;)" office:value-type="string" office:string-value="KO" calcext:value-type="string">
            <text:p>KO</text:p>
          </table:table-cell>
          <table:table-cell table:formula="of:=IF(    IF(OR([$humanevaluator.F8]=1;[$humanevaluator.F8]=3);1;2)    =    IF(OR([$chatgpt.F8]=1;[$chatgpt.F8]=3);1;2); &quot;OK&quot;; &quot;KO&quot;)" office:value-type="string" office:string-value="OK" calcext:value-type="string">
            <text:p>OK</text:p>
          </table:table-cell>
          <table:table-cell table:formula="of:=IF(    IF(OR([$humanevaluator.G8]=1;[$humanevaluator.G8]=3);1;2)    =    IF(OR([$chatgpt.G8]=1;[$chatgpt.G8]=3);1;2); &quot;OK&quot;; &quot;KO&quot;)" office:value-type="string" office:string-value="KO" calcext:value-type="string">
            <text:p>KO</text:p>
          </table:table-cell>
          <table:table-cell table:formula="of:=IF(    IF(OR([$humanevaluator.H8]=1;[$humanevaluator.H8]=3);1;2)    =    IF(OR([$chatgpt.H8]=1;[$chatgpt.H8]=3);1;2); &quot;OK&quot;; &quot;KO&quot;)" office:value-type="string" office:string-value="OK" calcext:value-type="string">
            <text:p>OK</text:p>
          </table:table-cell>
          <table:table-cell table:formula="of:=IF(    IF(OR([$humanevaluator.I8]=1;[$humanevaluator.I8]=3);1;2)    =    IF(OR([$chatgpt.I8]=1;[$chatgpt.I8]=3);1;2); &quot;OK&quot;; &quot;KO&quot;)" office:value-type="string" office:string-value="OK" calcext:value-type="string">
            <text:p>OK</text:p>
          </table:table-cell>
          <table:table-cell table:formula="of:=COUNTIF([.B8:.I8];&quot;OK&quot;)" office:value-type="float" office:value="5" calcext:value-type="float">
            <text:p>5</text:p>
          </table:table-cell>
          <table:table-cell table:formula="of:=COUNTIF([.B8:.I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9]=1;[$humanevaluator.B9]=3);1;2)    =    IF(OR([$chatgpt.B9]=1;[$chatgpt.B9]=3);1;2); &quot;OK&quot;; &quot;KO&quot;)" office:value-type="string" office:string-value="KO" calcext:value-type="string">
            <text:p>KO</text:p>
          </table:table-cell>
          <table:table-cell table:formula="of:=IF(    IF(OR([$humanevaluator.C9]=1;[$humanevaluator.C9]=3);1;2)    =    IF(OR([$chatgpt.C9]=1;[$chatgpt.C9]=3);1;2); &quot;OK&quot;; &quot;KO&quot;)" office:value-type="string" office:string-value="OK" calcext:value-type="string">
            <text:p>OK</text:p>
          </table:table-cell>
          <table:table-cell table:formula="of:=IF(    IF(OR([$humanevaluator.D9]=1;[$humanevaluator.D9]=3);1;2)    =    IF(OR([$chatgpt.D9]=1;[$chatgpt.D9]=3);1;2); &quot;OK&quot;; &quot;KO&quot;)" office:value-type="string" office:string-value="OK" calcext:value-type="string">
            <text:p>OK</text:p>
          </table:table-cell>
          <table:table-cell table:formula="of:=IF(    IF(OR([$humanevaluator.E9]=1;[$humanevaluator.E9]=3);1;2)    =    IF(OR([$chatgpt.E9]=1;[$chatgpt.E9]=3);1;2); &quot;OK&quot;; &quot;KO&quot;)" office:value-type="string" office:string-value="OK" calcext:value-type="string">
            <text:p>OK</text:p>
          </table:table-cell>
          <table:table-cell table:formula="of:=IF(    IF(OR([$humanevaluator.F9]=1;[$humanevaluator.F9]=3);1;2)    =    IF(OR([$chatgpt.F9]=1;[$chatgpt.F9]=3);1;2); &quot;OK&quot;; &quot;KO&quot;)" office:value-type="string" office:string-value="OK" calcext:value-type="string">
            <text:p>OK</text:p>
          </table:table-cell>
          <table:table-cell table:formula="of:=IF(    IF(OR([$humanevaluator.G9]=1;[$humanevaluator.G9]=3);1;2)    =    IF(OR([$chatgpt.G9]=1;[$chatgpt.G9]=3);1;2); &quot;OK&quot;; &quot;KO&quot;)" office:value-type="string" office:string-value="KO" calcext:value-type="string">
            <text:p>KO</text:p>
          </table:table-cell>
          <table:table-cell table:formula="of:=IF(    IF(OR([$humanevaluator.H9]=1;[$humanevaluator.H9]=3);1;2)    =    IF(OR([$chatgpt.H9]=1;[$chatgpt.H9]=3);1;2); &quot;OK&quot;; &quot;KO&quot;)" office:value-type="string" office:string-value="KO" calcext:value-type="string">
            <text:p>KO</text:p>
          </table:table-cell>
          <table:table-cell table:formula="of:=IF(    IF(OR([$humanevaluator.I9]=1;[$humanevaluator.I9]=3);1;2)    =    IF(OR([$chatgpt.I9]=1;[$chatgpt.I9]=3);1;2); &quot;OK&quot;; &quot;KO&quot;)" office:value-type="string" office:string-value="OK" calcext:value-type="string">
            <text:p>OK</text:p>
          </table:table-cell>
          <table:table-cell table:formula="of:=COUNTIF([.B9:.I9];&quot;OK&quot;)" office:value-type="float" office:value="5" calcext:value-type="float">
            <text:p>5</text:p>
          </table:table-cell>
          <table:table-cell table:formula="of:=COUNTIF([.B9:.I9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10]=1;[$humanevaluator.B10]=3);1;2)    =    IF(OR([$chatgpt.B10]=1;[$chatgpt.B10]=3);1;2); &quot;OK&quot;; &quot;KO&quot;)" office:value-type="string" office:string-value="KO" calcext:value-type="string">
            <text:p>KO</text:p>
          </table:table-cell>
          <table:table-cell table:formula="of:=IF(    IF(OR([$humanevaluator.C10]=1;[$humanevaluator.C10]=3);1;2)    =    IF(OR([$chatgpt.C10]=1;[$chatgpt.C10]=3);1;2); &quot;OK&quot;; &quot;KO&quot;)" office:value-type="string" office:string-value="KO" calcext:value-type="string">
            <text:p>KO</text:p>
          </table:table-cell>
          <table:table-cell table:formula="of:=IF(    IF(OR([$humanevaluator.D10]=1;[$humanevaluator.D10]=3);1;2)    =    IF(OR([$chatgpt.D10]=1;[$chatgpt.D10]=3);1;2); &quot;OK&quot;; &quot;KO&quot;)" office:value-type="string" office:string-value="OK" calcext:value-type="string">
            <text:p>OK</text:p>
          </table:table-cell>
          <table:table-cell table:formula="of:=IF(    IF(OR([$humanevaluator.E10]=1;[$humanevaluator.E10]=3);1;2)    =    IF(OR([$chatgpt.E10]=1;[$chatgpt.E10]=3);1;2); &quot;OK&quot;; &quot;KO&quot;)" office:value-type="string" office:string-value="OK" calcext:value-type="string">
            <text:p>OK</text:p>
          </table:table-cell>
          <table:table-cell table:formula="of:=IF(    IF(OR([$humanevaluator.F10]=1;[$humanevaluator.F10]=3);1;2)    =    IF(OR([$chatgpt.F10]=1;[$chatgpt.F10]=3);1;2); &quot;OK&quot;; &quot;KO&quot;)" office:value-type="string" office:string-value="OK" calcext:value-type="string">
            <text:p>OK</text:p>
          </table:table-cell>
          <table:table-cell table:formula="of:=IF(    IF(OR([$humanevaluator.G10]=1;[$humanevaluator.G10]=3);1;2)    =    IF(OR([$chatgpt.G10]=1;[$chatgpt.G10]=3);1;2); &quot;OK&quot;; &quot;KO&quot;)" office:value-type="string" office:string-value="KO" calcext:value-type="string">
            <text:p>KO</text:p>
          </table:table-cell>
          <table:table-cell table:formula="of:=IF(    IF(OR([$humanevaluator.H10]=1;[$humanevaluator.H10]=3);1;2)    =    IF(OR([$chatgpt.H10]=1;[$chatgpt.H10]=3);1;2); &quot;OK&quot;; &quot;KO&quot;)" office:value-type="string" office:string-value="KO" calcext:value-type="string">
            <text:p>KO</text:p>
          </table:table-cell>
          <table:table-cell table:formula="of:=IF(    IF(OR([$humanevaluator.I10]=1;[$humanevaluator.I10]=3);1;2)    =    IF(OR([$chatgpt.I10]=1;[$chatgpt.I10]=3);1;2); &quot;OK&quot;; &quot;KO&quot;)" office:value-type="string" office:string-value="OK" calcext:value-type="string">
            <text:p>OK</text:p>
          </table:table-cell>
          <table:table-cell table:formula="of:=COUNTIF([.B10:.I10];&quot;OK&quot;)" office:value-type="float" office:value="4" calcext:value-type="float">
            <text:p>4</text:p>
          </table:table-cell>
          <table:table-cell table:formula="of:=COUNTIF([.B10:.I10];&quot;KO&quot;)" office:value-type="float" office:value="4" calcext:value-type="float">
            <text:p>4</text:p>
          </table:table-cell>
          <table:table-cell/>
          <table:table-cell table:style-name="ce14" office:value-type="string" calcext:value-type="string" table:number-columns-spanned="2" table:number-rows-spanned="1">
            <text:p>ChatGPT 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11]=1;[$humanevaluator.B11]=3);1;2)    =    IF(OR([$chatgpt.B11]=1;[$chatgpt.B11]=3);1;2); &quot;OK&quot;; &quot;KO&quot;)" office:value-type="string" office:string-value="KO" calcext:value-type="string">
            <text:p>KO</text:p>
          </table:table-cell>
          <table:table-cell table:formula="of:=IF(    IF(OR([$humanevaluator.C11]=1;[$humanevaluator.C11]=3);1;2)    =    IF(OR([$chatgpt.C11]=1;[$chatgpt.C11]=3);1;2); &quot;OK&quot;; &quot;KO&quot;)" office:value-type="string" office:string-value="KO" calcext:value-type="string">
            <text:p>KO</text:p>
          </table:table-cell>
          <table:table-cell table:formula="of:=IF(    IF(OR([$humanevaluator.D11]=1;[$humanevaluator.D11]=3);1;2)    =    IF(OR([$chatgpt.D11]=1;[$chatgpt.D11]=3);1;2); &quot;OK&quot;; &quot;KO&quot;)" office:value-type="string" office:string-value="OK" calcext:value-type="string">
            <text:p>OK</text:p>
          </table:table-cell>
          <table:table-cell table:formula="of:=IF(    IF(OR([$humanevaluator.E11]=1;[$humanevaluator.E11]=3);1;2)    =    IF(OR([$chatgpt.E11]=1;[$chatgpt.E11]=3);1;2); &quot;OK&quot;; &quot;KO&quot;)" office:value-type="string" office:string-value="OK" calcext:value-type="string">
            <text:p>OK</text:p>
          </table:table-cell>
          <table:table-cell table:formula="of:=IF(    IF(OR([$humanevaluator.F11]=1;[$humanevaluator.F11]=3);1;2)    =    IF(OR([$chatgpt.F11]=1;[$chatgpt.F11]=3);1;2); &quot;OK&quot;; &quot;KO&quot;)" office:value-type="string" office:string-value="OK" calcext:value-type="string">
            <text:p>OK</text:p>
          </table:table-cell>
          <table:table-cell table:formula="of:=IF(    IF(OR([$humanevaluator.G11]=1;[$humanevaluator.G11]=3);1;2)    =    IF(OR([$chatgpt.G11]=1;[$chatgpt.G11]=3);1;2); &quot;OK&quot;; &quot;KO&quot;)" office:value-type="string" office:string-value="KO" calcext:value-type="string">
            <text:p>KO</text:p>
          </table:table-cell>
          <table:table-cell table:formula="of:=IF(    IF(OR([$humanevaluator.H11]=1;[$humanevaluator.H11]=3);1;2)    =    IF(OR([$chatgpt.H11]=1;[$chatgpt.H11]=3);1;2); &quot;OK&quot;; &quot;KO&quot;)" office:value-type="string" office:string-value="KO" calcext:value-type="string">
            <text:p>KO</text:p>
          </table:table-cell>
          <table:table-cell table:formula="of:=IF(    IF(OR([$humanevaluator.I11]=1;[$humanevaluator.I11]=3);1;2)    =    IF(OR([$chatgpt.I11]=1;[$chatgpt.I11]=3);1;2); &quot;OK&quot;; &quot;KO&quot;)" office:value-type="string" office:string-value="OK" calcext:value-type="string">
            <text:p>OK</text:p>
          </table:table-cell>
          <table:table-cell table:formula="of:=COUNTIF([.B11:.I11];&quot;OK&quot;)" office:value-type="float" office:value="4" calcext:value-type="float">
            <text:p>4</text:p>
          </table:table-cell>
          <table:table-cell table:formula="of:=COUNTIF([.B11:.I11];&quot;KO&quot;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6:.I15];&quot;OK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12]=1;[$humanevaluator.B12]=3);1;2)    =    IF(OR([$chatgpt.B12]=1;[$chatgpt.B12]=3);1;2); &quot;OK&quot;; &quot;KO&quot;)" office:value-type="string" office:string-value="KO" calcext:value-type="string">
            <text:p>KO</text:p>
          </table:table-cell>
          <table:table-cell table:formula="of:=IF(    IF(OR([$humanevaluator.C12]=1;[$humanevaluator.C12]=3);1;2)    =    IF(OR([$chatgpt.C12]=1;[$chatgpt.C12]=3);1;2); &quot;OK&quot;; &quot;KO&quot;)" office:value-type="string" office:string-value="OK" calcext:value-type="string">
            <text:p>OK</text:p>
          </table:table-cell>
          <table:table-cell table:formula="of:=IF(    IF(OR([$humanevaluator.D12]=1;[$humanevaluator.D12]=3);1;2)    =    IF(OR([$chatgpt.D12]=1;[$chatgpt.D12]=3);1;2); &quot;OK&quot;; &quot;KO&quot;)" office:value-type="string" office:string-value="OK" calcext:value-type="string">
            <text:p>OK</text:p>
          </table:table-cell>
          <table:table-cell table:formula="of:=IF(    IF(OR([$humanevaluator.E12]=1;[$humanevaluator.E12]=3);1;2)    =    IF(OR([$chatgpt.E12]=1;[$chatgpt.E12]=3);1;2); &quot;OK&quot;; &quot;KO&quot;)" office:value-type="string" office:string-value="OK" calcext:value-type="string">
            <text:p>OK</text:p>
          </table:table-cell>
          <table:table-cell table:formula="of:=IF(    IF(OR([$humanevaluator.F12]=1;[$humanevaluator.F12]=3);1;2)    =    IF(OR([$chatgpt.F12]=1;[$chatgpt.F12]=3);1;2); &quot;OK&quot;; &quot;KO&quot;)" office:value-type="string" office:string-value="OK" calcext:value-type="string">
            <text:p>OK</text:p>
          </table:table-cell>
          <table:table-cell table:formula="of:=IF(    IF(OR([$humanevaluator.G12]=1;[$humanevaluator.G12]=3);1;2)    =    IF(OR([$chatgpt.G12]=1;[$chatgpt.G12]=3);1;2); &quot;OK&quot;; &quot;KO&quot;)" office:value-type="string" office:string-value="KO" calcext:value-type="string">
            <text:p>KO</text:p>
          </table:table-cell>
          <table:table-cell table:formula="of:=IF(    IF(OR([$humanevaluator.H12]=1;[$humanevaluator.H12]=3);1;2)    =    IF(OR([$chatgpt.H12]=1;[$chatgpt.H12]=3);1;2); &quot;OK&quot;; &quot;KO&quot;)" office:value-type="string" office:string-value="KO" calcext:value-type="string">
            <text:p>KO</text:p>
          </table:table-cell>
          <table:table-cell table:formula="of:=IF(    IF(OR([$humanevaluator.I12]=1;[$humanevaluator.I12]=3);1;2)    =    IF(OR([$chatgpt.I12]=1;[$chatgpt.I12]=3);1;2); &quot;OK&quot;; &quot;KO&quot;)" office:value-type="string" office:string-value="OK" calcext:value-type="string">
            <text:p>OK</text:p>
          </table:table-cell>
          <table:table-cell table:formula="of:=COUNTIF([.B12:.I12];&quot;OK&quot;)" office:value-type="float" office:value="5" calcext:value-type="float">
            <text:p>5</text:p>
          </table:table-cell>
          <table:table-cell table:formula="of:=COUNTIF([.B12:.I12];&quot;KO&quot;)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6:.I15];&quot;KO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13]=1;[$humanevaluator.B13]=3);1;2)    =    IF(OR([$chatgpt.B13]=1;[$chatgpt.B13]=3);1;2); &quot;OK&quot;; &quot;KO&quot;)" office:value-type="string" office:string-value="KO" calcext:value-type="string">
            <text:p>KO</text:p>
          </table:table-cell>
          <table:table-cell table:formula="of:=IF(    IF(OR([$humanevaluator.C13]=1;[$humanevaluator.C13]=3);1;2)    =    IF(OR([$chatgpt.C13]=1;[$chatgpt.C13]=3);1;2); &quot;OK&quot;; &quot;KO&quot;)" office:value-type="string" office:string-value="KO" calcext:value-type="string">
            <text:p>KO</text:p>
          </table:table-cell>
          <table:table-cell table:formula="of:=IF(    IF(OR([$humanevaluator.D13]=1;[$humanevaluator.D13]=3);1;2)    =    IF(OR([$chatgpt.D13]=1;[$chatgpt.D13]=3);1;2); &quot;OK&quot;; &quot;KO&quot;)" office:value-type="string" office:string-value="OK" calcext:value-type="string">
            <text:p>OK</text:p>
          </table:table-cell>
          <table:table-cell table:formula="of:=IF(    IF(OR([$humanevaluator.E13]=1;[$humanevaluator.E13]=3);1;2)    =    IF(OR([$chatgpt.E13]=1;[$chatgpt.E13]=3);1;2); &quot;OK&quot;; &quot;KO&quot;)" office:value-type="string" office:string-value="KO" calcext:value-type="string">
            <text:p>KO</text:p>
          </table:table-cell>
          <table:table-cell table:formula="of:=IF(    IF(OR([$humanevaluator.F13]=1;[$humanevaluator.F13]=3);1;2)    =    IF(OR([$chatgpt.F13]=1;[$chatgpt.F13]=3);1;2); &quot;OK&quot;; &quot;KO&quot;)" office:value-type="string" office:string-value="OK" calcext:value-type="string">
            <text:p>OK</text:p>
          </table:table-cell>
          <table:table-cell table:formula="of:=IF(    IF(OR([$humanevaluator.G13]=1;[$humanevaluator.G13]=3);1;2)    =    IF(OR([$chatgpt.G13]=1;[$chatgpt.G13]=3);1;2); &quot;OK&quot;; &quot;KO&quot;)" office:value-type="string" office:string-value="KO" calcext:value-type="string">
            <text:p>KO</text:p>
          </table:table-cell>
          <table:table-cell table:formula="of:=IF(    IF(OR([$humanevaluator.H13]=1;[$humanevaluator.H13]=3);1;2)    =    IF(OR([$chatgpt.H13]=1;[$chatgpt.H13]=3);1;2); &quot;OK&quot;; &quot;KO&quot;)" office:value-type="string" office:string-value="KO" calcext:value-type="string">
            <text:p>KO</text:p>
          </table:table-cell>
          <table:table-cell table:formula="of:=IF(    IF(OR([$humanevaluator.I13]=1;[$humanevaluator.I13]=3);1;2)    =    IF(OR([$chatgpt.I13]=1;[$chatgpt.I13]=3);1;2); &quot;OK&quot;; &quot;KO&quot;)" office:value-type="string" office:string-value="OK" calcext:value-type="string">
            <text:p>OK</text:p>
          </table:table-cell>
          <table:table-cell table:formula="of:=COUNTIF([.B13:.I13];&quot;OK&quot;)" office:value-type="float" office:value="3" calcext:value-type="float">
            <text:p>3</text:p>
          </table:table-cell>
          <table:table-cell table:formula="of:=COUNTIF([.B13:.I13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14]=1;[$humanevaluator.B14]=3);1;2)    =    IF(OR([$chatgpt.B14]=1;[$chatgpt.B14]=3);1;2); &quot;OK&quot;; &quot;KO&quot;)" office:value-type="string" office:string-value="KO" calcext:value-type="string">
            <text:p>KO</text:p>
          </table:table-cell>
          <table:table-cell table:formula="of:=IF(    IF(OR([$humanevaluator.C14]=1;[$humanevaluator.C14]=3);1;2)    =    IF(OR([$chatgpt.C14]=1;[$chatgpt.C14]=3);1;2); &quot;OK&quot;; &quot;KO&quot;)" office:value-type="string" office:string-value="KO" calcext:value-type="string">
            <text:p>KO</text:p>
          </table:table-cell>
          <table:table-cell table:formula="of:=IF(    IF(OR([$humanevaluator.D14]=1;[$humanevaluator.D14]=3);1;2)    =    IF(OR([$chatgpt.D14]=1;[$chatgpt.D14]=3);1;2); &quot;OK&quot;; &quot;KO&quot;)" office:value-type="string" office:string-value="OK" calcext:value-type="string">
            <text:p>OK</text:p>
          </table:table-cell>
          <table:table-cell table:formula="of:=IF(    IF(OR([$humanevaluator.E14]=1;[$humanevaluator.E14]=3);1;2)    =    IF(OR([$chatgpt.E14]=1;[$chatgpt.E14]=3);1;2); &quot;OK&quot;; &quot;KO&quot;)" office:value-type="string" office:string-value="OK" calcext:value-type="string">
            <text:p>OK</text:p>
          </table:table-cell>
          <table:table-cell table:formula="of:=IF(    IF(OR([$humanevaluator.F14]=1;[$humanevaluator.F14]=3);1;2)    =    IF(OR([$chatgpt.F14]=1;[$chatgpt.F14]=3);1;2); &quot;OK&quot;; &quot;KO&quot;)" office:value-type="string" office:string-value="OK" calcext:value-type="string">
            <text:p>OK</text:p>
          </table:table-cell>
          <table:table-cell table:formula="of:=IF(    IF(OR([$humanevaluator.G14]=1;[$humanevaluator.G14]=3);1;2)    =    IF(OR([$chatgpt.G14]=1;[$chatgpt.G14]=3);1;2); &quot;OK&quot;; &quot;KO&quot;)" office:value-type="string" office:string-value="KO" calcext:value-type="string">
            <text:p>KO</text:p>
          </table:table-cell>
          <table:table-cell table:formula="of:=IF(    IF(OR([$humanevaluator.H14]=1;[$humanevaluator.H14]=3);1;2)    =    IF(OR([$chatgpt.H14]=1;[$chatgpt.H14]=3);1;2); &quot;OK&quot;; &quot;KO&quot;)" office:value-type="string" office:string-value="KO" calcext:value-type="string">
            <text:p>KO</text:p>
          </table:table-cell>
          <table:table-cell table:formula="of:=IF(    IF(OR([$humanevaluator.I14]=1;[$humanevaluator.I14]=3);1;2)    =    IF(OR([$chatgpt.I14]=1;[$chatgpt.I14]=3);1;2); &quot;OK&quot;; &quot;KO&quot;)" office:value-type="string" office:string-value="OK" calcext:value-type="string">
            <text:p>OK</text:p>
          </table:table-cell>
          <table:table-cell table:formula="of:=COUNTIF([.B14:.I14];&quot;OK&quot;)" office:value-type="float" office:value="4" calcext:value-type="float">
            <text:p>4</text:p>
          </table:table-cell>
          <table:table-cell table:formula="of:=COUNTIF([.B14:.I14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15]=1;[$humanevaluator.B15]=3);1;2)    =    IF(OR([$chatgpt.B15]=1;[$chatgpt.B15]=3);1;2); &quot;OK&quot;; &quot;KO&quot;)" office:value-type="string" office:string-value="KO" calcext:value-type="string">
            <text:p>KO</text:p>
          </table:table-cell>
          <table:table-cell table:formula="of:=IF(    IF(OR([$humanevaluator.C15]=1;[$humanevaluator.C15]=3);1;2)    =    IF(OR([$chatgpt.C15]=1;[$chatgpt.C15]=3);1;2); &quot;OK&quot;; &quot;KO&quot;)" office:value-type="string" office:string-value="KO" calcext:value-type="string">
            <text:p>KO</text:p>
          </table:table-cell>
          <table:table-cell table:formula="of:=IF(    IF(OR([$humanevaluator.D15]=1;[$humanevaluator.D15]=3);1;2)    =    IF(OR([$chatgpt.D15]=1;[$chatgpt.D15]=3);1;2); &quot;OK&quot;; &quot;KO&quot;)" office:value-type="string" office:string-value="OK" calcext:value-type="string">
            <text:p>OK</text:p>
          </table:table-cell>
          <table:table-cell table:formula="of:=IF(    IF(OR([$humanevaluator.E15]=1;[$humanevaluator.E15]=3);1;2)    =    IF(OR([$chatgpt.E15]=1;[$chatgpt.E15]=3);1;2); &quot;OK&quot;; &quot;KO&quot;)" office:value-type="string" office:string-value="OK" calcext:value-type="string">
            <text:p>OK</text:p>
          </table:table-cell>
          <table:table-cell table:formula="of:=IF(    IF(OR([$humanevaluator.F15]=1;[$humanevaluator.F15]=3);1;2)    =    IF(OR([$chatgpt.F15]=1;[$chatgpt.F15]=3);1;2); &quot;OK&quot;; &quot;KO&quot;)" office:value-type="string" office:string-value="OK" calcext:value-type="string">
            <text:p>OK</text:p>
          </table:table-cell>
          <table:table-cell table:formula="of:=IF(    IF(OR([$humanevaluator.G15]=1;[$humanevaluator.G15]=3);1;2)    =    IF(OR([$chatgpt.G15]=1;[$chatgpt.G15]=3);1;2); &quot;OK&quot;; &quot;KO&quot;)" office:value-type="string" office:string-value="KO" calcext:value-type="string">
            <text:p>KO</text:p>
          </table:table-cell>
          <table:table-cell table:formula="of:=IF(    IF(OR([$humanevaluator.H15]=1;[$humanevaluator.H15]=3);1;2)    =    IF(OR([$chatgpt.H15]=1;[$chatgpt.H15]=3);1;2); &quot;OK&quot;; &quot;KO&quot;)" office:value-type="string" office:string-value="KO" calcext:value-type="string">
            <text:p>KO</text:p>
          </table:table-cell>
          <table:table-cell table:formula="of:=IF(    IF(OR([$humanevaluator.I15]=1;[$humanevaluator.I15]=3);1;2)    =    IF(OR([$chatgpt.I15]=1;[$chatgpt.I15]=3);1;2); &quot;OK&quot;; &quot;KO&quot;)" office:value-type="string" office:string-value="OK" calcext:value-type="string">
            <text:p>OK</text:p>
          </table:table-cell>
          <table:table-cell table:formula="of:=COUNTIF([.B15:.I15];&quot;OK&quot;)" office:value-type="float" office:value="4" calcext:value-type="float">
            <text:p>4</text:p>
          </table:table-cell>
          <table:table-cell table:formula="of:=COUNTIF([.B15:.I15];&quot;KO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6:.B15];&quot;OK&quot;)" office:value-type="float" office:value="0" calcext:value-type="float">
            <text:p>0</text:p>
          </table:table-cell>
          <table:table-cell table:style-name="ce8" table:formula="of:=COUNTIF([.C6:.C15];&quot;OK&quot;)" office:value-type="float" office:value="5" calcext:value-type="float">
            <text:p>5</text:p>
          </table:table-cell>
          <table:table-cell table:style-name="ce8" table:formula="of:=COUNTIF([.D6:.D15];&quot;OK&quot;)" office:value-type="float" office:value="10" calcext:value-type="float">
            <text:p>10</text:p>
          </table:table-cell>
          <table:table-cell table:style-name="ce8" table:formula="of:=COUNTIF([.E6:.E15];&quot;OK&quot;)" office:value-type="float" office:value="7" calcext:value-type="float">
            <text:p>7</text:p>
          </table:table-cell>
          <table:table-cell table:style-name="ce8" table:formula="of:=COUNTIF([.F6:.F15];&quot;OK&quot;)" office:value-type="float" office:value="9" calcext:value-type="float">
            <text:p>9</text:p>
          </table:table-cell>
          <table:table-cell table:style-name="ce8" table:formula="of:=COUNTIF([.G6:.G15];&quot;OK&quot;)" office:value-type="float" office:value="1" calcext:value-type="float">
            <text:p>1</text:p>
          </table:table-cell>
          <table:table-cell table:style-name="ce8" table:formula="of:=COUNTIF([.H6:.H15];&quot;OK&quot;)" office:value-type="float" office:value="1" calcext:value-type="float">
            <text:p>1</text:p>
          </table:table-cell>
          <table:table-cell table:style-name="ce8" table:formula="of:=COUNTIF([.I6:.I15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6:.B15];&quot;KO&quot;)" office:value-type="float" office:value="10" calcext:value-type="float">
            <text:p>10</text:p>
          </table:table-cell>
          <table:table-cell table:style-name="ce8" table:formula="of:=COUNTIF([.C6:.C15];&quot;KO&quot;)" office:value-type="float" office:value="5" calcext:value-type="float">
            <text:p>5</text:p>
          </table:table-cell>
          <table:table-cell table:style-name="ce8" table:formula="of:=COUNTIF([.D6:.D15];&quot;KO&quot;)" office:value-type="float" office:value="0" calcext:value-type="float">
            <text:p>0</text:p>
          </table:table-cell>
          <table:table-cell table:style-name="ce8" table:formula="of:=COUNTIF([.E6:.E15];&quot;KO&quot;)" office:value-type="float" office:value="3" calcext:value-type="float">
            <text:p>3</text:p>
          </table:table-cell>
          <table:table-cell table:style-name="ce8" table:formula="of:=COUNTIF([.F6:.F15];&quot;KO&quot;)" office:value-type="float" office:value="1" calcext:value-type="float">
            <text:p>1</text:p>
          </table:table-cell>
          <table:table-cell table:style-name="ce8" table:formula="of:=COUNTIF([.G6:.G15];&quot;KO&quot;)" office:value-type="float" office:value="9" calcext:value-type="float">
            <text:p>9</text:p>
          </table:table-cell>
          <table:table-cell table:style-name="ce8" table:formula="of:=COUNTIF([.H6:.H15];&quot;KO&quot;)" office:value-type="float" office:value="9" calcext:value-type="float">
            <text:p>9</text:p>
          </table:table-cell>
          <table:table-cell table:style-name="ce8" table:formula="of:=COUNTIF([.I6:.I15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22]=1;[$humanevaluator.B22]=3);1;2)    =    IF(OR([$chatgpt.B22]=1;[$chatgpt.B22]=3);1;2); &quot;OK&quot;; &quot;KO&quot;)" office:value-type="string" office:string-value="KO" calcext:value-type="string">
            <text:p>KO</text:p>
          </table:table-cell>
          <table:table-cell table:formula="of:=IF(    IF(OR([$humanevaluator.C22]=1;[$humanevaluator.C22]=3);1;2)    =    IF(OR([$chatgpt.C22]=1;[$chatgpt.C22]=3);1;2); &quot;OK&quot;; &quot;KO&quot;)" office:value-type="string" office:string-value="KO" calcext:value-type="string">
            <text:p>KO</text:p>
          </table:table-cell>
          <table:table-cell table:formula="of:=IF(    IF(OR([$humanevaluator.D22]=1;[$humanevaluator.D22]=3);1;2)    =    IF(OR([$chatgpt.D22]=1;[$chatgpt.D22]=3);1;2); &quot;OK&quot;; &quot;KO&quot;)" office:value-type="string" office:string-value="OK" calcext:value-type="string">
            <text:p>OK</text:p>
          </table:table-cell>
          <table:table-cell table:formula="of:=IF(    IF(OR([$humanevaluator.E22]=1;[$humanevaluator.E22]=3);1;2)    =    IF(OR([$chatgpt.E22]=1;[$chatgpt.E22]=3);1;2); &quot;OK&quot;; &quot;KO&quot;)" office:value-type="string" office:string-value="KO" calcext:value-type="string">
            <text:p>KO</text:p>
          </table:table-cell>
          <table:table-cell table:formula="of:=IF(    IF(OR([$humanevaluator.F22]=1;[$humanevaluator.F22]=3);1;2)    =    IF(OR([$chatgpt.F22]=1;[$chatgpt.F22]=3);1;2); &quot;OK&quot;; &quot;KO&quot;)" office:value-type="string" office:string-value="OK" calcext:value-type="string">
            <text:p>OK</text:p>
          </table:table-cell>
          <table:table-cell table:formula="of:=IF(    IF(OR([$humanevaluator.G22]=1;[$humanevaluator.G22]=3);1;2)    =    IF(OR([$chatgpt.G22]=1;[$chatgpt.G22]=3);1;2); &quot;OK&quot;; &quot;KO&quot;)" office:value-type="string" office:string-value="KO" calcext:value-type="string">
            <text:p>KO</text:p>
          </table:table-cell>
          <table:table-cell table:formula="of:=IF(    IF(OR([$humanevaluator.H22]=1;[$humanevaluator.H22]=3);1;2)    =    IF(OR([$chatgpt.H22]=1;[$chatgpt.H22]=3);1;2); &quot;OK&quot;; &quot;KO&quot;)" office:value-type="string" office:string-value="KO" calcext:value-type="string">
            <text:p>KO</text:p>
          </table:table-cell>
          <table:table-cell table:formula="of:=IF(    IF(OR([$humanevaluator.I22]=1;[$humanevaluator.I22]=3);1;2)    =    IF(OR([$chatgpt.I22]=1;[$chatgpt.I22]=3);1;2); &quot;OK&quot;; &quot;KO&quot;)" office:value-type="string" office:string-value="OK" calcext:value-type="string">
            <text:p>OK</text:p>
          </table:table-cell>
          <table:table-cell table:formula="of:=COUNTIF([.B19:.I19];&quot;OK&quot;)" office:value-type="float" office:value="3" calcext:value-type="float">
            <text:p>3</text:p>
          </table:table-cell>
          <table:table-cell table:formula="of:=COUNTIF([.B19:.I1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23]=1;[$humanevaluator.B23]=3);1;2)    =    IF(OR([$chatgpt.B23]=1;[$chatgpt.B23]=3);1;2); &quot;OK&quot;; &quot;KO&quot;)" office:value-type="string" office:string-value="KO" calcext:value-type="string">
            <text:p>KO</text:p>
          </table:table-cell>
          <table:table-cell table:formula="of:=IF(    IF(OR([$humanevaluator.C23]=1;[$humanevaluator.C23]=3);1;2)    =    IF(OR([$chatgpt.C23]=1;[$chatgpt.C23]=3);1;2); &quot;OK&quot;; &quot;KO&quot;)" office:value-type="string" office:string-value="KO" calcext:value-type="string">
            <text:p>KO</text:p>
          </table:table-cell>
          <table:table-cell table:formula="of:=IF(    IF(OR([$humanevaluator.D23]=1;[$humanevaluator.D23]=3);1;2)    =    IF(OR([$chatgpt.D23]=1;[$chatgpt.D23]=3);1;2); &quot;OK&quot;; &quot;KO&quot;)" office:value-type="string" office:string-value="OK" calcext:value-type="string">
            <text:p>OK</text:p>
          </table:table-cell>
          <table:table-cell table:formula="of:=IF(    IF(OR([$humanevaluator.E23]=1;[$humanevaluator.E23]=3);1;2)    =    IF(OR([$chatgpt.E23]=1;[$chatgpt.E23]=3);1;2); &quot;OK&quot;; &quot;KO&quot;)" office:value-type="string" office:string-value="KO" calcext:value-type="string">
            <text:p>KO</text:p>
          </table:table-cell>
          <table:table-cell table:formula="of:=IF(    IF(OR([$humanevaluator.F23]=1;[$humanevaluator.F23]=3);1;2)    =    IF(OR([$chatgpt.F23]=1;[$chatgpt.F23]=3);1;2); &quot;OK&quot;; &quot;KO&quot;)" office:value-type="string" office:string-value="OK" calcext:value-type="string">
            <text:p>OK</text:p>
          </table:table-cell>
          <table:table-cell table:formula="of:=IF(    IF(OR([$humanevaluator.G23]=1;[$humanevaluator.G23]=3);1;2)    =    IF(OR([$chatgpt.G23]=1;[$chatgpt.G23]=3);1;2); &quot;OK&quot;; &quot;KO&quot;)" office:value-type="string" office:string-value="KO" calcext:value-type="string">
            <text:p>KO</text:p>
          </table:table-cell>
          <table:table-cell table:formula="of:=IF(    IF(OR([$humanevaluator.H23]=1;[$humanevaluator.H23]=3);1;2)    =    IF(OR([$chatgpt.H23]=1;[$chatgpt.H23]=3);1;2); &quot;OK&quot;; &quot;KO&quot;)" office:value-type="string" office:string-value="KO" calcext:value-type="string">
            <text:p>KO</text:p>
          </table:table-cell>
          <table:table-cell table:formula="of:=IF(    IF(OR([$humanevaluator.I23]=1;[$humanevaluator.I23]=3);1;2)    =    IF(OR([$chatgpt.I23]=1;[$chatgpt.I23]=3);1;2); &quot;OK&quot;; &quot;KO&quot;)" office:value-type="string" office:string-value="OK" calcext:value-type="string">
            <text:p>OK</text:p>
          </table:table-cell>
          <table:table-cell table:formula="of:=COUNTIF([.B20:.I20];&quot;OK&quot;)" office:value-type="float" office:value="3" calcext:value-type="float">
            <text:p>3</text:p>
          </table:table-cell>
          <table:table-cell table:formula="of:=COUNTIF([.B20:.I2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24]=1;[$humanevaluator.B24]=3);1;2)    =    IF(OR([$chatgpt.B24]=1;[$chatgpt.B24]=3);1;2); &quot;OK&quot;; &quot;KO&quot;)" office:value-type="string" office:string-value="KO" calcext:value-type="string">
            <text:p>KO</text:p>
          </table:table-cell>
          <table:table-cell table:formula="of:=IF(    IF(OR([$humanevaluator.C24]=1;[$humanevaluator.C24]=3);1;2)    =    IF(OR([$chatgpt.C24]=1;[$chatgpt.C24]=3);1;2); &quot;OK&quot;; &quot;KO&quot;)" office:value-type="string" office:string-value="KO" calcext:value-type="string">
            <text:p>KO</text:p>
          </table:table-cell>
          <table:table-cell table:formula="of:=IF(    IF(OR([$humanevaluator.D24]=1;[$humanevaluator.D24]=3);1;2)    =    IF(OR([$chatgpt.D24]=1;[$chatgpt.D24]=3);1;2); &quot;OK&quot;; &quot;KO&quot;)" office:value-type="string" office:string-value="OK" calcext:value-type="string">
            <text:p>OK</text:p>
          </table:table-cell>
          <table:table-cell table:formula="of:=IF(    IF(OR([$humanevaluator.E24]=1;[$humanevaluator.E24]=3);1;2)    =    IF(OR([$chatgpt.E24]=1;[$chatgpt.E24]=3);1;2); &quot;OK&quot;; &quot;KO&quot;)" office:value-type="string" office:string-value="KO" calcext:value-type="string">
            <text:p>KO</text:p>
          </table:table-cell>
          <table:table-cell table:formula="of:=IF(    IF(OR([$humanevaluator.F24]=1;[$humanevaluator.F24]=3);1;2)    =    IF(OR([$chatgpt.F24]=1;[$chatgpt.F24]=3);1;2); &quot;OK&quot;; &quot;KO&quot;)" office:value-type="string" office:string-value="OK" calcext:value-type="string">
            <text:p>OK</text:p>
          </table:table-cell>
          <table:table-cell table:formula="of:=IF(    IF(OR([$humanevaluator.G24]=1;[$humanevaluator.G24]=3);1;2)    =    IF(OR([$chatgpt.G24]=1;[$chatgpt.G24]=3);1;2); &quot;OK&quot;; &quot;KO&quot;)" office:value-type="string" office:string-value="KO" calcext:value-type="string">
            <text:p>KO</text:p>
          </table:table-cell>
          <table:table-cell table:formula="of:=IF(    IF(OR([$humanevaluator.H24]=1;[$humanevaluator.H24]=3);1;2)    =    IF(OR([$chatgpt.H24]=1;[$chatgpt.H24]=3);1;2); &quot;OK&quot;; &quot;KO&quot;)" office:value-type="string" office:string-value="KO" calcext:value-type="string">
            <text:p>KO</text:p>
          </table:table-cell>
          <table:table-cell table:formula="of:=IF(    IF(OR([$humanevaluator.I24]=1;[$humanevaluator.I24]=3);1;2)    =    IF(OR([$chatgpt.I24]=1;[$chatgpt.I24]=3);1;2); &quot;OK&quot;; &quot;KO&quot;)" office:value-type="string" office:string-value="OK" calcext:value-type="string">
            <text:p>OK</text:p>
          </table:table-cell>
          <table:table-cell table:formula="of:=COUNTIF([.B21:.I21];&quot;OK&quot;)" office:value-type="float" office:value="3" calcext:value-type="float">
            <text:p>3</text:p>
          </table:table-cell>
          <table:table-cell table:formula="of:=COUNTIF([.B21:.I2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25]=1;[$humanevaluator.B25]=3);1;2)    =    IF(OR([$chatgpt.B25]=1;[$chatgpt.B25]=3);1;2); &quot;OK&quot;; &quot;KO&quot;)" office:value-type="string" office:string-value="KO" calcext:value-type="string">
            <text:p>KO</text:p>
          </table:table-cell>
          <table:table-cell table:formula="of:=IF(    IF(OR([$humanevaluator.C25]=1;[$humanevaluator.C25]=3);1;2)    =    IF(OR([$chatgpt.C25]=1;[$chatgpt.C25]=3);1;2); &quot;OK&quot;; &quot;KO&quot;)" office:value-type="string" office:string-value="KO" calcext:value-type="string">
            <text:p>KO</text:p>
          </table:table-cell>
          <table:table-cell table:formula="of:=IF(    IF(OR([$humanevaluator.D25]=1;[$humanevaluator.D25]=3);1;2)    =    IF(OR([$chatgpt.D25]=1;[$chatgpt.D25]=3);1;2); &quot;OK&quot;; &quot;KO&quot;)" office:value-type="string" office:string-value="OK" calcext:value-type="string">
            <text:p>OK</text:p>
          </table:table-cell>
          <table:table-cell table:formula="of:=IF(    IF(OR([$humanevaluator.E25]=1;[$humanevaluator.E25]=3);1;2)    =    IF(OR([$chatgpt.E25]=1;[$chatgpt.E25]=3);1;2); &quot;OK&quot;; &quot;KO&quot;)" office:value-type="string" office:string-value="KO" calcext:value-type="string">
            <text:p>KO</text:p>
          </table:table-cell>
          <table:table-cell table:formula="of:=IF(    IF(OR([$humanevaluator.F25]=1;[$humanevaluator.F25]=3);1;2)    =    IF(OR([$chatgpt.F25]=1;[$chatgpt.F25]=3);1;2); &quot;OK&quot;; &quot;KO&quot;)" office:value-type="string" office:string-value="OK" calcext:value-type="string">
            <text:p>OK</text:p>
          </table:table-cell>
          <table:table-cell table:formula="of:=IF(    IF(OR([$humanevaluator.G25]=1;[$humanevaluator.G25]=3);1;2)    =    IF(OR([$chatgpt.G25]=1;[$chatgpt.G25]=3);1;2); &quot;OK&quot;; &quot;KO&quot;)" office:value-type="string" office:string-value="KO" calcext:value-type="string">
            <text:p>KO</text:p>
          </table:table-cell>
          <table:table-cell table:formula="of:=IF(    IF(OR([$humanevaluator.H25]=1;[$humanevaluator.H25]=3);1;2)    =    IF(OR([$chatgpt.H25]=1;[$chatgpt.H25]=3);1;2); &quot;OK&quot;; &quot;KO&quot;)" office:value-type="string" office:string-value="KO" calcext:value-type="string">
            <text:p>KO</text:p>
          </table:table-cell>
          <table:table-cell table:formula="of:=IF(    IF(OR([$humanevaluator.I25]=1;[$humanevaluator.I25]=3);1;2)    =    IF(OR([$chatgpt.I25]=1;[$chatgpt.I25]=3);1;2); &quot;OK&quot;; &quot;KO&quot;)" office:value-type="string" office:string-value="OK" calcext:value-type="string">
            <text:p>OK</text:p>
          </table:table-cell>
          <table:table-cell table:formula="of:=COUNTIF([.B22:.I22];&quot;OK&quot;)" office:value-type="float" office:value="3" calcext:value-type="float">
            <text:p>3</text:p>
          </table:table-cell>
          <table:table-cell table:formula="of:=COUNTIF([.B22:.I22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26]=1;[$humanevaluator.B26]=3);1;2)    =    IF(OR([$chatgpt.B26]=1;[$chatgpt.B26]=3);1;2); &quot;OK&quot;; &quot;KO&quot;)" office:value-type="string" office:string-value="KO" calcext:value-type="string">
            <text:p>KO</text:p>
          </table:table-cell>
          <table:table-cell table:formula="of:=IF(    IF(OR([$humanevaluator.C26]=1;[$humanevaluator.C26]=3);1;2)    =    IF(OR([$chatgpt.C26]=1;[$chatgpt.C26]=3);1;2); &quot;OK&quot;; &quot;KO&quot;)" office:value-type="string" office:string-value="KO" calcext:value-type="string">
            <text:p>KO</text:p>
          </table:table-cell>
          <table:table-cell table:formula="of:=IF(    IF(OR([$humanevaluator.D26]=1;[$humanevaluator.D26]=3);1;2)    =    IF(OR([$chatgpt.D26]=1;[$chatgpt.D26]=3);1;2); &quot;OK&quot;; &quot;KO&quot;)" office:value-type="string" office:string-value="OK" calcext:value-type="string">
            <text:p>OK</text:p>
          </table:table-cell>
          <table:table-cell table:formula="of:=IF(    IF(OR([$humanevaluator.E26]=1;[$humanevaluator.E26]=3);1;2)    =    IF(OR([$chatgpt.E26]=1;[$chatgpt.E26]=3);1;2); &quot;OK&quot;; &quot;KO&quot;)" office:value-type="string" office:string-value="KO" calcext:value-type="string">
            <text:p>KO</text:p>
          </table:table-cell>
          <table:table-cell table:formula="of:=IF(    IF(OR([$humanevaluator.F26]=1;[$humanevaluator.F26]=3);1;2)    =    IF(OR([$chatgpt.F26]=1;[$chatgpt.F26]=3);1;2); &quot;OK&quot;; &quot;KO&quot;)" office:value-type="string" office:string-value="OK" calcext:value-type="string">
            <text:p>OK</text:p>
          </table:table-cell>
          <table:table-cell table:formula="of:=IF(    IF(OR([$humanevaluator.G26]=1;[$humanevaluator.G26]=3);1;2)    =    IF(OR([$chatgpt.G26]=1;[$chatgpt.G26]=3);1;2); &quot;OK&quot;; &quot;KO&quot;)" office:value-type="string" office:string-value="KO" calcext:value-type="string">
            <text:p>KO</text:p>
          </table:table-cell>
          <table:table-cell table:formula="of:=IF(    IF(OR([$humanevaluator.H26]=1;[$humanevaluator.H26]=3);1;2)    =    IF(OR([$chatgpt.H26]=1;[$chatgpt.H26]=3);1;2); &quot;OK&quot;; &quot;KO&quot;)" office:value-type="string" office:string-value="KO" calcext:value-type="string">
            <text:p>KO</text:p>
          </table:table-cell>
          <table:table-cell table:formula="of:=IF(    IF(OR([$humanevaluator.I26]=1;[$humanevaluator.I26]=3);1;2)    =    IF(OR([$chatgpt.I26]=1;[$chatgpt.I26]=3);1;2); &quot;OK&quot;; &quot;KO&quot;)" office:value-type="string" office:string-value="KO" calcext:value-type="string">
            <text:p>KO</text:p>
          </table:table-cell>
          <table:table-cell table:formula="of:=COUNTIF([.B23:.I23];&quot;OK&quot;)" office:value-type="float" office:value="2" calcext:value-type="float">
            <text:p>2</text:p>
          </table:table-cell>
          <table:table-cell table:formula="of:=COUNTIF([.B23:.I23];&quot;KO&quot;)" office:value-type="float" office:value="6" calcext:value-type="float">
            <text:p>6</text:p>
          </table:table-cell>
          <table:table-cell/>
          <table:table-cell table:style-name="ce14" office:value-type="string" calcext:value-type="string" table:number-columns-spanned="2" table:number-rows-spanned="1">
            <text:p>Claude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27]=1;[$humanevaluator.B27]=3);1;2)    =    IF(OR([$chatgpt.B27]=1;[$chatgpt.B27]=3);1;2); &quot;OK&quot;; &quot;KO&quot;)" office:value-type="string" office:string-value="KO" calcext:value-type="string">
            <text:p>KO</text:p>
          </table:table-cell>
          <table:table-cell table:formula="of:=IF(    IF(OR([$humanevaluator.C27]=1;[$humanevaluator.C27]=3);1;2)    =    IF(OR([$chatgpt.C27]=1;[$chatgpt.C27]=3);1;2); &quot;OK&quot;; &quot;KO&quot;)" office:value-type="string" office:string-value="KO" calcext:value-type="string">
            <text:p>KO</text:p>
          </table:table-cell>
          <table:table-cell table:formula="of:=IF(    IF(OR([$humanevaluator.D27]=1;[$humanevaluator.D27]=3);1;2)    =    IF(OR([$chatgpt.D27]=1;[$chatgpt.D27]=3);1;2); &quot;OK&quot;; &quot;KO&quot;)" office:value-type="string" office:string-value="OK" calcext:value-type="string">
            <text:p>OK</text:p>
          </table:table-cell>
          <table:table-cell table:formula="of:=IF(    IF(OR([$humanevaluator.E27]=1;[$humanevaluator.E27]=3);1;2)    =    IF(OR([$chatgpt.E27]=1;[$chatgpt.E27]=3);1;2); &quot;OK&quot;; &quot;KO&quot;)" office:value-type="string" office:string-value="KO" calcext:value-type="string">
            <text:p>KO</text:p>
          </table:table-cell>
          <table:table-cell table:formula="of:=IF(    IF(OR([$humanevaluator.F27]=1;[$humanevaluator.F27]=3);1;2)    =    IF(OR([$chatgpt.F27]=1;[$chatgpt.F27]=3);1;2); &quot;OK&quot;; &quot;KO&quot;)" office:value-type="string" office:string-value="OK" calcext:value-type="string">
            <text:p>OK</text:p>
          </table:table-cell>
          <table:table-cell table:formula="of:=IF(    IF(OR([$humanevaluator.G27]=1;[$humanevaluator.G27]=3);1;2)    =    IF(OR([$chatgpt.G27]=1;[$chatgpt.G27]=3);1;2); &quot;OK&quot;; &quot;KO&quot;)" office:value-type="string" office:string-value="KO" calcext:value-type="string">
            <text:p>KO</text:p>
          </table:table-cell>
          <table:table-cell table:formula="of:=IF(    IF(OR([$humanevaluator.H27]=1;[$humanevaluator.H27]=3);1;2)    =    IF(OR([$chatgpt.H27]=1;[$chatgpt.H27]=3);1;2); &quot;OK&quot;; &quot;KO&quot;)" office:value-type="string" office:string-value="KO" calcext:value-type="string">
            <text:p>KO</text:p>
          </table:table-cell>
          <table:table-cell table:formula="of:=IF(    IF(OR([$humanevaluator.I27]=1;[$humanevaluator.I27]=3);1;2)    =    IF(OR([$chatgpt.I27]=1;[$chatgpt.I27]=3);1;2); &quot;OK&quot;; &quot;KO&quot;)" office:value-type="string" office:string-value="OK" calcext:value-type="string">
            <text:p>OK</text:p>
          </table:table-cell>
          <table:table-cell table:formula="of:=COUNTIF([.B24:.I24];&quot;OK&quot;)" office:value-type="float" office:value="3" calcext:value-type="float">
            <text:p>3</text:p>
          </table:table-cell>
          <table:table-cell table:formula="of:=COUNTIF([.B24:.I24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19:.I28];&quot;OK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28]=1;[$humanevaluator.B28]=3);1;2)    =    IF(OR([$chatgpt.B28]=1;[$chatgpt.B28]=3);1;2); &quot;OK&quot;; &quot;KO&quot;)" office:value-type="string" office:string-value="KO" calcext:value-type="string">
            <text:p>KO</text:p>
          </table:table-cell>
          <table:table-cell table:formula="of:=IF(    IF(OR([$humanevaluator.C28]=1;[$humanevaluator.C28]=3);1;2)    =    IF(OR([$chatgpt.C28]=1;[$chatgpt.C28]=3);1;2); &quot;OK&quot;; &quot;KO&quot;)" office:value-type="string" office:string-value="KO" calcext:value-type="string">
            <text:p>KO</text:p>
          </table:table-cell>
          <table:table-cell table:formula="of:=IF(    IF(OR([$humanevaluator.D28]=1;[$humanevaluator.D28]=3);1;2)    =    IF(OR([$chatgpt.D28]=1;[$chatgpt.D28]=3);1;2); &quot;OK&quot;; &quot;KO&quot;)" office:value-type="string" office:string-value="OK" calcext:value-type="string">
            <text:p>OK</text:p>
          </table:table-cell>
          <table:table-cell table:formula="of:=IF(    IF(OR([$humanevaluator.E28]=1;[$humanevaluator.E28]=3);1;2)    =    IF(OR([$chatgpt.E28]=1;[$chatgpt.E28]=3);1;2); &quot;OK&quot;; &quot;KO&quot;)" office:value-type="string" office:string-value="KO" calcext:value-type="string">
            <text:p>KO</text:p>
          </table:table-cell>
          <table:table-cell table:formula="of:=IF(    IF(OR([$humanevaluator.F28]=1;[$humanevaluator.F28]=3);1;2)    =    IF(OR([$chatgpt.F28]=1;[$chatgpt.F28]=3);1;2); &quot;OK&quot;; &quot;KO&quot;)" office:value-type="string" office:string-value="OK" calcext:value-type="string">
            <text:p>OK</text:p>
          </table:table-cell>
          <table:table-cell table:formula="of:=IF(    IF(OR([$humanevaluator.G28]=1;[$humanevaluator.G28]=3);1;2)    =    IF(OR([$chatgpt.G28]=1;[$chatgpt.G28]=3);1;2); &quot;OK&quot;; &quot;KO&quot;)" office:value-type="string" office:string-value="KO" calcext:value-type="string">
            <text:p>KO</text:p>
          </table:table-cell>
          <table:table-cell table:formula="of:=IF(    IF(OR([$humanevaluator.H28]=1;[$humanevaluator.H28]=3);1;2)    =    IF(OR([$chatgpt.H28]=1;[$chatgpt.H28]=3);1;2); &quot;OK&quot;; &quot;KO&quot;)" office:value-type="string" office:string-value="KO" calcext:value-type="string">
            <text:p>KO</text:p>
          </table:table-cell>
          <table:table-cell table:formula="of:=IF(    IF(OR([$humanevaluator.I28]=1;[$humanevaluator.I28]=3);1;2)    =    IF(OR([$chatgpt.I28]=1;[$chatgpt.I28]=3);1;2); &quot;OK&quot;; &quot;KO&quot;)" office:value-type="string" office:string-value="OK" calcext:value-type="string">
            <text:p>OK</text:p>
          </table:table-cell>
          <table:table-cell table:formula="of:=COUNTIF([.B25:.I25];&quot;OK&quot;)" office:value-type="float" office:value="3" calcext:value-type="float">
            <text:p>3</text:p>
          </table:table-cell>
          <table:table-cell table:formula="of:=COUNTIF([.B25:.I25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19:.I28];&quot;KO&quot;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29]=1;[$humanevaluator.B29]=3);1;2)    =    IF(OR([$chatgpt.B29]=1;[$chatgpt.B29]=3);1;2); &quot;OK&quot;; &quot;KO&quot;)" office:value-type="string" office:string-value="KO" calcext:value-type="string">
            <text:p>KO</text:p>
          </table:table-cell>
          <table:table-cell table:formula="of:=IF(    IF(OR([$humanevaluator.C29]=1;[$humanevaluator.C29]=3);1;2)    =    IF(OR([$chatgpt.C29]=1;[$chatgpt.C29]=3);1;2); &quot;OK&quot;; &quot;KO&quot;)" office:value-type="string" office:string-value="KO" calcext:value-type="string">
            <text:p>KO</text:p>
          </table:table-cell>
          <table:table-cell table:formula="of:=IF(    IF(OR([$humanevaluator.D29]=1;[$humanevaluator.D29]=3);1;2)    =    IF(OR([$chatgpt.D29]=1;[$chatgpt.D29]=3);1;2); &quot;OK&quot;; &quot;KO&quot;)" office:value-type="string" office:string-value="OK" calcext:value-type="string">
            <text:p>OK</text:p>
          </table:table-cell>
          <table:table-cell table:formula="of:=IF(    IF(OR([$humanevaluator.E29]=1;[$humanevaluator.E29]=3);1;2)    =    IF(OR([$chatgpt.E29]=1;[$chatgpt.E29]=3);1;2); &quot;OK&quot;; &quot;KO&quot;)" office:value-type="string" office:string-value="KO" calcext:value-type="string">
            <text:p>KO</text:p>
          </table:table-cell>
          <table:table-cell table:formula="of:=IF(    IF(OR([$humanevaluator.F29]=1;[$humanevaluator.F29]=3);1;2)    =    IF(OR([$chatgpt.F29]=1;[$chatgpt.F29]=3);1;2); &quot;OK&quot;; &quot;KO&quot;)" office:value-type="string" office:string-value="OK" calcext:value-type="string">
            <text:p>OK</text:p>
          </table:table-cell>
          <table:table-cell table:formula="of:=IF(    IF(OR([$humanevaluator.G29]=1;[$humanevaluator.G29]=3);1;2)    =    IF(OR([$chatgpt.G29]=1;[$chatgpt.G29]=3);1;2); &quot;OK&quot;; &quot;KO&quot;)" office:value-type="string" office:string-value="KO" calcext:value-type="string">
            <text:p>KO</text:p>
          </table:table-cell>
          <table:table-cell table:formula="of:=IF(    IF(OR([$humanevaluator.H29]=1;[$humanevaluator.H29]=3);1;2)    =    IF(OR([$chatgpt.H29]=1;[$chatgpt.H29]=3);1;2); &quot;OK&quot;; &quot;KO&quot;)" office:value-type="string" office:string-value="KO" calcext:value-type="string">
            <text:p>KO</text:p>
          </table:table-cell>
          <table:table-cell table:formula="of:=IF(    IF(OR([$humanevaluator.I29]=1;[$humanevaluator.I29]=3);1;2)    =    IF(OR([$chatgpt.I29]=1;[$chatgpt.I29]=3);1;2); &quot;OK&quot;; &quot;KO&quot;)" office:value-type="string" office:string-value="KO" calcext:value-type="string">
            <text:p>KO</text:p>
          </table:table-cell>
          <table:table-cell table:formula="of:=COUNTIF([.B26:.I26];&quot;OK&quot;)" office:value-type="float" office:value="2" calcext:value-type="float">
            <text:p>2</text:p>
          </table:table-cell>
          <table:table-cell table:formula="of:=COUNTIF([.B26:.I26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30]=1;[$humanevaluator.B30]=3);1;2)    =    IF(OR([$chatgpt.B30]=1;[$chatgpt.B30]=3);1;2); &quot;OK&quot;; &quot;KO&quot;)" office:value-type="string" office:string-value="KO" calcext:value-type="string">
            <text:p>KO</text:p>
          </table:table-cell>
          <table:table-cell table:formula="of:=IF(    IF(OR([$humanevaluator.C30]=1;[$humanevaluator.C30]=3);1;2)    =    IF(OR([$chatgpt.C30]=1;[$chatgpt.C30]=3);1;2); &quot;OK&quot;; &quot;KO&quot;)" office:value-type="string" office:string-value="KO" calcext:value-type="string">
            <text:p>KO</text:p>
          </table:table-cell>
          <table:table-cell table:formula="of:=IF(    IF(OR([$humanevaluator.D30]=1;[$humanevaluator.D30]=3);1;2)    =    IF(OR([$chatgpt.D30]=1;[$chatgpt.D30]=3);1;2); &quot;OK&quot;; &quot;KO&quot;)" office:value-type="string" office:string-value="OK" calcext:value-type="string">
            <text:p>OK</text:p>
          </table:table-cell>
          <table:table-cell table:formula="of:=IF(    IF(OR([$humanevaluator.E30]=1;[$humanevaluator.E30]=3);1;2)    =    IF(OR([$chatgpt.E30]=1;[$chatgpt.E30]=3);1;2); &quot;OK&quot;; &quot;KO&quot;)" office:value-type="string" office:string-value="KO" calcext:value-type="string">
            <text:p>KO</text:p>
          </table:table-cell>
          <table:table-cell table:formula="of:=IF(    IF(OR([$humanevaluator.F30]=1;[$humanevaluator.F30]=3);1;2)    =    IF(OR([$chatgpt.F30]=1;[$chatgpt.F30]=3);1;2); &quot;OK&quot;; &quot;KO&quot;)" office:value-type="string" office:string-value="OK" calcext:value-type="string">
            <text:p>OK</text:p>
          </table:table-cell>
          <table:table-cell table:formula="of:=IF(    IF(OR([$humanevaluator.G30]=1;[$humanevaluator.G30]=3);1;2)    =    IF(OR([$chatgpt.G30]=1;[$chatgpt.G30]=3);1;2); &quot;OK&quot;; &quot;KO&quot;)" office:value-type="string" office:string-value="KO" calcext:value-type="string">
            <text:p>KO</text:p>
          </table:table-cell>
          <table:table-cell table:formula="of:=IF(    IF(OR([$humanevaluator.H30]=1;[$humanevaluator.H30]=3);1;2)    =    IF(OR([$chatgpt.H30]=1;[$chatgpt.H30]=3);1;2); &quot;OK&quot;; &quot;KO&quot;)" office:value-type="string" office:string-value="KO" calcext:value-type="string">
            <text:p>KO</text:p>
          </table:table-cell>
          <table:table-cell table:formula="of:=IF(    IF(OR([$humanevaluator.I30]=1;[$humanevaluator.I30]=3);1;2)    =    IF(OR([$chatgpt.I30]=1;[$chatgpt.I30]=3);1;2); &quot;OK&quot;; &quot;KO&quot;)" office:value-type="string" office:string-value="OK" calcext:value-type="string">
            <text:p>OK</text:p>
          </table:table-cell>
          <table:table-cell table:formula="of:=COUNTIF([.B27:.I27];&quot;OK&quot;)" office:value-type="float" office:value="3" calcext:value-type="float">
            <text:p>3</text:p>
          </table:table-cell>
          <table:table-cell table:formula="of:=COUNTIF([.B27:.I27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31]=1;[$humanevaluator.B31]=3);1;2)    =    IF(OR([$chatgpt.B31]=1;[$chatgpt.B31]=3);1;2); &quot;OK&quot;; &quot;KO&quot;)" office:value-type="string" office:string-value="KO" calcext:value-type="string">
            <text:p>KO</text:p>
          </table:table-cell>
          <table:table-cell table:formula="of:=IF(    IF(OR([$humanevaluator.C31]=1;[$humanevaluator.C31]=3);1;2)    =    IF(OR([$chatgpt.C31]=1;[$chatgpt.C31]=3);1;2); &quot;OK&quot;; &quot;KO&quot;)" office:value-type="string" office:string-value="KO" calcext:value-type="string">
            <text:p>KO</text:p>
          </table:table-cell>
          <table:table-cell table:formula="of:=IF(    IF(OR([$humanevaluator.D31]=1;[$humanevaluator.D31]=3);1;2)    =    IF(OR([$chatgpt.D31]=1;[$chatgpt.D31]=3);1;2); &quot;OK&quot;; &quot;KO&quot;)" office:value-type="string" office:string-value="OK" calcext:value-type="string">
            <text:p>OK</text:p>
          </table:table-cell>
          <table:table-cell table:formula="of:=IF(    IF(OR([$humanevaluator.E31]=1;[$humanevaluator.E31]=3);1;2)    =    IF(OR([$chatgpt.E31]=1;[$chatgpt.E31]=3);1;2); &quot;OK&quot;; &quot;KO&quot;)" office:value-type="string" office:string-value="KO" calcext:value-type="string">
            <text:p>KO</text:p>
          </table:table-cell>
          <table:table-cell table:formula="of:=IF(    IF(OR([$humanevaluator.F31]=1;[$humanevaluator.F31]=3);1;2)    =    IF(OR([$chatgpt.F31]=1;[$chatgpt.F31]=3);1;2); &quot;OK&quot;; &quot;KO&quot;)" office:value-type="string" office:string-value="OK" calcext:value-type="string">
            <text:p>OK</text:p>
          </table:table-cell>
          <table:table-cell table:formula="of:=IF(    IF(OR([$humanevaluator.G31]=1;[$humanevaluator.G31]=3);1;2)    =    IF(OR([$chatgpt.G31]=1;[$chatgpt.G31]=3);1;2); &quot;OK&quot;; &quot;KO&quot;)" office:value-type="string" office:string-value="KO" calcext:value-type="string">
            <text:p>KO</text:p>
          </table:table-cell>
          <table:table-cell table:formula="of:=IF(    IF(OR([$humanevaluator.H31]=1;[$humanevaluator.H31]=3);1;2)    =    IF(OR([$chatgpt.H31]=1;[$chatgpt.H31]=3);1;2); &quot;OK&quot;; &quot;KO&quot;)" office:value-type="string" office:string-value="KO" calcext:value-type="string">
            <text:p>KO</text:p>
          </table:table-cell>
          <table:table-cell table:formula="of:=IF(    IF(OR([$humanevaluator.I31]=1;[$humanevaluator.I31]=3);1;2)    =    IF(OR([$chatgpt.I31]=1;[$chatgpt.I31]=3);1;2); &quot;OK&quot;; &quot;KO&quot;)" office:value-type="string" office:string-value="OK" calcext:value-type="string">
            <text:p>OK</text:p>
          </table:table-cell>
          <table:table-cell table:formula="of:=COUNTIF([.B28:.I28];&quot;OK&quot;)" office:value-type="float" office:value="3" calcext:value-type="float">
            <text:p>3</text:p>
          </table:table-cell>
          <table:table-cell table:formula="of:=COUNTIF([.B28:.I2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19:.B28];&quot;OK&quot;)" office:value-type="float" office:value="0" calcext:value-type="float">
            <text:p>0</text:p>
          </table:table-cell>
          <table:table-cell table:style-name="ce8" table:formula="of:=COUNTIF([.C19:.C28];&quot;OK&quot;)" office:value-type="float" office:value="0" calcext:value-type="float">
            <text:p>0</text:p>
          </table:table-cell>
          <table:table-cell table:style-name="ce8" table:formula="of:=COUNTIF([.D19:.D28];&quot;OK&quot;)" office:value-type="float" office:value="10" calcext:value-type="float">
            <text:p>10</text:p>
          </table:table-cell>
          <table:table-cell table:style-name="ce8" table:formula="of:=COUNTIF([.E19:.E28];&quot;OK&quot;)" office:value-type="float" office:value="0" calcext:value-type="float">
            <text:p>0</text:p>
          </table:table-cell>
          <table:table-cell table:style-name="ce8" table:formula="of:=COUNTIF([.F19:.F28];&quot;OK&quot;)" office:value-type="float" office:value="10" calcext:value-type="float">
            <text:p>10</text:p>
          </table:table-cell>
          <table:table-cell table:style-name="ce8" table:formula="of:=COUNTIF([.G19:.G28];&quot;OK&quot;)" office:value-type="float" office:value="0" calcext:value-type="float">
            <text:p>0</text:p>
          </table:table-cell>
          <table:table-cell table:style-name="ce8" table:formula="of:=COUNTIF([.H19:.H28];&quot;OK&quot;)" office:value-type="float" office:value="0" calcext:value-type="float">
            <text:p>0</text:p>
          </table:table-cell>
          <table:table-cell table:style-name="ce8" table:formula="of:=COUNTIF([.I19:.I28];&quot;OK&quot;)" office:value-type="float" office:value="8" calcext:value-type="float">
            <text:p>8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19:.B28];&quot;KO&quot;)" office:value-type="float" office:value="10" calcext:value-type="float">
            <text:p>10</text:p>
          </table:table-cell>
          <table:table-cell table:style-name="ce8" table:formula="of:=COUNTIF([.C19:.C28];&quot;KO&quot;)" office:value-type="float" office:value="10" calcext:value-type="float">
            <text:p>10</text:p>
          </table:table-cell>
          <table:table-cell table:style-name="ce8" table:formula="of:=COUNTIF([.D19:.D28];&quot;KO&quot;)" office:value-type="float" office:value="0" calcext:value-type="float">
            <text:p>0</text:p>
          </table:table-cell>
          <table:table-cell table:style-name="ce8" table:formula="of:=COUNTIF([.E19:.E28];&quot;KO&quot;)" office:value-type="float" office:value="10" calcext:value-type="float">
            <text:p>10</text:p>
          </table:table-cell>
          <table:table-cell table:style-name="ce8" table:formula="of:=COUNTIF([.F19:.F28];&quot;KO&quot;)" office:value-type="float" office:value="0" calcext:value-type="float">
            <text:p>0</text:p>
          </table:table-cell>
          <table:table-cell table:style-name="ce8" table:formula="of:=COUNTIF([.G19:.G28];&quot;KO&quot;)" office:value-type="float" office:value="10" calcext:value-type="float">
            <text:p>10</text:p>
          </table:table-cell>
          <table:table-cell table:style-name="ce8" table:formula="of:=COUNTIF([.H19:.H28];&quot;KO&quot;)" office:value-type="float" office:value="10" calcext:value-type="float">
            <text:p>10</text:p>
          </table:table-cell>
          <table:table-cell table:style-name="ce8" table:formula="of:=COUNTIF([.I19:.I28];&quot;KO&quot;)" office:value-type="float" office:value="2" calcext:value-type="float">
            <text:p>2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38]=1;[$humanevaluator.B38]=3);1;2)    =    IF(OR([$chatgpt.B38]=1;[$chatgpt.B38]=3);1;2); &quot;OK&quot;; &quot;KO&quot;)" office:value-type="string" office:string-value="OK" calcext:value-type="string">
            <text:p>OK</text:p>
          </table:table-cell>
          <table:table-cell table:formula="of:=IF(    IF(OR([$humanevaluator.C38]=1;[$humanevaluator.C38]=3);1;2)    =    IF(OR([$chatgpt.C38]=1;[$chatgpt.C38]=3);1;2); &quot;OK&quot;; &quot;KO&quot;)" office:value-type="string" office:string-value="OK" calcext:value-type="string">
            <text:p>OK</text:p>
          </table:table-cell>
          <table:table-cell table:formula="of:=IF(    IF(OR([$humanevaluator.D38]=1;[$humanevaluator.D38]=3);1;2)    =    IF(OR([$chatgpt.D38]=1;[$chatgpt.D38]=3);1;2); &quot;OK&quot;; &quot;KO&quot;)" office:value-type="string" office:string-value="KO" calcext:value-type="string">
            <text:p>KO</text:p>
          </table:table-cell>
          <table:table-cell table:formula="of:=IF(    IF(OR([$humanevaluator.E38]=1;[$humanevaluator.E38]=3);1;2)    =    IF(OR([$chatgpt.E38]=1;[$chatgpt.E38]=3);1;2); &quot;OK&quot;; &quot;KO&quot;)" office:value-type="string" office:string-value="OK" calcext:value-type="string">
            <text:p>OK</text:p>
          </table:table-cell>
          <table:table-cell table:formula="of:=IF(    IF(OR([$humanevaluator.F38]=1;[$humanevaluator.F38]=3);1;2)    =    IF(OR([$chatgpt.F38]=1;[$chatgpt.F38]=3);1;2); &quot;OK&quot;; &quot;KO&quot;)" office:value-type="string" office:string-value="OK" calcext:value-type="string">
            <text:p>OK</text:p>
          </table:table-cell>
          <table:table-cell table:formula="of:=IF(    IF(OR([$humanevaluator.G38]=1;[$humanevaluator.G38]=3);1;2)    =    IF(OR([$chatgpt.G38]=1;[$chatgpt.G38]=3);1;2); &quot;OK&quot;; &quot;KO&quot;)" office:value-type="string" office:string-value="OK" calcext:value-type="string">
            <text:p>OK</text:p>
          </table:table-cell>
          <table:table-cell table:formula="of:=IF(    IF(OR([$humanevaluator.H38]=1;[$humanevaluator.H38]=3);1;2)    =    IF(OR([$chatgpt.H38]=1;[$chatgpt.H38]=3);1;2); &quot;OK&quot;; &quot;KO&quot;)" office:value-type="string" office:string-value="OK" calcext:value-type="string">
            <text:p>OK</text:p>
          </table:table-cell>
          <table:table-cell table:formula="of:=IF(    IF(OR([$humanevaluator.I38]=1;[$humanevaluator.I38]=3);1;2)    =    IF(OR([$chatgpt.I38]=1;[$chatgpt.I38]=3);1;2); &quot;OK&quot;; &quot;KO&quot;)" office:value-type="string" office:string-value="OK" calcext:value-type="string">
            <text:p>OK</text:p>
          </table:table-cell>
          <table:table-cell table:formula="of:=COUNTIF([.B32:.I32];&quot;OK&quot;)" office:value-type="float" office:value="7" calcext:value-type="float">
            <text:p>7</text:p>
          </table:table-cell>
          <table:table-cell table:formula="of:=COUNTIF([.B32:.I3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39]=1;[$humanevaluator.B39]=3);1;2)    =    IF(OR([$chatgpt.B39]=1;[$chatgpt.B39]=3);1;2); &quot;OK&quot;; &quot;KO&quot;)" office:value-type="string" office:string-value="KO" calcext:value-type="string">
            <text:p>KO</text:p>
          </table:table-cell>
          <table:table-cell table:formula="of:=IF(    IF(OR([$humanevaluator.C39]=1;[$humanevaluator.C39]=3);1;2)    =    IF(OR([$chatgpt.C39]=1;[$chatgpt.C39]=3);1;2); &quot;OK&quot;; &quot;KO&quot;)" office:value-type="string" office:string-value="OK" calcext:value-type="string">
            <text:p>OK</text:p>
          </table:table-cell>
          <table:table-cell table:formula="of:=IF(    IF(OR([$humanevaluator.D39]=1;[$humanevaluator.D39]=3);1;2)    =    IF(OR([$chatgpt.D39]=1;[$chatgpt.D39]=3);1;2); &quot;OK&quot;; &quot;KO&quot;)" office:value-type="string" office:string-value="OK" calcext:value-type="string">
            <text:p>OK</text:p>
          </table:table-cell>
          <table:table-cell table:formula="of:=IF(    IF(OR([$humanevaluator.E39]=1;[$humanevaluator.E39]=3);1;2)    =    IF(OR([$chatgpt.E39]=1;[$chatgpt.E39]=3);1;2); &quot;OK&quot;; &quot;KO&quot;)" office:value-type="string" office:string-value="OK" calcext:value-type="string">
            <text:p>OK</text:p>
          </table:table-cell>
          <table:table-cell table:formula="of:=IF(    IF(OR([$humanevaluator.F39]=1;[$humanevaluator.F39]=3);1;2)    =    IF(OR([$chatgpt.F39]=1;[$chatgpt.F39]=3);1;2); &quot;OK&quot;; &quot;KO&quot;)" office:value-type="string" office:string-value="OK" calcext:value-type="string">
            <text:p>OK</text:p>
          </table:table-cell>
          <table:table-cell table:formula="of:=IF(    IF(OR([$humanevaluator.G39]=1;[$humanevaluator.G39]=3);1;2)    =    IF(OR([$chatgpt.G39]=1;[$chatgpt.G39]=3);1;2); &quot;OK&quot;; &quot;KO&quot;)" office:value-type="string" office:string-value="OK" calcext:value-type="string">
            <text:p>OK</text:p>
          </table:table-cell>
          <table:table-cell table:formula="of:=IF(    IF(OR([$humanevaluator.H39]=1;[$humanevaluator.H39]=3);1;2)    =    IF(OR([$chatgpt.H39]=1;[$chatgpt.H39]=3);1;2); &quot;OK&quot;; &quot;KO&quot;)" office:value-type="string" office:string-value="OK" calcext:value-type="string">
            <text:p>OK</text:p>
          </table:table-cell>
          <table:table-cell table:formula="of:=IF(    IF(OR([$humanevaluator.I39]=1;[$humanevaluator.I39]=3);1;2)    =    IF(OR([$chatgpt.I39]=1;[$chatgpt.I39]=3);1;2); &quot;OK&quot;; &quot;KO&quot;)" office:value-type="string" office:string-value="OK" calcext:value-type="string">
            <text:p>OK</text:p>
          </table:table-cell>
          <table:table-cell table:formula="of:=COUNTIF([.B33:.I33];&quot;OK&quot;)" office:value-type="float" office:value="7" calcext:value-type="float">
            <text:p>7</text:p>
          </table:table-cell>
          <table:table-cell table:formula="of:=COUNTIF([.B33:.I3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40]=1;[$humanevaluator.B40]=3);1;2)    =    IF(OR([$chatgpt.B40]=1;[$chatgpt.B40]=3);1;2); &quot;OK&quot;; &quot;KO&quot;)" office:value-type="string" office:string-value="KO" calcext:value-type="string">
            <text:p>KO</text:p>
          </table:table-cell>
          <table:table-cell table:formula="of:=IF(    IF(OR([$humanevaluator.C40]=1;[$humanevaluator.C40]=3);1;2)    =    IF(OR([$chatgpt.C40]=1;[$chatgpt.C40]=3);1;2); &quot;OK&quot;; &quot;KO&quot;)" office:value-type="string" office:string-value="OK" calcext:value-type="string">
            <text:p>OK</text:p>
          </table:table-cell>
          <table:table-cell table:formula="of:=IF(    IF(OR([$humanevaluator.D40]=1;[$humanevaluator.D40]=3);1;2)    =    IF(OR([$chatgpt.D40]=1;[$chatgpt.D40]=3);1;2); &quot;OK&quot;; &quot;KO&quot;)" office:value-type="string" office:string-value="KO" calcext:value-type="string">
            <text:p>KO</text:p>
          </table:table-cell>
          <table:table-cell table:formula="of:=IF(    IF(OR([$humanevaluator.E40]=1;[$humanevaluator.E40]=3);1;2)    =    IF(OR([$chatgpt.E40]=1;[$chatgpt.E40]=3);1;2); &quot;OK&quot;; &quot;KO&quot;)" office:value-type="string" office:string-value="OK" calcext:value-type="string">
            <text:p>OK</text:p>
          </table:table-cell>
          <table:table-cell table:formula="of:=IF(    IF(OR([$humanevaluator.F40]=1;[$humanevaluator.F40]=3);1;2)    =    IF(OR([$chatgpt.F40]=1;[$chatgpt.F40]=3);1;2); &quot;OK&quot;; &quot;KO&quot;)" office:value-type="string" office:string-value="OK" calcext:value-type="string">
            <text:p>OK</text:p>
          </table:table-cell>
          <table:table-cell table:formula="of:=IF(    IF(OR([$humanevaluator.G40]=1;[$humanevaluator.G40]=3);1;2)    =    IF(OR([$chatgpt.G40]=1;[$chatgpt.G40]=3);1;2); &quot;OK&quot;; &quot;KO&quot;)" office:value-type="string" office:string-value="OK" calcext:value-type="string">
            <text:p>OK</text:p>
          </table:table-cell>
          <table:table-cell table:formula="of:=IF(    IF(OR([$humanevaluator.H40]=1;[$humanevaluator.H40]=3);1;2)    =    IF(OR([$chatgpt.H40]=1;[$chatgpt.H40]=3);1;2); &quot;OK&quot;; &quot;KO&quot;)" office:value-type="string" office:string-value="OK" calcext:value-type="string">
            <text:p>OK</text:p>
          </table:table-cell>
          <table:table-cell table:formula="of:=IF(    IF(OR([$humanevaluator.I40]=1;[$humanevaluator.I40]=3);1;2)    =    IF(OR([$chatgpt.I40]=1;[$chatgpt.I40]=3);1;2); &quot;OK&quot;; &quot;KO&quot;)" office:value-type="string" office:string-value="OK" calcext:value-type="string">
            <text:p>OK</text:p>
          </table:table-cell>
          <table:table-cell table:formula="of:=COUNTIF([.B34:.I34];&quot;OK&quot;)" office:value-type="float" office:value="6" calcext:value-type="float">
            <text:p>6</text:p>
          </table:table-cell>
          <table:table-cell table:formula="of:=COUNTIF([.B34:.I34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41]=1;[$humanevaluator.B41]=3);1;2)    =    IF(OR([$chatgpt.B41]=1;[$chatgpt.B41]=3);1;2); &quot;OK&quot;; &quot;KO&quot;)" office:value-type="string" office:string-value="KO" calcext:value-type="string">
            <text:p>KO</text:p>
          </table:table-cell>
          <table:table-cell table:formula="of:=IF(    IF(OR([$humanevaluator.C41]=1;[$humanevaluator.C41]=3);1;2)    =    IF(OR([$chatgpt.C41]=1;[$chatgpt.C41]=3);1;2); &quot;OK&quot;; &quot;KO&quot;)" office:value-type="string" office:string-value="KO" calcext:value-type="string">
            <text:p>KO</text:p>
          </table:table-cell>
          <table:table-cell table:formula="of:=IF(    IF(OR([$humanevaluator.D41]=1;[$humanevaluator.D41]=3);1;2)    =    IF(OR([$chatgpt.D41]=1;[$chatgpt.D41]=3);1;2); &quot;OK&quot;; &quot;KO&quot;)" office:value-type="string" office:string-value="OK" calcext:value-type="string">
            <text:p>OK</text:p>
          </table:table-cell>
          <table:table-cell table:formula="of:=IF(    IF(OR([$humanevaluator.E41]=1;[$humanevaluator.E41]=3);1;2)    =    IF(OR([$chatgpt.E41]=1;[$chatgpt.E41]=3);1;2); &quot;OK&quot;; &quot;KO&quot;)" office:value-type="string" office:string-value="OK" calcext:value-type="string">
            <text:p>OK</text:p>
          </table:table-cell>
          <table:table-cell table:formula="of:=IF(    IF(OR([$humanevaluator.F41]=1;[$humanevaluator.F41]=3);1;2)    =    IF(OR([$chatgpt.F41]=1;[$chatgpt.F41]=3);1;2); &quot;OK&quot;; &quot;KO&quot;)" office:value-type="string" office:string-value="OK" calcext:value-type="string">
            <text:p>OK</text:p>
          </table:table-cell>
          <table:table-cell table:formula="of:=IF(    IF(OR([$humanevaluator.G41]=1;[$humanevaluator.G41]=3);1;2)    =    IF(OR([$chatgpt.G41]=1;[$chatgpt.G41]=3);1;2); &quot;OK&quot;; &quot;KO&quot;)" office:value-type="string" office:string-value="OK" calcext:value-type="string">
            <text:p>OK</text:p>
          </table:table-cell>
          <table:table-cell table:formula="of:=IF(    IF(OR([$humanevaluator.H41]=1;[$humanevaluator.H41]=3);1;2)    =    IF(OR([$chatgpt.H41]=1;[$chatgpt.H41]=3);1;2); &quot;OK&quot;; &quot;KO&quot;)" office:value-type="string" office:string-value="OK" calcext:value-type="string">
            <text:p>OK</text:p>
          </table:table-cell>
          <table:table-cell table:formula="of:=IF(    IF(OR([$humanevaluator.I41]=1;[$humanevaluator.I41]=3);1;2)    =    IF(OR([$chatgpt.I41]=1;[$chatgpt.I41]=3);1;2); &quot;OK&quot;; &quot;KO&quot;)" office:value-type="string" office:string-value="OK" calcext:value-type="string">
            <text:p>OK</text:p>
          </table:table-cell>
          <table:table-cell table:formula="of:=COUNTIF([.B35:.I35];&quot;OK&quot;)" office:value-type="float" office:value="6" calcext:value-type="float">
            <text:p>6</text:p>
          </table:table-cell>
          <table:table-cell table:formula="of:=COUNTIF([.B35:.I3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42]=1;[$humanevaluator.B42]=3);1;2)    =    IF(OR([$chatgpt.B42]=1;[$chatgpt.B42]=3);1;2); &quot;OK&quot;; &quot;KO&quot;)" office:value-type="string" office:string-value="KO" calcext:value-type="string">
            <text:p>KO</text:p>
          </table:table-cell>
          <table:table-cell table:formula="of:=IF(    IF(OR([$humanevaluator.C42]=1;[$humanevaluator.C42]=3);1;2)    =    IF(OR([$chatgpt.C42]=1;[$chatgpt.C42]=3);1;2); &quot;OK&quot;; &quot;KO&quot;)" office:value-type="string" office:string-value="KO" calcext:value-type="string">
            <text:p>KO</text:p>
          </table:table-cell>
          <table:table-cell table:formula="of:=IF(    IF(OR([$humanevaluator.D42]=1;[$humanevaluator.D42]=3);1;2)    =    IF(OR([$chatgpt.D42]=1;[$chatgpt.D42]=3);1;2); &quot;OK&quot;; &quot;KO&quot;)" office:value-type="string" office:string-value="KO" calcext:value-type="string">
            <text:p>KO</text:p>
          </table:table-cell>
          <table:table-cell table:formula="of:=IF(    IF(OR([$humanevaluator.E42]=1;[$humanevaluator.E42]=3);1;2)    =    IF(OR([$chatgpt.E42]=1;[$chatgpt.E42]=3);1;2); &quot;OK&quot;; &quot;KO&quot;)" office:value-type="string" office:string-value="OK" calcext:value-type="string">
            <text:p>OK</text:p>
          </table:table-cell>
          <table:table-cell table:formula="of:=IF(    IF(OR([$humanevaluator.F42]=1;[$humanevaluator.F42]=3);1;2)    =    IF(OR([$chatgpt.F42]=1;[$chatgpt.F42]=3);1;2); &quot;OK&quot;; &quot;KO&quot;)" office:value-type="string" office:string-value="OK" calcext:value-type="string">
            <text:p>OK</text:p>
          </table:table-cell>
          <table:table-cell table:formula="of:=IF(    IF(OR([$humanevaluator.G42]=1;[$humanevaluator.G42]=3);1;2)    =    IF(OR([$chatgpt.G42]=1;[$chatgpt.G42]=3);1;2); &quot;OK&quot;; &quot;KO&quot;)" office:value-type="string" office:string-value="OK" calcext:value-type="string">
            <text:p>OK</text:p>
          </table:table-cell>
          <table:table-cell table:formula="of:=IF(    IF(OR([$humanevaluator.H42]=1;[$humanevaluator.H42]=3);1;2)    =    IF(OR([$chatgpt.H42]=1;[$chatgpt.H42]=3);1;2); &quot;OK&quot;; &quot;KO&quot;)" office:value-type="string" office:string-value="OK" calcext:value-type="string">
            <text:p>OK</text:p>
          </table:table-cell>
          <table:table-cell table:formula="of:=IF(    IF(OR([$humanevaluator.I42]=1;[$humanevaluator.I42]=3);1;2)    =    IF(OR([$chatgpt.I42]=1;[$chatgpt.I42]=3);1;2); &quot;OK&quot;; &quot;KO&quot;)" office:value-type="string" office:string-value="OK" calcext:value-type="string">
            <text:p>OK</text:p>
          </table:table-cell>
          <table:table-cell table:formula="of:=COUNTIF([.B36:.I36];&quot;OK&quot;)" office:value-type="float" office:value="5" calcext:value-type="float">
            <text:p>5</text:p>
          </table:table-cell>
          <table:table-cell table:formula="of:=COUNTIF([.B36:.I36];&quot;KO&quot;)" office:value-type="float" office:value="3" calcext:value-type="float">
            <text:p>3</text:p>
          </table:table-cell>
          <table:table-cell/>
          <table:table-cell table:style-name="ce14" office:value-type="string" calcext:value-type="string" table:number-columns-spanned="2" table:number-rows-spanned="1">
            <text:p>DeepSeek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43]=1;[$humanevaluator.B43]=3);1;2)    =    IF(OR([$chatgpt.B43]=1;[$chatgpt.B43]=3);1;2); &quot;OK&quot;; &quot;KO&quot;)" office:value-type="string" office:string-value="KO" calcext:value-type="string">
            <text:p>KO</text:p>
          </table:table-cell>
          <table:table-cell table:formula="of:=IF(    IF(OR([$humanevaluator.C43]=1;[$humanevaluator.C43]=3);1;2)    =    IF(OR([$chatgpt.C43]=1;[$chatgpt.C43]=3);1;2); &quot;OK&quot;; &quot;KO&quot;)" office:value-type="string" office:string-value="KO" calcext:value-type="string">
            <text:p>KO</text:p>
          </table:table-cell>
          <table:table-cell table:formula="of:=IF(    IF(OR([$humanevaluator.D43]=1;[$humanevaluator.D43]=3);1;2)    =    IF(OR([$chatgpt.D43]=1;[$chatgpt.D43]=3);1;2); &quot;OK&quot;; &quot;KO&quot;)" office:value-type="string" office:string-value="OK" calcext:value-type="string">
            <text:p>OK</text:p>
          </table:table-cell>
          <table:table-cell table:formula="of:=IF(    IF(OR([$humanevaluator.E43]=1;[$humanevaluator.E43]=3);1;2)    =    IF(OR([$chatgpt.E43]=1;[$chatgpt.E43]=3);1;2); &quot;OK&quot;; &quot;KO&quot;)" office:value-type="string" office:string-value="OK" calcext:value-type="string">
            <text:p>OK</text:p>
          </table:table-cell>
          <table:table-cell table:formula="of:=IF(    IF(OR([$humanevaluator.F43]=1;[$humanevaluator.F43]=3);1;2)    =    IF(OR([$chatgpt.F43]=1;[$chatgpt.F43]=3);1;2); &quot;OK&quot;; &quot;KO&quot;)" office:value-type="string" office:string-value="OK" calcext:value-type="string">
            <text:p>OK</text:p>
          </table:table-cell>
          <table:table-cell table:formula="of:=IF(    IF(OR([$humanevaluator.G43]=1;[$humanevaluator.G43]=3);1;2)    =    IF(OR([$chatgpt.G43]=1;[$chatgpt.G43]=3);1;2); &quot;OK&quot;; &quot;KO&quot;)" office:value-type="string" office:string-value="OK" calcext:value-type="string">
            <text:p>OK</text:p>
          </table:table-cell>
          <table:table-cell table:formula="of:=IF(    IF(OR([$humanevaluator.H43]=1;[$humanevaluator.H43]=3);1;2)    =    IF(OR([$chatgpt.H43]=1;[$chatgpt.H43]=3);1;2); &quot;OK&quot;; &quot;KO&quot;)" office:value-type="string" office:string-value="OK" calcext:value-type="string">
            <text:p>OK</text:p>
          </table:table-cell>
          <table:table-cell table:formula="of:=IF(    IF(OR([$humanevaluator.I43]=1;[$humanevaluator.I43]=3);1;2)    =    IF(OR([$chatgpt.I43]=1;[$chatgpt.I43]=3);1;2); &quot;OK&quot;; &quot;KO&quot;)" office:value-type="string" office:string-value="OK" calcext:value-type="string">
            <text:p>OK</text:p>
          </table:table-cell>
          <table:table-cell table:formula="of:=COUNTIF([.B37:.I37];&quot;OK&quot;)" office:value-type="float" office:value="6" calcext:value-type="float">
            <text:p>6</text:p>
          </table:table-cell>
          <table:table-cell table:formula="of:=COUNTIF([.B37:.I37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32:.I41];&quot;OK&quot;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44]=1;[$humanevaluator.B44]=3);1;2)    =    IF(OR([$chatgpt.B44]=1;[$chatgpt.B44]=3);1;2); &quot;OK&quot;; &quot;KO&quot;)" office:value-type="string" office:string-value="KO" calcext:value-type="string">
            <text:p>KO</text:p>
          </table:table-cell>
          <table:table-cell table:formula="of:=IF(    IF(OR([$humanevaluator.C44]=1;[$humanevaluator.C44]=3);1;2)    =    IF(OR([$chatgpt.C44]=1;[$chatgpt.C44]=3);1;2); &quot;OK&quot;; &quot;KO&quot;)" office:value-type="string" office:string-value="KO" calcext:value-type="string">
            <text:p>KO</text:p>
          </table:table-cell>
          <table:table-cell table:formula="of:=IF(    IF(OR([$humanevaluator.D44]=1;[$humanevaluator.D44]=3);1;2)    =    IF(OR([$chatgpt.D44]=1;[$chatgpt.D44]=3);1;2); &quot;OK&quot;; &quot;KO&quot;)" office:value-type="string" office:string-value="OK" calcext:value-type="string">
            <text:p>OK</text:p>
          </table:table-cell>
          <table:table-cell table:formula="of:=IF(    IF(OR([$humanevaluator.E44]=1;[$humanevaluator.E44]=3);1;2)    =    IF(OR([$chatgpt.E44]=1;[$chatgpt.E44]=3);1;2); &quot;OK&quot;; &quot;KO&quot;)" office:value-type="string" office:string-value="OK" calcext:value-type="string">
            <text:p>OK</text:p>
          </table:table-cell>
          <table:table-cell table:formula="of:=IF(    IF(OR([$humanevaluator.F44]=1;[$humanevaluator.F44]=3);1;2)    =    IF(OR([$chatgpt.F44]=1;[$chatgpt.F44]=3);1;2); &quot;OK&quot;; &quot;KO&quot;)" office:value-type="string" office:string-value="OK" calcext:value-type="string">
            <text:p>OK</text:p>
          </table:table-cell>
          <table:table-cell table:formula="of:=IF(    IF(OR([$humanevaluator.G44]=1;[$humanevaluator.G44]=3);1;2)    =    IF(OR([$chatgpt.G44]=1;[$chatgpt.G44]=3);1;2); &quot;OK&quot;; &quot;KO&quot;)" office:value-type="string" office:string-value="OK" calcext:value-type="string">
            <text:p>OK</text:p>
          </table:table-cell>
          <table:table-cell table:formula="of:=IF(    IF(OR([$humanevaluator.H44]=1;[$humanevaluator.H44]=3);1;2)    =    IF(OR([$chatgpt.H44]=1;[$chatgpt.H44]=3);1;2); &quot;OK&quot;; &quot;KO&quot;)" office:value-type="string" office:string-value="OK" calcext:value-type="string">
            <text:p>OK</text:p>
          </table:table-cell>
          <table:table-cell table:formula="of:=IF(    IF(OR([$humanevaluator.I44]=1;[$humanevaluator.I44]=3);1;2)    =    IF(OR([$chatgpt.I44]=1;[$chatgpt.I44]=3);1;2); &quot;OK&quot;; &quot;KO&quot;)" office:value-type="string" office:string-value="OK" calcext:value-type="string">
            <text:p>OK</text:p>
          </table:table-cell>
          <table:table-cell table:formula="of:=COUNTIF([.B38:.I38];&quot;OK&quot;)" office:value-type="float" office:value="6" calcext:value-type="float">
            <text:p>6</text:p>
          </table:table-cell>
          <table:table-cell table:formula="of:=COUNTIF([.B38:.I38];&quot;KO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32:.I41];&quot;KO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45]=1;[$humanevaluator.B45]=3);1;2)    =    IF(OR([$chatgpt.B45]=1;[$chatgpt.B45]=3);1;2); &quot;OK&quot;; &quot;KO&quot;)" office:value-type="string" office:string-value="KO" calcext:value-type="string">
            <text:p>KO</text:p>
          </table:table-cell>
          <table:table-cell table:formula="of:=IF(    IF(OR([$humanevaluator.C45]=1;[$humanevaluator.C45]=3);1;2)    =    IF(OR([$chatgpt.C45]=1;[$chatgpt.C45]=3);1;2); &quot;OK&quot;; &quot;KO&quot;)" office:value-type="string" office:string-value="KO" calcext:value-type="string">
            <text:p>KO</text:p>
          </table:table-cell>
          <table:table-cell table:formula="of:=IF(    IF(OR([$humanevaluator.D45]=1;[$humanevaluator.D45]=3);1;2)    =    IF(OR([$chatgpt.D45]=1;[$chatgpt.D45]=3);1;2); &quot;OK&quot;; &quot;KO&quot;)" office:value-type="string" office:string-value="OK" calcext:value-type="string">
            <text:p>OK</text:p>
          </table:table-cell>
          <table:table-cell table:formula="of:=IF(    IF(OR([$humanevaluator.E45]=1;[$humanevaluator.E45]=3);1;2)    =    IF(OR([$chatgpt.E45]=1;[$chatgpt.E45]=3);1;2); &quot;OK&quot;; &quot;KO&quot;)" office:value-type="string" office:string-value="OK" calcext:value-type="string">
            <text:p>OK</text:p>
          </table:table-cell>
          <table:table-cell table:formula="of:=IF(    IF(OR([$humanevaluator.F45]=1;[$humanevaluator.F45]=3);1;2)    =    IF(OR([$chatgpt.F45]=1;[$chatgpt.F45]=3);1;2); &quot;OK&quot;; &quot;KO&quot;)" office:value-type="string" office:string-value="OK" calcext:value-type="string">
            <text:p>OK</text:p>
          </table:table-cell>
          <table:table-cell table:formula="of:=IF(    IF(OR([$humanevaluator.G45]=1;[$humanevaluator.G45]=3);1;2)    =    IF(OR([$chatgpt.G45]=1;[$chatgpt.G45]=3);1;2); &quot;OK&quot;; &quot;KO&quot;)" office:value-type="string" office:string-value="OK" calcext:value-type="string">
            <text:p>OK</text:p>
          </table:table-cell>
          <table:table-cell table:formula="of:=IF(    IF(OR([$humanevaluator.H45]=1;[$humanevaluator.H45]=3);1;2)    =    IF(OR([$chatgpt.H45]=1;[$chatgpt.H45]=3);1;2); &quot;OK&quot;; &quot;KO&quot;)" office:value-type="string" office:string-value="OK" calcext:value-type="string">
            <text:p>OK</text:p>
          </table:table-cell>
          <table:table-cell table:formula="of:=IF(    IF(OR([$humanevaluator.I45]=1;[$humanevaluator.I45]=3);1;2)    =    IF(OR([$chatgpt.I45]=1;[$chatgpt.I45]=3);1;2); &quot;OK&quot;; &quot;KO&quot;)" office:value-type="string" office:string-value="OK" calcext:value-type="string">
            <text:p>OK</text:p>
          </table:table-cell>
          <table:table-cell table:formula="of:=COUNTIF([.B39:.I39];&quot;OK&quot;)" office:value-type="float" office:value="6" calcext:value-type="float">
            <text:p>6</text:p>
          </table:table-cell>
          <table:table-cell table:formula="of:=COUNTIF([.B39:.I39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46]=1;[$humanevaluator.B46]=3);1;2)    =    IF(OR([$chatgpt.B46]=1;[$chatgpt.B46]=3);1;2); &quot;OK&quot;; &quot;KO&quot;)" office:value-type="string" office:string-value="KO" calcext:value-type="string">
            <text:p>KO</text:p>
          </table:table-cell>
          <table:table-cell table:formula="of:=IF(    IF(OR([$humanevaluator.C46]=1;[$humanevaluator.C46]=3);1;2)    =    IF(OR([$chatgpt.C46]=1;[$chatgpt.C46]=3);1;2); &quot;OK&quot;; &quot;KO&quot;)" office:value-type="string" office:string-value="KO" calcext:value-type="string">
            <text:p>KO</text:p>
          </table:table-cell>
          <table:table-cell table:formula="of:=IF(    IF(OR([$humanevaluator.D46]=1;[$humanevaluator.D46]=3);1;2)    =    IF(OR([$chatgpt.D46]=1;[$chatgpt.D46]=3);1;2); &quot;OK&quot;; &quot;KO&quot;)" office:value-type="string" office:string-value="OK" calcext:value-type="string">
            <text:p>OK</text:p>
          </table:table-cell>
          <table:table-cell table:formula="of:=IF(    IF(OR([$humanevaluator.E46]=1;[$humanevaluator.E46]=3);1;2)    =    IF(OR([$chatgpt.E46]=1;[$chatgpt.E46]=3);1;2); &quot;OK&quot;; &quot;KO&quot;)" office:value-type="string" office:string-value="OK" calcext:value-type="string">
            <text:p>OK</text:p>
          </table:table-cell>
          <table:table-cell table:formula="of:=IF(    IF(OR([$humanevaluator.F46]=1;[$humanevaluator.F46]=3);1;2)    =    IF(OR([$chatgpt.F46]=1;[$chatgpt.F46]=3);1;2); &quot;OK&quot;; &quot;KO&quot;)" office:value-type="string" office:string-value="OK" calcext:value-type="string">
            <text:p>OK</text:p>
          </table:table-cell>
          <table:table-cell table:formula="of:=IF(    IF(OR([$humanevaluator.G46]=1;[$humanevaluator.G46]=3);1;2)    =    IF(OR([$chatgpt.G46]=1;[$chatgpt.G46]=3);1;2); &quot;OK&quot;; &quot;KO&quot;)" office:value-type="string" office:string-value="OK" calcext:value-type="string">
            <text:p>OK</text:p>
          </table:table-cell>
          <table:table-cell table:formula="of:=IF(    IF(OR([$humanevaluator.H46]=1;[$humanevaluator.H46]=3);1;2)    =    IF(OR([$chatgpt.H46]=1;[$chatgpt.H46]=3);1;2); &quot;OK&quot;; &quot;KO&quot;)" office:value-type="string" office:string-value="OK" calcext:value-type="string">
            <text:p>OK</text:p>
          </table:table-cell>
          <table:table-cell table:formula="of:=IF(    IF(OR([$humanevaluator.I46]=1;[$humanevaluator.I46]=3);1;2)    =    IF(OR([$chatgpt.I46]=1;[$chatgpt.I46]=3);1;2); &quot;OK&quot;; &quot;KO&quot;)" office:value-type="string" office:string-value="OK" calcext:value-type="string">
            <text:p>OK</text:p>
          </table:table-cell>
          <table:table-cell table:formula="of:=COUNTIF([.B40:.I40];&quot;OK&quot;)" office:value-type="float" office:value="6" calcext:value-type="float">
            <text:p>6</text:p>
          </table:table-cell>
          <table:table-cell table:formula="of:=COUNTIF([.B40:.I40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47]=1;[$humanevaluator.B47]=3);1;2)    =    IF(OR([$chatgpt.B47]=1;[$chatgpt.B47]=3);1;2); &quot;OK&quot;; &quot;KO&quot;)" office:value-type="string" office:string-value="KO" calcext:value-type="string">
            <text:p>KO</text:p>
          </table:table-cell>
          <table:table-cell table:formula="of:=IF(    IF(OR([$humanevaluator.C47]=1;[$humanevaluator.C47]=3);1;2)    =    IF(OR([$chatgpt.C47]=1;[$chatgpt.C47]=3);1;2); &quot;OK&quot;; &quot;KO&quot;)" office:value-type="string" office:string-value="KO" calcext:value-type="string">
            <text:p>KO</text:p>
          </table:table-cell>
          <table:table-cell table:formula="of:=IF(    IF(OR([$humanevaluator.D47]=1;[$humanevaluator.D47]=3);1;2)    =    IF(OR([$chatgpt.D47]=1;[$chatgpt.D47]=3);1;2); &quot;OK&quot;; &quot;KO&quot;)" office:value-type="string" office:string-value="OK" calcext:value-type="string">
            <text:p>OK</text:p>
          </table:table-cell>
          <table:table-cell table:formula="of:=IF(    IF(OR([$humanevaluator.E47]=1;[$humanevaluator.E47]=3);1;2)    =    IF(OR([$chatgpt.E47]=1;[$chatgpt.E47]=3);1;2); &quot;OK&quot;; &quot;KO&quot;)" office:value-type="string" office:string-value="OK" calcext:value-type="string">
            <text:p>OK</text:p>
          </table:table-cell>
          <table:table-cell table:formula="of:=IF(    IF(OR([$humanevaluator.F47]=1;[$humanevaluator.F47]=3);1;2)    =    IF(OR([$chatgpt.F47]=1;[$chatgpt.F47]=3);1;2); &quot;OK&quot;; &quot;KO&quot;)" office:value-type="string" office:string-value="OK" calcext:value-type="string">
            <text:p>OK</text:p>
          </table:table-cell>
          <table:table-cell table:formula="of:=IF(    IF(OR([$humanevaluator.G47]=1;[$humanevaluator.G47]=3);1;2)    =    IF(OR([$chatgpt.G47]=1;[$chatgpt.G47]=3);1;2); &quot;OK&quot;; &quot;KO&quot;)" office:value-type="string" office:string-value="OK" calcext:value-type="string">
            <text:p>OK</text:p>
          </table:table-cell>
          <table:table-cell table:formula="of:=IF(    IF(OR([$humanevaluator.H47]=1;[$humanevaluator.H47]=3);1;2)    =    IF(OR([$chatgpt.H47]=1;[$chatgpt.H47]=3);1;2); &quot;OK&quot;; &quot;KO&quot;)" office:value-type="string" office:string-value="OK" calcext:value-type="string">
            <text:p>OK</text:p>
          </table:table-cell>
          <table:table-cell table:formula="of:=IF(    IF(OR([$humanevaluator.I47]=1;[$humanevaluator.I47]=3);1;2)    =    IF(OR([$chatgpt.I47]=1;[$chatgpt.I47]=3);1;2); &quot;OK&quot;; &quot;KO&quot;)" office:value-type="string" office:string-value="OK" calcext:value-type="string">
            <text:p>OK</text:p>
          </table:table-cell>
          <table:table-cell table:formula="of:=COUNTIF([.B41:.I41];&quot;OK&quot;)" office:value-type="float" office:value="6" calcext:value-type="float">
            <text:p>6</text:p>
          </table:table-cell>
          <table:table-cell table:formula="of:=COUNTIF([.B41:.I41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32:.B41];&quot;OK&quot;)" office:value-type="float" office:value="1" calcext:value-type="float">
            <text:p>1</text:p>
          </table:table-cell>
          <table:table-cell table:style-name="ce8" table:formula="of:=COUNTIF([.C32:.C41];&quot;OK&quot;)" office:value-type="float" office:value="3" calcext:value-type="float">
            <text:p>3</text:p>
          </table:table-cell>
          <table:table-cell table:style-name="ce8" table:formula="of:=COUNTIF([.D32:.D41];&quot;OK&quot;)" office:value-type="float" office:value="7" calcext:value-type="float">
            <text:p>7</text:p>
          </table:table-cell>
          <table:table-cell table:style-name="ce8" table:formula="of:=COUNTIF([.E32:.E41];&quot;OK&quot;)" office:value-type="float" office:value="10" calcext:value-type="float">
            <text:p>10</text:p>
          </table:table-cell>
          <table:table-cell table:style-name="ce8" table:formula="of:=COUNTIF([.F32:.F41];&quot;OK&quot;)" office:value-type="float" office:value="10" calcext:value-type="float">
            <text:p>10</text:p>
          </table:table-cell>
          <table:table-cell table:style-name="ce8" table:formula="of:=COUNTIF([.G32:.G41];&quot;OK&quot;)" office:value-type="float" office:value="10" calcext:value-type="float">
            <text:p>10</text:p>
          </table:table-cell>
          <table:table-cell table:style-name="ce8" table:formula="of:=COUNTIF([.H32:.H41];&quot;OK&quot;)" office:value-type="float" office:value="10" calcext:value-type="float">
            <text:p>10</text:p>
          </table:table-cell>
          <table:table-cell table:style-name="ce8" table:formula="of:=COUNTIF([.I32:.I41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32:.B41];&quot;KO&quot;)" office:value-type="float" office:value="9" calcext:value-type="float">
            <text:p>9</text:p>
          </table:table-cell>
          <table:table-cell table:style-name="ce8" table:formula="of:=COUNTIF([.C32:.C41];&quot;KO&quot;)" office:value-type="float" office:value="7" calcext:value-type="float">
            <text:p>7</text:p>
          </table:table-cell>
          <table:table-cell table:style-name="ce8" table:formula="of:=COUNTIF([.D32:.D41];&quot;KO&quot;)" office:value-type="float" office:value="3" calcext:value-type="float">
            <text:p>3</text:p>
          </table:table-cell>
          <table:table-cell table:style-name="ce8" table:formula="of:=COUNTIF([.E32:.E41];&quot;KO&quot;)" office:value-type="float" office:value="0" calcext:value-type="float">
            <text:p>0</text:p>
          </table:table-cell>
          <table:table-cell table:style-name="ce8" table:formula="of:=COUNTIF([.F32:.F41];&quot;KO&quot;)" office:value-type="float" office:value="0" calcext:value-type="float">
            <text:p>0</text:p>
          </table:table-cell>
          <table:table-cell table:style-name="ce8" table:formula="of:=COUNTIF([.G32:.G41];&quot;KO&quot;)" office:value-type="float" office:value="0" calcext:value-type="float">
            <text:p>0</text:p>
          </table:table-cell>
          <table:table-cell table:style-name="ce8" table:formula="of:=COUNTIF([.H32:.H41];&quot;KO&quot;)" office:value-type="float" office:value="0" calcext:value-type="float">
            <text:p>0</text:p>
          </table:table-cell>
          <table:table-cell table:style-name="ce8" table:formula="of:=COUNTIF([.I32:.I41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54]=1;[$humanevaluator.B54]=3);1;2)    =    IF(OR([$chatgpt.B54]=1;[$chatgpt.B54]=3);1;2); &quot;OK&quot;; &quot;KO&quot;)" office:value-type="string" office:string-value="OK" calcext:value-type="string">
            <text:p>OK</text:p>
          </table:table-cell>
          <table:table-cell table:formula="of:=IF(    IF(OR([$humanevaluator.C54]=1;[$humanevaluator.C54]=3);1;2)    =    IF(OR([$chatgpt.C54]=1;[$chatgpt.C54]=3);1;2); &quot;OK&quot;; &quot;KO&quot;)" office:value-type="string" office:string-value="OK" calcext:value-type="string">
            <text:p>OK</text:p>
          </table:table-cell>
          <table:table-cell table:formula="of:=IF(    IF(OR([$humanevaluator.D54]=1;[$humanevaluator.D54]=3);1;2)    =    IF(OR([$chatgpt.D54]=1;[$chatgpt.D54]=3);1;2); &quot;OK&quot;; &quot;KO&quot;)" office:value-type="string" office:string-value="OK" calcext:value-type="string">
            <text:p>OK</text:p>
          </table:table-cell>
          <table:table-cell table:formula="of:=IF(    IF(OR([$humanevaluator.E54]=1;[$humanevaluator.E54]=3);1;2)    =    IF(OR([$chatgpt.E54]=1;[$chatgpt.E54]=3);1;2); &quot;OK&quot;; &quot;KO&quot;)" office:value-type="string" office:string-value="KO" calcext:value-type="string">
            <text:p>KO</text:p>
          </table:table-cell>
          <table:table-cell table:formula="of:=IF(    IF(OR([$humanevaluator.F54]=1;[$humanevaluator.F54]=3);1;2)    =    IF(OR([$chatgpt.F54]=1;[$chatgpt.F54]=3);1;2); &quot;OK&quot;; &quot;KO&quot;)" office:value-type="string" office:string-value="OK" calcext:value-type="string">
            <text:p>OK</text:p>
          </table:table-cell>
          <table:table-cell table:formula="of:=IF(    IF(OR([$humanevaluator.G54]=1;[$humanevaluator.G54]=3);1;2)    =    IF(OR([$chatgpt.G54]=1;[$chatgpt.G54]=3);1;2); &quot;OK&quot;; &quot;KO&quot;)" office:value-type="string" office:string-value="OK" calcext:value-type="string">
            <text:p>OK</text:p>
          </table:table-cell>
          <table:table-cell table:formula="of:=IF(    IF(OR([$humanevaluator.H54]=1;[$humanevaluator.H54]=3);1;2)    =    IF(OR([$chatgpt.H54]=1;[$chatgpt.H54]=3);1;2); &quot;OK&quot;; &quot;KO&quot;)" office:value-type="string" office:string-value="KO" calcext:value-type="string">
            <text:p>KO</text:p>
          </table:table-cell>
          <table:table-cell table:formula="of:=IF(    IF(OR([$humanevaluator.I54]=1;[$humanevaluator.I54]=3);1;2)    =    IF(OR([$chatgpt.I54]=1;[$chatgpt.I54]=3);1;2); &quot;OK&quot;; &quot;KO&quot;)" office:value-type="string" office:string-value="OK" calcext:value-type="string">
            <text:p>OK</text:p>
          </table:table-cell>
          <table:table-cell table:formula="of:=COUNTIF([.B45:.I45];&quot;OK&quot;)" office:value-type="float" office:value="6" calcext:value-type="float">
            <text:p>6</text:p>
          </table:table-cell>
          <table:table-cell table:formula="of:=COUNTIF([.B45:.I45];&quot;KO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55]=1;[$humanevaluator.B55]=3);1;2)    =    IF(OR([$chatgpt.B55]=1;[$chatgpt.B55]=3);1;2); &quot;OK&quot;; &quot;KO&quot;)" office:value-type="string" office:string-value="OK" calcext:value-type="string">
            <text:p>OK</text:p>
          </table:table-cell>
          <table:table-cell table:formula="of:=IF(    IF(OR([$humanevaluator.C55]=1;[$humanevaluator.C55]=3);1;2)    =    IF(OR([$chatgpt.C55]=1;[$chatgpt.C55]=3);1;2); &quot;OK&quot;; &quot;KO&quot;)" office:value-type="string" office:string-value="OK" calcext:value-type="string">
            <text:p>OK</text:p>
          </table:table-cell>
          <table:table-cell table:formula="of:=IF(    IF(OR([$humanevaluator.D55]=1;[$humanevaluator.D55]=3);1;2)    =    IF(OR([$chatgpt.D55]=1;[$chatgpt.D55]=3);1;2); &quot;OK&quot;; &quot;KO&quot;)" office:value-type="string" office:string-value="OK" calcext:value-type="string">
            <text:p>OK</text:p>
          </table:table-cell>
          <table:table-cell table:formula="of:=IF(    IF(OR([$humanevaluator.E55]=1;[$humanevaluator.E55]=3);1;2)    =    IF(OR([$chatgpt.E55]=1;[$chatgpt.E55]=3);1;2); &quot;OK&quot;; &quot;KO&quot;)" office:value-type="string" office:string-value="OK" calcext:value-type="string">
            <text:p>OK</text:p>
          </table:table-cell>
          <table:table-cell table:formula="of:=IF(    IF(OR([$humanevaluator.F55]=1;[$humanevaluator.F55]=3);1;2)    =    IF(OR([$chatgpt.F55]=1;[$chatgpt.F55]=3);1;2); &quot;OK&quot;; &quot;KO&quot;)" office:value-type="string" office:string-value="OK" calcext:value-type="string">
            <text:p>OK</text:p>
          </table:table-cell>
          <table:table-cell table:formula="of:=IF(    IF(OR([$humanevaluator.G55]=1;[$humanevaluator.G55]=3);1;2)    =    IF(OR([$chatgpt.G55]=1;[$chatgpt.G55]=3);1;2); &quot;OK&quot;; &quot;KO&quot;)" office:value-type="string" office:string-value="OK" calcext:value-type="string">
            <text:p>OK</text:p>
          </table:table-cell>
          <table:table-cell table:formula="of:=IF(    IF(OR([$humanevaluator.H55]=1;[$humanevaluator.H55]=3);1;2)    =    IF(OR([$chatgpt.H55]=1;[$chatgpt.H55]=3);1;2); &quot;OK&quot;; &quot;KO&quot;)" office:value-type="string" office:string-value="KO" calcext:value-type="string">
            <text:p>KO</text:p>
          </table:table-cell>
          <table:table-cell table:formula="of:=IF(    IF(OR([$humanevaluator.I55]=1;[$humanevaluator.I55]=3);1;2)    =    IF(OR([$chatgpt.I55]=1;[$chatgpt.I55]=3);1;2); &quot;OK&quot;; &quot;KO&quot;)" office:value-type="string" office:string-value="OK" calcext:value-type="string">
            <text:p>OK</text:p>
          </table:table-cell>
          <table:table-cell table:formula="of:=COUNTIF([.B46:.I46];&quot;OK&quot;)" office:value-type="float" office:value="7" calcext:value-type="float">
            <text:p>7</text:p>
          </table:table-cell>
          <table:table-cell table:formula="of:=COUNTIF([.B46:.I46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56]=1;[$humanevaluator.B56]=3);1;2)    =    IF(OR([$chatgpt.B56]=1;[$chatgpt.B56]=3);1;2); &quot;OK&quot;; &quot;KO&quot;)" office:value-type="string" office:string-value="OK" calcext:value-type="string">
            <text:p>OK</text:p>
          </table:table-cell>
          <table:table-cell table:formula="of:=IF(    IF(OR([$humanevaluator.C56]=1;[$humanevaluator.C56]=3);1;2)    =    IF(OR([$chatgpt.C56]=1;[$chatgpt.C56]=3);1;2); &quot;OK&quot;; &quot;KO&quot;)" office:value-type="string" office:string-value="OK" calcext:value-type="string">
            <text:p>OK</text:p>
          </table:table-cell>
          <table:table-cell table:formula="of:=IF(    IF(OR([$humanevaluator.D56]=1;[$humanevaluator.D56]=3);1;2)    =    IF(OR([$chatgpt.D56]=1;[$chatgpt.D56]=3);1;2); &quot;OK&quot;; &quot;KO&quot;)" office:value-type="string" office:string-value="OK" calcext:value-type="string">
            <text:p>OK</text:p>
          </table:table-cell>
          <table:table-cell table:formula="of:=IF(    IF(OR([$humanevaluator.E56]=1;[$humanevaluator.E56]=3);1;2)    =    IF(OR([$chatgpt.E56]=1;[$chatgpt.E56]=3);1;2); &quot;OK&quot;; &quot;KO&quot;)" office:value-type="string" office:string-value="OK" calcext:value-type="string">
            <text:p>OK</text:p>
          </table:table-cell>
          <table:table-cell table:formula="of:=IF(    IF(OR([$humanevaluator.F56]=1;[$humanevaluator.F56]=3);1;2)    =    IF(OR([$chatgpt.F56]=1;[$chatgpt.F56]=3);1;2); &quot;OK&quot;; &quot;KO&quot;)" office:value-type="string" office:string-value="OK" calcext:value-type="string">
            <text:p>OK</text:p>
          </table:table-cell>
          <table:table-cell table:formula="of:=IF(    IF(OR([$humanevaluator.G56]=1;[$humanevaluator.G56]=3);1;2)    =    IF(OR([$chatgpt.G56]=1;[$chatgpt.G56]=3);1;2); &quot;OK&quot;; &quot;KO&quot;)" office:value-type="string" office:string-value="OK" calcext:value-type="string">
            <text:p>OK</text:p>
          </table:table-cell>
          <table:table-cell table:formula="of:=IF(    IF(OR([$humanevaluator.H56]=1;[$humanevaluator.H56]=3);1;2)    =    IF(OR([$chatgpt.H56]=1;[$chatgpt.H56]=3);1;2); &quot;OK&quot;; &quot;KO&quot;)" office:value-type="string" office:string-value="KO" calcext:value-type="string">
            <text:p>KO</text:p>
          </table:table-cell>
          <table:table-cell table:formula="of:=IF(    IF(OR([$humanevaluator.I56]=1;[$humanevaluator.I56]=3);1;2)    =    IF(OR([$chatgpt.I56]=1;[$chatgpt.I56]=3);1;2); &quot;OK&quot;; &quot;KO&quot;)" office:value-type="string" office:string-value="OK" calcext:value-type="string">
            <text:p>OK</text:p>
          </table:table-cell>
          <table:table-cell table:formula="of:=COUNTIF([.B47:.I47];&quot;OK&quot;)" office:value-type="float" office:value="7" calcext:value-type="float">
            <text:p>7</text:p>
          </table:table-cell>
          <table:table-cell table:formula="of:=COUNTIF([.B47:.I47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57]=1;[$humanevaluator.B57]=3);1;2)    =    IF(OR([$chatgpt.B57]=1;[$chatgpt.B57]=3);1;2); &quot;OK&quot;; &quot;KO&quot;)" office:value-type="string" office:string-value="KO" calcext:value-type="string">
            <text:p>KO</text:p>
          </table:table-cell>
          <table:table-cell table:formula="of:=IF(    IF(OR([$humanevaluator.C57]=1;[$humanevaluator.C57]=3);1;2)    =    IF(OR([$chatgpt.C57]=1;[$chatgpt.C57]=3);1;2); &quot;OK&quot;; &quot;KO&quot;)" office:value-type="string" office:string-value="OK" calcext:value-type="string">
            <text:p>OK</text:p>
          </table:table-cell>
          <table:table-cell table:formula="of:=IF(    IF(OR([$humanevaluator.D57]=1;[$humanevaluator.D57]=3);1;2)    =    IF(OR([$chatgpt.D57]=1;[$chatgpt.D57]=3);1;2); &quot;OK&quot;; &quot;KO&quot;)" office:value-type="string" office:string-value="OK" calcext:value-type="string">
            <text:p>OK</text:p>
          </table:table-cell>
          <table:table-cell table:formula="of:=IF(    IF(OR([$humanevaluator.E57]=1;[$humanevaluator.E57]=3);1;2)    =    IF(OR([$chatgpt.E57]=1;[$chatgpt.E57]=3);1;2); &quot;OK&quot;; &quot;KO&quot;)" office:value-type="string" office:string-value="OK" calcext:value-type="string">
            <text:p>OK</text:p>
          </table:table-cell>
          <table:table-cell table:formula="of:=IF(    IF(OR([$humanevaluator.F57]=1;[$humanevaluator.F57]=3);1;2)    =    IF(OR([$chatgpt.F57]=1;[$chatgpt.F57]=3);1;2); &quot;OK&quot;; &quot;KO&quot;)" office:value-type="string" office:string-value="OK" calcext:value-type="string">
            <text:p>OK</text:p>
          </table:table-cell>
          <table:table-cell table:formula="of:=IF(    IF(OR([$humanevaluator.G57]=1;[$humanevaluator.G57]=3);1;2)    =    IF(OR([$chatgpt.G57]=1;[$chatgpt.G57]=3);1;2); &quot;OK&quot;; &quot;KO&quot;)" office:value-type="string" office:string-value="KO" calcext:value-type="string">
            <text:p>KO</text:p>
          </table:table-cell>
          <table:table-cell table:formula="of:=IF(    IF(OR([$humanevaluator.H57]=1;[$humanevaluator.H57]=3);1;2)    =    IF(OR([$chatgpt.H57]=1;[$chatgpt.H57]=3);1;2); &quot;OK&quot;; &quot;KO&quot;)" office:value-type="string" office:string-value="KO" calcext:value-type="string">
            <text:p>KO</text:p>
          </table:table-cell>
          <table:table-cell table:formula="of:=IF(    IF(OR([$humanevaluator.I57]=1;[$humanevaluator.I57]=3);1;2)    =    IF(OR([$chatgpt.I57]=1;[$chatgpt.I57]=3);1;2); &quot;OK&quot;; &quot;KO&quot;)" office:value-type="string" office:string-value="OK" calcext:value-type="string">
            <text:p>OK</text:p>
          </table:table-cell>
          <table:table-cell table:formula="of:=COUNTIF([.B48:.I48];&quot;OK&quot;)" office:value-type="float" office:value="5" calcext:value-type="float">
            <text:p>5</text:p>
          </table:table-cell>
          <table:table-cell table:formula="of:=COUNTIF([.B48:.I48];&quot;KO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58]=1;[$humanevaluator.B58]=3);1;2)    =    IF(OR([$chatgpt.B58]=1;[$chatgpt.B58]=3);1;2); &quot;OK&quot;; &quot;KO&quot;)" office:value-type="string" office:string-value="KO" calcext:value-type="string">
            <text:p>KO</text:p>
          </table:table-cell>
          <table:table-cell table:formula="of:=IF(    IF(OR([$humanevaluator.C58]=1;[$humanevaluator.C58]=3);1;2)    =    IF(OR([$chatgpt.C58]=1;[$chatgpt.C58]=3);1;2); &quot;OK&quot;; &quot;KO&quot;)" office:value-type="string" office:string-value="OK" calcext:value-type="string">
            <text:p>OK</text:p>
          </table:table-cell>
          <table:table-cell table:formula="of:=IF(    IF(OR([$humanevaluator.D58]=1;[$humanevaluator.D58]=3);1;2)    =    IF(OR([$chatgpt.D58]=1;[$chatgpt.D58]=3);1;2); &quot;OK&quot;; &quot;KO&quot;)" office:value-type="string" office:string-value="OK" calcext:value-type="string">
            <text:p>OK</text:p>
          </table:table-cell>
          <table:table-cell table:formula="of:=IF(    IF(OR([$humanevaluator.E58]=1;[$humanevaluator.E58]=3);1;2)    =    IF(OR([$chatgpt.E58]=1;[$chatgpt.E58]=3);1;2); &quot;OK&quot;; &quot;KO&quot;)" office:value-type="string" office:string-value="OK" calcext:value-type="string">
            <text:p>OK</text:p>
          </table:table-cell>
          <table:table-cell table:formula="of:=IF(    IF(OR([$humanevaluator.F58]=1;[$humanevaluator.F58]=3);1;2)    =    IF(OR([$chatgpt.F58]=1;[$chatgpt.F58]=3);1;2); &quot;OK&quot;; &quot;KO&quot;)" office:value-type="string" office:string-value="OK" calcext:value-type="string">
            <text:p>OK</text:p>
          </table:table-cell>
          <table:table-cell table:formula="of:=IF(    IF(OR([$humanevaluator.G58]=1;[$humanevaluator.G58]=3);1;2)    =    IF(OR([$chatgpt.G58]=1;[$chatgpt.G58]=3);1;2); &quot;OK&quot;; &quot;KO&quot;)" office:value-type="string" office:string-value="OK" calcext:value-type="string">
            <text:p>OK</text:p>
          </table:table-cell>
          <table:table-cell table:formula="of:=IF(    IF(OR([$humanevaluator.H58]=1;[$humanevaluator.H58]=3);1;2)    =    IF(OR([$chatgpt.H58]=1;[$chatgpt.H58]=3);1;2); &quot;OK&quot;; &quot;KO&quot;)" office:value-type="string" office:string-value="KO" calcext:value-type="string">
            <text:p>KO</text:p>
          </table:table-cell>
          <table:table-cell table:formula="of:=IF(    IF(OR([$humanevaluator.I58]=1;[$humanevaluator.I58]=3);1;2)    =    IF(OR([$chatgpt.I58]=1;[$chatgpt.I58]=3);1;2); &quot;OK&quot;; &quot;KO&quot;)" office:value-type="string" office:string-value="OK" calcext:value-type="string">
            <text:p>OK</text:p>
          </table:table-cell>
          <table:table-cell table:formula="of:=COUNTIF([.B49:.I49];&quot;OK&quot;)" office:value-type="float" office:value="6" calcext:value-type="float">
            <text:p>6</text:p>
          </table:table-cell>
          <table:table-cell table:formula="of:=COUNTIF([.B49:.I49];&quot;KO&quot;)" office:value-type="float" office:value="2" calcext:value-type="float">
            <text:p>2</text:p>
          </table:table-cell>
          <table:table-cell/>
          <table:table-cell table:style-name="ce14" office:value-type="string" calcext:value-type="string" table:number-columns-spanned="2" table:number-rows-spanned="1">
            <text:p>Mistral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59]=1;[$humanevaluator.B59]=3);1;2)    =    IF(OR([$chatgpt.B59]=1;[$chatgpt.B59]=3);1;2); &quot;OK&quot;; &quot;KO&quot;)" office:value-type="string" office:string-value="KO" calcext:value-type="string">
            <text:p>KO</text:p>
          </table:table-cell>
          <table:table-cell table:formula="of:=IF(    IF(OR([$humanevaluator.C59]=1;[$humanevaluator.C59]=3);1;2)    =    IF(OR([$chatgpt.C59]=1;[$chatgpt.C59]=3);1;2); &quot;OK&quot;; &quot;KO&quot;)" office:value-type="string" office:string-value="KO" calcext:value-type="string">
            <text:p>KO</text:p>
          </table:table-cell>
          <table:table-cell table:formula="of:=IF(    IF(OR([$humanevaluator.D59]=1;[$humanevaluator.D59]=3);1;2)    =    IF(OR([$chatgpt.D59]=1;[$chatgpt.D59]=3);1;2); &quot;OK&quot;; &quot;KO&quot;)" office:value-type="string" office:string-value="OK" calcext:value-type="string">
            <text:p>OK</text:p>
          </table:table-cell>
          <table:table-cell table:formula="of:=IF(    IF(OR([$humanevaluator.E59]=1;[$humanevaluator.E59]=3);1;2)    =    IF(OR([$chatgpt.E59]=1;[$chatgpt.E59]=3);1;2); &quot;OK&quot;; &quot;KO&quot;)" office:value-type="string" office:string-value="KO" calcext:value-type="string">
            <text:p>KO</text:p>
          </table:table-cell>
          <table:table-cell table:formula="of:=IF(    IF(OR([$humanevaluator.F59]=1;[$humanevaluator.F59]=3);1;2)    =    IF(OR([$chatgpt.F59]=1;[$chatgpt.F59]=3);1;2); &quot;OK&quot;; &quot;KO&quot;)" office:value-type="string" office:string-value="OK" calcext:value-type="string">
            <text:p>OK</text:p>
          </table:table-cell>
          <table:table-cell table:formula="of:=IF(    IF(OR([$humanevaluator.G59]=1;[$humanevaluator.G59]=3);1;2)    =    IF(OR([$chatgpt.G59]=1;[$chatgpt.G59]=3);1;2); &quot;OK&quot;; &quot;KO&quot;)" office:value-type="string" office:string-value="KO" calcext:value-type="string">
            <text:p>KO</text:p>
          </table:table-cell>
          <table:table-cell table:formula="of:=IF(    IF(OR([$humanevaluator.H59]=1;[$humanevaluator.H59]=3);1;2)    =    IF(OR([$chatgpt.H59]=1;[$chatgpt.H59]=3);1;2); &quot;OK&quot;; &quot;KO&quot;)" office:value-type="string" office:string-value="KO" calcext:value-type="string">
            <text:p>KO</text:p>
          </table:table-cell>
          <table:table-cell table:formula="of:=IF(    IF(OR([$humanevaluator.I59]=1;[$humanevaluator.I59]=3);1;2)    =    IF(OR([$chatgpt.I59]=1;[$chatgpt.I59]=3);1;2); &quot;OK&quot;; &quot;KO&quot;)" office:value-type="string" office:string-value="OK" calcext:value-type="string">
            <text:p>OK</text:p>
          </table:table-cell>
          <table:table-cell table:formula="of:=COUNTIF([.B50:.I50];&quot;OK&quot;)" office:value-type="float" office:value="3" calcext:value-type="float">
            <text:p>3</text:p>
          </table:table-cell>
          <table:table-cell table:formula="of:=COUNTIF([.B50:.I50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45:.I54];&quot;OK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60]=1;[$humanevaluator.B60]=3);1;2)    =    IF(OR([$chatgpt.B60]=1;[$chatgpt.B60]=3);1;2); &quot;OK&quot;; &quot;KO&quot;)" office:value-type="string" office:string-value="KO" calcext:value-type="string">
            <text:p>KO</text:p>
          </table:table-cell>
          <table:table-cell table:formula="of:=IF(    IF(OR([$humanevaluator.C60]=1;[$humanevaluator.C60]=3);1;2)    =    IF(OR([$chatgpt.C60]=1;[$chatgpt.C60]=3);1;2); &quot;OK&quot;; &quot;KO&quot;)" office:value-type="string" office:string-value="KO" calcext:value-type="string">
            <text:p>KO</text:p>
          </table:table-cell>
          <table:table-cell table:formula="of:=IF(    IF(OR([$humanevaluator.D60]=1;[$humanevaluator.D60]=3);1;2)    =    IF(OR([$chatgpt.D60]=1;[$chatgpt.D60]=3);1;2); &quot;OK&quot;; &quot;KO&quot;)" office:value-type="string" office:string-value="OK" calcext:value-type="string">
            <text:p>OK</text:p>
          </table:table-cell>
          <table:table-cell table:formula="of:=IF(    IF(OR([$humanevaluator.E60]=1;[$humanevaluator.E60]=3);1;2)    =    IF(OR([$chatgpt.E60]=1;[$chatgpt.E60]=3);1;2); &quot;OK&quot;; &quot;KO&quot;)" office:value-type="string" office:string-value="KO" calcext:value-type="string">
            <text:p>KO</text:p>
          </table:table-cell>
          <table:table-cell table:formula="of:=IF(    IF(OR([$humanevaluator.F60]=1;[$humanevaluator.F60]=3);1;2)    =    IF(OR([$chatgpt.F60]=1;[$chatgpt.F60]=3);1;2); &quot;OK&quot;; &quot;KO&quot;)" office:value-type="string" office:string-value="OK" calcext:value-type="string">
            <text:p>OK</text:p>
          </table:table-cell>
          <table:table-cell table:formula="of:=IF(    IF(OR([$humanevaluator.G60]=1;[$humanevaluator.G60]=3);1;2)    =    IF(OR([$chatgpt.G60]=1;[$chatgpt.G60]=3);1;2); &quot;OK&quot;; &quot;KO&quot;)" office:value-type="string" office:string-value="KO" calcext:value-type="string">
            <text:p>KO</text:p>
          </table:table-cell>
          <table:table-cell table:formula="of:=IF(    IF(OR([$humanevaluator.H60]=1;[$humanevaluator.H60]=3);1;2)    =    IF(OR([$chatgpt.H60]=1;[$chatgpt.H60]=3);1;2); &quot;OK&quot;; &quot;KO&quot;)" office:value-type="string" office:string-value="OK" calcext:value-type="string">
            <text:p>OK</text:p>
          </table:table-cell>
          <table:table-cell table:formula="of:=IF(    IF(OR([$humanevaluator.I60]=1;[$humanevaluator.I60]=3);1;2)    =    IF(OR([$chatgpt.I60]=1;[$chatgpt.I60]=3);1;2); &quot;OK&quot;; &quot;KO&quot;)" office:value-type="string" office:string-value="KO" calcext:value-type="string">
            <text:p>KO</text:p>
          </table:table-cell>
          <table:table-cell table:formula="of:=COUNTIF([.B51:.I51];&quot;OK&quot;)" office:value-type="float" office:value="3" calcext:value-type="float">
            <text:p>3</text:p>
          </table:table-cell>
          <table:table-cell table:formula="of:=COUNTIF([.B51:.I51];&quot;KO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45:.I54];&quot;KO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61]=1;[$humanevaluator.B61]=3);1;2)    =    IF(OR([$chatgpt.B61]=1;[$chatgpt.B61]=3);1;2); &quot;OK&quot;; &quot;KO&quot;)" office:value-type="string" office:string-value="KO" calcext:value-type="string">
            <text:p>KO</text:p>
          </table:table-cell>
          <table:table-cell table:formula="of:=IF(    IF(OR([$humanevaluator.C61]=1;[$humanevaluator.C61]=3);1;2)    =    IF(OR([$chatgpt.C61]=1;[$chatgpt.C61]=3);1;2); &quot;OK&quot;; &quot;KO&quot;)" office:value-type="string" office:string-value="OK" calcext:value-type="string">
            <text:p>OK</text:p>
          </table:table-cell>
          <table:table-cell table:formula="of:=IF(    IF(OR([$humanevaluator.D61]=1;[$humanevaluator.D61]=3);1;2)    =    IF(OR([$chatgpt.D61]=1;[$chatgpt.D61]=3);1;2); &quot;OK&quot;; &quot;KO&quot;)" office:value-type="string" office:string-value="OK" calcext:value-type="string">
            <text:p>OK</text:p>
          </table:table-cell>
          <table:table-cell table:formula="of:=IF(    IF(OR([$humanevaluator.E61]=1;[$humanevaluator.E61]=3);1;2)    =    IF(OR([$chatgpt.E61]=1;[$chatgpt.E61]=3);1;2); &quot;OK&quot;; &quot;KO&quot;)" office:value-type="string" office:string-value="OK" calcext:value-type="string">
            <text:p>OK</text:p>
          </table:table-cell>
          <table:table-cell table:formula="of:=IF(    IF(OR([$humanevaluator.F61]=1;[$humanevaluator.F61]=3);1;2)    =    IF(OR([$chatgpt.F61]=1;[$chatgpt.F61]=3);1;2); &quot;OK&quot;; &quot;KO&quot;)" office:value-type="string" office:string-value="OK" calcext:value-type="string">
            <text:p>OK</text:p>
          </table:table-cell>
          <table:table-cell table:formula="of:=IF(    IF(OR([$humanevaluator.G61]=1;[$humanevaluator.G61]=3);1;2)    =    IF(OR([$chatgpt.G61]=1;[$chatgpt.G61]=3);1;2); &quot;OK&quot;; &quot;KO&quot;)" office:value-type="string" office:string-value="OK" calcext:value-type="string">
            <text:p>OK</text:p>
          </table:table-cell>
          <table:table-cell table:formula="of:=IF(    IF(OR([$humanevaluator.H61]=1;[$humanevaluator.H61]=3);1;2)    =    IF(OR([$chatgpt.H61]=1;[$chatgpt.H61]=3);1;2); &quot;OK&quot;; &quot;KO&quot;)" office:value-type="string" office:string-value="OK" calcext:value-type="string">
            <text:p>OK</text:p>
          </table:table-cell>
          <table:table-cell table:formula="of:=IF(    IF(OR([$humanevaluator.I61]=1;[$humanevaluator.I61]=3);1;2)    =    IF(OR([$chatgpt.I61]=1;[$chatgpt.I61]=3);1;2); &quot;OK&quot;; &quot;KO&quot;)" office:value-type="string" office:string-value="OK" calcext:value-type="string">
            <text:p>OK</text:p>
          </table:table-cell>
          <table:table-cell table:formula="of:=COUNTIF([.B52:.I52];&quot;OK&quot;)" office:value-type="float" office:value="7" calcext:value-type="float">
            <text:p>7</text:p>
          </table:table-cell>
          <table:table-cell table:formula="of:=COUNTIF([.B52:.I52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62]=1;[$humanevaluator.B62]=3);1;2)    =    IF(OR([$chatgpt.B62]=1;[$chatgpt.B62]=3);1;2); &quot;OK&quot;; &quot;KO&quot;)" office:value-type="string" office:string-value="KO" calcext:value-type="string">
            <text:p>KO</text:p>
          </table:table-cell>
          <table:table-cell table:formula="of:=IF(    IF(OR([$humanevaluator.C62]=1;[$humanevaluator.C62]=3);1;2)    =    IF(OR([$chatgpt.C62]=1;[$chatgpt.C62]=3);1;2); &quot;OK&quot;; &quot;KO&quot;)" office:value-type="string" office:string-value="OK" calcext:value-type="string">
            <text:p>OK</text:p>
          </table:table-cell>
          <table:table-cell table:formula="of:=IF(    IF(OR([$humanevaluator.D62]=1;[$humanevaluator.D62]=3);1;2)    =    IF(OR([$chatgpt.D62]=1;[$chatgpt.D62]=3);1;2); &quot;OK&quot;; &quot;KO&quot;)" office:value-type="string" office:string-value="OK" calcext:value-type="string">
            <text:p>OK</text:p>
          </table:table-cell>
          <table:table-cell table:formula="of:=IF(    IF(OR([$humanevaluator.E62]=1;[$humanevaluator.E62]=3);1;2)    =    IF(OR([$chatgpt.E62]=1;[$chatgpt.E62]=3);1;2); &quot;OK&quot;; &quot;KO&quot;)" office:value-type="string" office:string-value="OK" calcext:value-type="string">
            <text:p>OK</text:p>
          </table:table-cell>
          <table:table-cell table:formula="of:=IF(    IF(OR([$humanevaluator.F62]=1;[$humanevaluator.F62]=3);1;2)    =    IF(OR([$chatgpt.F62]=1;[$chatgpt.F62]=3);1;2); &quot;OK&quot;; &quot;KO&quot;)" office:value-type="string" office:string-value="OK" calcext:value-type="string">
            <text:p>OK</text:p>
          </table:table-cell>
          <table:table-cell table:formula="of:=IF(    IF(OR([$humanevaluator.G62]=1;[$humanevaluator.G62]=3);1;2)    =    IF(OR([$chatgpt.G62]=1;[$chatgpt.G62]=3);1;2); &quot;OK&quot;; &quot;KO&quot;)" office:value-type="string" office:string-value="OK" calcext:value-type="string">
            <text:p>OK</text:p>
          </table:table-cell>
          <table:table-cell table:formula="of:=IF(    IF(OR([$humanevaluator.H62]=1;[$humanevaluator.H62]=3);1;2)    =    IF(OR([$chatgpt.H62]=1;[$chatgpt.H62]=3);1;2); &quot;OK&quot;; &quot;KO&quot;)" office:value-type="string" office:string-value="OK" calcext:value-type="string">
            <text:p>OK</text:p>
          </table:table-cell>
          <table:table-cell table:formula="of:=IF(    IF(OR([$humanevaluator.I62]=1;[$humanevaluator.I62]=3);1;2)    =    IF(OR([$chatgpt.I62]=1;[$chatgpt.I62]=3);1;2); &quot;OK&quot;; &quot;KO&quot;)" office:value-type="string" office:string-value="OK" calcext:value-type="string">
            <text:p>OK</text:p>
          </table:table-cell>
          <table:table-cell table:formula="of:=COUNTIF([.B53:.I53];&quot;OK&quot;)" office:value-type="float" office:value="7" calcext:value-type="float">
            <text:p>7</text:p>
          </table:table-cell>
          <table:table-cell table:formula="of:=COUNTIF([.B53:.I53];&quot;K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63]=1;[$humanevaluator.B63]=3);1;2)    =    IF(OR([$chatgpt.B63]=1;[$chatgpt.B63]=3);1;2); &quot;OK&quot;; &quot;KO&quot;)" office:value-type="string" office:string-value="OK" calcext:value-type="string">
            <text:p>OK</text:p>
          </table:table-cell>
          <table:table-cell table:formula="of:=IF(    IF(OR([$humanevaluator.C63]=1;[$humanevaluator.C63]=3);1;2)    =    IF(OR([$chatgpt.C63]=1;[$chatgpt.C63]=3);1;2); &quot;OK&quot;; &quot;KO&quot;)" office:value-type="string" office:string-value="OK" calcext:value-type="string">
            <text:p>OK</text:p>
          </table:table-cell>
          <table:table-cell table:formula="of:=IF(    IF(OR([$humanevaluator.D63]=1;[$humanevaluator.D63]=3);1;2)    =    IF(OR([$chatgpt.D63]=1;[$chatgpt.D63]=3);1;2); &quot;OK&quot;; &quot;KO&quot;)" office:value-type="string" office:string-value="OK" calcext:value-type="string">
            <text:p>OK</text:p>
          </table:table-cell>
          <table:table-cell table:formula="of:=IF(    IF(OR([$humanevaluator.E63]=1;[$humanevaluator.E63]=3);1;2)    =    IF(OR([$chatgpt.E63]=1;[$chatgpt.E63]=3);1;2); &quot;OK&quot;; &quot;KO&quot;)" office:value-type="string" office:string-value="OK" calcext:value-type="string">
            <text:p>OK</text:p>
          </table:table-cell>
          <table:table-cell table:formula="of:=IF(    IF(OR([$humanevaluator.F63]=1;[$humanevaluator.F63]=3);1;2)    =    IF(OR([$chatgpt.F63]=1;[$chatgpt.F63]=3);1;2); &quot;OK&quot;; &quot;KO&quot;)" office:value-type="string" office:string-value="OK" calcext:value-type="string">
            <text:p>OK</text:p>
          </table:table-cell>
          <table:table-cell table:formula="of:=IF(    IF(OR([$humanevaluator.G63]=1;[$humanevaluator.G63]=3);1;2)    =    IF(OR([$chatgpt.G63]=1;[$chatgpt.G63]=3);1;2); &quot;OK&quot;; &quot;KO&quot;)" office:value-type="string" office:string-value="OK" calcext:value-type="string">
            <text:p>OK</text:p>
          </table:table-cell>
          <table:table-cell table:formula="of:=IF(    IF(OR([$humanevaluator.H63]=1;[$humanevaluator.H63]=3);1;2)    =    IF(OR([$chatgpt.H63]=1;[$chatgpt.H63]=3);1;2); &quot;OK&quot;; &quot;KO&quot;)" office:value-type="string" office:string-value="OK" calcext:value-type="string">
            <text:p>OK</text:p>
          </table:table-cell>
          <table:table-cell table:formula="of:=IF(    IF(OR([$humanevaluator.I63]=1;[$humanevaluator.I63]=3);1;2)    =    IF(OR([$chatgpt.I63]=1;[$chatgpt.I63]=3);1;2); &quot;OK&quot;; &quot;KO&quot;)" office:value-type="string" office:string-value="OK" calcext:value-type="string">
            <text:p>OK</text:p>
          </table:table-cell>
          <table:table-cell table:formula="of:=COUNTIF([.B54:.I54];&quot;OK&quot;)" office:value-type="float" office:value="8" calcext:value-type="float">
            <text:p>8</text:p>
          </table:table-cell>
          <table:table-cell table:formula="of:=COUNTIF([.B54:.I54];&quot;KO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45:.B54];&quot;OK&quot;)" office:value-type="float" office:value="4" calcext:value-type="float">
            <text:p>4</text:p>
          </table:table-cell>
          <table:table-cell table:style-name="ce8" table:formula="of:=COUNTIF([.C45:.C54];&quot;OK&quot;)" office:value-type="float" office:value="8" calcext:value-type="float">
            <text:p>8</text:p>
          </table:table-cell>
          <table:table-cell table:style-name="ce8" table:formula="of:=COUNTIF([.D45:.D54];&quot;OK&quot;)" office:value-type="float" office:value="10" calcext:value-type="float">
            <text:p>10</text:p>
          </table:table-cell>
          <table:table-cell table:style-name="ce8" table:formula="of:=COUNTIF([.E45:.E54];&quot;OK&quot;)" office:value-type="float" office:value="7" calcext:value-type="float">
            <text:p>7</text:p>
          </table:table-cell>
          <table:table-cell table:style-name="ce8" table:formula="of:=COUNTIF([.F45:.F54];&quot;OK&quot;)" office:value-type="float" office:value="10" calcext:value-type="float">
            <text:p>10</text:p>
          </table:table-cell>
          <table:table-cell table:style-name="ce8" table:formula="of:=COUNTIF([.G45:.G54];&quot;OK&quot;)" office:value-type="float" office:value="7" calcext:value-type="float">
            <text:p>7</text:p>
          </table:table-cell>
          <table:table-cell table:style-name="ce8" table:formula="of:=COUNTIF([.H45:.H54];&quot;OK&quot;)" office:value-type="float" office:value="4" calcext:value-type="float">
            <text:p>4</text:p>
          </table:table-cell>
          <table:table-cell table:style-name="ce8" table:formula="of:=COUNTIF([.I45:.I54];&quot;OK&quot;)" office:value-type="float" office:value="9" calcext:value-type="float">
            <text:p>9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45:.B54];&quot;KO&quot;)" office:value-type="float" office:value="6" calcext:value-type="float">
            <text:p>6</text:p>
          </table:table-cell>
          <table:table-cell table:style-name="ce8" table:formula="of:=COUNTIF([.C45:.C54];&quot;KO&quot;)" office:value-type="float" office:value="2" calcext:value-type="float">
            <text:p>2</text:p>
          </table:table-cell>
          <table:table-cell table:style-name="ce8" table:formula="of:=COUNTIF([.D45:.D54];&quot;KO&quot;)" office:value-type="float" office:value="0" calcext:value-type="float">
            <text:p>0</text:p>
          </table:table-cell>
          <table:table-cell table:style-name="ce8" table:formula="of:=COUNTIF([.E45:.E54];&quot;KO&quot;)" office:value-type="float" office:value="3" calcext:value-type="float">
            <text:p>3</text:p>
          </table:table-cell>
          <table:table-cell table:style-name="ce8" table:formula="of:=COUNTIF([.F45:.F54];&quot;KO&quot;)" office:value-type="float" office:value="0" calcext:value-type="float">
            <text:p>0</text:p>
          </table:table-cell>
          <table:table-cell table:style-name="ce8" table:formula="of:=COUNTIF([.G45:.G54];&quot;KO&quot;)" office:value-type="float" office:value="3" calcext:value-type="float">
            <text:p>3</text:p>
          </table:table-cell>
          <table:table-cell table:style-name="ce8" table:formula="of:=COUNTIF([.H45:.H54];&quot;KO&quot;)" office:value-type="float" office:value="6" calcext:value-type="float">
            <text:p>6</text:p>
          </table:table-cell>
          <table:table-cell table:style-name="ce8" table:formula="of:=COUNTIF([.I45:.I54];&quot;KO&quot;)" office:value-type="float" office:value="1" calcext:value-type="float">
            <text:p>1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style-name="ce4" office:value-type="string" calcext:value-type="string">
            <text:p>Total OK</text:p>
          </table:table-cell>
          <table:table-cell table:style-name="ce4" office:value-type="string" calcext:value-type="string">
            <text:p>Total 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formula="of:=IF(    IF(OR([$humanevaluator.B70]=1;[$humanevaluator.B70]=3);1;2)    =    IF(OR([$chatgpt.B70]=1;[$chatgpt.B70]=3);1;2); &quot;OK&quot;; &quot;KO&quot;)" office:value-type="string" office:string-value="KO" calcext:value-type="string">
            <text:p>KO</text:p>
          </table:table-cell>
          <table:table-cell table:formula="of:=IF(    IF(OR([$humanevaluator.C70]=1;[$humanevaluator.C70]=3);1;2)    =    IF(OR([$chatgpt.C70]=1;[$chatgpt.C70]=3);1;2); &quot;OK&quot;; &quot;KO&quot;)" office:value-type="string" office:string-value="KO" calcext:value-type="string">
            <text:p>KO</text:p>
          </table:table-cell>
          <table:table-cell table:formula="of:=IF(    IF(OR([$humanevaluator.D70]=1;[$humanevaluator.D70]=3);1;2)    =    IF(OR([$chatgpt.D70]=1;[$chatgpt.D70]=3);1;2); &quot;OK&quot;; &quot;KO&quot;)" office:value-type="string" office:string-value="KO" calcext:value-type="string">
            <text:p>KO</text:p>
          </table:table-cell>
          <table:table-cell table:formula="of:=IF(    IF(OR([$humanevaluator.E70]=1;[$humanevaluator.E70]=3);1;2)    =    IF(OR([$chatgpt.E70]=1;[$chatgpt.E70]=3);1;2); &quot;OK&quot;; &quot;KO&quot;)" office:value-type="string" office:string-value="OK" calcext:value-type="string">
            <text:p>OK</text:p>
          </table:table-cell>
          <table:table-cell table:formula="of:=IF(    IF(OR([$humanevaluator.F70]=1;[$humanevaluator.F70]=3);1;2)    =    IF(OR([$chatgpt.F70]=1;[$chatgpt.F70]=3);1;2); &quot;OK&quot;; &quot;KO&quot;)" office:value-type="string" office:string-value="OK" calcext:value-type="string">
            <text:p>OK</text:p>
          </table:table-cell>
          <table:table-cell table:formula="of:=IF(    IF(OR([$humanevaluator.G70]=1;[$humanevaluator.G70]=3);1;2)    =    IF(OR([$chatgpt.G70]=1;[$chatgpt.G70]=3);1;2); &quot;OK&quot;; &quot;KO&quot;)" office:value-type="string" office:string-value="KO" calcext:value-type="string">
            <text:p>KO</text:p>
          </table:table-cell>
          <table:table-cell table:formula="of:=IF(    IF(OR([$humanevaluator.H70]=1;[$humanevaluator.H70]=3);1;2)    =    IF(OR([$chatgpt.H70]=1;[$chatgpt.H70]=3);1;2); &quot;OK&quot;; &quot;KO&quot;)" office:value-type="string" office:string-value="KO" calcext:value-type="string">
            <text:p>KO</text:p>
          </table:table-cell>
          <table:table-cell table:formula="of:=IF(    IF(OR([$humanevaluator.I70]=1;[$humanevaluator.I70]=3);1;2)    =    IF(OR([$chatgpt.I70]=1;[$chatgpt.I70]=3);1;2); &quot;OK&quot;; &quot;KO&quot;)" office:value-type="string" office:string-value="OK" calcext:value-type="string">
            <text:p>OK</text:p>
          </table:table-cell>
          <table:table-cell table:formula="of:=COUNTIF([.B58:.I58];&quot;OK&quot;)" office:value-type="float" office:value="3" calcext:value-type="float">
            <text:p>3</text:p>
          </table:table-cell>
          <table:table-cell table:formula="of:=COUNTIF([.B58:.I58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formula="of:=IF(    IF(OR([$humanevaluator.B71]=1;[$humanevaluator.B71]=3);1;2)    =    IF(OR([$chatgpt.B71]=1;[$chatgpt.B71]=3);1;2); &quot;OK&quot;; &quot;KO&quot;)" office:value-type="string" office:string-value="KO" calcext:value-type="string">
            <text:p>KO</text:p>
          </table:table-cell>
          <table:table-cell table:formula="of:=IF(    IF(OR([$humanevaluator.C71]=1;[$humanevaluator.C71]=3);1;2)    =    IF(OR([$chatgpt.C71]=1;[$chatgpt.C71]=3);1;2); &quot;OK&quot;; &quot;KO&quot;)" office:value-type="string" office:string-value="KO" calcext:value-type="string">
            <text:p>KO</text:p>
          </table:table-cell>
          <table:table-cell table:formula="of:=IF(    IF(OR([$humanevaluator.D71]=1;[$humanevaluator.D71]=3);1;2)    =    IF(OR([$chatgpt.D71]=1;[$chatgpt.D71]=3);1;2); &quot;OK&quot;; &quot;KO&quot;)" office:value-type="string" office:string-value="OK" calcext:value-type="string">
            <text:p>OK</text:p>
          </table:table-cell>
          <table:table-cell table:formula="of:=IF(    IF(OR([$humanevaluator.E71]=1;[$humanevaluator.E71]=3);1;2)    =    IF(OR([$chatgpt.E71]=1;[$chatgpt.E71]=3);1;2); &quot;OK&quot;; &quot;KO&quot;)" office:value-type="string" office:string-value="KO" calcext:value-type="string">
            <text:p>KO</text:p>
          </table:table-cell>
          <table:table-cell table:formula="of:=IF(    IF(OR([$humanevaluator.F71]=1;[$humanevaluator.F71]=3);1;2)    =    IF(OR([$chatgpt.F71]=1;[$chatgpt.F71]=3);1;2); &quot;OK&quot;; &quot;KO&quot;)" office:value-type="string" office:string-value="OK" calcext:value-type="string">
            <text:p>OK</text:p>
          </table:table-cell>
          <table:table-cell table:formula="of:=IF(    IF(OR([$humanevaluator.G71]=1;[$humanevaluator.G71]=3);1;2)    =    IF(OR([$chatgpt.G71]=1;[$chatgpt.G71]=3);1;2); &quot;OK&quot;; &quot;KO&quot;)" office:value-type="string" office:string-value="KO" calcext:value-type="string">
            <text:p>KO</text:p>
          </table:table-cell>
          <table:table-cell table:formula="of:=IF(    IF(OR([$humanevaluator.H71]=1;[$humanevaluator.H71]=3);1;2)    =    IF(OR([$chatgpt.H71]=1;[$chatgpt.H71]=3);1;2); &quot;OK&quot;; &quot;KO&quot;)" office:value-type="string" office:string-value="KO" calcext:value-type="string">
            <text:p>KO</text:p>
          </table:table-cell>
          <table:table-cell table:formula="of:=IF(    IF(OR([$humanevaluator.I71]=1;[$humanevaluator.I71]=3);1;2)    =    IF(OR([$chatgpt.I71]=1;[$chatgpt.I71]=3);1;2); &quot;OK&quot;; &quot;KO&quot;)" office:value-type="string" office:string-value="OK" calcext:value-type="string">
            <text:p>OK</text:p>
          </table:table-cell>
          <table:table-cell table:formula="of:=COUNTIF([.B59:.I59];&quot;OK&quot;)" office:value-type="float" office:value="3" calcext:value-type="float">
            <text:p>3</text:p>
          </table:table-cell>
          <table:table-cell table:formula="of:=COUNTIF([.B59:.I59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formula="of:=IF(    IF(OR([$humanevaluator.B72]=1;[$humanevaluator.B72]=3);1;2)    =    IF(OR([$chatgpt.B72]=1;[$chatgpt.B72]=3);1;2); &quot;OK&quot;; &quot;KO&quot;)" office:value-type="string" office:string-value="KO" calcext:value-type="string">
            <text:p>KO</text:p>
          </table:table-cell>
          <table:table-cell table:formula="of:=IF(    IF(OR([$humanevaluator.C72]=1;[$humanevaluator.C72]=3);1;2)    =    IF(OR([$chatgpt.C72]=1;[$chatgpt.C72]=3);1;2); &quot;OK&quot;; &quot;KO&quot;)" office:value-type="string" office:string-value="KO" calcext:value-type="string">
            <text:p>KO</text:p>
          </table:table-cell>
          <table:table-cell table:formula="of:=IF(    IF(OR([$humanevaluator.D72]=1;[$humanevaluator.D72]=3);1;2)    =    IF(OR([$chatgpt.D72]=1;[$chatgpt.D72]=3);1;2); &quot;OK&quot;; &quot;KO&quot;)" office:value-type="string" office:string-value="OK" calcext:value-type="string">
            <text:p>OK</text:p>
          </table:table-cell>
          <table:table-cell table:formula="of:=IF(    IF(OR([$humanevaluator.E72]=1;[$humanevaluator.E72]=3);1;2)    =    IF(OR([$chatgpt.E72]=1;[$chatgpt.E72]=3);1;2); &quot;OK&quot;; &quot;KO&quot;)" office:value-type="string" office:string-value="KO" calcext:value-type="string">
            <text:p>KO</text:p>
          </table:table-cell>
          <table:table-cell table:formula="of:=IF(    IF(OR([$humanevaluator.F72]=1;[$humanevaluator.F72]=3);1;2)    =    IF(OR([$chatgpt.F72]=1;[$chatgpt.F72]=3);1;2); &quot;OK&quot;; &quot;KO&quot;)" office:value-type="string" office:string-value="OK" calcext:value-type="string">
            <text:p>OK</text:p>
          </table:table-cell>
          <table:table-cell table:formula="of:=IF(    IF(OR([$humanevaluator.G72]=1;[$humanevaluator.G72]=3);1;2)    =    IF(OR([$chatgpt.G72]=1;[$chatgpt.G72]=3);1;2); &quot;OK&quot;; &quot;KO&quot;)" office:value-type="string" office:string-value="KO" calcext:value-type="string">
            <text:p>KO</text:p>
          </table:table-cell>
          <table:table-cell table:formula="of:=IF(    IF(OR([$humanevaluator.H72]=1;[$humanevaluator.H72]=3);1;2)    =    IF(OR([$chatgpt.H72]=1;[$chatgpt.H72]=3);1;2); &quot;OK&quot;; &quot;KO&quot;)" office:value-type="string" office:string-value="KO" calcext:value-type="string">
            <text:p>KO</text:p>
          </table:table-cell>
          <table:table-cell table:formula="of:=IF(    IF(OR([$humanevaluator.I72]=1;[$humanevaluator.I72]=3);1;2)    =    IF(OR([$chatgpt.I72]=1;[$chatgpt.I72]=3);1;2); &quot;OK&quot;; &quot;KO&quot;)" office:value-type="string" office:string-value="OK" calcext:value-type="string">
            <text:p>OK</text:p>
          </table:table-cell>
          <table:table-cell table:formula="of:=COUNTIF([.B60:.I60];&quot;OK&quot;)" office:value-type="float" office:value="3" calcext:value-type="float">
            <text:p>3</text:p>
          </table:table-cell>
          <table:table-cell table:formula="of:=COUNTIF([.B60:.I60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    IF(OR([$humanevaluator.B73]=1;[$humanevaluator.B73]=3);1;2)    =    IF(OR([$chatgpt.B73]=1;[$chatgpt.B73]=3);1;2); &quot;OK&quot;; &quot;KO&quot;)" office:value-type="string" office:string-value="KO" calcext:value-type="string">
            <text:p>KO</text:p>
          </table:table-cell>
          <table:table-cell table:formula="of:=IF(    IF(OR([$humanevaluator.C73]=1;[$humanevaluator.C73]=3);1;2)    =    IF(OR([$chatgpt.C73]=1;[$chatgpt.C73]=3);1;2); &quot;OK&quot;; &quot;KO&quot;)" office:value-type="string" office:string-value="KO" calcext:value-type="string">
            <text:p>KO</text:p>
          </table:table-cell>
          <table:table-cell table:formula="of:=IF(    IF(OR([$humanevaluator.D73]=1;[$humanevaluator.D73]=3);1;2)    =    IF(OR([$chatgpt.D73]=1;[$chatgpt.D73]=3);1;2); &quot;OK&quot;; &quot;KO&quot;)" office:value-type="string" office:string-value="OK" calcext:value-type="string">
            <text:p>OK</text:p>
          </table:table-cell>
          <table:table-cell table:formula="of:=IF(    IF(OR([$humanevaluator.E73]=1;[$humanevaluator.E73]=3);1;2)    =    IF(OR([$chatgpt.E73]=1;[$chatgpt.E73]=3);1;2); &quot;OK&quot;; &quot;KO&quot;)" office:value-type="string" office:string-value="KO" calcext:value-type="string">
            <text:p>KO</text:p>
          </table:table-cell>
          <table:table-cell table:formula="of:=IF(    IF(OR([$humanevaluator.F73]=1;[$humanevaluator.F73]=3);1;2)    =    IF(OR([$chatgpt.F73]=1;[$chatgpt.F73]=3);1;2); &quot;OK&quot;; &quot;KO&quot;)" office:value-type="string" office:string-value="OK" calcext:value-type="string">
            <text:p>OK</text:p>
          </table:table-cell>
          <table:table-cell table:formula="of:=IF(    IF(OR([$humanevaluator.G73]=1;[$humanevaluator.G73]=3);1;2)    =    IF(OR([$chatgpt.G73]=1;[$chatgpt.G73]=3);1;2); &quot;OK&quot;; &quot;KO&quot;)" office:value-type="string" office:string-value="KO" calcext:value-type="string">
            <text:p>KO</text:p>
          </table:table-cell>
          <table:table-cell table:formula="of:=IF(    IF(OR([$humanevaluator.H73]=1;[$humanevaluator.H73]=3);1;2)    =    IF(OR([$chatgpt.H73]=1;[$chatgpt.H73]=3);1;2); &quot;OK&quot;; &quot;KO&quot;)" office:value-type="string" office:string-value="KO" calcext:value-type="string">
            <text:p>KO</text:p>
          </table:table-cell>
          <table:table-cell table:formula="of:=IF(    IF(OR([$humanevaluator.I73]=1;[$humanevaluator.I73]=3);1;2)    =    IF(OR([$chatgpt.I73]=1;[$chatgpt.I73]=3);1;2); &quot;OK&quot;; &quot;KO&quot;)" office:value-type="string" office:string-value="OK" calcext:value-type="string">
            <text:p>OK</text:p>
          </table:table-cell>
          <table:table-cell table:formula="of:=COUNTIF([.B61:.I61];&quot;OK&quot;)" office:value-type="float" office:value="3" calcext:value-type="float">
            <text:p>3</text:p>
          </table:table-cell>
          <table:table-cell table:formula="of:=COUNTIF([.B61:.I61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    IF(OR([$humanevaluator.B74]=1;[$humanevaluator.B74]=3);1;2)    =    IF(OR([$chatgpt.B74]=1;[$chatgpt.B74]=3);1;2); &quot;OK&quot;; &quot;KO&quot;)" office:value-type="string" office:string-value="KO" calcext:value-type="string">
            <text:p>KO</text:p>
          </table:table-cell>
          <table:table-cell table:formula="of:=IF(    IF(OR([$humanevaluator.C74]=1;[$humanevaluator.C74]=3);1;2)    =    IF(OR([$chatgpt.C74]=1;[$chatgpt.C74]=3);1;2); &quot;OK&quot;; &quot;KO&quot;)" office:value-type="string" office:string-value="KO" calcext:value-type="string">
            <text:p>KO</text:p>
          </table:table-cell>
          <table:table-cell table:formula="of:=IF(    IF(OR([$humanevaluator.D74]=1;[$humanevaluator.D74]=3);1;2)    =    IF(OR([$chatgpt.D74]=1;[$chatgpt.D74]=3);1;2); &quot;OK&quot;; &quot;KO&quot;)" office:value-type="string" office:string-value="OK" calcext:value-type="string">
            <text:p>OK</text:p>
          </table:table-cell>
          <table:table-cell table:formula="of:=IF(    IF(OR([$humanevaluator.E74]=1;[$humanevaluator.E74]=3);1;2)    =    IF(OR([$chatgpt.E74]=1;[$chatgpt.E74]=3);1;2); &quot;OK&quot;; &quot;KO&quot;)" office:value-type="string" office:string-value="KO" calcext:value-type="string">
            <text:p>KO</text:p>
          </table:table-cell>
          <table:table-cell table:formula="of:=IF(    IF(OR([$humanevaluator.F74]=1;[$humanevaluator.F74]=3);1;2)    =    IF(OR([$chatgpt.F74]=1;[$chatgpt.F74]=3);1;2); &quot;OK&quot;; &quot;KO&quot;)" office:value-type="string" office:string-value="OK" calcext:value-type="string">
            <text:p>OK</text:p>
          </table:table-cell>
          <table:table-cell table:formula="of:=IF(    IF(OR([$humanevaluator.G74]=1;[$humanevaluator.G74]=3);1;2)    =    IF(OR([$chatgpt.G74]=1;[$chatgpt.G74]=3);1;2); &quot;OK&quot;; &quot;KO&quot;)" office:value-type="string" office:string-value="KO" calcext:value-type="string">
            <text:p>KO</text:p>
          </table:table-cell>
          <table:table-cell table:formula="of:=IF(    IF(OR([$humanevaluator.H74]=1;[$humanevaluator.H74]=3);1;2)    =    IF(OR([$chatgpt.H74]=1;[$chatgpt.H74]=3);1;2); &quot;OK&quot;; &quot;KO&quot;)" office:value-type="string" office:string-value="KO" calcext:value-type="string">
            <text:p>KO</text:p>
          </table:table-cell>
          <table:table-cell table:formula="of:=IF(    IF(OR([$humanevaluator.I74]=1;[$humanevaluator.I74]=3);1;2)    =    IF(OR([$chatgpt.I74]=1;[$chatgpt.I74]=3);1;2); &quot;OK&quot;; &quot;KO&quot;)" office:value-type="string" office:string-value="OK" calcext:value-type="string">
            <text:p>OK</text:p>
          </table:table-cell>
          <table:table-cell table:formula="of:=COUNTIF([.B62:.I62];&quot;OK&quot;)" office:value-type="float" office:value="3" calcext:value-type="float">
            <text:p>3</text:p>
          </table:table-cell>
          <table:table-cell table:formula="of:=COUNTIF([.B62:.I62];&quot;KO&quot;)" office:value-type="float" office:value="5" calcext:value-type="float">
            <text:p>5</text:p>
          </table:table-cell>
          <table:table-cell/>
          <table:table-cell table:style-name="ce14" office:value-type="string" calcext:value-type="string" table:number-columns-spanned="2" table:number-rows-spanned="1">
            <text:p>Qwen</text:p>
          </table:table-cell>
          <table:covered-table-cell/>
        </table:table-row>
        <table:table-row table:style-name="ro1">
          <table:table-cell office:value-type="string" calcext:value-type="string">
            <text:p>T6</text:p>
          </table:table-cell>
          <table:table-cell table:formula="of:=IF(    IF(OR([$humanevaluator.B75]=1;[$humanevaluator.B75]=3);1;2)    =    IF(OR([$chatgpt.B75]=1;[$chatgpt.B75]=3);1;2); &quot;OK&quot;; &quot;KO&quot;)" office:value-type="string" office:string-value="KO" calcext:value-type="string">
            <text:p>KO</text:p>
          </table:table-cell>
          <table:table-cell table:formula="of:=IF(    IF(OR([$humanevaluator.C75]=1;[$humanevaluator.C75]=3);1;2)    =    IF(OR([$chatgpt.C75]=1;[$chatgpt.C75]=3);1;2); &quot;OK&quot;; &quot;KO&quot;)" office:value-type="string" office:string-value="KO" calcext:value-type="string">
            <text:p>KO</text:p>
          </table:table-cell>
          <table:table-cell table:formula="of:=IF(    IF(OR([$humanevaluator.D75]=1;[$humanevaluator.D75]=3);1;2)    =    IF(OR([$chatgpt.D75]=1;[$chatgpt.D75]=3);1;2); &quot;OK&quot;; &quot;KO&quot;)" office:value-type="string" office:string-value="KO" calcext:value-type="string">
            <text:p>KO</text:p>
          </table:table-cell>
          <table:table-cell table:formula="of:=IF(    IF(OR([$humanevaluator.E75]=1;[$humanevaluator.E75]=3);1;2)    =    IF(OR([$chatgpt.E75]=1;[$chatgpt.E75]=3);1;2); &quot;OK&quot;; &quot;KO&quot;)" office:value-type="string" office:string-value="KO" calcext:value-type="string">
            <text:p>KO</text:p>
          </table:table-cell>
          <table:table-cell table:formula="of:=IF(    IF(OR([$humanevaluator.F75]=1;[$humanevaluator.F75]=3);1;2)    =    IF(OR([$chatgpt.F75]=1;[$chatgpt.F75]=3);1;2); &quot;OK&quot;; &quot;KO&quot;)" office:value-type="string" office:string-value="OK" calcext:value-type="string">
            <text:p>OK</text:p>
          </table:table-cell>
          <table:table-cell table:formula="of:=IF(    IF(OR([$humanevaluator.G75]=1;[$humanevaluator.G75]=3);1;2)    =    IF(OR([$chatgpt.G75]=1;[$chatgpt.G75]=3);1;2); &quot;OK&quot;; &quot;KO&quot;)" office:value-type="string" office:string-value="KO" calcext:value-type="string">
            <text:p>KO</text:p>
          </table:table-cell>
          <table:table-cell table:formula="of:=IF(    IF(OR([$humanevaluator.H75]=1;[$humanevaluator.H75]=3);1;2)    =    IF(OR([$chatgpt.H75]=1;[$chatgpt.H75]=3);1;2); &quot;OK&quot;; &quot;KO&quot;)" office:value-type="string" office:string-value="KO" calcext:value-type="string">
            <text:p>KO</text:p>
          </table:table-cell>
          <table:table-cell table:formula="of:=IF(    IF(OR([$humanevaluator.I75]=1;[$humanevaluator.I75]=3);1;2)    =    IF(OR([$chatgpt.I75]=1;[$chatgpt.I75]=3);1;2); &quot;OK&quot;; &quot;KO&quot;)" office:value-type="string" office:string-value="OK" calcext:value-type="string">
            <text:p>OK</text:p>
          </table:table-cell>
          <table:table-cell table:formula="of:=COUNTIF([.B63:.I63];&quot;OK&quot;)" office:value-type="float" office:value="2" calcext:value-type="float">
            <text:p>2</text:p>
          </table:table-cell>
          <table:table-cell table:formula="of:=COUNTIF([.B63:.I63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OK:</text:p>
          </table:table-cell>
          <table:table-cell table:style-name="ce6" table:formula="of:=COUNTIF([.B58:.I67];&quot;OK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    IF(OR([$humanevaluator.B76]=1;[$humanevaluator.B76]=3);1;2)    =    IF(OR([$chatgpt.B76]=1;[$chatgpt.B76]=3);1;2); &quot;OK&quot;; &quot;KO&quot;)" office:value-type="string" office:string-value="KO" calcext:value-type="string">
            <text:p>KO</text:p>
          </table:table-cell>
          <table:table-cell table:formula="of:=IF(    IF(OR([$humanevaluator.C76]=1;[$humanevaluator.C76]=3);1;2)    =    IF(OR([$chatgpt.C76]=1;[$chatgpt.C76]=3);1;2); &quot;OK&quot;; &quot;KO&quot;)" office:value-type="string" office:string-value="KO" calcext:value-type="string">
            <text:p>KO</text:p>
          </table:table-cell>
          <table:table-cell table:formula="of:=IF(    IF(OR([$humanevaluator.D76]=1;[$humanevaluator.D76]=3);1;2)    =    IF(OR([$chatgpt.D76]=1;[$chatgpt.D76]=3);1;2); &quot;OK&quot;; &quot;KO&quot;)" office:value-type="string" office:string-value="KO" calcext:value-type="string">
            <text:p>KO</text:p>
          </table:table-cell>
          <table:table-cell table:formula="of:=IF(    IF(OR([$humanevaluator.E76]=1;[$humanevaluator.E76]=3);1;2)    =    IF(OR([$chatgpt.E76]=1;[$chatgpt.E76]=3);1;2); &quot;OK&quot;; &quot;KO&quot;)" office:value-type="string" office:string-value="KO" calcext:value-type="string">
            <text:p>KO</text:p>
          </table:table-cell>
          <table:table-cell table:formula="of:=IF(    IF(OR([$humanevaluator.F76]=1;[$humanevaluator.F76]=3);1;2)    =    IF(OR([$chatgpt.F76]=1;[$chatgpt.F76]=3);1;2); &quot;OK&quot;; &quot;KO&quot;)" office:value-type="string" office:string-value="OK" calcext:value-type="string">
            <text:p>OK</text:p>
          </table:table-cell>
          <table:table-cell table:formula="of:=IF(    IF(OR([$humanevaluator.G76]=1;[$humanevaluator.G76]=3);1;2)    =    IF(OR([$chatgpt.G76]=1;[$chatgpt.G76]=3);1;2); &quot;OK&quot;; &quot;KO&quot;)" office:value-type="string" office:string-value="KO" calcext:value-type="string">
            <text:p>KO</text:p>
          </table:table-cell>
          <table:table-cell table:formula="of:=IF(    IF(OR([$humanevaluator.H76]=1;[$humanevaluator.H76]=3);1;2)    =    IF(OR([$chatgpt.H76]=1;[$chatgpt.H76]=3);1;2); &quot;OK&quot;; &quot;KO&quot;)" office:value-type="string" office:string-value="KO" calcext:value-type="string">
            <text:p>KO</text:p>
          </table:table-cell>
          <table:table-cell table:formula="of:=IF(    IF(OR([$humanevaluator.I76]=1;[$humanevaluator.I76]=3);1;2)    =    IF(OR([$chatgpt.I76]=1;[$chatgpt.I76]=3);1;2); &quot;OK&quot;; &quot;KO&quot;)" office:value-type="string" office:string-value="OK" calcext:value-type="string">
            <text:p>OK</text:p>
          </table:table-cell>
          <table:table-cell table:formula="of:=COUNTIF([.B64:.I64];&quot;OK&quot;)" office:value-type="float" office:value="2" calcext:value-type="float">
            <text:p>2</text:p>
          </table:table-cell>
          <table:table-cell table:formula="of:=COUNTIF([.B64:.I64];&quot;KO&quot;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otal KO:</text:p>
          </table:table-cell>
          <table:table-cell table:style-name="ce6" table:formula="of:=COUNTIF([.B58:.I67];&quot;KO&quot;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IF(    IF(OR([$humanevaluator.B77]=1;[$humanevaluator.B77]=3);1;2)    =    IF(OR([$chatgpt.B77]=1;[$chatgpt.B77]=3);1;2); &quot;OK&quot;; &quot;KO&quot;)" office:value-type="string" office:string-value="KO" calcext:value-type="string">
            <text:p>KO</text:p>
          </table:table-cell>
          <table:table-cell table:formula="of:=IF(    IF(OR([$humanevaluator.C77]=1;[$humanevaluator.C77]=3);1;2)    =    IF(OR([$chatgpt.C77]=1;[$chatgpt.C77]=3);1;2); &quot;OK&quot;; &quot;KO&quot;)" office:value-type="string" office:string-value="KO" calcext:value-type="string">
            <text:p>KO</text:p>
          </table:table-cell>
          <table:table-cell table:formula="of:=IF(    IF(OR([$humanevaluator.D77]=1;[$humanevaluator.D77]=3);1;2)    =    IF(OR([$chatgpt.D77]=1;[$chatgpt.D77]=3);1;2); &quot;OK&quot;; &quot;KO&quot;)" office:value-type="string" office:string-value="OK" calcext:value-type="string">
            <text:p>OK</text:p>
          </table:table-cell>
          <table:table-cell table:formula="of:=IF(    IF(OR([$humanevaluator.E77]=1;[$humanevaluator.E77]=3);1;2)    =    IF(OR([$chatgpt.E77]=1;[$chatgpt.E77]=3);1;2); &quot;OK&quot;; &quot;KO&quot;)" office:value-type="string" office:string-value="KO" calcext:value-type="string">
            <text:p>KO</text:p>
          </table:table-cell>
          <table:table-cell table:formula="of:=IF(    IF(OR([$humanevaluator.F77]=1;[$humanevaluator.F77]=3);1;2)    =    IF(OR([$chatgpt.F77]=1;[$chatgpt.F77]=3);1;2); &quot;OK&quot;; &quot;KO&quot;)" office:value-type="string" office:string-value="OK" calcext:value-type="string">
            <text:p>OK</text:p>
          </table:table-cell>
          <table:table-cell table:formula="of:=IF(    IF(OR([$humanevaluator.G77]=1;[$humanevaluator.G77]=3);1;2)    =    IF(OR([$chatgpt.G77]=1;[$chatgpt.G77]=3);1;2); &quot;OK&quot;; &quot;KO&quot;)" office:value-type="string" office:string-value="KO" calcext:value-type="string">
            <text:p>KO</text:p>
          </table:table-cell>
          <table:table-cell table:formula="of:=IF(    IF(OR([$humanevaluator.H77]=1;[$humanevaluator.H77]=3);1;2)    =    IF(OR([$chatgpt.H77]=1;[$chatgpt.H77]=3);1;2); &quot;OK&quot;; &quot;KO&quot;)" office:value-type="string" office:string-value="KO" calcext:value-type="string">
            <text:p>KO</text:p>
          </table:table-cell>
          <table:table-cell table:formula="of:=IF(    IF(OR([$humanevaluator.I77]=1;[$humanevaluator.I77]=3);1;2)    =    IF(OR([$chatgpt.I77]=1;[$chatgpt.I77]=3);1;2); &quot;OK&quot;; &quot;KO&quot;)" office:value-type="string" office:string-value="OK" calcext:value-type="string">
            <text:p>OK</text:p>
          </table:table-cell>
          <table:table-cell table:formula="of:=COUNTIF([.B65:.I65];&quot;OK&quot;)" office:value-type="float" office:value="3" calcext:value-type="float">
            <text:p>3</text:p>
          </table:table-cell>
          <table:table-cell table:formula="of:=COUNTIF([.B65:.I65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    IF(OR([$humanevaluator.B78]=1;[$humanevaluator.B78]=3);1;2)    =    IF(OR([$chatgpt.B78]=1;[$chatgpt.B78]=3);1;2); &quot;OK&quot;; &quot;KO&quot;)" office:value-type="string" office:string-value="KO" calcext:value-type="string">
            <text:p>KO</text:p>
          </table:table-cell>
          <table:table-cell table:formula="of:=IF(    IF(OR([$humanevaluator.C78]=1;[$humanevaluator.C78]=3);1;2)    =    IF(OR([$chatgpt.C78]=1;[$chatgpt.C78]=3);1;2); &quot;OK&quot;; &quot;KO&quot;)" office:value-type="string" office:string-value="KO" calcext:value-type="string">
            <text:p>KO</text:p>
          </table:table-cell>
          <table:table-cell table:formula="of:=IF(    IF(OR([$humanevaluator.D78]=1;[$humanevaluator.D78]=3);1;2)    =    IF(OR([$chatgpt.D78]=1;[$chatgpt.D78]=3);1;2); &quot;OK&quot;; &quot;KO&quot;)" office:value-type="string" office:string-value="OK" calcext:value-type="string">
            <text:p>OK</text:p>
          </table:table-cell>
          <table:table-cell table:formula="of:=IF(    IF(OR([$humanevaluator.E78]=1;[$humanevaluator.E78]=3);1;2)    =    IF(OR([$chatgpt.E78]=1;[$chatgpt.E78]=3);1;2); &quot;OK&quot;; &quot;KO&quot;)" office:value-type="string" office:string-value="KO" calcext:value-type="string">
            <text:p>KO</text:p>
          </table:table-cell>
          <table:table-cell table:formula="of:=IF(    IF(OR([$humanevaluator.F78]=1;[$humanevaluator.F78]=3);1;2)    =    IF(OR([$chatgpt.F78]=1;[$chatgpt.F78]=3);1;2); &quot;OK&quot;; &quot;KO&quot;)" office:value-type="string" office:string-value="OK" calcext:value-type="string">
            <text:p>OK</text:p>
          </table:table-cell>
          <table:table-cell table:formula="of:=IF(    IF(OR([$humanevaluator.G78]=1;[$humanevaluator.G78]=3);1;2)    =    IF(OR([$chatgpt.G78]=1;[$chatgpt.G78]=3);1;2); &quot;OK&quot;; &quot;KO&quot;)" office:value-type="string" office:string-value="KO" calcext:value-type="string">
            <text:p>KO</text:p>
          </table:table-cell>
          <table:table-cell table:formula="of:=IF(    IF(OR([$humanevaluator.H78]=1;[$humanevaluator.H78]=3);1;2)    =    IF(OR([$chatgpt.H78]=1;[$chatgpt.H78]=3);1;2); &quot;OK&quot;; &quot;KO&quot;)" office:value-type="string" office:string-value="KO" calcext:value-type="string">
            <text:p>KO</text:p>
          </table:table-cell>
          <table:table-cell table:formula="of:=IF(    IF(OR([$humanevaluator.I78]=1;[$humanevaluator.I78]=3);1;2)    =    IF(OR([$chatgpt.I78]=1;[$chatgpt.I78]=3);1;2); &quot;OK&quot;; &quot;KO&quot;)" office:value-type="string" office:string-value="OK" calcext:value-type="string">
            <text:p>OK</text:p>
          </table:table-cell>
          <table:table-cell table:formula="of:=COUNTIF([.B66:.I66];&quot;OK&quot;)" office:value-type="float" office:value="3" calcext:value-type="float">
            <text:p>3</text:p>
          </table:table-cell>
          <table:table-cell table:formula="of:=COUNTIF([.B66:.I66];&quot;KO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    IF(OR([$humanevaluator.B79]=1;[$humanevaluator.B79]=3);1;2)    =    IF(OR([$chatgpt.B79]=1;[$chatgpt.B79]=3);1;2); &quot;OK&quot;; &quot;KO&quot;)" office:value-type="string" office:string-value="KO" calcext:value-type="string">
            <text:p>KO</text:p>
          </table:table-cell>
          <table:table-cell table:formula="of:=IF(    IF(OR([$humanevaluator.C79]=1;[$humanevaluator.C79]=3);1;2)    =    IF(OR([$chatgpt.C79]=1;[$chatgpt.C79]=3);1;2); &quot;OK&quot;; &quot;KO&quot;)" office:value-type="string" office:string-value="KO" calcext:value-type="string">
            <text:p>KO</text:p>
          </table:table-cell>
          <table:table-cell table:formula="of:=IF(    IF(OR([$humanevaluator.D79]=1;[$humanevaluator.D79]=3);1;2)    =    IF(OR([$chatgpt.D79]=1;[$chatgpt.D79]=3);1;2); &quot;OK&quot;; &quot;KO&quot;)" office:value-type="string" office:string-value="KO" calcext:value-type="string">
            <text:p>KO</text:p>
          </table:table-cell>
          <table:table-cell table:formula="of:=IF(    IF(OR([$humanevaluator.E79]=1;[$humanevaluator.E79]=3);1;2)    =    IF(OR([$chatgpt.E79]=1;[$chatgpt.E79]=3);1;2); &quot;OK&quot;; &quot;KO&quot;)" office:value-type="string" office:string-value="KO" calcext:value-type="string">
            <text:p>KO</text:p>
          </table:table-cell>
          <table:table-cell table:formula="of:=IF(    IF(OR([$humanevaluator.F79]=1;[$humanevaluator.F79]=3);1;2)    =    IF(OR([$chatgpt.F79]=1;[$chatgpt.F79]=3);1;2); &quot;OK&quot;; &quot;KO&quot;)" office:value-type="string" office:string-value="OK" calcext:value-type="string">
            <text:p>OK</text:p>
          </table:table-cell>
          <table:table-cell table:formula="of:=IF(    IF(OR([$humanevaluator.G79]=1;[$humanevaluator.G79]=3);1;2)    =    IF(OR([$chatgpt.G79]=1;[$chatgpt.G79]=3);1;2); &quot;OK&quot;; &quot;KO&quot;)" office:value-type="string" office:string-value="KO" calcext:value-type="string">
            <text:p>KO</text:p>
          </table:table-cell>
          <table:table-cell table:formula="of:=IF(    IF(OR([$humanevaluator.H79]=1;[$humanevaluator.H79]=3);1;2)    =    IF(OR([$chatgpt.H79]=1;[$chatgpt.H79]=3);1;2); &quot;OK&quot;; &quot;KO&quot;)" office:value-type="string" office:string-value="KO" calcext:value-type="string">
            <text:p>KO</text:p>
          </table:table-cell>
          <table:table-cell table:formula="of:=IF(    IF(OR([$humanevaluator.I79]=1;[$humanevaluator.I79]=3);1;2)    =    IF(OR([$chatgpt.I79]=1;[$chatgpt.I79]=3);1;2); &quot;OK&quot;; &quot;KO&quot;)" office:value-type="string" office:string-value="OK" calcext:value-type="string">
            <text:p>OK</text:p>
          </table:table-cell>
          <table:table-cell table:formula="of:=COUNTIF([.B67:.I67];&quot;OK&quot;)" office:value-type="float" office:value="2" calcext:value-type="float">
            <text:p>2</text:p>
          </table:table-cell>
          <table:table-cell table:formula="of:=COUNTIF([.B67:.I67];&quot;KO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K</text:p>
          </table:table-cell>
          <table:table-cell table:style-name="ce8" table:formula="of:=COUNTIF([.B58:.B67];&quot;OK&quot;)" office:value-type="float" office:value="0" calcext:value-type="float">
            <text:p>0</text:p>
          </table:table-cell>
          <table:table-cell table:style-name="ce8" table:formula="of:=COUNTIF([.C58:.C67];&quot;OK&quot;)" office:value-type="float" office:value="0" calcext:value-type="float">
            <text:p>0</text:p>
          </table:table-cell>
          <table:table-cell table:style-name="ce8" table:formula="of:=COUNTIF([.D58:.D67];&quot;OK&quot;)" office:value-type="float" office:value="6" calcext:value-type="float">
            <text:p>6</text:p>
          </table:table-cell>
          <table:table-cell table:style-name="ce8" table:formula="of:=COUNTIF([.E58:.E67];&quot;OK&quot;)" office:value-type="float" office:value="1" calcext:value-type="float">
            <text:p>1</text:p>
          </table:table-cell>
          <table:table-cell table:style-name="ce8" table:formula="of:=COUNTIF([.F58:.F67];&quot;OK&quot;)" office:value-type="float" office:value="10" calcext:value-type="float">
            <text:p>10</text:p>
          </table:table-cell>
          <table:table-cell table:style-name="ce8" table:formula="of:=COUNTIF([.G58:.G67];&quot;OK&quot;)" office:value-type="float" office:value="0" calcext:value-type="float">
            <text:p>0</text:p>
          </table:table-cell>
          <table:table-cell table:style-name="ce8" table:formula="of:=COUNTIF([.H58:.H67];&quot;OK&quot;)" office:value-type="float" office:value="0" calcext:value-type="float">
            <text:p>0</text:p>
          </table:table-cell>
          <table:table-cell table:style-name="ce8" table:formula="of:=COUNTIF([.I58:.I67];&quot;OK&quot;)" office:value-type="float" office:value="10" calcext:value-type="float">
            <text:p>1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KO</text:p>
          </table:table-cell>
          <table:table-cell table:style-name="ce8" table:formula="of:=COUNTIF([.B58:.B67];&quot;KO&quot;)" office:value-type="float" office:value="10" calcext:value-type="float">
            <text:p>10</text:p>
          </table:table-cell>
          <table:table-cell table:style-name="ce8" table:formula="of:=COUNTIF([.C58:.C67];&quot;KO&quot;)" office:value-type="float" office:value="10" calcext:value-type="float">
            <text:p>10</text:p>
          </table:table-cell>
          <table:table-cell table:style-name="ce8" table:formula="of:=COUNTIF([.D58:.D67];&quot;KO&quot;)" office:value-type="float" office:value="4" calcext:value-type="float">
            <text:p>4</text:p>
          </table:table-cell>
          <table:table-cell table:style-name="ce8" table:formula="of:=COUNTIF([.E58:.E67];&quot;KO&quot;)" office:value-type="float" office:value="9" calcext:value-type="float">
            <text:p>9</text:p>
          </table:table-cell>
          <table:table-cell table:style-name="ce8" table:formula="of:=COUNTIF([.F58:.F67];&quot;KO&quot;)" office:value-type="float" office:value="0" calcext:value-type="float">
            <text:p>0</text:p>
          </table:table-cell>
          <table:table-cell table:style-name="ce8" table:formula="of:=COUNTIF([.G58:.G67];&quot;KO&quot;)" office:value-type="float" office:value="10" calcext:value-type="float">
            <text:p>10</text:p>
          </table:table-cell>
          <table:table-cell table:style-name="ce8" table:formula="of:=COUNTIF([.H58:.H67];&quot;KO&quot;)" office:value-type="float" office:value="10" calcext:value-type="float">
            <text:p>10</text:p>
          </table:table-cell>
          <table:table-cell table:style-name="ce8" table:formula="of:=COUNTIF([.I58:.I67];&quot;KO&quot;)" office:value-type="float" office:value="0" calcext:value-type="float">
            <text:p>0</text:p>
          </table:table-cell>
          <table:table-cell table:style-name="ce9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Total OK :</text:p>
          </table:table-cell>
          <table:table-cell table:style-name="ce8" table:formula="of:=COUNTIF([.B6:.B67];&quot;OK&quot;)" office:value-type="float" office:value="5" calcext:value-type="float">
            <text:p>5</text:p>
          </table:table-cell>
          <table:table-cell table:style-name="ce8" table:formula="of:=COUNTIF([.C6:.C67];&quot;OK&quot;)" office:value-type="float" office:value="16" calcext:value-type="float">
            <text:p>16</text:p>
          </table:table-cell>
          <table:table-cell table:style-name="ce8" table:formula="of:=COUNTIF([.D6:.D67];&quot;OK&quot;)" office:value-type="float" office:value="43" calcext:value-type="float">
            <text:p>43</text:p>
          </table:table-cell>
          <table:table-cell table:style-name="ce8" table:formula="of:=COUNTIF([.E6:.E67];&quot;OK&quot;)" office:value-type="float" office:value="25" calcext:value-type="float">
            <text:p>25</text:p>
          </table:table-cell>
          <table:table-cell table:style-name="ce8" table:formula="of:=COUNTIF([.F6:.F67];&quot;OK&quot;)" office:value-type="float" office:value="49" calcext:value-type="float">
            <text:p>49</text:p>
          </table:table-cell>
          <table:table-cell table:style-name="ce8" table:formula="of:=COUNTIF([.G6:.G67];&quot;OK&quot;)" office:value-type="float" office:value="18" calcext:value-type="float">
            <text:p>18</text:p>
          </table:table-cell>
          <table:table-cell table:style-name="ce8" table:formula="of:=COUNTIF([.H6:.H67];&quot;OK&quot;)" office:value-type="float" office:value="15" calcext:value-type="float">
            <text:p>15</text:p>
          </table:table-cell>
          <table:table-cell table:style-name="ce8" table:formula="of:=COUNTIF([.I6:.I67];&quot;OK&quot;)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Total KO :</text:p>
          </table:table-cell>
          <table:table-cell table:style-name="ce8" table:formula="of:=COUNTIF([.B6:.B67];&quot;KO&quot;)" office:value-type="float" office:value="45" calcext:value-type="float">
            <text:p>45</text:p>
          </table:table-cell>
          <table:table-cell table:style-name="ce8" table:formula="of:=COUNTIF([.C6:.C67];&quot;KO&quot;)" office:value-type="float" office:value="34" calcext:value-type="float">
            <text:p>34</text:p>
          </table:table-cell>
          <table:table-cell table:style-name="ce8" table:formula="of:=COUNTIF([.D6:.D67];&quot;KO&quot;)" office:value-type="float" office:value="7" calcext:value-type="float">
            <text:p>7</text:p>
          </table:table-cell>
          <table:table-cell table:style-name="ce8" table:formula="of:=COUNTIF([.E6:.E67];&quot;KO&quot;)" office:value-type="float" office:value="25" calcext:value-type="float">
            <text:p>25</text:p>
          </table:table-cell>
          <table:table-cell table:style-name="ce8" table:formula="of:=COUNTIF([.F6:.F67];&quot;KO&quot;)" office:value-type="float" office:value="1" calcext:value-type="float">
            <text:p>1</text:p>
          </table:table-cell>
          <table:table-cell table:style-name="ce8" table:formula="of:=COUNTIF([.G6:.G67];&quot;KO&quot;)" office:value-type="float" office:value="32" calcext:value-type="float">
            <text:p>32</text:p>
          </table:table-cell>
          <table:table-cell table:style-name="ce8" table:formula="of:=COUNTIF([.H6:.H67];&quot;KO&quot;)" office:value-type="float" office:value="35" calcext:value-type="float">
            <text:p>35</text:p>
          </table:table-cell>
          <table:table-cell table:style-name="ce8" table:formula="of:=COUNTIF([.I6:.I67];&quot;KO&quot;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style-name="Default" table:number-columns-repeated="9"/>
          <table:table-cell table:number-columns-repeated="3"/>
        </table:table-row>
      </table:table>
      <table:table table:name="Metriques" table:style-name="ta1">
        <table:table-column table:style-name="co1" table:default-cell-style-name="ce3"/>
        <table:table-column table:style-name="co1" table:number-columns-repeated="8" table:default-cell-style-name="ce13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4" office:value-type="string" calcext:value-type="string">
            <text:p>Total FN:</text:p>
          </table:table-cell>
          <table:table-cell table:formula="of:=COUNTIF([.B5:.I59];&quot;FN&quot;)" office:value-type="float" office:value="127" calcext:value-type="float">
            <text:p>127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4" office:value-type="string" calcext:value-type="string">
            <text:p>Total TN:</text:p>
          </table:table-cell>
          <table:table-cell table:formula="of:=COUNTIF([.B5:.I59];&quot;TN&quot;)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string" calcext:value-type="string">
            <text:p>ChatGPT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3"/>
          <table:table-cell table:style-name="ce4" office:value-type="string" calcext:value-type="string">
            <text:p>Total FP:</text:p>
          </table:table-cell>
          <table:table-cell table:formula="of:=COUNTIF([.B5:.I59];&quot;FP&quot;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6]=1;[$humanevaluator.B6]=3);     IF(OR([$chatgpt.D6]=1;[$chatgpt.D6]=3);&quot;TP&quot;;&quot;FP&quot;);     IF(OR([$chatgpt.D6]=1;[$chatgpt.D6]=3);&quot;FN&quot;;&quot;TN&quot;) )" office:value-type="string" office:string-value="FN" calcext:value-type="string">
            <text:p>FN</text:p>
          </table:table-cell>
          <table:table-cell table:formula="of:=IF(OR([$humanevaluator.C6]=1;[$humanevaluator.C6]=3);     IF(OR([$chatgpt.E6]=1;[$chatgpt.E6]=3);&quot;TP&quot;;&quot;FP&quot;);     IF(OR([$chatgpt.E6]=1;[$chatgpt.E6]=3);&quot;FN&quot;;&quot;TN&quot;) )" office:value-type="string" office:string-value="FN" calcext:value-type="string">
            <text:p>FN</text:p>
          </table:table-cell>
          <table:table-cell table:formula="of:=IF(OR([$humanevaluator.D6]=1;[$humanevaluator.D6]=3);     IF(OR([$chatgpt.F6]=1;[$chatgpt.F6]=3);&quot;TP&quot;;&quot;FP&quot;);     IF(OR([$chatgpt.F6]=1;[$chatgpt.F6]=3);&quot;FN&quot;;&quot;TN&quot;) )" office:value-type="string" office:string-value="TP" calcext:value-type="string">
            <text:p>TP</text:p>
          </table:table-cell>
          <table:table-cell table:formula="of:=IF(OR([$humanevaluator.E6]=1;[$humanevaluator.E6]=3);     IF(OR([$chatgpt.G6]=1;[$chatgpt.G6]=3);&quot;TP&quot;;&quot;FP&quot;);     IF(OR([$chatgpt.G6]=1;[$chatgpt.G6]=3);&quot;FN&quot;;&quot;TN&quot;) )" office:value-type="string" office:string-value="FN" calcext:value-type="string">
            <text:p>FN</text:p>
          </table:table-cell>
          <table:table-cell table:formula="of:=IF(OR([$humanevaluator.F6]=1;[$humanevaluator.F6]=3);     IF(OR([$chatgpt.H6]=1;[$chatgpt.H6]=3);&quot;TP&quot;;&quot;FP&quot;);     IF(OR([$chatgpt.H6]=1;[$chatgpt.H6]=3);&quot;FN&quot;;&quot;TN&quot;) )" office:value-type="string" office:string-value="TP" calcext:value-type="string">
            <text:p>TP</text:p>
          </table:table-cell>
          <table:table-cell table:formula="of:=IF(OR([$humanevaluator.G6]=1;[$humanevaluator.G6]=3);     IF(OR([$chatgpt.I6]=1;[$chatgpt.I6]=3);&quot;TP&quot;;&quot;FP&quot;);     IF(OR([$chatgpt.I6]=1;[$chatgpt.I6]=3);&quot;FN&quot;;&quot;TN&quot;) )" office:value-type="string" office:string-value="FN" calcext:value-type="string">
            <text:p>FN</text:p>
          </table:table-cell>
          <table:table-cell table:formula="of:=IF(OR([$humanevaluator.H6]=1;[$humanevaluator.H6]=3);     IF(OR([$chatgpt.J6]=1;[$chatgpt.J6]=3);&quot;TP&quot;;&quot;FP&quot;);     IF(OR([$chatgpt.J6]=1;[$chatgpt.J6]=3);&quot;FN&quot;;&quot;TN&quot;) )" office:value-type="string" office:string-value="TN" calcext:value-type="string">
            <text:p>TN</text:p>
          </table:table-cell>
          <table:table-cell table:formula="of:=IF(OR([$humanevaluator.I6]=1;[$humanevaluator.I6]=3);     IF(OR([$chatgpt.K6]=1;[$chatgpt.K6]=3);&quot;TP&quot;;&quot;FP&quot;);     IF(OR([$chatgpt.K6]=1;[$chatgpt.K6]=3);&quot;FN&quot;;&quot;TN&quot;) )" office:value-type="string" office:string-value="TP" calcext:value-type="string">
            <text:p>TP</text:p>
          </table:table-cell>
          <table:table-cell table:number-columns-repeated="3"/>
          <table:table-cell table:style-name="ce4" office:value-type="string" calcext:value-type="string">
            <text:p>Total TP:</text:p>
          </table:table-cell>
          <table:table-cell table:formula="of:=COUNTIF([.B5:.I59];&quot;TP&quot;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]=1;[$humanevaluator.B7]=3);     IF(OR([$chatgpt.D7]=1;[$chatgpt.D7]=3);&quot;TP&quot;;&quot;FP&quot;);     IF(OR([$chatgpt.D7]=1;[$chatgpt.D7]=3);&quot;FN&quot;;&quot;TN&quot;) )" office:value-type="string" office:string-value="FN" calcext:value-type="string">
            <text:p>FN</text:p>
          </table:table-cell>
          <table:table-cell table:formula="of:=IF(OR([$humanevaluator.C7]=1;[$humanevaluator.C7]=3);     IF(OR([$chatgpt.E7]=1;[$chatgpt.E7]=3);&quot;TP&quot;;&quot;FP&quot;);     IF(OR([$chatgpt.E7]=1;[$chatgpt.E7]=3);&quot;FN&quot;;&quot;TN&quot;) )" office:value-type="string" office:string-value="FN" calcext:value-type="string">
            <text:p>FN</text:p>
          </table:table-cell>
          <table:table-cell table:formula="of:=IF(OR([$humanevaluator.D7]=1;[$humanevaluator.D7]=3);     IF(OR([$chatgpt.F7]=1;[$chatgpt.F7]=3);&quot;TP&quot;;&quot;FP&quot;);     IF(OR([$chatgpt.F7]=1;[$chatgpt.F7]=3);&quot;FN&quot;;&quot;TN&quot;) )" office:value-type="string" office:string-value="FP" calcext:value-type="string">
            <text:p>FP</text:p>
          </table:table-cell>
          <table:table-cell table:formula="of:=IF(OR([$humanevaluator.E7]=1;[$humanevaluator.E7]=3);     IF(OR([$chatgpt.G7]=1;[$chatgpt.G7]=3);&quot;TP&quot;;&quot;FP&quot;);     IF(OR([$chatgpt.G7]=1;[$chatgpt.G7]=3);&quot;FN&quot;;&quot;TN&quot;) )" office:value-type="string" office:string-value="FP" calcext:value-type="string">
            <text:p>FP</text:p>
          </table:table-cell>
          <table:table-cell table:formula="of:=IF(OR([$humanevaluator.F7]=1;[$humanevaluator.F7]=3);     IF(OR([$chatgpt.H7]=1;[$chatgpt.H7]=3);&quot;TP&quot;;&quot;FP&quot;);     IF(OR([$chatgpt.H7]=1;[$chatgpt.H7]=3);&quot;FN&quot;;&quot;TN&quot;) )" office:value-type="string" office:string-value="TP" calcext:value-type="string">
            <text:p>TP</text:p>
          </table:table-cell>
          <table:table-cell table:formula="of:=IF(OR([$humanevaluator.G7]=1;[$humanevaluator.G7]=3);     IF(OR([$chatgpt.I7]=1;[$chatgpt.I7]=3);&quot;TP&quot;;&quot;FP&quot;);     IF(OR([$chatgpt.I7]=1;[$chatgpt.I7]=3);&quot;FN&quot;;&quot;TN&quot;) )" office:value-type="string" office:string-value="FN" calcext:value-type="string">
            <text:p>FN</text:p>
          </table:table-cell>
          <table:table-cell table:formula="of:=IF(OR([$humanevaluator.H7]=1;[$humanevaluator.H7]=3);     IF(OR([$chatgpt.J7]=1;[$chatgpt.J7]=3);&quot;TP&quot;;&quot;FP&quot;);     IF(OR([$chatgpt.J7]=1;[$chatgpt.J7]=3);&quot;FN&quot;;&quot;TN&quot;) )" office:value-type="string" office:string-value="TN" calcext:value-type="string">
            <text:p>TN</text:p>
          </table:table-cell>
          <table:table-cell table:formula="of:=IF(OR([$humanevaluator.I7]=1;[$humanevaluator.I7]=3);     IF(OR([$chatgpt.K7]=1;[$chatgpt.K7]=3);&quot;TP&quot;;&quot;FP&quot;);     IF(OR([$chatgpt.K7]=1;[$chatgpt.K7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8]=1;[$humanevaluator.B8]=3);     IF(OR([$chatgpt.D8]=1;[$chatgpt.D8]=3);&quot;TP&quot;;&quot;FP&quot;);     IF(OR([$chatgpt.D8]=1;[$chatgpt.D8]=3);&quot;FN&quot;;&quot;TN&quot;) )" office:value-type="string" office:string-value="FN" calcext:value-type="string">
            <text:p>FN</text:p>
          </table:table-cell>
          <table:table-cell table:formula="of:=IF(OR([$humanevaluator.C8]=1;[$humanevaluator.C8]=3);     IF(OR([$chatgpt.E8]=1;[$chatgpt.E8]=3);&quot;TP&quot;;&quot;FP&quot;);     IF(OR([$chatgpt.E8]=1;[$chatgpt.E8]=3);&quot;FN&quot;;&quot;TN&quot;) )" office:value-type="string" office:string-value="FN" calcext:value-type="string">
            <text:p>FN</text:p>
          </table:table-cell>
          <table:table-cell table:formula="of:=IF(OR([$humanevaluator.D8]=1;[$humanevaluator.D8]=3);     IF(OR([$chatgpt.F8]=1;[$chatgpt.F8]=3);&quot;TP&quot;;&quot;FP&quot;);     IF(OR([$chatgpt.F8]=1;[$chatgpt.F8]=3);&quot;FN&quot;;&quot;TN&quot;) )" office:value-type="string" office:string-value="TP" calcext:value-type="string">
            <text:p>TP</text:p>
          </table:table-cell>
          <table:table-cell table:formula="of:=IF(OR([$humanevaluator.E8]=1;[$humanevaluator.E8]=3);     IF(OR([$chatgpt.G8]=1;[$chatgpt.G8]=3);&quot;TP&quot;;&quot;FP&quot;);     IF(OR([$chatgpt.G8]=1;[$chatgpt.G8]=3);&quot;FN&quot;;&quot;TN&quot;) )" office:value-type="string" office:string-value="FN" calcext:value-type="string">
            <text:p>FN</text:p>
          </table:table-cell>
          <table:table-cell table:formula="of:=IF(OR([$humanevaluator.F8]=1;[$humanevaluator.F8]=3);     IF(OR([$chatgpt.H8]=1;[$chatgpt.H8]=3);&quot;TP&quot;;&quot;FP&quot;);     IF(OR([$chatgpt.H8]=1;[$chatgpt.H8]=3);&quot;FN&quot;;&quot;TN&quot;) )" office:value-type="string" office:string-value="TP" calcext:value-type="string">
            <text:p>TP</text:p>
          </table:table-cell>
          <table:table-cell table:formula="of:=IF(OR([$humanevaluator.G8]=1;[$humanevaluator.G8]=3);     IF(OR([$chatgpt.I8]=1;[$chatgpt.I8]=3);&quot;TP&quot;;&quot;FP&quot;);     IF(OR([$chatgpt.I8]=1;[$chatgpt.I8]=3);&quot;FN&quot;;&quot;TN&quot;) )" office:value-type="string" office:string-value="FN" calcext:value-type="string">
            <text:p>FN</text:p>
          </table:table-cell>
          <table:table-cell table:formula="of:=IF(OR([$humanevaluator.H8]=1;[$humanevaluator.H8]=3);     IF(OR([$chatgpt.J8]=1;[$chatgpt.J8]=3);&quot;TP&quot;;&quot;FP&quot;);     IF(OR([$chatgpt.J8]=1;[$chatgpt.J8]=3);&quot;FN&quot;;&quot;TN&quot;) )" office:value-type="string" office:string-value="FP" calcext:value-type="string">
            <text:p>FP</text:p>
          </table:table-cell>
          <table:table-cell table:formula="of:=IF(OR([$humanevaluator.I8]=1;[$humanevaluator.I8]=3);     IF(OR([$chatgpt.K8]=1;[$chatgpt.K8]=3);&quot;TP&quot;;&quot;FP&quot;);     IF(OR([$chatgpt.K8]=1;[$chatgpt.K8]=3);&quot;FN&quot;;&quot;TN&quot;) )" office:value-type="string" office:string-value="TP" calcext:value-type="string">
            <text:p>TP</text:p>
          </table:table-cell>
          <table:table-cell table:style-name="ce4" office:value-type="string" calcext:value-type="string">
            <text:p> FN:</text:p>
          </table:table-cell>
          <table:table-cell table:formula="of:=COUNTIF([.B6:.I15];&quot;FN&quot;)" office:value-type="float" office:value="31" calcext:value-type="float">
            <text:p>31</text:p>
          </table:table-cell>
          <table:table-cell/>
          <table:table-cell office:value-type="string" calcext:value-type="string">
            <text:p>Total 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9]=1;[$humanevaluator.B9]=3);     IF(OR([$chatgpt.D9]=1;[$chatgpt.D9]=3);&quot;TP&quot;;&quot;FP&quot;);     IF(OR([$chatgpt.D9]=1;[$chatgpt.D9]=3);&quot;FN&quot;;&quot;TN&quot;) )" office:value-type="string" office:string-value="FN" calcext:value-type="string">
            <text:p>FN</text:p>
          </table:table-cell>
          <table:table-cell table:formula="of:=IF(OR([$humanevaluator.C9]=1;[$humanevaluator.C9]=3);     IF(OR([$chatgpt.E9]=1;[$chatgpt.E9]=3);&quot;TP&quot;;&quot;FP&quot;);     IF(OR([$chatgpt.E9]=1;[$chatgpt.E9]=3);&quot;FN&quot;;&quot;TN&quot;) )" office:value-type="string" office:string-value="FN" calcext:value-type="string">
            <text:p>FN</text:p>
          </table:table-cell>
          <table:table-cell table:formula="of:=IF(OR([$humanevaluator.D9]=1;[$humanevaluator.D9]=3);     IF(OR([$chatgpt.F9]=1;[$chatgpt.F9]=3);&quot;TP&quot;;&quot;FP&quot;);     IF(OR([$chatgpt.F9]=1;[$chatgpt.F9]=3);&quot;FN&quot;;&quot;TN&quot;) )" office:value-type="string" office:string-value="TP" calcext:value-type="string">
            <text:p>TP</text:p>
          </table:table-cell>
          <table:table-cell table:formula="of:=IF(OR([$humanevaluator.E9]=1;[$humanevaluator.E9]=3);     IF(OR([$chatgpt.G9]=1;[$chatgpt.G9]=3);&quot;TP&quot;;&quot;FP&quot;);     IF(OR([$chatgpt.G9]=1;[$chatgpt.G9]=3);&quot;FN&quot;;&quot;TN&quot;) )" office:value-type="string" office:string-value="TP" calcext:value-type="string">
            <text:p>TP</text:p>
          </table:table-cell>
          <table:table-cell table:formula="of:=IF(OR([$humanevaluator.F9]=1;[$humanevaluator.F9]=3);     IF(OR([$chatgpt.H9]=1;[$chatgpt.H9]=3);&quot;TP&quot;;&quot;FP&quot;);     IF(OR([$chatgpt.H9]=1;[$chatgpt.H9]=3);&quot;FN&quot;;&quot;TN&quot;) )" office:value-type="string" office:string-value="TP" calcext:value-type="string">
            <text:p>TP</text:p>
          </table:table-cell>
          <table:table-cell table:formula="of:=IF(OR([$humanevaluator.G9]=1;[$humanevaluator.G9]=3);     IF(OR([$chatgpt.I9]=1;[$chatgpt.I9]=3);&quot;TP&quot;;&quot;FP&quot;);     IF(OR([$chatgpt.I9]=1;[$chatgpt.I9]=3);&quot;FN&quot;;&quot;TN&quot;) )" office:value-type="string" office:string-value="FN" calcext:value-type="string">
            <text:p>FN</text:p>
          </table:table-cell>
          <table:table-cell table:formula="of:=IF(OR([$humanevaluator.H9]=1;[$humanevaluator.H9]=3);     IF(OR([$chatgpt.J9]=1;[$chatgpt.J9]=3);&quot;TP&quot;;&quot;FP&quot;);     IF(OR([$chatgpt.J9]=1;[$chatgpt.J9]=3);&quot;FN&quot;;&quot;TN&quot;) )" office:value-type="string" office:string-value="TN" calcext:value-type="string">
            <text:p>TN</text:p>
          </table:table-cell>
          <table:table-cell table:formula="of:=IF(OR([$humanevaluator.I9]=1;[$humanevaluator.I9]=3);     IF(OR([$chatgpt.K9]=1;[$chatgpt.K9]=3);&quot;TP&quot;;&quot;FP&quot;);     IF(OR([$chatgpt.K9]=1;[$chatgpt.K9]=3);&quot;FN&quot;;&quot;TN&quot;) )" office:value-type="string" office:string-value="TP" calcext:value-type="string">
            <text:p>TP</text:p>
          </table:table-cell>
          <table:table-cell table:style-name="ce4" office:value-type="string" calcext:value-type="string">
            <text:p>TN:</text:p>
          </table:table-cell>
          <table:table-cell table:formula="of:=COUNTIF([.B6:.I15];&quot;TN&quot;)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curacy : </text:p>
          </table:table-cell>
          <table:table-cell table:formula="of:=([.N5]+[.N4])/([.N3]+[.N4]+[.N5]+[.N6])" office:value-type="float" office:value="0.275" calcext:value-type="float">
            <text:p>0,27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10]=1;[$humanevaluator.B10]=3);     IF(OR([$chatgpt.D10]=1;[$chatgpt.D10]=3);&quot;TP&quot;;&quot;FP&quot;);     IF(OR([$chatgpt.D10]=1;[$chatgpt.D10]=3);&quot;FN&quot;;&quot;TN&quot;) )" office:value-type="string" office:string-value="FN" calcext:value-type="string">
            <text:p>FN</text:p>
          </table:table-cell>
          <table:table-cell table:formula="of:=IF(OR([$humanevaluator.C10]=1;[$humanevaluator.C10]=3);     IF(OR([$chatgpt.E10]=1;[$chatgpt.E10]=3);&quot;TP&quot;;&quot;FP&quot;);     IF(OR([$chatgpt.E10]=1;[$chatgpt.E10]=3);&quot;FN&quot;;&quot;TN&quot;) )" office:value-type="string" office:string-value="FN" calcext:value-type="string">
            <text:p>FN</text:p>
          </table:table-cell>
          <table:table-cell table:formula="of:=IF(OR([$humanevaluator.D10]=1;[$humanevaluator.D10]=3);     IF(OR([$chatgpt.F10]=1;[$chatgpt.F10]=3);&quot;TP&quot;;&quot;FP&quot;);     IF(OR([$chatgpt.F10]=1;[$chatgpt.F10]=3);&quot;FN&quot;;&quot;TN&quot;) )" office:value-type="string" office:string-value="TP" calcext:value-type="string">
            <text:p>TP</text:p>
          </table:table-cell>
          <table:table-cell table:formula="of:=IF(OR([$humanevaluator.E10]=1;[$humanevaluator.E10]=3);     IF(OR([$chatgpt.G10]=1;[$chatgpt.G10]=3);&quot;TP&quot;;&quot;FP&quot;);     IF(OR([$chatgpt.G10]=1;[$chatgpt.G10]=3);&quot;FN&quot;;&quot;TN&quot;) )" office:value-type="string" office:string-value="TP" calcext:value-type="string">
            <text:p>TP</text:p>
          </table:table-cell>
          <table:table-cell table:formula="of:=IF(OR([$humanevaluator.F10]=1;[$humanevaluator.F10]=3);     IF(OR([$chatgpt.H10]=1;[$chatgpt.H10]=3);&quot;TP&quot;;&quot;FP&quot;);     IF(OR([$chatgpt.H10]=1;[$chatgpt.H10]=3);&quot;FN&quot;;&quot;TN&quot;) )" office:value-type="string" office:string-value="TP" calcext:value-type="string">
            <text:p>TP</text:p>
          </table:table-cell>
          <table:table-cell table:formula="of:=IF(OR([$humanevaluator.G10]=1;[$humanevaluator.G10]=3);     IF(OR([$chatgpt.I10]=1;[$chatgpt.I10]=3);&quot;TP&quot;;&quot;FP&quot;);     IF(OR([$chatgpt.I10]=1;[$chatgpt.I10]=3);&quot;FN&quot;;&quot;TN&quot;) )" office:value-type="string" office:string-value="FN" calcext:value-type="string">
            <text:p>FN</text:p>
          </table:table-cell>
          <table:table-cell table:formula="of:=IF(OR([$humanevaluator.H10]=1;[$humanevaluator.H10]=3);     IF(OR([$chatgpt.J10]=1;[$chatgpt.J10]=3);&quot;TP&quot;;&quot;FP&quot;);     IF(OR([$chatgpt.J10]=1;[$chatgpt.J10]=3);&quot;FN&quot;;&quot;TN&quot;) )" office:value-type="string" office:string-value="TN" calcext:value-type="string">
            <text:p>TN</text:p>
          </table:table-cell>
          <table:table-cell table:formula="of:=IF(OR([$humanevaluator.I10]=1;[$humanevaluator.I10]=3);     IF(OR([$chatgpt.K10]=1;[$chatgpt.K10]=3);&quot;TP&quot;;&quot;FP&quot;);     IF(OR([$chatgpt.K10]=1;[$chatgpt.K1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6:.I15];&quot;FP&quot;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Specificity :</text:p>
          </table:table-cell>
          <table:table-cell table:formula="of:=[.N4]/([.N4]+[.N6])" office:value-type="float" office:value="0.234741784037559" calcext:value-type="float">
            <text:p>0,234741784037559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11]=1;[$humanevaluator.B11]=3);     IF(OR([$chatgpt.D11]=1;[$chatgpt.D11]=3);&quot;TP&quot;;&quot;FP&quot;);     IF(OR([$chatgpt.D11]=1;[$chatgpt.D11]=3);&quot;FN&quot;;&quot;TN&quot;) )" office:value-type="string" office:string-value="FN" calcext:value-type="string">
            <text:p>FN</text:p>
          </table:table-cell>
          <table:table-cell table:formula="of:=IF(OR([$humanevaluator.C11]=1;[$humanevaluator.C11]=3);     IF(OR([$chatgpt.E11]=1;[$chatgpt.E11]=3);&quot;TP&quot;;&quot;FP&quot;);     IF(OR([$chatgpt.E11]=1;[$chatgpt.E11]=3);&quot;FN&quot;;&quot;TN&quot;) )" office:value-type="string" office:string-value="FN" calcext:value-type="string">
            <text:p>FN</text:p>
          </table:table-cell>
          <table:table-cell table:formula="of:=IF(OR([$humanevaluator.D11]=1;[$humanevaluator.D11]=3);     IF(OR([$chatgpt.F11]=1;[$chatgpt.F11]=3);&quot;TP&quot;;&quot;FP&quot;);     IF(OR([$chatgpt.F11]=1;[$chatgpt.F11]=3);&quot;FN&quot;;&quot;TN&quot;) )" office:value-type="string" office:string-value="TP" calcext:value-type="string">
            <text:p>TP</text:p>
          </table:table-cell>
          <table:table-cell table:formula="of:=IF(OR([$humanevaluator.E11]=1;[$humanevaluator.E11]=3);     IF(OR([$chatgpt.G11]=1;[$chatgpt.G11]=3);&quot;TP&quot;;&quot;FP&quot;);     IF(OR([$chatgpt.G11]=1;[$chatgpt.G11]=3);&quot;FN&quot;;&quot;TN&quot;) )" office:value-type="string" office:string-value="TP" calcext:value-type="string">
            <text:p>TP</text:p>
          </table:table-cell>
          <table:table-cell table:formula="of:=IF(OR([$humanevaluator.F11]=1;[$humanevaluator.F11]=3);     IF(OR([$chatgpt.H11]=1;[$chatgpt.H11]=3);&quot;TP&quot;;&quot;FP&quot;);     IF(OR([$chatgpt.H11]=1;[$chatgpt.H11]=3);&quot;FN&quot;;&quot;TN&quot;) )" office:value-type="string" office:string-value="TP" calcext:value-type="string">
            <text:p>TP</text:p>
          </table:table-cell>
          <table:table-cell table:formula="of:=IF(OR([$humanevaluator.G11]=1;[$humanevaluator.G11]=3);     IF(OR([$chatgpt.I11]=1;[$chatgpt.I11]=3);&quot;TP&quot;;&quot;FP&quot;);     IF(OR([$chatgpt.I11]=1;[$chatgpt.I11]=3);&quot;FN&quot;;&quot;TN&quot;) )" office:value-type="string" office:string-value="FN" calcext:value-type="string">
            <text:p>FN</text:p>
          </table:table-cell>
          <table:table-cell table:formula="of:=IF(OR([$humanevaluator.H11]=1;[$humanevaluator.H11]=3);     IF(OR([$chatgpt.J11]=1;[$chatgpt.J11]=3);&quot;TP&quot;;&quot;FP&quot;);     IF(OR([$chatgpt.J11]=1;[$chatgpt.J11]=3);&quot;FN&quot;;&quot;TN&quot;) )" office:value-type="string" office:string-value="TN" calcext:value-type="string">
            <text:p>TN</text:p>
          </table:table-cell>
          <table:table-cell table:formula="of:=IF(OR([$humanevaluator.I11]=1;[$humanevaluator.I11]=3);     IF(OR([$chatgpt.K11]=1;[$chatgpt.K11]=3);&quot;TP&quot;;&quot;FP&quot;);     IF(OR([$chatgpt.K11]=1;[$chatgpt.K1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6:.I15];&quot;TP&quot;)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Sensitivity :</text:p>
          </table:table-cell>
          <table:table-cell table:formula="of:=[.N6]/([.N6]+[.N3])" office:value-type="float" office:value="0.562068965517241" calcext:value-type="float">
            <text:p>0,562068965517241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12]=1;[$humanevaluator.B12]=3);     IF(OR([$chatgpt.D12]=1;[$chatgpt.D12]=3);&quot;TP&quot;;&quot;FP&quot;);     IF(OR([$chatgpt.D12]=1;[$chatgpt.D12]=3);&quot;FN&quot;;&quot;TN&quot;) )" office:value-type="string" office:string-value="FN" calcext:value-type="string">
            <text:p>FN</text:p>
          </table:table-cell>
          <table:table-cell table:formula="of:=IF(OR([$humanevaluator.C12]=1;[$humanevaluator.C12]=3);     IF(OR([$chatgpt.E12]=1;[$chatgpt.E12]=3);&quot;TP&quot;;&quot;FP&quot;);     IF(OR([$chatgpt.E12]=1;[$chatgpt.E12]=3);&quot;FN&quot;;&quot;TN&quot;) )" office:value-type="string" office:string-value="FN" calcext:value-type="string">
            <text:p>FN</text:p>
          </table:table-cell>
          <table:table-cell table:formula="of:=IF(OR([$humanevaluator.D12]=1;[$humanevaluator.D12]=3);     IF(OR([$chatgpt.F12]=1;[$chatgpt.F12]=3);&quot;TP&quot;;&quot;FP&quot;);     IF(OR([$chatgpt.F12]=1;[$chatgpt.F12]=3);&quot;FN&quot;;&quot;TN&quot;) )" office:value-type="string" office:string-value="TP" calcext:value-type="string">
            <text:p>TP</text:p>
          </table:table-cell>
          <table:table-cell table:formula="of:=IF(OR([$humanevaluator.E12]=1;[$humanevaluator.E12]=3);     IF(OR([$chatgpt.G12]=1;[$chatgpt.G12]=3);&quot;TP&quot;;&quot;FP&quot;);     IF(OR([$chatgpt.G12]=1;[$chatgpt.G12]=3);&quot;FN&quot;;&quot;TN&quot;) )" office:value-type="string" office:string-value="TP" calcext:value-type="string">
            <text:p>TP</text:p>
          </table:table-cell>
          <table:table-cell table:formula="of:=IF(OR([$humanevaluator.F12]=1;[$humanevaluator.F12]=3);     IF(OR([$chatgpt.H12]=1;[$chatgpt.H12]=3);&quot;TP&quot;;&quot;FP&quot;);     IF(OR([$chatgpt.H12]=1;[$chatgpt.H12]=3);&quot;FN&quot;;&quot;TN&quot;) )" office:value-type="string" office:string-value="TP" calcext:value-type="string">
            <text:p>TP</text:p>
          </table:table-cell>
          <table:table-cell table:formula="of:=IF(OR([$humanevaluator.G12]=1;[$humanevaluator.G12]=3);     IF(OR([$chatgpt.I12]=1;[$chatgpt.I12]=3);&quot;TP&quot;;&quot;FP&quot;);     IF(OR([$chatgpt.I12]=1;[$chatgpt.I12]=3);&quot;FN&quot;;&quot;TN&quot;) )" office:value-type="string" office:string-value="FN" calcext:value-type="string">
            <text:p>FN</text:p>
          </table:table-cell>
          <table:table-cell table:formula="of:=IF(OR([$humanevaluator.H12]=1;[$humanevaluator.H12]=3);     IF(OR([$chatgpt.J12]=1;[$chatgpt.J12]=3);&quot;TP&quot;;&quot;FP&quot;);     IF(OR([$chatgpt.J12]=1;[$chatgpt.J12]=3);&quot;FN&quot;;&quot;TN&quot;) )" office:value-type="string" office:string-value="TN" calcext:value-type="string">
            <text:p>TN</text:p>
          </table:table-cell>
          <table:table-cell table:formula="of:=IF(OR([$humanevaluator.I12]=1;[$humanevaluator.I12]=3);     IF(OR([$chatgpt.K12]=1;[$chatgpt.K12]=3);&quot;TP&quot;;&quot;FP&quot;);     IF(OR([$chatgpt.K12]=1;[$chatgpt.K12]=3);&quot;FN&quot;;&quot;TN&quot;) 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13]=1;[$humanevaluator.B13]=3);     IF(OR([$chatgpt.D13]=1;[$chatgpt.D13]=3);&quot;TP&quot;;&quot;FP&quot;);     IF(OR([$chatgpt.D13]=1;[$chatgpt.D13]=3);&quot;FN&quot;;&quot;TN&quot;) )" office:value-type="string" office:string-value="FN" calcext:value-type="string">
            <text:p>FN</text:p>
          </table:table-cell>
          <table:table-cell table:formula="of:=IF(OR([$humanevaluator.C13]=1;[$humanevaluator.C13]=3);     IF(OR([$chatgpt.E13]=1;[$chatgpt.E13]=3);&quot;TP&quot;;&quot;FP&quot;);     IF(OR([$chatgpt.E13]=1;[$chatgpt.E13]=3);&quot;FN&quot;;&quot;TN&quot;) )" office:value-type="string" office:string-value="TN" calcext:value-type="string">
            <text:p>TN</text:p>
          </table:table-cell>
          <table:table-cell table:formula="of:=IF(OR([$humanevaluator.D13]=1;[$humanevaluator.D13]=3);     IF(OR([$chatgpt.F13]=1;[$chatgpt.F13]=3);&quot;TP&quot;;&quot;FP&quot;);     IF(OR([$chatgpt.F13]=1;[$chatgpt.F13]=3);&quot;FN&quot;;&quot;TN&quot;) )" office:value-type="string" office:string-value="TP" calcext:value-type="string">
            <text:p>TP</text:p>
          </table:table-cell>
          <table:table-cell table:formula="of:=IF(OR([$humanevaluator.E13]=1;[$humanevaluator.E13]=3);     IF(OR([$chatgpt.G13]=1;[$chatgpt.G13]=3);&quot;TP&quot;;&quot;FP&quot;);     IF(OR([$chatgpt.G13]=1;[$chatgpt.G13]=3);&quot;FN&quot;;&quot;TN&quot;) )" office:value-type="string" office:string-value="TP" calcext:value-type="string">
            <text:p>TP</text:p>
          </table:table-cell>
          <table:table-cell table:formula="of:=IF(OR([$humanevaluator.F13]=1;[$humanevaluator.F13]=3);     IF(OR([$chatgpt.H13]=1;[$chatgpt.H13]=3);&quot;TP&quot;;&quot;FP&quot;);     IF(OR([$chatgpt.H13]=1;[$chatgpt.H13]=3);&quot;FN&quot;;&quot;TN&quot;) )" office:value-type="string" office:string-value="TP" calcext:value-type="string">
            <text:p>TP</text:p>
          </table:table-cell>
          <table:table-cell table:formula="of:=IF(OR([$humanevaluator.G13]=1;[$humanevaluator.G13]=3);     IF(OR([$chatgpt.I13]=1;[$chatgpt.I13]=3);&quot;TP&quot;;&quot;FP&quot;);     IF(OR([$chatgpt.I13]=1;[$chatgpt.I13]=3);&quot;FN&quot;;&quot;TN&quot;) )" office:value-type="string" office:string-value="FN" calcext:value-type="string">
            <text:p>FN</text:p>
          </table:table-cell>
          <table:table-cell table:formula="of:=IF(OR([$humanevaluator.H13]=1;[$humanevaluator.H13]=3);     IF(OR([$chatgpt.J13]=1;[$chatgpt.J13]=3);&quot;TP&quot;;&quot;FP&quot;);     IF(OR([$chatgpt.J13]=1;[$chatgpt.J13]=3);&quot;FN&quot;;&quot;TN&quot;) )" office:value-type="string" office:string-value="TN" calcext:value-type="string">
            <text:p>TN</text:p>
          </table:table-cell>
          <table:table-cell table:formula="of:=IF(OR([$humanevaluator.I13]=1;[$humanevaluator.I13]=3);     IF(OR([$chatgpt.K13]=1;[$chatgpt.K13]=3);&quot;TP&quot;;&quot;FP&quot;);     IF(OR([$chatgpt.K13]=1;[$chatgpt.K1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11]+[.K9])/([.K8]+[.K9]+[.K10]+[.K11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14]=1;[$humanevaluator.B14]=3);     IF(OR([$chatgpt.D14]=1;[$chatgpt.D14]=3);&quot;TP&quot;;&quot;FP&quot;);     IF(OR([$chatgpt.D14]=1;[$chatgpt.D14]=3);&quot;FN&quot;;&quot;TN&quot;) )" office:value-type="string" office:string-value="FN" calcext:value-type="string">
            <text:p>FN</text:p>
          </table:table-cell>
          <table:table-cell table:formula="of:=IF(OR([$humanevaluator.C14]=1;[$humanevaluator.C14]=3);     IF(OR([$chatgpt.E14]=1;[$chatgpt.E14]=3);&quot;TP&quot;;&quot;FP&quot;);     IF(OR([$chatgpt.E14]=1;[$chatgpt.E14]=3);&quot;FN&quot;;&quot;TN&quot;) )" office:value-type="string" office:string-value="FN" calcext:value-type="string">
            <text:p>FN</text:p>
          </table:table-cell>
          <table:table-cell table:formula="of:=IF(OR([$humanevaluator.D14]=1;[$humanevaluator.D14]=3);     IF(OR([$chatgpt.F14]=1;[$chatgpt.F14]=3);&quot;TP&quot;;&quot;FP&quot;);     IF(OR([$chatgpt.F14]=1;[$chatgpt.F14]=3);&quot;FN&quot;;&quot;TN&quot;) )" office:value-type="string" office:string-value="TP" calcext:value-type="string">
            <text:p>TP</text:p>
          </table:table-cell>
          <table:table-cell table:formula="of:=IF(OR([$humanevaluator.E14]=1;[$humanevaluator.E14]=3);     IF(OR([$chatgpt.G14]=1;[$chatgpt.G14]=3);&quot;TP&quot;;&quot;FP&quot;);     IF(OR([$chatgpt.G14]=1;[$chatgpt.G14]=3);&quot;FN&quot;;&quot;TN&quot;) )" office:value-type="string" office:string-value="TP" calcext:value-type="string">
            <text:p>TP</text:p>
          </table:table-cell>
          <table:table-cell table:formula="of:=IF(OR([$humanevaluator.F14]=1;[$humanevaluator.F14]=3);     IF(OR([$chatgpt.H14]=1;[$chatgpt.H14]=3);&quot;TP&quot;;&quot;FP&quot;);     IF(OR([$chatgpt.H14]=1;[$chatgpt.H14]=3);&quot;FN&quot;;&quot;TN&quot;) )" office:value-type="string" office:string-value="TP" calcext:value-type="string">
            <text:p>TP</text:p>
          </table:table-cell>
          <table:table-cell table:formula="of:=IF(OR([$humanevaluator.G14]=1;[$humanevaluator.G14]=3);     IF(OR([$chatgpt.I14]=1;[$chatgpt.I14]=3);&quot;TP&quot;;&quot;FP&quot;);     IF(OR([$chatgpt.I14]=1;[$chatgpt.I14]=3);&quot;FN&quot;;&quot;TN&quot;) )" office:value-type="string" office:string-value="FN" calcext:value-type="string">
            <text:p>FN</text:p>
          </table:table-cell>
          <table:table-cell table:formula="of:=IF(OR([$humanevaluator.H14]=1;[$humanevaluator.H14]=3);     IF(OR([$chatgpt.J14]=1;[$chatgpt.J14]=3);&quot;TP&quot;;&quot;FP&quot;);     IF(OR([$chatgpt.J14]=1;[$chatgpt.J14]=3);&quot;FN&quot;;&quot;TN&quot;) )" office:value-type="string" office:string-value="TN" calcext:value-type="string">
            <text:p>TN</text:p>
          </table:table-cell>
          <table:table-cell table:formula="of:=IF(OR([$humanevaluator.I14]=1;[$humanevaluator.I14]=3);     IF(OR([$chatgpt.K14]=1;[$chatgpt.K14]=3);&quot;TP&quot;;&quot;FP&quot;);     IF(OR([$chatgpt.K14]=1;[$chatgpt.K1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9])/([.K9]+[.K11])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15]=1;[$humanevaluator.B15]=3);     IF(OR([$chatgpt.D15]=1;[$chatgpt.D15]=3);&quot;TP&quot;;&quot;FP&quot;);     IF(OR([$chatgpt.D15]=1;[$chatgpt.D15]=3);&quot;FN&quot;;&quot;TN&quot;) )" office:value-type="string" office:string-value="FN" calcext:value-type="string">
            <text:p>FN</text:p>
          </table:table-cell>
          <table:table-cell table:formula="of:=IF(OR([$humanevaluator.C15]=1;[$humanevaluator.C15]=3);     IF(OR([$chatgpt.E15]=1;[$chatgpt.E15]=3);&quot;TP&quot;;&quot;FP&quot;);     IF(OR([$chatgpt.E15]=1;[$chatgpt.E15]=3);&quot;FN&quot;;&quot;TN&quot;) )" office:value-type="string" office:string-value="FN" calcext:value-type="string">
            <text:p>FN</text:p>
          </table:table-cell>
          <table:table-cell table:formula="of:=IF(OR([$humanevaluator.D15]=1;[$humanevaluator.D15]=3);     IF(OR([$chatgpt.F15]=1;[$chatgpt.F15]=3);&quot;TP&quot;;&quot;FP&quot;);     IF(OR([$chatgpt.F15]=1;[$chatgpt.F15]=3);&quot;FN&quot;;&quot;TN&quot;) )" office:value-type="string" office:string-value="TP" calcext:value-type="string">
            <text:p>TP</text:p>
          </table:table-cell>
          <table:table-cell table:formula="of:=IF(OR([$humanevaluator.E15]=1;[$humanevaluator.E15]=3);     IF(OR([$chatgpt.G15]=1;[$chatgpt.G15]=3);&quot;TP&quot;;&quot;FP&quot;);     IF(OR([$chatgpt.G15]=1;[$chatgpt.G15]=3);&quot;FN&quot;;&quot;TN&quot;) )" office:value-type="string" office:string-value="TP" calcext:value-type="string">
            <text:p>TP</text:p>
          </table:table-cell>
          <table:table-cell table:formula="of:=IF(OR([$humanevaluator.F15]=1;[$humanevaluator.F15]=3);     IF(OR([$chatgpt.H15]=1;[$chatgpt.H15]=3);&quot;TP&quot;;&quot;FP&quot;);     IF(OR([$chatgpt.H15]=1;[$chatgpt.H15]=3);&quot;FN&quot;;&quot;TN&quot;) )" office:value-type="string" office:string-value="TP" calcext:value-type="string">
            <text:p>TP</text:p>
          </table:table-cell>
          <table:table-cell table:formula="of:=IF(OR([$humanevaluator.G15]=1;[$humanevaluator.G15]=3);     IF(OR([$chatgpt.I15]=1;[$chatgpt.I15]=3);&quot;TP&quot;;&quot;FP&quot;);     IF(OR([$chatgpt.I15]=1;[$chatgpt.I15]=3);&quot;FN&quot;;&quot;TN&quot;) )" office:value-type="string" office:string-value="FN" calcext:value-type="string">
            <text:p>FN</text:p>
          </table:table-cell>
          <table:table-cell table:formula="of:=IF(OR([$humanevaluator.H15]=1;[$humanevaluator.H15]=3);     IF(OR([$chatgpt.J15]=1;[$chatgpt.J15]=3);&quot;TP&quot;;&quot;FP&quot;);     IF(OR([$chatgpt.J15]=1;[$chatgpt.J15]=3);&quot;FN&quot;;&quot;TN&quot;) )" office:value-type="string" office:string-value="TN" calcext:value-type="string">
            <text:p>TN</text:p>
          </table:table-cell>
          <table:table-cell table:formula="of:=IF(OR([$humanevaluator.I15]=1;[$humanevaluator.I15]=3);     IF(OR([$chatgpt.K15]=1;[$chatgpt.K15]=3);&quot;TP&quot;;&quot;FP&quot;);     IF(OR([$chatgpt.K15]=1;[$chatgpt.K1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11]/([.K11]+[.K8])" office:value-type="float" office:value="0.491803278688525" calcext:value-type="float">
            <text:p>0,491803278688525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laude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22]=1;[$humanevaluator.B22]=3);     IF(OR([$chatgpt.D22]=1;[$chatgpt.D22]=3);&quot;TP&quot;;&quot;FP&quot;);     IF(OR([$chatgpt.D22]=1;[$chatgpt.D22]=3);&quot;FN&quot;;&quot;TN&quot;) )" office:value-type="string" office:string-value="FN" calcext:value-type="string">
            <text:p>FN</text:p>
          </table:table-cell>
          <table:table-cell table:formula="of:=IF(OR([$humanevaluator.C22]=1;[$humanevaluator.C22]=3);     IF(OR([$chatgpt.E22]=1;[$chatgpt.E22]=3);&quot;TP&quot;;&quot;FP&quot;);     IF(OR([$chatgpt.E22]=1;[$chatgpt.E22]=3);&quot;FN&quot;;&quot;TN&quot;) )" office:value-type="string" office:string-value="FN" calcext:value-type="string">
            <text:p>FN</text:p>
          </table:table-cell>
          <table:table-cell table:formula="of:=IF(OR([$humanevaluator.D22]=1;[$humanevaluator.D22]=3);     IF(OR([$chatgpt.F22]=1;[$chatgpt.F22]=3);&quot;TP&quot;;&quot;FP&quot;);     IF(OR([$chatgpt.F22]=1;[$chatgpt.F22]=3);&quot;FN&quot;;&quot;TN&quot;) )" office:value-type="string" office:string-value="TP" calcext:value-type="string">
            <text:p>TP</text:p>
          </table:table-cell>
          <table:table-cell table:formula="of:=IF(OR([$humanevaluator.E22]=1;[$humanevaluator.E22]=3);     IF(OR([$chatgpt.G22]=1;[$chatgpt.G22]=3);&quot;TP&quot;;&quot;FP&quot;);     IF(OR([$chatgpt.G22]=1;[$chatgpt.G22]=3);&quot;FN&quot;;&quot;TN&quot;) )" office:value-type="string" office:string-value="FN" calcext:value-type="string">
            <text:p>FN</text:p>
          </table:table-cell>
          <table:table-cell table:formula="of:=IF(OR([$humanevaluator.F22]=1;[$humanevaluator.F22]=3);     IF(OR([$chatgpt.H22]=1;[$chatgpt.H22]=3);&quot;TP&quot;;&quot;FP&quot;);     IF(OR([$chatgpt.H22]=1;[$chatgpt.H22]=3);&quot;FN&quot;;&quot;TN&quot;) )" office:value-type="string" office:string-value="TP" calcext:value-type="string">
            <text:p>TP</text:p>
          </table:table-cell>
          <table:table-cell table:formula="of:=IF(OR([$humanevaluator.G22]=1;[$humanevaluator.G22]=3);     IF(OR([$chatgpt.I22]=1;[$chatgpt.I22]=3);&quot;TP&quot;;&quot;FP&quot;);     IF(OR([$chatgpt.I22]=1;[$chatgpt.I22]=3);&quot;FN&quot;;&quot;TN&quot;) )" office:value-type="string" office:string-value="FN" calcext:value-type="string">
            <text:p>FN</text:p>
          </table:table-cell>
          <table:table-cell table:formula="of:=IF(OR([$humanevaluator.H22]=1;[$humanevaluator.H22]=3);     IF(OR([$chatgpt.J22]=1;[$chatgpt.J22]=3);&quot;TP&quot;;&quot;FP&quot;);     IF(OR([$chatgpt.J22]=1;[$chatgpt.J22]=3);&quot;FN&quot;;&quot;TN&quot;) )" office:value-type="string" office:string-value="TN" calcext:value-type="string">
            <text:p>TN</text:p>
          </table:table-cell>
          <table:table-cell table:formula="of:=IF(OR([$humanevaluator.I22]=1;[$humanevaluator.I22]=3);     IF(OR([$chatgpt.K22]=1;[$chatgpt.K22]=3);&quot;TP&quot;;&quot;FP&quot;);     IF(OR([$chatgpt.K22]=1;[$chatgpt.K22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23]=1;[$humanevaluator.B23]=3);     IF(OR([$chatgpt.D23]=1;[$chatgpt.D23]=3);&quot;TP&quot;;&quot;FP&quot;);     IF(OR([$chatgpt.D23]=1;[$chatgpt.D23]=3);&quot;FN&quot;;&quot;TN&quot;) )" office:value-type="string" office:string-value="FN" calcext:value-type="string">
            <text:p>FN</text:p>
          </table:table-cell>
          <table:table-cell table:formula="of:=IF(OR([$humanevaluator.C23]=1;[$humanevaluator.C23]=3);     IF(OR([$chatgpt.E23]=1;[$chatgpt.E23]=3);&quot;TP&quot;;&quot;FP&quot;);     IF(OR([$chatgpt.E23]=1;[$chatgpt.E23]=3);&quot;FN&quot;;&quot;TN&quot;) )" office:value-type="string" office:string-value="FN" calcext:value-type="string">
            <text:p>FN</text:p>
          </table:table-cell>
          <table:table-cell table:formula="of:=IF(OR([$humanevaluator.D23]=1;[$humanevaluator.D23]=3);     IF(OR([$chatgpt.F23]=1;[$chatgpt.F23]=3);&quot;TP&quot;;&quot;FP&quot;);     IF(OR([$chatgpt.F23]=1;[$chatgpt.F23]=3);&quot;FN&quot;;&quot;TN&quot;) )" office:value-type="string" office:string-value="TP" calcext:value-type="string">
            <text:p>TP</text:p>
          </table:table-cell>
          <table:table-cell table:formula="of:=IF(OR([$humanevaluator.E23]=1;[$humanevaluator.E23]=3);     IF(OR([$chatgpt.G23]=1;[$chatgpt.G23]=3);&quot;TP&quot;;&quot;FP&quot;);     IF(OR([$chatgpt.G23]=1;[$chatgpt.G23]=3);&quot;FN&quot;;&quot;TN&quot;) )" office:value-type="string" office:string-value="FN" calcext:value-type="string">
            <text:p>FN</text:p>
          </table:table-cell>
          <table:table-cell table:formula="of:=IF(OR([$humanevaluator.F23]=1;[$humanevaluator.F23]=3);     IF(OR([$chatgpt.H23]=1;[$chatgpt.H23]=3);&quot;TP&quot;;&quot;FP&quot;);     IF(OR([$chatgpt.H23]=1;[$chatgpt.H23]=3);&quot;FN&quot;;&quot;TN&quot;) )" office:value-type="string" office:string-value="TP" calcext:value-type="string">
            <text:p>TP</text:p>
          </table:table-cell>
          <table:table-cell table:formula="of:=IF(OR([$humanevaluator.G23]=1;[$humanevaluator.G23]=3);     IF(OR([$chatgpt.I23]=1;[$chatgpt.I23]=3);&quot;TP&quot;;&quot;FP&quot;);     IF(OR([$chatgpt.I23]=1;[$chatgpt.I23]=3);&quot;FN&quot;;&quot;TN&quot;) )" office:value-type="string" office:string-value="FN" calcext:value-type="string">
            <text:p>FN</text:p>
          </table:table-cell>
          <table:table-cell table:formula="of:=IF(OR([$humanevaluator.H23]=1;[$humanevaluator.H23]=3);     IF(OR([$chatgpt.J23]=1;[$chatgpt.J23]=3);&quot;TP&quot;;&quot;FP&quot;);     IF(OR([$chatgpt.J23]=1;[$chatgpt.J23]=3);&quot;FN&quot;;&quot;TN&quot;) )" office:value-type="string" office:string-value="TN" calcext:value-type="string">
            <text:p>TN</text:p>
          </table:table-cell>
          <table:table-cell table:formula="of:=IF(OR([$humanevaluator.I23]=1;[$humanevaluator.I23]=3);     IF(OR([$chatgpt.K23]=1;[$chatgpt.K23]=3);&quot;TP&quot;;&quot;FP&quot;);     IF(OR([$chatgpt.K23]=1;[$chatgpt.K23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24]=1;[$humanevaluator.B24]=3);     IF(OR([$chatgpt.D24]=1;[$chatgpt.D24]=3);&quot;TP&quot;;&quot;FP&quot;);     IF(OR([$chatgpt.D24]=1;[$chatgpt.D24]=3);&quot;FN&quot;;&quot;TN&quot;) )" office:value-type="string" office:string-value="FN" calcext:value-type="string">
            <text:p>FN</text:p>
          </table:table-cell>
          <table:table-cell table:formula="of:=IF(OR([$humanevaluator.C24]=1;[$humanevaluator.C24]=3);     IF(OR([$chatgpt.E24]=1;[$chatgpt.E24]=3);&quot;TP&quot;;&quot;FP&quot;);     IF(OR([$chatgpt.E24]=1;[$chatgpt.E24]=3);&quot;FN&quot;;&quot;TN&quot;) )" office:value-type="string" office:string-value="FN" calcext:value-type="string">
            <text:p>FN</text:p>
          </table:table-cell>
          <table:table-cell table:formula="of:=IF(OR([$humanevaluator.D24]=1;[$humanevaluator.D24]=3);     IF(OR([$chatgpt.F24]=1;[$chatgpt.F24]=3);&quot;TP&quot;;&quot;FP&quot;);     IF(OR([$chatgpt.F24]=1;[$chatgpt.F24]=3);&quot;FN&quot;;&quot;TN&quot;) )" office:value-type="string" office:string-value="TP" calcext:value-type="string">
            <text:p>TP</text:p>
          </table:table-cell>
          <table:table-cell table:formula="of:=IF(OR([$humanevaluator.E24]=1;[$humanevaluator.E24]=3);     IF(OR([$chatgpt.G24]=1;[$chatgpt.G24]=3);&quot;TP&quot;;&quot;FP&quot;);     IF(OR([$chatgpt.G24]=1;[$chatgpt.G24]=3);&quot;FN&quot;;&quot;TN&quot;) )" office:value-type="string" office:string-value="FN" calcext:value-type="string">
            <text:p>FN</text:p>
          </table:table-cell>
          <table:table-cell table:formula="of:=IF(OR([$humanevaluator.F24]=1;[$humanevaluator.F24]=3);     IF(OR([$chatgpt.H24]=1;[$chatgpt.H24]=3);&quot;TP&quot;;&quot;FP&quot;);     IF(OR([$chatgpt.H24]=1;[$chatgpt.H24]=3);&quot;FN&quot;;&quot;TN&quot;) )" office:value-type="string" office:string-value="TP" calcext:value-type="string">
            <text:p>TP</text:p>
          </table:table-cell>
          <table:table-cell table:formula="of:=IF(OR([$humanevaluator.G24]=1;[$humanevaluator.G24]=3);     IF(OR([$chatgpt.I24]=1;[$chatgpt.I24]=3);&quot;TP&quot;;&quot;FP&quot;);     IF(OR([$chatgpt.I24]=1;[$chatgpt.I24]=3);&quot;FN&quot;;&quot;TN&quot;) )" office:value-type="string" office:string-value="FN" calcext:value-type="string">
            <text:p>FN</text:p>
          </table:table-cell>
          <table:table-cell table:formula="of:=IF(OR([$humanevaluator.H24]=1;[$humanevaluator.H24]=3);     IF(OR([$chatgpt.J24]=1;[$chatgpt.J24]=3);&quot;TP&quot;;&quot;FP&quot;);     IF(OR([$chatgpt.J24]=1;[$chatgpt.J24]=3);&quot;FN&quot;;&quot;TN&quot;) )" office:value-type="string" office:string-value="TN" calcext:value-type="string">
            <text:p>TN</text:p>
          </table:table-cell>
          <table:table-cell table:formula="of:=IF(OR([$humanevaluator.I24]=1;[$humanevaluator.I24]=3);     IF(OR([$chatgpt.K24]=1;[$chatgpt.K24]=3);&quot;TP&quot;;&quot;FP&quot;);     IF(OR([$chatgpt.K24]=1;[$chatgpt.K2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17:.I26];&quot;FN&quot;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25]=1;[$humanevaluator.B25]=3);     IF(OR([$chatgpt.D25]=1;[$chatgpt.D25]=3);&quot;TP&quot;;&quot;FP&quot;);     IF(OR([$chatgpt.D25]=1;[$chatgpt.D25]=3);&quot;FN&quot;;&quot;TN&quot;) )" office:value-type="string" office:string-value="FN" calcext:value-type="string">
            <text:p>FN</text:p>
          </table:table-cell>
          <table:table-cell table:formula="of:=IF(OR([$humanevaluator.C25]=1;[$humanevaluator.C25]=3);     IF(OR([$chatgpt.E25]=1;[$chatgpt.E25]=3);&quot;TP&quot;;&quot;FP&quot;);     IF(OR([$chatgpt.E25]=1;[$chatgpt.E25]=3);&quot;FN&quot;;&quot;TN&quot;) )" office:value-type="string" office:string-value="FN" calcext:value-type="string">
            <text:p>FN</text:p>
          </table:table-cell>
          <table:table-cell table:formula="of:=IF(OR([$humanevaluator.D25]=1;[$humanevaluator.D25]=3);     IF(OR([$chatgpt.F25]=1;[$chatgpt.F25]=3);&quot;TP&quot;;&quot;FP&quot;);     IF(OR([$chatgpt.F25]=1;[$chatgpt.F25]=3);&quot;FN&quot;;&quot;TN&quot;) )" office:value-type="string" office:string-value="TP" calcext:value-type="string">
            <text:p>TP</text:p>
          </table:table-cell>
          <table:table-cell table:formula="of:=IF(OR([$humanevaluator.E25]=1;[$humanevaluator.E25]=3);     IF(OR([$chatgpt.G25]=1;[$chatgpt.G25]=3);&quot;TP&quot;;&quot;FP&quot;);     IF(OR([$chatgpt.G25]=1;[$chatgpt.G25]=3);&quot;FN&quot;;&quot;TN&quot;) )" office:value-type="string" office:string-value="FN" calcext:value-type="string">
            <text:p>FN</text:p>
          </table:table-cell>
          <table:table-cell table:formula="of:=IF(OR([$humanevaluator.F25]=1;[$humanevaluator.F25]=3);     IF(OR([$chatgpt.H25]=1;[$chatgpt.H25]=3);&quot;TP&quot;;&quot;FP&quot;);     IF(OR([$chatgpt.H25]=1;[$chatgpt.H25]=3);&quot;FN&quot;;&quot;TN&quot;) )" office:value-type="string" office:string-value="TP" calcext:value-type="string">
            <text:p>TP</text:p>
          </table:table-cell>
          <table:table-cell table:formula="of:=IF(OR([$humanevaluator.G25]=1;[$humanevaluator.G25]=3);     IF(OR([$chatgpt.I25]=1;[$chatgpt.I25]=3);&quot;TP&quot;;&quot;FP&quot;);     IF(OR([$chatgpt.I25]=1;[$chatgpt.I25]=3);&quot;FN&quot;;&quot;TN&quot;) )" office:value-type="string" office:string-value="FN" calcext:value-type="string">
            <text:p>FN</text:p>
          </table:table-cell>
          <table:table-cell table:formula="of:=IF(OR([$humanevaluator.H25]=1;[$humanevaluator.H25]=3);     IF(OR([$chatgpt.J25]=1;[$chatgpt.J25]=3);&quot;TP&quot;;&quot;FP&quot;);     IF(OR([$chatgpt.J25]=1;[$chatgpt.J25]=3);&quot;FN&quot;;&quot;TN&quot;) )" office:value-type="string" office:string-value="TN" calcext:value-type="string">
            <text:p>TN</text:p>
          </table:table-cell>
          <table:table-cell table:formula="of:=IF(OR([$humanevaluator.I25]=1;[$humanevaluator.I25]=3);     IF(OR([$chatgpt.K25]=1;[$chatgpt.K25]=3);&quot;TP&quot;;&quot;FP&quot;);     IF(OR([$chatgpt.K25]=1;[$chatgpt.K2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17:.I26];&quot;TN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26]=1;[$humanevaluator.B26]=3);     IF(OR([$chatgpt.D26]=1;[$chatgpt.D26]=3);&quot;TP&quot;;&quot;FP&quot;);     IF(OR([$chatgpt.D26]=1;[$chatgpt.D26]=3);&quot;FN&quot;;&quot;TN&quot;) )" office:value-type="string" office:string-value="FN" calcext:value-type="string">
            <text:p>FN</text:p>
          </table:table-cell>
          <table:table-cell table:formula="of:=IF(OR([$humanevaluator.C26]=1;[$humanevaluator.C26]=3);     IF(OR([$chatgpt.E26]=1;[$chatgpt.E26]=3);&quot;TP&quot;;&quot;FP&quot;);     IF(OR([$chatgpt.E26]=1;[$chatgpt.E26]=3);&quot;FN&quot;;&quot;TN&quot;) )" office:value-type="string" office:string-value="FN" calcext:value-type="string">
            <text:p>FN</text:p>
          </table:table-cell>
          <table:table-cell table:formula="of:=IF(OR([$humanevaluator.D26]=1;[$humanevaluator.D26]=3);     IF(OR([$chatgpt.F26]=1;[$chatgpt.F26]=3);&quot;TP&quot;;&quot;FP&quot;);     IF(OR([$chatgpt.F26]=1;[$chatgpt.F26]=3);&quot;FN&quot;;&quot;TN&quot;) )" office:value-type="string" office:string-value="TP" calcext:value-type="string">
            <text:p>TP</text:p>
          </table:table-cell>
          <table:table-cell table:formula="of:=IF(OR([$humanevaluator.E26]=1;[$humanevaluator.E26]=3);     IF(OR([$chatgpt.G26]=1;[$chatgpt.G26]=3);&quot;TP&quot;;&quot;FP&quot;);     IF(OR([$chatgpt.G26]=1;[$chatgpt.G26]=3);&quot;FN&quot;;&quot;TN&quot;) )" office:value-type="string" office:string-value="FN" calcext:value-type="string">
            <text:p>FN</text:p>
          </table:table-cell>
          <table:table-cell table:formula="of:=IF(OR([$humanevaluator.F26]=1;[$humanevaluator.F26]=3);     IF(OR([$chatgpt.H26]=1;[$chatgpt.H26]=3);&quot;TP&quot;;&quot;FP&quot;);     IF(OR([$chatgpt.H26]=1;[$chatgpt.H26]=3);&quot;FN&quot;;&quot;TN&quot;) )" office:value-type="string" office:string-value="TP" calcext:value-type="string">
            <text:p>TP</text:p>
          </table:table-cell>
          <table:table-cell table:formula="of:=IF(OR([$humanevaluator.G26]=1;[$humanevaluator.G26]=3);     IF(OR([$chatgpt.I26]=1;[$chatgpt.I26]=3);&quot;TP&quot;;&quot;FP&quot;);     IF(OR([$chatgpt.I26]=1;[$chatgpt.I26]=3);&quot;FN&quot;;&quot;TN&quot;) )" office:value-type="string" office:string-value="FN" calcext:value-type="string">
            <text:p>FN</text:p>
          </table:table-cell>
          <table:table-cell table:formula="of:=IF(OR([$humanevaluator.H26]=1;[$humanevaluator.H26]=3);     IF(OR([$chatgpt.J26]=1;[$chatgpt.J26]=3);&quot;TP&quot;;&quot;FP&quot;);     IF(OR([$chatgpt.J26]=1;[$chatgpt.J26]=3);&quot;FN&quot;;&quot;TN&quot;) )" office:value-type="string" office:string-value="TN" calcext:value-type="string">
            <text:p>TN</text:p>
          </table:table-cell>
          <table:table-cell table:formula="of:=IF(OR([$humanevaluator.I26]=1;[$humanevaluator.I26]=3);     IF(OR([$chatgpt.K26]=1;[$chatgpt.K26]=3);&quot;TP&quot;;&quot;FP&quot;);     IF(OR([$chatgpt.K26]=1;[$chatgpt.K26]=3);&quot;FN&quot;;&quot;TN&quot;) )" office:value-type="string" office:string-value="TN" calcext:value-type="string">
            <text:p>TN</text:p>
          </table:table-cell>
          <table:table-cell table:style-name="ce4" office:value-type="string" calcext:value-type="string">
            <text:p>FP:</text:p>
          </table:table-cell>
          <table:table-cell table:formula="of:=COUNTIF([.B17:.I26];&quot;FP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27]=1;[$humanevaluator.B27]=3);     IF(OR([$chatgpt.D27]=1;[$chatgpt.D27]=3);&quot;TP&quot;;&quot;FP&quot;);     IF(OR([$chatgpt.D27]=1;[$chatgpt.D27]=3);&quot;FN&quot;;&quot;TN&quot;) )" office:value-type="string" office:string-value="FN" calcext:value-type="string">
            <text:p>FN</text:p>
          </table:table-cell>
          <table:table-cell table:formula="of:=IF(OR([$humanevaluator.C27]=1;[$humanevaluator.C27]=3);     IF(OR([$chatgpt.E27]=1;[$chatgpt.E27]=3);&quot;TP&quot;;&quot;FP&quot;);     IF(OR([$chatgpt.E27]=1;[$chatgpt.E27]=3);&quot;FN&quot;;&quot;TN&quot;) )" office:value-type="string" office:string-value="FN" calcext:value-type="string">
            <text:p>FN</text:p>
          </table:table-cell>
          <table:table-cell table:formula="of:=IF(OR([$humanevaluator.D27]=1;[$humanevaluator.D27]=3);     IF(OR([$chatgpt.F27]=1;[$chatgpt.F27]=3);&quot;TP&quot;;&quot;FP&quot;);     IF(OR([$chatgpt.F27]=1;[$chatgpt.F27]=3);&quot;FN&quot;;&quot;TN&quot;) )" office:value-type="string" office:string-value="TP" calcext:value-type="string">
            <text:p>TP</text:p>
          </table:table-cell>
          <table:table-cell table:formula="of:=IF(OR([$humanevaluator.E27]=1;[$humanevaluator.E27]=3);     IF(OR([$chatgpt.G27]=1;[$chatgpt.G27]=3);&quot;TP&quot;;&quot;FP&quot;);     IF(OR([$chatgpt.G27]=1;[$chatgpt.G27]=3);&quot;FN&quot;;&quot;TN&quot;) )" office:value-type="string" office:string-value="FN" calcext:value-type="string">
            <text:p>FN</text:p>
          </table:table-cell>
          <table:table-cell table:formula="of:=IF(OR([$humanevaluator.F27]=1;[$humanevaluator.F27]=3);     IF(OR([$chatgpt.H27]=1;[$chatgpt.H27]=3);&quot;TP&quot;;&quot;FP&quot;);     IF(OR([$chatgpt.H27]=1;[$chatgpt.H27]=3);&quot;FN&quot;;&quot;TN&quot;) )" office:value-type="string" office:string-value="TP" calcext:value-type="string">
            <text:p>TP</text:p>
          </table:table-cell>
          <table:table-cell table:formula="of:=IF(OR([$humanevaluator.G27]=1;[$humanevaluator.G27]=3);     IF(OR([$chatgpt.I27]=1;[$chatgpt.I27]=3);&quot;TP&quot;;&quot;FP&quot;);     IF(OR([$chatgpt.I27]=1;[$chatgpt.I27]=3);&quot;FN&quot;;&quot;TN&quot;) )" office:value-type="string" office:string-value="FN" calcext:value-type="string">
            <text:p>FN</text:p>
          </table:table-cell>
          <table:table-cell table:formula="of:=IF(OR([$humanevaluator.H27]=1;[$humanevaluator.H27]=3);     IF(OR([$chatgpt.J27]=1;[$chatgpt.J27]=3);&quot;TP&quot;;&quot;FP&quot;);     IF(OR([$chatgpt.J27]=1;[$chatgpt.J27]=3);&quot;FN&quot;;&quot;TN&quot;) )" office:value-type="string" office:string-value="TN" calcext:value-type="string">
            <text:p>TN</text:p>
          </table:table-cell>
          <table:table-cell table:formula="of:=IF(OR([$humanevaluator.I27]=1;[$humanevaluator.I27]=3);     IF(OR([$chatgpt.K27]=1;[$chatgpt.K27]=3);&quot;TP&quot;;&quot;FP&quot;);     IF(OR([$chatgpt.K27]=1;[$chatgpt.K2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17:.I26];&quot;TP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28]=1;[$humanevaluator.B28]=3);     IF(OR([$chatgpt.D28]=1;[$chatgpt.D28]=3);&quot;TP&quot;;&quot;FP&quot;);     IF(OR([$chatgpt.D28]=1;[$chatgpt.D28]=3);&quot;FN&quot;;&quot;TN&quot;) )" office:value-type="string" office:string-value="FN" calcext:value-type="string">
            <text:p>FN</text:p>
          </table:table-cell>
          <table:table-cell table:formula="of:=IF(OR([$humanevaluator.C28]=1;[$humanevaluator.C28]=3);     IF(OR([$chatgpt.E28]=1;[$chatgpt.E28]=3);&quot;TP&quot;;&quot;FP&quot;);     IF(OR([$chatgpt.E28]=1;[$chatgpt.E28]=3);&quot;FN&quot;;&quot;TN&quot;) )" office:value-type="string" office:string-value="FN" calcext:value-type="string">
            <text:p>FN</text:p>
          </table:table-cell>
          <table:table-cell table:formula="of:=IF(OR([$humanevaluator.D28]=1;[$humanevaluator.D28]=3);     IF(OR([$chatgpt.F28]=1;[$chatgpt.F28]=3);&quot;TP&quot;;&quot;FP&quot;);     IF(OR([$chatgpt.F28]=1;[$chatgpt.F28]=3);&quot;FN&quot;;&quot;TN&quot;) )" office:value-type="string" office:string-value="TP" calcext:value-type="string">
            <text:p>TP</text:p>
          </table:table-cell>
          <table:table-cell table:formula="of:=IF(OR([$humanevaluator.E28]=1;[$humanevaluator.E28]=3);     IF(OR([$chatgpt.G28]=1;[$chatgpt.G28]=3);&quot;TP&quot;;&quot;FP&quot;);     IF(OR([$chatgpt.G28]=1;[$chatgpt.G28]=3);&quot;FN&quot;;&quot;TN&quot;) )" office:value-type="string" office:string-value="FN" calcext:value-type="string">
            <text:p>FN</text:p>
          </table:table-cell>
          <table:table-cell table:formula="of:=IF(OR([$humanevaluator.F28]=1;[$humanevaluator.F28]=3);     IF(OR([$chatgpt.H28]=1;[$chatgpt.H28]=3);&quot;TP&quot;;&quot;FP&quot;);     IF(OR([$chatgpt.H28]=1;[$chatgpt.H28]=3);&quot;FN&quot;;&quot;TN&quot;) )" office:value-type="string" office:string-value="TP" calcext:value-type="string">
            <text:p>TP</text:p>
          </table:table-cell>
          <table:table-cell table:formula="of:=IF(OR([$humanevaluator.G28]=1;[$humanevaluator.G28]=3);     IF(OR([$chatgpt.I28]=1;[$chatgpt.I28]=3);&quot;TP&quot;;&quot;FP&quot;);     IF(OR([$chatgpt.I28]=1;[$chatgpt.I28]=3);&quot;FN&quot;;&quot;TN&quot;) )" office:value-type="string" office:string-value="FN" calcext:value-type="string">
            <text:p>FN</text:p>
          </table:table-cell>
          <table:table-cell table:formula="of:=IF(OR([$humanevaluator.H28]=1;[$humanevaluator.H28]=3);     IF(OR([$chatgpt.J28]=1;[$chatgpt.J28]=3);&quot;TP&quot;;&quot;FP&quot;);     IF(OR([$chatgpt.J28]=1;[$chatgpt.J28]=3);&quot;FN&quot;;&quot;TN&quot;) )" office:value-type="string" office:string-value="TN" calcext:value-type="string">
            <text:p>TN</text:p>
          </table:table-cell>
          <table:table-cell table:formula="of:=IF(OR([$humanevaluator.I28]=1;[$humanevaluator.I28]=3);     IF(OR([$chatgpt.K28]=1;[$chatgpt.K28]=3);&quot;TP&quot;;&quot;FP&quot;);     IF(OR([$chatgpt.K28]=1;[$chatgpt.K2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29]=1;[$humanevaluator.B29]=3);     IF(OR([$chatgpt.D29]=1;[$chatgpt.D29]=3);&quot;TP&quot;;&quot;FP&quot;);     IF(OR([$chatgpt.D29]=1;[$chatgpt.D29]=3);&quot;FN&quot;;&quot;TN&quot;) )" office:value-type="string" office:string-value="FN" calcext:value-type="string">
            <text:p>FN</text:p>
          </table:table-cell>
          <table:table-cell table:formula="of:=IF(OR([$humanevaluator.C29]=1;[$humanevaluator.C29]=3);     IF(OR([$chatgpt.E29]=1;[$chatgpt.E29]=3);&quot;TP&quot;;&quot;FP&quot;);     IF(OR([$chatgpt.E29]=1;[$chatgpt.E29]=3);&quot;FN&quot;;&quot;TN&quot;) )" office:value-type="string" office:string-value="FN" calcext:value-type="string">
            <text:p>FN</text:p>
          </table:table-cell>
          <table:table-cell table:formula="of:=IF(OR([$humanevaluator.D29]=1;[$humanevaluator.D29]=3);     IF(OR([$chatgpt.F29]=1;[$chatgpt.F29]=3);&quot;TP&quot;;&quot;FP&quot;);     IF(OR([$chatgpt.F29]=1;[$chatgpt.F29]=3);&quot;FN&quot;;&quot;TN&quot;) )" office:value-type="string" office:string-value="TP" calcext:value-type="string">
            <text:p>TP</text:p>
          </table:table-cell>
          <table:table-cell table:formula="of:=IF(OR([$humanevaluator.E29]=1;[$humanevaluator.E29]=3);     IF(OR([$chatgpt.G29]=1;[$chatgpt.G29]=3);&quot;TP&quot;;&quot;FP&quot;);     IF(OR([$chatgpt.G29]=1;[$chatgpt.G29]=3);&quot;FN&quot;;&quot;TN&quot;) )" office:value-type="string" office:string-value="FN" calcext:value-type="string">
            <text:p>FN</text:p>
          </table:table-cell>
          <table:table-cell table:formula="of:=IF(OR([$humanevaluator.F29]=1;[$humanevaluator.F29]=3);     IF(OR([$chatgpt.H29]=1;[$chatgpt.H29]=3);&quot;TP&quot;;&quot;FP&quot;);     IF(OR([$chatgpt.H29]=1;[$chatgpt.H29]=3);&quot;FN&quot;;&quot;TN&quot;) )" office:value-type="string" office:string-value="TP" calcext:value-type="string">
            <text:p>TP</text:p>
          </table:table-cell>
          <table:table-cell table:formula="of:=IF(OR([$humanevaluator.G29]=1;[$humanevaluator.G29]=3);     IF(OR([$chatgpt.I29]=1;[$chatgpt.I29]=3);&quot;TP&quot;;&quot;FP&quot;);     IF(OR([$chatgpt.I29]=1;[$chatgpt.I29]=3);&quot;FN&quot;;&quot;TN&quot;) )" office:value-type="string" office:string-value="FN" calcext:value-type="string">
            <text:p>FN</text:p>
          </table:table-cell>
          <table:table-cell table:formula="of:=IF(OR([$humanevaluator.H29]=1;[$humanevaluator.H29]=3);     IF(OR([$chatgpt.J29]=1;[$chatgpt.J29]=3);&quot;TP&quot;;&quot;FP&quot;);     IF(OR([$chatgpt.J29]=1;[$chatgpt.J29]=3);&quot;FN&quot;;&quot;TN&quot;) )" office:value-type="string" office:string-value="TN" calcext:value-type="string">
            <text:p>TN</text:p>
          </table:table-cell>
          <table:table-cell table:formula="of:=IF(OR([$humanevaluator.I29]=1;[$humanevaluator.I29]=3);     IF(OR([$chatgpt.K29]=1;[$chatgpt.K29]=3);&quot;TP&quot;;&quot;FP&quot;);     IF(OR([$chatgpt.K29]=1;[$chatgpt.K29]=3);&quot;FN&quot;;&quot;TN&quot;) )" office:value-type="string" office:string-value="TN" calcext:value-type="string">
            <text:p>TN</text:p>
          </table:table-cell>
          <table:table-cell table:style-name="ce4" office:value-type="string" calcext:value-type="string">
            <text:p>Accuracy : </text:p>
          </table:table-cell>
          <table:table-cell table:formula="of:=([.K22]+[.K20])/([.K19]+[.K20]+[.K21]+[.K22])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30]=1;[$humanevaluator.B30]=3);     IF(OR([$chatgpt.D30]=1;[$chatgpt.D30]=3);&quot;TP&quot;;&quot;FP&quot;);     IF(OR([$chatgpt.D30]=1;[$chatgpt.D30]=3);&quot;FN&quot;;&quot;TN&quot;) )" office:value-type="string" office:string-value="FN" calcext:value-type="string">
            <text:p>FN</text:p>
          </table:table-cell>
          <table:table-cell table:formula="of:=IF(OR([$humanevaluator.C30]=1;[$humanevaluator.C30]=3);     IF(OR([$chatgpt.E30]=1;[$chatgpt.E30]=3);&quot;TP&quot;;&quot;FP&quot;);     IF(OR([$chatgpt.E30]=1;[$chatgpt.E30]=3);&quot;FN&quot;;&quot;TN&quot;) )" office:value-type="string" office:string-value="FN" calcext:value-type="string">
            <text:p>FN</text:p>
          </table:table-cell>
          <table:table-cell table:formula="of:=IF(OR([$humanevaluator.D30]=1;[$humanevaluator.D30]=3);     IF(OR([$chatgpt.F30]=1;[$chatgpt.F30]=3);&quot;TP&quot;;&quot;FP&quot;);     IF(OR([$chatgpt.F30]=1;[$chatgpt.F30]=3);&quot;FN&quot;;&quot;TN&quot;) )" office:value-type="string" office:string-value="TP" calcext:value-type="string">
            <text:p>TP</text:p>
          </table:table-cell>
          <table:table-cell table:formula="of:=IF(OR([$humanevaluator.E30]=1;[$humanevaluator.E30]=3);     IF(OR([$chatgpt.G30]=1;[$chatgpt.G30]=3);&quot;TP&quot;;&quot;FP&quot;);     IF(OR([$chatgpt.G30]=1;[$chatgpt.G30]=3);&quot;FN&quot;;&quot;TN&quot;) )" office:value-type="string" office:string-value="FN" calcext:value-type="string">
            <text:p>FN</text:p>
          </table:table-cell>
          <table:table-cell table:formula="of:=IF(OR([$humanevaluator.F30]=1;[$humanevaluator.F30]=3);     IF(OR([$chatgpt.H30]=1;[$chatgpt.H30]=3);&quot;TP&quot;;&quot;FP&quot;);     IF(OR([$chatgpt.H30]=1;[$chatgpt.H30]=3);&quot;FN&quot;;&quot;TN&quot;) )" office:value-type="string" office:string-value="TP" calcext:value-type="string">
            <text:p>TP</text:p>
          </table:table-cell>
          <table:table-cell table:formula="of:=IF(OR([$humanevaluator.G30]=1;[$humanevaluator.G30]=3);     IF(OR([$chatgpt.I30]=1;[$chatgpt.I30]=3);&quot;TP&quot;;&quot;FP&quot;);     IF(OR([$chatgpt.I30]=1;[$chatgpt.I30]=3);&quot;FN&quot;;&quot;TN&quot;) )" office:value-type="string" office:string-value="FN" calcext:value-type="string">
            <text:p>FN</text:p>
          </table:table-cell>
          <table:table-cell table:formula="of:=IF(OR([$humanevaluator.H30]=1;[$humanevaluator.H30]=3);     IF(OR([$chatgpt.J30]=1;[$chatgpt.J30]=3);&quot;TP&quot;;&quot;FP&quot;);     IF(OR([$chatgpt.J30]=1;[$chatgpt.J30]=3);&quot;FN&quot;;&quot;TN&quot;) )" office:value-type="string" office:string-value="TN" calcext:value-type="string">
            <text:p>TN</text:p>
          </table:table-cell>
          <table:table-cell table:formula="of:=IF(OR([$humanevaluator.I30]=1;[$humanevaluator.I30]=3);     IF(OR([$chatgpt.K30]=1;[$chatgpt.K30]=3);&quot;TP&quot;;&quot;FP&quot;);     IF(OR([$chatgpt.K30]=1;[$chatgpt.K3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20])/([.K20]+[.K22])" office:value-type="float" office:value="0.375" calcext:value-type="float">
            <text:p>0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31]=1;[$humanevaluator.B31]=3);     IF(OR([$chatgpt.D31]=1;[$chatgpt.D31]=3);&quot;TP&quot;;&quot;FP&quot;);     IF(OR([$chatgpt.D31]=1;[$chatgpt.D31]=3);&quot;FN&quot;;&quot;TN&quot;) )" office:value-type="string" office:string-value="FN" calcext:value-type="string">
            <text:p>FN</text:p>
          </table:table-cell>
          <table:table-cell table:formula="of:=IF(OR([$humanevaluator.C31]=1;[$humanevaluator.C31]=3);     IF(OR([$chatgpt.E31]=1;[$chatgpt.E31]=3);&quot;TP&quot;;&quot;FP&quot;);     IF(OR([$chatgpt.E31]=1;[$chatgpt.E31]=3);&quot;FN&quot;;&quot;TN&quot;) )" office:value-type="string" office:string-value="FN" calcext:value-type="string">
            <text:p>FN</text:p>
          </table:table-cell>
          <table:table-cell table:formula="of:=IF(OR([$humanevaluator.D31]=1;[$humanevaluator.D31]=3);     IF(OR([$chatgpt.F31]=1;[$chatgpt.F31]=3);&quot;TP&quot;;&quot;FP&quot;);     IF(OR([$chatgpt.F31]=1;[$chatgpt.F31]=3);&quot;FN&quot;;&quot;TN&quot;) )" office:value-type="string" office:string-value="TP" calcext:value-type="string">
            <text:p>TP</text:p>
          </table:table-cell>
          <table:table-cell table:formula="of:=IF(OR([$humanevaluator.E31]=1;[$humanevaluator.E31]=3);     IF(OR([$chatgpt.G31]=1;[$chatgpt.G31]=3);&quot;TP&quot;;&quot;FP&quot;);     IF(OR([$chatgpt.G31]=1;[$chatgpt.G31]=3);&quot;FN&quot;;&quot;TN&quot;) )" office:value-type="string" office:string-value="FN" calcext:value-type="string">
            <text:p>FN</text:p>
          </table:table-cell>
          <table:table-cell table:formula="of:=IF(OR([$humanevaluator.F31]=1;[$humanevaluator.F31]=3);     IF(OR([$chatgpt.H31]=1;[$chatgpt.H31]=3);&quot;TP&quot;;&quot;FP&quot;);     IF(OR([$chatgpt.H31]=1;[$chatgpt.H31]=3);&quot;FN&quot;;&quot;TN&quot;) )" office:value-type="string" office:string-value="TP" calcext:value-type="string">
            <text:p>TP</text:p>
          </table:table-cell>
          <table:table-cell table:formula="of:=IF(OR([$humanevaluator.G31]=1;[$humanevaluator.G31]=3);     IF(OR([$chatgpt.I31]=1;[$chatgpt.I31]=3);&quot;TP&quot;;&quot;FP&quot;);     IF(OR([$chatgpt.I31]=1;[$chatgpt.I31]=3);&quot;FN&quot;;&quot;TN&quot;) )" office:value-type="string" office:string-value="FN" calcext:value-type="string">
            <text:p>FN</text:p>
          </table:table-cell>
          <table:table-cell table:formula="of:=IF(OR([$humanevaluator.H31]=1;[$humanevaluator.H31]=3);     IF(OR([$chatgpt.J31]=1;[$chatgpt.J31]=3);&quot;TP&quot;;&quot;FP&quot;);     IF(OR([$chatgpt.J31]=1;[$chatgpt.J31]=3);&quot;FN&quot;;&quot;TN&quot;) )" office:value-type="string" office:string-value="TN" calcext:value-type="string">
            <text:p>TN</text:p>
          </table:table-cell>
          <table:table-cell table:formula="of:=IF(OR([$humanevaluator.I31]=1;[$humanevaluator.I31]=3);     IF(OR([$chatgpt.K31]=1;[$chatgpt.K31]=3);&quot;TP&quot;;&quot;FP&quot;);     IF(OR([$chatgpt.K31]=1;[$chatgpt.K3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22]/([.K22]+[.K19])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eepSeek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38]=1;[$humanevaluator.B38]=3);     IF(OR([$chatgpt.D38]=1;[$chatgpt.D38]=3);&quot;TP&quot;;&quot;FP&quot;);     IF(OR([$chatgpt.D38]=1;[$chatgpt.D38]=3);&quot;FN&quot;;&quot;TN&quot;) )" office:value-type="string" office:string-value="FP" calcext:value-type="string">
            <text:p>FP</text:p>
          </table:table-cell>
          <table:table-cell table:formula="of:=IF(OR([$humanevaluator.C38]=1;[$humanevaluator.C38]=3);     IF(OR([$chatgpt.E38]=1;[$chatgpt.E38]=3);&quot;TP&quot;;&quot;FP&quot;);     IF(OR([$chatgpt.E38]=1;[$chatgpt.E38]=3);&quot;FN&quot;;&quot;TN&quot;) )" office:value-type="string" office:string-value="TP" calcext:value-type="string">
            <text:p>TP</text:p>
          </table:table-cell>
          <table:table-cell table:formula="of:=IF(OR([$humanevaluator.D38]=1;[$humanevaluator.D38]=3);     IF(OR([$chatgpt.F38]=1;[$chatgpt.F38]=3);&quot;TP&quot;;&quot;FP&quot;);     IF(OR([$chatgpt.F38]=1;[$chatgpt.F38]=3);&quot;FN&quot;;&quot;TN&quot;) )" office:value-type="string" office:string-value="TP" calcext:value-type="string">
            <text:p>TP</text:p>
          </table:table-cell>
          <table:table-cell table:formula="of:=IF(OR([$humanevaluator.E38]=1;[$humanevaluator.E38]=3);     IF(OR([$chatgpt.G38]=1;[$chatgpt.G38]=3);&quot;TP&quot;;&quot;FP&quot;);     IF(OR([$chatgpt.G38]=1;[$chatgpt.G38]=3);&quot;FN&quot;;&quot;TN&quot;) )" office:value-type="string" office:string-value="TP" calcext:value-type="string">
            <text:p>TP</text:p>
          </table:table-cell>
          <table:table-cell table:formula="of:=IF(OR([$humanevaluator.F38]=1;[$humanevaluator.F38]=3);     IF(OR([$chatgpt.H38]=1;[$chatgpt.H38]=3);&quot;TP&quot;;&quot;FP&quot;);     IF(OR([$chatgpt.H38]=1;[$chatgpt.H38]=3);&quot;FN&quot;;&quot;TN&quot;) )" office:value-type="string" office:string-value="TP" calcext:value-type="string">
            <text:p>TP</text:p>
          </table:table-cell>
          <table:table-cell table:formula="of:=IF(OR([$humanevaluator.G38]=1;[$humanevaluator.G38]=3);     IF(OR([$chatgpt.I38]=1;[$chatgpt.I38]=3);&quot;TP&quot;;&quot;FP&quot;);     IF(OR([$chatgpt.I38]=1;[$chatgpt.I38]=3);&quot;FN&quot;;&quot;TN&quot;) )" office:value-type="string" office:string-value="TP" calcext:value-type="string">
            <text:p>TP</text:p>
          </table:table-cell>
          <table:table-cell table:formula="of:=IF(OR([$humanevaluator.H38]=1;[$humanevaluator.H38]=3);     IF(OR([$chatgpt.J38]=1;[$chatgpt.J38]=3);&quot;TP&quot;;&quot;FP&quot;);     IF(OR([$chatgpt.J38]=1;[$chatgpt.J38]=3);&quot;FN&quot;;&quot;TN&quot;) )" office:value-type="string" office:string-value="FP" calcext:value-type="string">
            <text:p>FP</text:p>
          </table:table-cell>
          <table:table-cell table:formula="of:=IF(OR([$humanevaluator.I38]=1;[$humanevaluator.I38]=3);     IF(OR([$chatgpt.K38]=1;[$chatgpt.K38]=3);&quot;TP&quot;;&quot;FP&quot;);     IF(OR([$chatgpt.K38]=1;[$chatgpt.K38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39]=1;[$humanevaluator.B39]=3);     IF(OR([$chatgpt.D39]=1;[$chatgpt.D39]=3);&quot;TP&quot;;&quot;FP&quot;);     IF(OR([$chatgpt.D39]=1;[$chatgpt.D39]=3);&quot;FN&quot;;&quot;TN&quot;) )" office:value-type="string" office:string-value="FN" calcext:value-type="string">
            <text:p>FN</text:p>
          </table:table-cell>
          <table:table-cell table:formula="of:=IF(OR([$humanevaluator.C39]=1;[$humanevaluator.C39]=3);     IF(OR([$chatgpt.E39]=1;[$chatgpt.E39]=3);&quot;TP&quot;;&quot;FP&quot;);     IF(OR([$chatgpt.E39]=1;[$chatgpt.E39]=3);&quot;FN&quot;;&quot;TN&quot;) )" office:value-type="string" office:string-value="TP" calcext:value-type="string">
            <text:p>TP</text:p>
          </table:table-cell>
          <table:table-cell table:formula="of:=IF(OR([$humanevaluator.D39]=1;[$humanevaluator.D39]=3);     IF(OR([$chatgpt.F39]=1;[$chatgpt.F39]=3);&quot;TP&quot;;&quot;FP&quot;);     IF(OR([$chatgpt.F39]=1;[$chatgpt.F39]=3);&quot;FN&quot;;&quot;TN&quot;) )" office:value-type="string" office:string-value="TP" calcext:value-type="string">
            <text:p>TP</text:p>
          </table:table-cell>
          <table:table-cell table:formula="of:=IF(OR([$humanevaluator.E39]=1;[$humanevaluator.E39]=3);     IF(OR([$chatgpt.G39]=1;[$chatgpt.G39]=3);&quot;TP&quot;;&quot;FP&quot;);     IF(OR([$chatgpt.G39]=1;[$chatgpt.G39]=3);&quot;FN&quot;;&quot;TN&quot;) )" office:value-type="string" office:string-value="TP" calcext:value-type="string">
            <text:p>TP</text:p>
          </table:table-cell>
          <table:table-cell table:formula="of:=IF(OR([$humanevaluator.F39]=1;[$humanevaluator.F39]=3);     IF(OR([$chatgpt.H39]=1;[$chatgpt.H39]=3);&quot;TP&quot;;&quot;FP&quot;);     IF(OR([$chatgpt.H39]=1;[$chatgpt.H39]=3);&quot;FN&quot;;&quot;TN&quot;) )" office:value-type="string" office:string-value="TP" calcext:value-type="string">
            <text:p>TP</text:p>
          </table:table-cell>
          <table:table-cell table:formula="of:=IF(OR([$humanevaluator.G39]=1;[$humanevaluator.G39]=3);     IF(OR([$chatgpt.I39]=1;[$chatgpt.I39]=3);&quot;TP&quot;;&quot;FP&quot;);     IF(OR([$chatgpt.I39]=1;[$chatgpt.I39]=3);&quot;FN&quot;;&quot;TN&quot;) )" office:value-type="string" office:string-value="TP" calcext:value-type="string">
            <text:p>TP</text:p>
          </table:table-cell>
          <table:table-cell table:formula="of:=IF(OR([$humanevaluator.H39]=1;[$humanevaluator.H39]=3);     IF(OR([$chatgpt.J39]=1;[$chatgpt.J39]=3);&quot;TP&quot;;&quot;FP&quot;);     IF(OR([$chatgpt.J39]=1;[$chatgpt.J39]=3);&quot;FN&quot;;&quot;TN&quot;) )" office:value-type="string" office:string-value="FP" calcext:value-type="string">
            <text:p>FP</text:p>
          </table:table-cell>
          <table:table-cell table:formula="of:=IF(OR([$humanevaluator.I39]=1;[$humanevaluator.I39]=3);     IF(OR([$chatgpt.K39]=1;[$chatgpt.K39]=3);&quot;TP&quot;;&quot;FP&quot;);     IF(OR([$chatgpt.K39]=1;[$chatgpt.K39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40]=1;[$humanevaluator.B40]=3);     IF(OR([$chatgpt.D40]=1;[$chatgpt.D40]=3);&quot;TP&quot;;&quot;FP&quot;);     IF(OR([$chatgpt.D40]=1;[$chatgpt.D40]=3);&quot;FN&quot;;&quot;TN&quot;) )" office:value-type="string" office:string-value="FN" calcext:value-type="string">
            <text:p>FN</text:p>
          </table:table-cell>
          <table:table-cell table:formula="of:=IF(OR([$humanevaluator.C40]=1;[$humanevaluator.C40]=3);     IF(OR([$chatgpt.E40]=1;[$chatgpt.E40]=3);&quot;TP&quot;;&quot;FP&quot;);     IF(OR([$chatgpt.E40]=1;[$chatgpt.E40]=3);&quot;FN&quot;;&quot;TN&quot;) )" office:value-type="string" office:string-value="TP" calcext:value-type="string">
            <text:p>TP</text:p>
          </table:table-cell>
          <table:table-cell table:formula="of:=IF(OR([$humanevaluator.D40]=1;[$humanevaluator.D40]=3);     IF(OR([$chatgpt.F40]=1;[$chatgpt.F40]=3);&quot;TP&quot;;&quot;FP&quot;);     IF(OR([$chatgpt.F40]=1;[$chatgpt.F40]=3);&quot;FN&quot;;&quot;TN&quot;) )" office:value-type="string" office:string-value="FN" calcext:value-type="string">
            <text:p>FN</text:p>
          </table:table-cell>
          <table:table-cell table:formula="of:=IF(OR([$humanevaluator.E40]=1;[$humanevaluator.E40]=3);     IF(OR([$chatgpt.G40]=1;[$chatgpt.G40]=3);&quot;TP&quot;;&quot;FP&quot;);     IF(OR([$chatgpt.G40]=1;[$chatgpt.G40]=3);&quot;FN&quot;;&quot;TN&quot;) )" office:value-type="string" office:string-value="TP" calcext:value-type="string">
            <text:p>TP</text:p>
          </table:table-cell>
          <table:table-cell table:formula="of:=IF(OR([$humanevaluator.F40]=1;[$humanevaluator.F40]=3);     IF(OR([$chatgpt.H40]=1;[$chatgpt.H40]=3);&quot;TP&quot;;&quot;FP&quot;);     IF(OR([$chatgpt.H40]=1;[$chatgpt.H40]=3);&quot;FN&quot;;&quot;TN&quot;) )" office:value-type="string" office:string-value="TP" calcext:value-type="string">
            <text:p>TP</text:p>
          </table:table-cell>
          <table:table-cell table:formula="of:=IF(OR([$humanevaluator.G40]=1;[$humanevaluator.G40]=3);     IF(OR([$chatgpt.I40]=1;[$chatgpt.I40]=3);&quot;TP&quot;;&quot;FP&quot;);     IF(OR([$chatgpt.I40]=1;[$chatgpt.I40]=3);&quot;FN&quot;;&quot;TN&quot;) )" office:value-type="string" office:string-value="TP" calcext:value-type="string">
            <text:p>TP</text:p>
          </table:table-cell>
          <table:table-cell table:formula="of:=IF(OR([$humanevaluator.H40]=1;[$humanevaluator.H40]=3);     IF(OR([$chatgpt.J40]=1;[$chatgpt.J40]=3);&quot;TP&quot;;&quot;FP&quot;);     IF(OR([$chatgpt.J40]=1;[$chatgpt.J40]=3);&quot;FN&quot;;&quot;TN&quot;) )" office:value-type="string" office:string-value="FP" calcext:value-type="string">
            <text:p>FP</text:p>
          </table:table-cell>
          <table:table-cell table:formula="of:=IF(OR([$humanevaluator.I40]=1;[$humanevaluator.I40]=3);     IF(OR([$chatgpt.K40]=1;[$chatgpt.K40]=3);&quot;TP&quot;;&quot;FP&quot;);     IF(OR([$chatgpt.K40]=1;[$chatgpt.K40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28:.I37];&quot;FN&quot;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41]=1;[$humanevaluator.B41]=3);     IF(OR([$chatgpt.D41]=1;[$chatgpt.D41]=3);&quot;TP&quot;;&quot;FP&quot;);     IF(OR([$chatgpt.D41]=1;[$chatgpt.D41]=3);&quot;FN&quot;;&quot;TN&quot;) )" office:value-type="string" office:string-value="FN" calcext:value-type="string">
            <text:p>FN</text:p>
          </table:table-cell>
          <table:table-cell table:formula="of:=IF(OR([$humanevaluator.C41]=1;[$humanevaluator.C41]=3);     IF(OR([$chatgpt.E41]=1;[$chatgpt.E41]=3);&quot;TP&quot;;&quot;FP&quot;);     IF(OR([$chatgpt.E41]=1;[$chatgpt.E41]=3);&quot;FN&quot;;&quot;TN&quot;) )" office:value-type="string" office:string-value="FN" calcext:value-type="string">
            <text:p>FN</text:p>
          </table:table-cell>
          <table:table-cell table:formula="of:=IF(OR([$humanevaluator.D41]=1;[$humanevaluator.D41]=3);     IF(OR([$chatgpt.F41]=1;[$chatgpt.F41]=3);&quot;TP&quot;;&quot;FP&quot;);     IF(OR([$chatgpt.F41]=1;[$chatgpt.F41]=3);&quot;FN&quot;;&quot;TN&quot;) )" office:value-type="string" office:string-value="TP" calcext:value-type="string">
            <text:p>TP</text:p>
          </table:table-cell>
          <table:table-cell table:formula="of:=IF(OR([$humanevaluator.E41]=1;[$humanevaluator.E41]=3);     IF(OR([$chatgpt.G41]=1;[$chatgpt.G41]=3);&quot;TP&quot;;&quot;FP&quot;);     IF(OR([$chatgpt.G41]=1;[$chatgpt.G41]=3);&quot;FN&quot;;&quot;TN&quot;) )" office:value-type="string" office:string-value="TP" calcext:value-type="string">
            <text:p>TP</text:p>
          </table:table-cell>
          <table:table-cell table:formula="of:=IF(OR([$humanevaluator.F41]=1;[$humanevaluator.F41]=3);     IF(OR([$chatgpt.H41]=1;[$chatgpt.H41]=3);&quot;TP&quot;;&quot;FP&quot;);     IF(OR([$chatgpt.H41]=1;[$chatgpt.H41]=3);&quot;FN&quot;;&quot;TN&quot;) )" office:value-type="string" office:string-value="TP" calcext:value-type="string">
            <text:p>TP</text:p>
          </table:table-cell>
          <table:table-cell table:formula="of:=IF(OR([$humanevaluator.G41]=1;[$humanevaluator.G41]=3);     IF(OR([$chatgpt.I41]=1;[$chatgpt.I41]=3);&quot;TP&quot;;&quot;FP&quot;);     IF(OR([$chatgpt.I41]=1;[$chatgpt.I41]=3);&quot;FN&quot;;&quot;TN&quot;) )" office:value-type="string" office:string-value="TP" calcext:value-type="string">
            <text:p>TP</text:p>
          </table:table-cell>
          <table:table-cell table:formula="of:=IF(OR([$humanevaluator.H41]=1;[$humanevaluator.H41]=3);     IF(OR([$chatgpt.J41]=1;[$chatgpt.J41]=3);&quot;TP&quot;;&quot;FP&quot;);     IF(OR([$chatgpt.J41]=1;[$chatgpt.J41]=3);&quot;FN&quot;;&quot;TN&quot;) )" office:value-type="string" office:string-value="FP" calcext:value-type="string">
            <text:p>FP</text:p>
          </table:table-cell>
          <table:table-cell table:formula="of:=IF(OR([$humanevaluator.I41]=1;[$humanevaluator.I41]=3);     IF(OR([$chatgpt.K41]=1;[$chatgpt.K41]=3);&quot;TP&quot;;&quot;FP&quot;);     IF(OR([$chatgpt.K41]=1;[$chatgpt.K4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28:.I37];&quot;TN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42]=1;[$humanevaluator.B42]=3);     IF(OR([$chatgpt.D42]=1;[$chatgpt.D42]=3);&quot;TP&quot;;&quot;FP&quot;);     IF(OR([$chatgpt.D42]=1;[$chatgpt.D42]=3);&quot;FN&quot;;&quot;TN&quot;) )" office:value-type="string" office:string-value="FN" calcext:value-type="string">
            <text:p>FN</text:p>
          </table:table-cell>
          <table:table-cell table:formula="of:=IF(OR([$humanevaluator.C42]=1;[$humanevaluator.C42]=3);     IF(OR([$chatgpt.E42]=1;[$chatgpt.E42]=3);&quot;TP&quot;;&quot;FP&quot;);     IF(OR([$chatgpt.E42]=1;[$chatgpt.E42]=3);&quot;FN&quot;;&quot;TN&quot;) )" office:value-type="string" office:string-value="FN" calcext:value-type="string">
            <text:p>FN</text:p>
          </table:table-cell>
          <table:table-cell table:formula="of:=IF(OR([$humanevaluator.D42]=1;[$humanevaluator.D42]=3);     IF(OR([$chatgpt.F42]=1;[$chatgpt.F42]=3);&quot;TP&quot;;&quot;FP&quot;);     IF(OR([$chatgpt.F42]=1;[$chatgpt.F42]=3);&quot;FN&quot;;&quot;TN&quot;) )" office:value-type="string" office:string-value="FN" calcext:value-type="string">
            <text:p>FN</text:p>
          </table:table-cell>
          <table:table-cell table:formula="of:=IF(OR([$humanevaluator.E42]=1;[$humanevaluator.E42]=3);     IF(OR([$chatgpt.G42]=1;[$chatgpt.G42]=3);&quot;TP&quot;;&quot;FP&quot;);     IF(OR([$chatgpt.G42]=1;[$chatgpt.G42]=3);&quot;FN&quot;;&quot;TN&quot;) )" office:value-type="string" office:string-value="TP" calcext:value-type="string">
            <text:p>TP</text:p>
          </table:table-cell>
          <table:table-cell table:formula="of:=IF(OR([$humanevaluator.F42]=1;[$humanevaluator.F42]=3);     IF(OR([$chatgpt.H42]=1;[$chatgpt.H42]=3);&quot;TP&quot;;&quot;FP&quot;);     IF(OR([$chatgpt.H42]=1;[$chatgpt.H42]=3);&quot;FN&quot;;&quot;TN&quot;) )" office:value-type="string" office:string-value="TP" calcext:value-type="string">
            <text:p>TP</text:p>
          </table:table-cell>
          <table:table-cell table:formula="of:=IF(OR([$humanevaluator.G42]=1;[$humanevaluator.G42]=3);     IF(OR([$chatgpt.I42]=1;[$chatgpt.I42]=3);&quot;TP&quot;;&quot;FP&quot;);     IF(OR([$chatgpt.I42]=1;[$chatgpt.I42]=3);&quot;FN&quot;;&quot;TN&quot;) )" office:value-type="string" office:string-value="TP" calcext:value-type="string">
            <text:p>TP</text:p>
          </table:table-cell>
          <table:table-cell table:formula="of:=IF(OR([$humanevaluator.H42]=1;[$humanevaluator.H42]=3);     IF(OR([$chatgpt.J42]=1;[$chatgpt.J42]=3);&quot;TP&quot;;&quot;FP&quot;);     IF(OR([$chatgpt.J42]=1;[$chatgpt.J42]=3);&quot;FN&quot;;&quot;TN&quot;) )" office:value-type="string" office:string-value="FP" calcext:value-type="string">
            <text:p>FP</text:p>
          </table:table-cell>
          <table:table-cell table:formula="of:=IF(OR([$humanevaluator.I42]=1;[$humanevaluator.I42]=3);     IF(OR([$chatgpt.K42]=1;[$chatgpt.K42]=3);&quot;TP&quot;;&quot;FP&quot;);     IF(OR([$chatgpt.K42]=1;[$chatgpt.K4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28:.I37];&quot;FP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43]=1;[$humanevaluator.B43]=3);     IF(OR([$chatgpt.D43]=1;[$chatgpt.D43]=3);&quot;TP&quot;;&quot;FP&quot;);     IF(OR([$chatgpt.D43]=1;[$chatgpt.D43]=3);&quot;FN&quot;;&quot;TN&quot;) )" office:value-type="string" office:string-value="FN" calcext:value-type="string">
            <text:p>FN</text:p>
          </table:table-cell>
          <table:table-cell table:formula="of:=IF(OR([$humanevaluator.C43]=1;[$humanevaluator.C43]=3);     IF(OR([$chatgpt.E43]=1;[$chatgpt.E43]=3);&quot;TP&quot;;&quot;FP&quot;);     IF(OR([$chatgpt.E43]=1;[$chatgpt.E43]=3);&quot;FN&quot;;&quot;TN&quot;) )" office:value-type="string" office:string-value="FN" calcext:value-type="string">
            <text:p>FN</text:p>
          </table:table-cell>
          <table:table-cell table:formula="of:=IF(OR([$humanevaluator.D43]=1;[$humanevaluator.D43]=3);     IF(OR([$chatgpt.F43]=1;[$chatgpt.F43]=3);&quot;TP&quot;;&quot;FP&quot;);     IF(OR([$chatgpt.F43]=1;[$chatgpt.F43]=3);&quot;FN&quot;;&quot;TN&quot;) )" office:value-type="string" office:string-value="TP" calcext:value-type="string">
            <text:p>TP</text:p>
          </table:table-cell>
          <table:table-cell table:formula="of:=IF(OR([$humanevaluator.E43]=1;[$humanevaluator.E43]=3);     IF(OR([$chatgpt.G43]=1;[$chatgpt.G43]=3);&quot;TP&quot;;&quot;FP&quot;);     IF(OR([$chatgpt.G43]=1;[$chatgpt.G43]=3);&quot;FN&quot;;&quot;TN&quot;) )" office:value-type="string" office:string-value="TP" calcext:value-type="string">
            <text:p>TP</text:p>
          </table:table-cell>
          <table:table-cell table:formula="of:=IF(OR([$humanevaluator.F43]=1;[$humanevaluator.F43]=3);     IF(OR([$chatgpt.H43]=1;[$chatgpt.H43]=3);&quot;TP&quot;;&quot;FP&quot;);     IF(OR([$chatgpt.H43]=1;[$chatgpt.H43]=3);&quot;FN&quot;;&quot;TN&quot;) )" office:value-type="string" office:string-value="TP" calcext:value-type="string">
            <text:p>TP</text:p>
          </table:table-cell>
          <table:table-cell table:formula="of:=IF(OR([$humanevaluator.G43]=1;[$humanevaluator.G43]=3);     IF(OR([$chatgpt.I43]=1;[$chatgpt.I43]=3);&quot;TP&quot;;&quot;FP&quot;);     IF(OR([$chatgpt.I43]=1;[$chatgpt.I43]=3);&quot;FN&quot;;&quot;TN&quot;) )" office:value-type="string" office:string-value="TP" calcext:value-type="string">
            <text:p>TP</text:p>
          </table:table-cell>
          <table:table-cell table:formula="of:=IF(OR([$humanevaluator.H43]=1;[$humanevaluator.H43]=3);     IF(OR([$chatgpt.J43]=1;[$chatgpt.J43]=3);&quot;TP&quot;;&quot;FP&quot;);     IF(OR([$chatgpt.J43]=1;[$chatgpt.J43]=3);&quot;FN&quot;;&quot;TN&quot;) )" office:value-type="string" office:string-value="FP" calcext:value-type="string">
            <text:p>FP</text:p>
          </table:table-cell>
          <table:table-cell table:formula="of:=IF(OR([$humanevaluator.I43]=1;[$humanevaluator.I43]=3);     IF(OR([$chatgpt.K43]=1;[$chatgpt.K43]=3);&quot;TP&quot;;&quot;FP&quot;);     IF(OR([$chatgpt.K43]=1;[$chatgpt.K4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28:.I37];&quot;TP&quot;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44]=1;[$humanevaluator.B44]=3);     IF(OR([$chatgpt.D44]=1;[$chatgpt.D44]=3);&quot;TP&quot;;&quot;FP&quot;);     IF(OR([$chatgpt.D44]=1;[$chatgpt.D44]=3);&quot;FN&quot;;&quot;TN&quot;) )" office:value-type="string" office:string-value="FN" calcext:value-type="string">
            <text:p>FN</text:p>
          </table:table-cell>
          <table:table-cell table:formula="of:=IF(OR([$humanevaluator.C44]=1;[$humanevaluator.C44]=3);     IF(OR([$chatgpt.E44]=1;[$chatgpt.E44]=3);&quot;TP&quot;;&quot;FP&quot;);     IF(OR([$chatgpt.E44]=1;[$chatgpt.E44]=3);&quot;FN&quot;;&quot;TN&quot;) )" office:value-type="string" office:string-value="FN" calcext:value-type="string">
            <text:p>FN</text:p>
          </table:table-cell>
          <table:table-cell table:formula="of:=IF(OR([$humanevaluator.D44]=1;[$humanevaluator.D44]=3);     IF(OR([$chatgpt.F44]=1;[$chatgpt.F44]=3);&quot;TP&quot;;&quot;FP&quot;);     IF(OR([$chatgpt.F44]=1;[$chatgpt.F44]=3);&quot;FN&quot;;&quot;TN&quot;) )" office:value-type="string" office:string-value="TP" calcext:value-type="string">
            <text:p>TP</text:p>
          </table:table-cell>
          <table:table-cell table:formula="of:=IF(OR([$humanevaluator.E44]=1;[$humanevaluator.E44]=3);     IF(OR([$chatgpt.G44]=1;[$chatgpt.G44]=3);&quot;TP&quot;;&quot;FP&quot;);     IF(OR([$chatgpt.G44]=1;[$chatgpt.G44]=3);&quot;FN&quot;;&quot;TN&quot;) )" office:value-type="string" office:string-value="TP" calcext:value-type="string">
            <text:p>TP</text:p>
          </table:table-cell>
          <table:table-cell table:formula="of:=IF(OR([$humanevaluator.F44]=1;[$humanevaluator.F44]=3);     IF(OR([$chatgpt.H44]=1;[$chatgpt.H44]=3);&quot;TP&quot;;&quot;FP&quot;);     IF(OR([$chatgpt.H44]=1;[$chatgpt.H44]=3);&quot;FN&quot;;&quot;TN&quot;) )" office:value-type="string" office:string-value="TP" calcext:value-type="string">
            <text:p>TP</text:p>
          </table:table-cell>
          <table:table-cell table:formula="of:=IF(OR([$humanevaluator.G44]=1;[$humanevaluator.G44]=3);     IF(OR([$chatgpt.I44]=1;[$chatgpt.I44]=3);&quot;TP&quot;;&quot;FP&quot;);     IF(OR([$chatgpt.I44]=1;[$chatgpt.I44]=3);&quot;FN&quot;;&quot;TN&quot;) )" office:value-type="string" office:string-value="TP" calcext:value-type="string">
            <text:p>TP</text:p>
          </table:table-cell>
          <table:table-cell table:formula="of:=IF(OR([$humanevaluator.H44]=1;[$humanevaluator.H44]=3);     IF(OR([$chatgpt.J44]=1;[$chatgpt.J44]=3);&quot;TP&quot;;&quot;FP&quot;);     IF(OR([$chatgpt.J44]=1;[$chatgpt.J44]=3);&quot;FN&quot;;&quot;TN&quot;) )" office:value-type="string" office:string-value="FP" calcext:value-type="string">
            <text:p>FP</text:p>
          </table:table-cell>
          <table:table-cell table:formula="of:=IF(OR([$humanevaluator.I44]=1;[$humanevaluator.I44]=3);     IF(OR([$chatgpt.K44]=1;[$chatgpt.K44]=3);&quot;TP&quot;;&quot;FP&quot;);     IF(OR([$chatgpt.K44]=1;[$chatgpt.K4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45]=1;[$humanevaluator.B45]=3);     IF(OR([$chatgpt.D45]=1;[$chatgpt.D45]=3);&quot;TP&quot;;&quot;FP&quot;);     IF(OR([$chatgpt.D45]=1;[$chatgpt.D45]=3);&quot;FN&quot;;&quot;TN&quot;) )" office:value-type="string" office:string-value="FN" calcext:value-type="string">
            <text:p>FN</text:p>
          </table:table-cell>
          <table:table-cell table:formula="of:=IF(OR([$humanevaluator.C45]=1;[$humanevaluator.C45]=3);     IF(OR([$chatgpt.E45]=1;[$chatgpt.E45]=3);&quot;TP&quot;;&quot;FP&quot;);     IF(OR([$chatgpt.E45]=1;[$chatgpt.E45]=3);&quot;FN&quot;;&quot;TN&quot;) )" office:value-type="string" office:string-value="FN" calcext:value-type="string">
            <text:p>FN</text:p>
          </table:table-cell>
          <table:table-cell table:formula="of:=IF(OR([$humanevaluator.D45]=1;[$humanevaluator.D45]=3);     IF(OR([$chatgpt.F45]=1;[$chatgpt.F45]=3);&quot;TP&quot;;&quot;FP&quot;);     IF(OR([$chatgpt.F45]=1;[$chatgpt.F45]=3);&quot;FN&quot;;&quot;TN&quot;) )" office:value-type="string" office:string-value="TP" calcext:value-type="string">
            <text:p>TP</text:p>
          </table:table-cell>
          <table:table-cell table:formula="of:=IF(OR([$humanevaluator.E45]=1;[$humanevaluator.E45]=3);     IF(OR([$chatgpt.G45]=1;[$chatgpt.G45]=3);&quot;TP&quot;;&quot;FP&quot;);     IF(OR([$chatgpt.G45]=1;[$chatgpt.G45]=3);&quot;FN&quot;;&quot;TN&quot;) )" office:value-type="string" office:string-value="TP" calcext:value-type="string">
            <text:p>TP</text:p>
          </table:table-cell>
          <table:table-cell table:formula="of:=IF(OR([$humanevaluator.F45]=1;[$humanevaluator.F45]=3);     IF(OR([$chatgpt.H45]=1;[$chatgpt.H45]=3);&quot;TP&quot;;&quot;FP&quot;);     IF(OR([$chatgpt.H45]=1;[$chatgpt.H45]=3);&quot;FN&quot;;&quot;TN&quot;) )" office:value-type="string" office:string-value="TP" calcext:value-type="string">
            <text:p>TP</text:p>
          </table:table-cell>
          <table:table-cell table:formula="of:=IF(OR([$humanevaluator.G45]=1;[$humanevaluator.G45]=3);     IF(OR([$chatgpt.I45]=1;[$chatgpt.I45]=3);&quot;TP&quot;;&quot;FP&quot;);     IF(OR([$chatgpt.I45]=1;[$chatgpt.I45]=3);&quot;FN&quot;;&quot;TN&quot;) )" office:value-type="string" office:string-value="TP" calcext:value-type="string">
            <text:p>TP</text:p>
          </table:table-cell>
          <table:table-cell table:formula="of:=IF(OR([$humanevaluator.H45]=1;[$humanevaluator.H45]=3);     IF(OR([$chatgpt.J45]=1;[$chatgpt.J45]=3);&quot;TP&quot;;&quot;FP&quot;);     IF(OR([$chatgpt.J45]=1;[$chatgpt.J45]=3);&quot;FN&quot;;&quot;TN&quot;) )" office:value-type="string" office:string-value="FP" calcext:value-type="string">
            <text:p>FP</text:p>
          </table:table-cell>
          <table:table-cell table:formula="of:=IF(OR([$humanevaluator.I45]=1;[$humanevaluator.I45]=3);     IF(OR([$chatgpt.K45]=1;[$chatgpt.K45]=3);&quot;TP&quot;;&quot;FP&quot;);     IF(OR([$chatgpt.K45]=1;[$chatgpt.K4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33]+[.K31])/([.K30]+[.K31]+[.K32]+[.K33])" office:value-type="float" office:value="0.5125" calcext:value-type="float">
            <text:p>0,5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46]=1;[$humanevaluator.B46]=3);     IF(OR([$chatgpt.D46]=1;[$chatgpt.D46]=3);&quot;TP&quot;;&quot;FP&quot;);     IF(OR([$chatgpt.D46]=1;[$chatgpt.D46]=3);&quot;FN&quot;;&quot;TN&quot;) )" office:value-type="string" office:string-value="FN" calcext:value-type="string">
            <text:p>FN</text:p>
          </table:table-cell>
          <table:table-cell table:formula="of:=IF(OR([$humanevaluator.C46]=1;[$humanevaluator.C46]=3);     IF(OR([$chatgpt.E46]=1;[$chatgpt.E46]=3);&quot;TP&quot;;&quot;FP&quot;);     IF(OR([$chatgpt.E46]=1;[$chatgpt.E46]=3);&quot;FN&quot;;&quot;TN&quot;) )" office:value-type="string" office:string-value="FN" calcext:value-type="string">
            <text:p>FN</text:p>
          </table:table-cell>
          <table:table-cell table:formula="of:=IF(OR([$humanevaluator.D46]=1;[$humanevaluator.D46]=3);     IF(OR([$chatgpt.F46]=1;[$chatgpt.F46]=3);&quot;TP&quot;;&quot;FP&quot;);     IF(OR([$chatgpt.F46]=1;[$chatgpt.F46]=3);&quot;FN&quot;;&quot;TN&quot;) )" office:value-type="string" office:string-value="TP" calcext:value-type="string">
            <text:p>TP</text:p>
          </table:table-cell>
          <table:table-cell table:formula="of:=IF(OR([$humanevaluator.E46]=1;[$humanevaluator.E46]=3);     IF(OR([$chatgpt.G46]=1;[$chatgpt.G46]=3);&quot;TP&quot;;&quot;FP&quot;);     IF(OR([$chatgpt.G46]=1;[$chatgpt.G46]=3);&quot;FN&quot;;&quot;TN&quot;) )" office:value-type="string" office:string-value="TP" calcext:value-type="string">
            <text:p>TP</text:p>
          </table:table-cell>
          <table:table-cell table:formula="of:=IF(OR([$humanevaluator.F46]=1;[$humanevaluator.F46]=3);     IF(OR([$chatgpt.H46]=1;[$chatgpt.H46]=3);&quot;TP&quot;;&quot;FP&quot;);     IF(OR([$chatgpt.H46]=1;[$chatgpt.H46]=3);&quot;FN&quot;;&quot;TN&quot;) )" office:value-type="string" office:string-value="TP" calcext:value-type="string">
            <text:p>TP</text:p>
          </table:table-cell>
          <table:table-cell table:formula="of:=IF(OR([$humanevaluator.G46]=1;[$humanevaluator.G46]=3);     IF(OR([$chatgpt.I46]=1;[$chatgpt.I46]=3);&quot;TP&quot;;&quot;FP&quot;);     IF(OR([$chatgpt.I46]=1;[$chatgpt.I46]=3);&quot;FN&quot;;&quot;TN&quot;) )" office:value-type="string" office:string-value="TP" calcext:value-type="string">
            <text:p>TP</text:p>
          </table:table-cell>
          <table:table-cell table:formula="of:=IF(OR([$humanevaluator.H46]=1;[$humanevaluator.H46]=3);     IF(OR([$chatgpt.J46]=1;[$chatgpt.J46]=3);&quot;TP&quot;;&quot;FP&quot;);     IF(OR([$chatgpt.J46]=1;[$chatgpt.J46]=3);&quot;FN&quot;;&quot;TN&quot;) )" office:value-type="string" office:string-value="FP" calcext:value-type="string">
            <text:p>FP</text:p>
          </table:table-cell>
          <table:table-cell table:formula="of:=IF(OR([$humanevaluator.I46]=1;[$humanevaluator.I46]=3);     IF(OR([$chatgpt.K46]=1;[$chatgpt.K46]=3);&quot;TP&quot;;&quot;FP&quot;);     IF(OR([$chatgpt.K46]=1;[$chatgpt.K46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31])/([.K31]+[.K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47]=1;[$humanevaluator.B47]=3);     IF(OR([$chatgpt.D47]=1;[$chatgpt.D47]=3);&quot;TP&quot;;&quot;FP&quot;);     IF(OR([$chatgpt.D47]=1;[$chatgpt.D47]=3);&quot;FN&quot;;&quot;TN&quot;) )" office:value-type="string" office:string-value="FN" calcext:value-type="string">
            <text:p>FN</text:p>
          </table:table-cell>
          <table:table-cell table:formula="of:=IF(OR([$humanevaluator.C47]=1;[$humanevaluator.C47]=3);     IF(OR([$chatgpt.E47]=1;[$chatgpt.E47]=3);&quot;TP&quot;;&quot;FP&quot;);     IF(OR([$chatgpt.E47]=1;[$chatgpt.E47]=3);&quot;FN&quot;;&quot;TN&quot;) )" office:value-type="string" office:string-value="FN" calcext:value-type="string">
            <text:p>FN</text:p>
          </table:table-cell>
          <table:table-cell table:formula="of:=IF(OR([$humanevaluator.D47]=1;[$humanevaluator.D47]=3);     IF(OR([$chatgpt.F47]=1;[$chatgpt.F47]=3);&quot;TP&quot;;&quot;FP&quot;);     IF(OR([$chatgpt.F47]=1;[$chatgpt.F47]=3);&quot;FN&quot;;&quot;TN&quot;) )" office:value-type="string" office:string-value="TP" calcext:value-type="string">
            <text:p>TP</text:p>
          </table:table-cell>
          <table:table-cell table:formula="of:=IF(OR([$humanevaluator.E47]=1;[$humanevaluator.E47]=3);     IF(OR([$chatgpt.G47]=1;[$chatgpt.G47]=3);&quot;TP&quot;;&quot;FP&quot;);     IF(OR([$chatgpt.G47]=1;[$chatgpt.G47]=3);&quot;FN&quot;;&quot;TN&quot;) )" office:value-type="string" office:string-value="TP" calcext:value-type="string">
            <text:p>TP</text:p>
          </table:table-cell>
          <table:table-cell table:formula="of:=IF(OR([$humanevaluator.F47]=1;[$humanevaluator.F47]=3);     IF(OR([$chatgpt.H47]=1;[$chatgpt.H47]=3);&quot;TP&quot;;&quot;FP&quot;);     IF(OR([$chatgpt.H47]=1;[$chatgpt.H47]=3);&quot;FN&quot;;&quot;TN&quot;) )" office:value-type="string" office:string-value="TP" calcext:value-type="string">
            <text:p>TP</text:p>
          </table:table-cell>
          <table:table-cell table:formula="of:=IF(OR([$humanevaluator.G47]=1;[$humanevaluator.G47]=3);     IF(OR([$chatgpt.I47]=1;[$chatgpt.I47]=3);&quot;TP&quot;;&quot;FP&quot;);     IF(OR([$chatgpt.I47]=1;[$chatgpt.I47]=3);&quot;FN&quot;;&quot;TN&quot;) )" office:value-type="string" office:string-value="TP" calcext:value-type="string">
            <text:p>TP</text:p>
          </table:table-cell>
          <table:table-cell table:formula="of:=IF(OR([$humanevaluator.H47]=1;[$humanevaluator.H47]=3);     IF(OR([$chatgpt.J47]=1;[$chatgpt.J47]=3);&quot;TP&quot;;&quot;FP&quot;);     IF(OR([$chatgpt.J47]=1;[$chatgpt.J47]=3);&quot;FN&quot;;&quot;TN&quot;) )" office:value-type="string" office:string-value="FP" calcext:value-type="string">
            <text:p>FP</text:p>
          </table:table-cell>
          <table:table-cell table:formula="of:=IF(OR([$humanevaluator.I47]=1;[$humanevaluator.I47]=3);     IF(OR([$chatgpt.K47]=1;[$chatgpt.K47]=3);&quot;TP&quot;;&quot;FP&quot;);     IF(OR([$chatgpt.K47]=1;[$chatgpt.K4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33]/([.K33]+[.K30])" office:value-type="float" office:value="0.694915254237288" calcext:value-type="float">
            <text:p>0,694915254237288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istral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54]=1;[$humanevaluator.B54]=3);     IF(OR([$chatgpt.D54]=1;[$chatgpt.D54]=3);&quot;TP&quot;;&quot;FP&quot;);     IF(OR([$chatgpt.D54]=1;[$chatgpt.D54]=3);&quot;FN&quot;;&quot;TN&quot;) )" office:value-type="string" office:string-value="TP" calcext:value-type="string">
            <text:p>TP</text:p>
          </table:table-cell>
          <table:table-cell table:formula="of:=IF(OR([$humanevaluator.C54]=1;[$humanevaluator.C54]=3);     IF(OR([$chatgpt.E54]=1;[$chatgpt.E54]=3);&quot;TP&quot;;&quot;FP&quot;);     IF(OR([$chatgpt.E54]=1;[$chatgpt.E54]=3);&quot;FN&quot;;&quot;TN&quot;) )" office:value-type="string" office:string-value="TP" calcext:value-type="string">
            <text:p>TP</text:p>
          </table:table-cell>
          <table:table-cell table:formula="of:=IF(OR([$humanevaluator.D54]=1;[$humanevaluator.D54]=3);     IF(OR([$chatgpt.F54]=1;[$chatgpt.F54]=3);&quot;TP&quot;;&quot;FP&quot;);     IF(OR([$chatgpt.F54]=1;[$chatgpt.F54]=3);&quot;FN&quot;;&quot;TN&quot;) )" office:value-type="string" office:string-value="TP" calcext:value-type="string">
            <text:p>TP</text:p>
          </table:table-cell>
          <table:table-cell table:formula="of:=IF(OR([$humanevaluator.E54]=1;[$humanevaluator.E54]=3);     IF(OR([$chatgpt.G54]=1;[$chatgpt.G54]=3);&quot;TP&quot;;&quot;FP&quot;);     IF(OR([$chatgpt.G54]=1;[$chatgpt.G54]=3);&quot;FN&quot;;&quot;TN&quot;) )" office:value-type="string" office:string-value="FN" calcext:value-type="string">
            <text:p>FN</text:p>
          </table:table-cell>
          <table:table-cell table:formula="of:=IF(OR([$humanevaluator.F54]=1;[$humanevaluator.F54]=3);     IF(OR([$chatgpt.H54]=1;[$chatgpt.H54]=3);&quot;TP&quot;;&quot;FP&quot;);     IF(OR([$chatgpt.H54]=1;[$chatgpt.H54]=3);&quot;FN&quot;;&quot;TN&quot;) )" office:value-type="string" office:string-value="TP" calcext:value-type="string">
            <text:p>TP</text:p>
          </table:table-cell>
          <table:table-cell table:formula="of:=IF(OR([$humanevaluator.G54]=1;[$humanevaluator.G54]=3);     IF(OR([$chatgpt.I54]=1;[$chatgpt.I54]=3);&quot;TP&quot;;&quot;FP&quot;);     IF(OR([$chatgpt.I54]=1;[$chatgpt.I54]=3);&quot;FN&quot;;&quot;TN&quot;) )" office:value-type="string" office:string-value="TP" calcext:value-type="string">
            <text:p>TP</text:p>
          </table:table-cell>
          <table:table-cell table:formula="of:=IF(OR([$humanevaluator.H54]=1;[$humanevaluator.H54]=3);     IF(OR([$chatgpt.J54]=1;[$chatgpt.J54]=3);&quot;TP&quot;;&quot;FP&quot;);     IF(OR([$chatgpt.J54]=1;[$chatgpt.J54]=3);&quot;FN&quot;;&quot;TN&quot;) )" office:value-type="string" office:string-value="TN" calcext:value-type="string">
            <text:p>TN</text:p>
          </table:table-cell>
          <table:table-cell table:formula="of:=IF(OR([$humanevaluator.I54]=1;[$humanevaluator.I54]=3);     IF(OR([$chatgpt.K54]=1;[$chatgpt.K54]=3);&quot;TP&quot;;&quot;FP&quot;);     IF(OR([$chatgpt.K54]=1;[$chatgpt.K54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55]=1;[$humanevaluator.B55]=3);     IF(OR([$chatgpt.D55]=1;[$chatgpt.D55]=3);&quot;TP&quot;;&quot;FP&quot;);     IF(OR([$chatgpt.D55]=1;[$chatgpt.D55]=3);&quot;FN&quot;;&quot;TN&quot;) )" office:value-type="string" office:string-value="TP" calcext:value-type="string">
            <text:p>TP</text:p>
          </table:table-cell>
          <table:table-cell table:formula="of:=IF(OR([$humanevaluator.C55]=1;[$humanevaluator.C55]=3);     IF(OR([$chatgpt.E55]=1;[$chatgpt.E55]=3);&quot;TP&quot;;&quot;FP&quot;);     IF(OR([$chatgpt.E55]=1;[$chatgpt.E55]=3);&quot;FN&quot;;&quot;TN&quot;) )" office:value-type="string" office:string-value="TP" calcext:value-type="string">
            <text:p>TP</text:p>
          </table:table-cell>
          <table:table-cell table:formula="of:=IF(OR([$humanevaluator.D55]=1;[$humanevaluator.D55]=3);     IF(OR([$chatgpt.F55]=1;[$chatgpt.F55]=3);&quot;TP&quot;;&quot;FP&quot;);     IF(OR([$chatgpt.F55]=1;[$chatgpt.F55]=3);&quot;FN&quot;;&quot;TN&quot;) )" office:value-type="string" office:string-value="TP" calcext:value-type="string">
            <text:p>TP</text:p>
          </table:table-cell>
          <table:table-cell table:formula="of:=IF(OR([$humanevaluator.E55]=1;[$humanevaluator.E55]=3);     IF(OR([$chatgpt.G55]=1;[$chatgpt.G55]=3);&quot;TP&quot;;&quot;FP&quot;);     IF(OR([$chatgpt.G55]=1;[$chatgpt.G55]=3);&quot;FN&quot;;&quot;TN&quot;) )" office:value-type="string" office:string-value="TP" calcext:value-type="string">
            <text:p>TP</text:p>
          </table:table-cell>
          <table:table-cell table:formula="of:=IF(OR([$humanevaluator.F55]=1;[$humanevaluator.F55]=3);     IF(OR([$chatgpt.H55]=1;[$chatgpt.H55]=3);&quot;TP&quot;;&quot;FP&quot;);     IF(OR([$chatgpt.H55]=1;[$chatgpt.H55]=3);&quot;FN&quot;;&quot;TN&quot;) )" office:value-type="string" office:string-value="TP" calcext:value-type="string">
            <text:p>TP</text:p>
          </table:table-cell>
          <table:table-cell table:formula="of:=IF(OR([$humanevaluator.G55]=1;[$humanevaluator.G55]=3);     IF(OR([$chatgpt.I55]=1;[$chatgpt.I55]=3);&quot;TP&quot;;&quot;FP&quot;);     IF(OR([$chatgpt.I55]=1;[$chatgpt.I55]=3);&quot;FN&quot;;&quot;TN&quot;) )" office:value-type="string" office:string-value="TP" calcext:value-type="string">
            <text:p>TP</text:p>
          </table:table-cell>
          <table:table-cell table:formula="of:=IF(OR([$humanevaluator.H55]=1;[$humanevaluator.H55]=3);     IF(OR([$chatgpt.J55]=1;[$chatgpt.J55]=3);&quot;TP&quot;;&quot;FP&quot;);     IF(OR([$chatgpt.J55]=1;[$chatgpt.J55]=3);&quot;FN&quot;;&quot;TN&quot;) )" office:value-type="string" office:string-value="TN" calcext:value-type="string">
            <text:p>TN</text:p>
          </table:table-cell>
          <table:table-cell table:formula="of:=IF(OR([$humanevaluator.I55]=1;[$humanevaluator.I55]=3);     IF(OR([$chatgpt.K55]=1;[$chatgpt.K55]=3);&quot;TP&quot;;&quot;FP&quot;);     IF(OR([$chatgpt.K55]=1;[$chatgpt.K55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56]=1;[$humanevaluator.B56]=3);     IF(OR([$chatgpt.D56]=1;[$chatgpt.D56]=3);&quot;TP&quot;;&quot;FP&quot;);     IF(OR([$chatgpt.D56]=1;[$chatgpt.D56]=3);&quot;FN&quot;;&quot;TN&quot;) )" office:value-type="string" office:string-value="TP" calcext:value-type="string">
            <text:p>TP</text:p>
          </table:table-cell>
          <table:table-cell table:formula="of:=IF(OR([$humanevaluator.C56]=1;[$humanevaluator.C56]=3);     IF(OR([$chatgpt.E56]=1;[$chatgpt.E56]=3);&quot;TP&quot;;&quot;FP&quot;);     IF(OR([$chatgpt.E56]=1;[$chatgpt.E56]=3);&quot;FN&quot;;&quot;TN&quot;) )" office:value-type="string" office:string-value="TP" calcext:value-type="string">
            <text:p>TP</text:p>
          </table:table-cell>
          <table:table-cell table:formula="of:=IF(OR([$humanevaluator.D56]=1;[$humanevaluator.D56]=3);     IF(OR([$chatgpt.F56]=1;[$chatgpt.F56]=3);&quot;TP&quot;;&quot;FP&quot;);     IF(OR([$chatgpt.F56]=1;[$chatgpt.F56]=3);&quot;FN&quot;;&quot;TN&quot;) )" office:value-type="string" office:string-value="TP" calcext:value-type="string">
            <text:p>TP</text:p>
          </table:table-cell>
          <table:table-cell table:formula="of:=IF(OR([$humanevaluator.E56]=1;[$humanevaluator.E56]=3);     IF(OR([$chatgpt.G56]=1;[$chatgpt.G56]=3);&quot;TP&quot;;&quot;FP&quot;);     IF(OR([$chatgpt.G56]=1;[$chatgpt.G56]=3);&quot;FN&quot;;&quot;TN&quot;) )" office:value-type="string" office:string-value="TP" calcext:value-type="string">
            <text:p>TP</text:p>
          </table:table-cell>
          <table:table-cell table:formula="of:=IF(OR([$humanevaluator.F56]=1;[$humanevaluator.F56]=3);     IF(OR([$chatgpt.H56]=1;[$chatgpt.H56]=3);&quot;TP&quot;;&quot;FP&quot;);     IF(OR([$chatgpt.H56]=1;[$chatgpt.H56]=3);&quot;FN&quot;;&quot;TN&quot;) )" office:value-type="string" office:string-value="TP" calcext:value-type="string">
            <text:p>TP</text:p>
          </table:table-cell>
          <table:table-cell table:formula="of:=IF(OR([$humanevaluator.G56]=1;[$humanevaluator.G56]=3);     IF(OR([$chatgpt.I56]=1;[$chatgpt.I56]=3);&quot;TP&quot;;&quot;FP&quot;);     IF(OR([$chatgpt.I56]=1;[$chatgpt.I56]=3);&quot;FN&quot;;&quot;TN&quot;) )" office:value-type="string" office:string-value="TP" calcext:value-type="string">
            <text:p>TP</text:p>
          </table:table-cell>
          <table:table-cell table:formula="of:=IF(OR([$humanevaluator.H56]=1;[$humanevaluator.H56]=3);     IF(OR([$chatgpt.J56]=1;[$chatgpt.J56]=3);&quot;TP&quot;;&quot;FP&quot;);     IF(OR([$chatgpt.J56]=1;[$chatgpt.J56]=3);&quot;FN&quot;;&quot;TN&quot;) )" office:value-type="string" office:string-value="TN" calcext:value-type="string">
            <text:p>TN</text:p>
          </table:table-cell>
          <table:table-cell table:formula="of:=IF(OR([$humanevaluator.I56]=1;[$humanevaluator.I56]=3);     IF(OR([$chatgpt.K56]=1;[$chatgpt.K56]=3);&quot;TP&quot;;&quot;FP&quot;);     IF(OR([$chatgpt.K56]=1;[$chatgpt.K56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39:.I48];&quot;FN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57]=1;[$humanevaluator.B57]=3);     IF(OR([$chatgpt.D57]=1;[$chatgpt.D57]=3);&quot;TP&quot;;&quot;FP&quot;);     IF(OR([$chatgpt.D57]=1;[$chatgpt.D57]=3);&quot;FN&quot;;&quot;TN&quot;) )" office:value-type="string" office:string-value="FN" calcext:value-type="string">
            <text:p>FN</text:p>
          </table:table-cell>
          <table:table-cell table:formula="of:=IF(OR([$humanevaluator.C57]=1;[$humanevaluator.C57]=3);     IF(OR([$chatgpt.E57]=1;[$chatgpt.E57]=3);&quot;TP&quot;;&quot;FP&quot;);     IF(OR([$chatgpt.E57]=1;[$chatgpt.E57]=3);&quot;FN&quot;;&quot;TN&quot;) )" office:value-type="string" office:string-value="TP" calcext:value-type="string">
            <text:p>TP</text:p>
          </table:table-cell>
          <table:table-cell table:formula="of:=IF(OR([$humanevaluator.D57]=1;[$humanevaluator.D57]=3);     IF(OR([$chatgpt.F57]=1;[$chatgpt.F57]=3);&quot;TP&quot;;&quot;FP&quot;);     IF(OR([$chatgpt.F57]=1;[$chatgpt.F57]=3);&quot;FN&quot;;&quot;TN&quot;) )" office:value-type="string" office:string-value="TP" calcext:value-type="string">
            <text:p>TP</text:p>
          </table:table-cell>
          <table:table-cell table:formula="of:=IF(OR([$humanevaluator.E57]=1;[$humanevaluator.E57]=3);     IF(OR([$chatgpt.G57]=1;[$chatgpt.G57]=3);&quot;TP&quot;;&quot;FP&quot;);     IF(OR([$chatgpt.G57]=1;[$chatgpt.G57]=3);&quot;FN&quot;;&quot;TN&quot;) )" office:value-type="string" office:string-value="TP" calcext:value-type="string">
            <text:p>TP</text:p>
          </table:table-cell>
          <table:table-cell table:formula="of:=IF(OR([$humanevaluator.F57]=1;[$humanevaluator.F57]=3);     IF(OR([$chatgpt.H57]=1;[$chatgpt.H57]=3);&quot;TP&quot;;&quot;FP&quot;);     IF(OR([$chatgpt.H57]=1;[$chatgpt.H57]=3);&quot;FN&quot;;&quot;TN&quot;) )" office:value-type="string" office:string-value="TP" calcext:value-type="string">
            <text:p>TP</text:p>
          </table:table-cell>
          <table:table-cell table:formula="of:=IF(OR([$humanevaluator.G57]=1;[$humanevaluator.G57]=3);     IF(OR([$chatgpt.I57]=1;[$chatgpt.I57]=3);&quot;TP&quot;;&quot;FP&quot;);     IF(OR([$chatgpt.I57]=1;[$chatgpt.I57]=3);&quot;FN&quot;;&quot;TN&quot;) )" office:value-type="string" office:string-value="FN" calcext:value-type="string">
            <text:p>FN</text:p>
          </table:table-cell>
          <table:table-cell table:formula="of:=IF(OR([$humanevaluator.H57]=1;[$humanevaluator.H57]=3);     IF(OR([$chatgpt.J57]=1;[$chatgpt.J57]=3);&quot;TP&quot;;&quot;FP&quot;);     IF(OR([$chatgpt.J57]=1;[$chatgpt.J57]=3);&quot;FN&quot;;&quot;TN&quot;) )" office:value-type="string" office:string-value="TN" calcext:value-type="string">
            <text:p>TN</text:p>
          </table:table-cell>
          <table:table-cell table:formula="of:=IF(OR([$humanevaluator.I57]=1;[$humanevaluator.I57]=3);     IF(OR([$chatgpt.K57]=1;[$chatgpt.K57]=3);&quot;TP&quot;;&quot;FP&quot;);     IF(OR([$chatgpt.K57]=1;[$chatgpt.K5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39:.I48];&quot;TN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58]=1;[$humanevaluator.B58]=3);     IF(OR([$chatgpt.D58]=1;[$chatgpt.D58]=3);&quot;TP&quot;;&quot;FP&quot;);     IF(OR([$chatgpt.D58]=1;[$chatgpt.D58]=3);&quot;FN&quot;;&quot;TN&quot;) )" office:value-type="string" office:string-value="FN" calcext:value-type="string">
            <text:p>FN</text:p>
          </table:table-cell>
          <table:table-cell table:formula="of:=IF(OR([$humanevaluator.C58]=1;[$humanevaluator.C58]=3);     IF(OR([$chatgpt.E58]=1;[$chatgpt.E58]=3);&quot;TP&quot;;&quot;FP&quot;);     IF(OR([$chatgpt.E58]=1;[$chatgpt.E58]=3);&quot;FN&quot;;&quot;TN&quot;) )" office:value-type="string" office:string-value="TP" calcext:value-type="string">
            <text:p>TP</text:p>
          </table:table-cell>
          <table:table-cell table:formula="of:=IF(OR([$humanevaluator.D58]=1;[$humanevaluator.D58]=3);     IF(OR([$chatgpt.F58]=1;[$chatgpt.F58]=3);&quot;TP&quot;;&quot;FP&quot;);     IF(OR([$chatgpt.F58]=1;[$chatgpt.F58]=3);&quot;FN&quot;;&quot;TN&quot;) )" office:value-type="string" office:string-value="TP" calcext:value-type="string">
            <text:p>TP</text:p>
          </table:table-cell>
          <table:table-cell table:formula="of:=IF(OR([$humanevaluator.E58]=1;[$humanevaluator.E58]=3);     IF(OR([$chatgpt.G58]=1;[$chatgpt.G58]=3);&quot;TP&quot;;&quot;FP&quot;);     IF(OR([$chatgpt.G58]=1;[$chatgpt.G58]=3);&quot;FN&quot;;&quot;TN&quot;) )" office:value-type="string" office:string-value="TP" calcext:value-type="string">
            <text:p>TP</text:p>
          </table:table-cell>
          <table:table-cell table:formula="of:=IF(OR([$humanevaluator.F58]=1;[$humanevaluator.F58]=3);     IF(OR([$chatgpt.H58]=1;[$chatgpt.H58]=3);&quot;TP&quot;;&quot;FP&quot;);     IF(OR([$chatgpt.H58]=1;[$chatgpt.H58]=3);&quot;FN&quot;;&quot;TN&quot;) )" office:value-type="string" office:string-value="TP" calcext:value-type="string">
            <text:p>TP</text:p>
          </table:table-cell>
          <table:table-cell table:formula="of:=IF(OR([$humanevaluator.G58]=1;[$humanevaluator.G58]=3);     IF(OR([$chatgpt.I58]=1;[$chatgpt.I58]=3);&quot;TP&quot;;&quot;FP&quot;);     IF(OR([$chatgpt.I58]=1;[$chatgpt.I58]=3);&quot;FN&quot;;&quot;TN&quot;) )" office:value-type="string" office:string-value="TP" calcext:value-type="string">
            <text:p>TP</text:p>
          </table:table-cell>
          <table:table-cell table:formula="of:=IF(OR([$humanevaluator.H58]=1;[$humanevaluator.H58]=3);     IF(OR([$chatgpt.J58]=1;[$chatgpt.J58]=3);&quot;TP&quot;;&quot;FP&quot;);     IF(OR([$chatgpt.J58]=1;[$chatgpt.J58]=3);&quot;FN&quot;;&quot;TN&quot;) )" office:value-type="string" office:string-value="TN" calcext:value-type="string">
            <text:p>TN</text:p>
          </table:table-cell>
          <table:table-cell table:formula="of:=IF(OR([$humanevaluator.I58]=1;[$humanevaluator.I58]=3);     IF(OR([$chatgpt.K58]=1;[$chatgpt.K58]=3);&quot;TP&quot;;&quot;FP&quot;);     IF(OR([$chatgpt.K58]=1;[$chatgpt.K58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39:.I48];&quot;FP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59]=1;[$humanevaluator.B59]=3);     IF(OR([$chatgpt.D59]=1;[$chatgpt.D59]=3);&quot;TP&quot;;&quot;FP&quot;);     IF(OR([$chatgpt.D59]=1;[$chatgpt.D59]=3);&quot;FN&quot;;&quot;TN&quot;) )" office:value-type="string" office:string-value="FN" calcext:value-type="string">
            <text:p>FN</text:p>
          </table:table-cell>
          <table:table-cell table:formula="of:=IF(OR([$humanevaluator.C59]=1;[$humanevaluator.C59]=3);     IF(OR([$chatgpt.E59]=1;[$chatgpt.E59]=3);&quot;TP&quot;;&quot;FP&quot;);     IF(OR([$chatgpt.E59]=1;[$chatgpt.E59]=3);&quot;FN&quot;;&quot;TN&quot;) )" office:value-type="string" office:string-value="TN" calcext:value-type="string">
            <text:p>TN</text:p>
          </table:table-cell>
          <table:table-cell table:formula="of:=IF(OR([$humanevaluator.D59]=1;[$humanevaluator.D59]=3);     IF(OR([$chatgpt.F59]=1;[$chatgpt.F59]=3);&quot;TP&quot;;&quot;FP&quot;);     IF(OR([$chatgpt.F59]=1;[$chatgpt.F59]=3);&quot;FN&quot;;&quot;TN&quot;) )" office:value-type="string" office:string-value="TP" calcext:value-type="string">
            <text:p>TP</text:p>
          </table:table-cell>
          <table:table-cell table:formula="of:=IF(OR([$humanevaluator.E59]=1;[$humanevaluator.E59]=3);     IF(OR([$chatgpt.G59]=1;[$chatgpt.G59]=3);&quot;TP&quot;;&quot;FP&quot;);     IF(OR([$chatgpt.G59]=1;[$chatgpt.G59]=3);&quot;FN&quot;;&quot;TN&quot;) )" office:value-type="string" office:string-value="TP" calcext:value-type="string">
            <text:p>TP</text:p>
          </table:table-cell>
          <table:table-cell table:formula="of:=IF(OR([$humanevaluator.F59]=1;[$humanevaluator.F59]=3);     IF(OR([$chatgpt.H59]=1;[$chatgpt.H59]=3);&quot;TP&quot;;&quot;FP&quot;);     IF(OR([$chatgpt.H59]=1;[$chatgpt.H59]=3);&quot;FN&quot;;&quot;TN&quot;) )" office:value-type="string" office:string-value="TP" calcext:value-type="string">
            <text:p>TP</text:p>
          </table:table-cell>
          <table:table-cell table:formula="of:=IF(OR([$humanevaluator.G59]=1;[$humanevaluator.G59]=3);     IF(OR([$chatgpt.I59]=1;[$chatgpt.I59]=3);&quot;TP&quot;;&quot;FP&quot;);     IF(OR([$chatgpt.I59]=1;[$chatgpt.I59]=3);&quot;FN&quot;;&quot;TN&quot;) )" office:value-type="string" office:string-value="TN" calcext:value-type="string">
            <text:p>TN</text:p>
          </table:table-cell>
          <table:table-cell table:formula="of:=IF(OR([$humanevaluator.H59]=1;[$humanevaluator.H59]=3);     IF(OR([$chatgpt.J59]=1;[$chatgpt.J59]=3);&quot;TP&quot;;&quot;FP&quot;);     IF(OR([$chatgpt.J59]=1;[$chatgpt.J59]=3);&quot;FN&quot;;&quot;TN&quot;) )" office:value-type="string" office:string-value="TN" calcext:value-type="string">
            <text:p>TN</text:p>
          </table:table-cell>
          <table:table-cell table:formula="of:=IF(OR([$humanevaluator.I59]=1;[$humanevaluator.I59]=3);     IF(OR([$chatgpt.K59]=1;[$chatgpt.K59]=3);&quot;TP&quot;;&quot;FP&quot;);     IF(OR([$chatgpt.K59]=1;[$chatgpt.K59]=3);&quot;FN&quot;;&quot;TN&quot;) )" office:value-type="string" office:string-value="FN" calcext:value-type="string">
            <text:p>FN</text:p>
          </table:table-cell>
          <table:table-cell table:style-name="ce4" office:value-type="string" calcext:value-type="string">
            <text:p>TP:</text:p>
          </table:table-cell>
          <table:table-cell table:formula="of:=COUNTIF([.B39:.I48];&quot;TP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60]=1;[$humanevaluator.B60]=3);     IF(OR([$chatgpt.D60]=1;[$chatgpt.D60]=3);&quot;TP&quot;;&quot;FP&quot;);     IF(OR([$chatgpt.D60]=1;[$chatgpt.D60]=3);&quot;FN&quot;;&quot;TN&quot;) )" office:value-type="string" office:string-value="FN" calcext:value-type="string">
            <text:p>FN</text:p>
          </table:table-cell>
          <table:table-cell table:formula="of:=IF(OR([$humanevaluator.C60]=1;[$humanevaluator.C60]=3);     IF(OR([$chatgpt.E60]=1;[$chatgpt.E60]=3);&quot;TP&quot;;&quot;FP&quot;);     IF(OR([$chatgpt.E60]=1;[$chatgpt.E60]=3);&quot;FN&quot;;&quot;TN&quot;) )" office:value-type="string" office:string-value="TN" calcext:value-type="string">
            <text:p>TN</text:p>
          </table:table-cell>
          <table:table-cell table:formula="of:=IF(OR([$humanevaluator.D60]=1;[$humanevaluator.D60]=3);     IF(OR([$chatgpt.F60]=1;[$chatgpt.F60]=3);&quot;TP&quot;;&quot;FP&quot;);     IF(OR([$chatgpt.F60]=1;[$chatgpt.F60]=3);&quot;FN&quot;;&quot;TN&quot;) )" office:value-type="string" office:string-value="TP" calcext:value-type="string">
            <text:p>TP</text:p>
          </table:table-cell>
          <table:table-cell table:formula="of:=IF(OR([$humanevaluator.E60]=1;[$humanevaluator.E60]=3);     IF(OR([$chatgpt.G60]=1;[$chatgpt.G60]=3);&quot;TP&quot;;&quot;FP&quot;);     IF(OR([$chatgpt.G60]=1;[$chatgpt.G60]=3);&quot;FN&quot;;&quot;TN&quot;) )" office:value-type="string" office:string-value="TP" calcext:value-type="string">
            <text:p>TP</text:p>
          </table:table-cell>
          <table:table-cell table:formula="of:=IF(OR([$humanevaluator.F60]=1;[$humanevaluator.F60]=3);     IF(OR([$chatgpt.H60]=1;[$chatgpt.H60]=3);&quot;TP&quot;;&quot;FP&quot;);     IF(OR([$chatgpt.H60]=1;[$chatgpt.H60]=3);&quot;FN&quot;;&quot;TN&quot;) )" office:value-type="string" office:string-value="TP" calcext:value-type="string">
            <text:p>TP</text:p>
          </table:table-cell>
          <table:table-cell table:formula="of:=IF(OR([$humanevaluator.G60]=1;[$humanevaluator.G60]=3);     IF(OR([$chatgpt.I60]=1;[$chatgpt.I60]=3);&quot;TP&quot;;&quot;FP&quot;);     IF(OR([$chatgpt.I60]=1;[$chatgpt.I60]=3);&quot;FN&quot;;&quot;TN&quot;) )" office:value-type="string" office:string-value="FN" calcext:value-type="string">
            <text:p>FN</text:p>
          </table:table-cell>
          <table:table-cell table:formula="of:=IF(OR([$humanevaluator.H60]=1;[$humanevaluator.H60]=3);     IF(OR([$chatgpt.J60]=1;[$chatgpt.J60]=3);&quot;TP&quot;;&quot;FP&quot;);     IF(OR([$chatgpt.J60]=1;[$chatgpt.J60]=3);&quot;FN&quot;;&quot;TN&quot;) )" office:value-type="string" office:string-value="FP" calcext:value-type="string">
            <text:p>FP</text:p>
          </table:table-cell>
          <table:table-cell table:formula="of:=IF(OR([$humanevaluator.I60]=1;[$humanevaluator.I60]=3);     IF(OR([$chatgpt.K60]=1;[$chatgpt.K60]=3);&quot;TP&quot;;&quot;FP&quot;);     IF(OR([$chatgpt.K60]=1;[$chatgpt.K60]=3);&quot;FN&quot;;&quot;TN&quot;) )" office:value-type="string" office:string-value="FN" calcext:value-type="string">
            <text:p>F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61]=1;[$humanevaluator.B61]=3);     IF(OR([$chatgpt.D61]=1;[$chatgpt.D61]=3);&quot;TP&quot;;&quot;FP&quot;);     IF(OR([$chatgpt.D61]=1;[$chatgpt.D61]=3);&quot;FN&quot;;&quot;TN&quot;) )" office:value-type="string" office:string-value="FN" calcext:value-type="string">
            <text:p>FN</text:p>
          </table:table-cell>
          <table:table-cell table:formula="of:=IF(OR([$humanevaluator.C61]=1;[$humanevaluator.C61]=3);     IF(OR([$chatgpt.E61]=1;[$chatgpt.E61]=3);&quot;TP&quot;;&quot;FP&quot;);     IF(OR([$chatgpt.E61]=1;[$chatgpt.E61]=3);&quot;FN&quot;;&quot;TN&quot;) )" office:value-type="string" office:string-value="TP" calcext:value-type="string">
            <text:p>TP</text:p>
          </table:table-cell>
          <table:table-cell table:formula="of:=IF(OR([$humanevaluator.D61]=1;[$humanevaluator.D61]=3);     IF(OR([$chatgpt.F61]=1;[$chatgpt.F61]=3);&quot;TP&quot;;&quot;FP&quot;);     IF(OR([$chatgpt.F61]=1;[$chatgpt.F61]=3);&quot;FN&quot;;&quot;TN&quot;) )" office:value-type="string" office:string-value="TP" calcext:value-type="string">
            <text:p>TP</text:p>
          </table:table-cell>
          <table:table-cell table:formula="of:=IF(OR([$humanevaluator.E61]=1;[$humanevaluator.E61]=3);     IF(OR([$chatgpt.G61]=1;[$chatgpt.G61]=3);&quot;TP&quot;;&quot;FP&quot;);     IF(OR([$chatgpt.G61]=1;[$chatgpt.G61]=3);&quot;FN&quot;;&quot;TN&quot;) )" office:value-type="string" office:string-value="TP" calcext:value-type="string">
            <text:p>TP</text:p>
          </table:table-cell>
          <table:table-cell table:formula="of:=IF(OR([$humanevaluator.F61]=1;[$humanevaluator.F61]=3);     IF(OR([$chatgpt.H61]=1;[$chatgpt.H61]=3);&quot;TP&quot;;&quot;FP&quot;);     IF(OR([$chatgpt.H61]=1;[$chatgpt.H61]=3);&quot;FN&quot;;&quot;TN&quot;) )" office:value-type="string" office:string-value="TP" calcext:value-type="string">
            <text:p>TP</text:p>
          </table:table-cell>
          <table:table-cell table:formula="of:=IF(OR([$humanevaluator.G61]=1;[$humanevaluator.G61]=3);     IF(OR([$chatgpt.I61]=1;[$chatgpt.I61]=3);&quot;TP&quot;;&quot;FP&quot;);     IF(OR([$chatgpt.I61]=1;[$chatgpt.I61]=3);&quot;FN&quot;;&quot;TN&quot;) )" office:value-type="string" office:string-value="TP" calcext:value-type="string">
            <text:p>TP</text:p>
          </table:table-cell>
          <table:table-cell table:formula="of:=IF(OR([$humanevaluator.H61]=1;[$humanevaluator.H61]=3);     IF(OR([$chatgpt.J61]=1;[$chatgpt.J61]=3);&quot;TP&quot;;&quot;FP&quot;);     IF(OR([$chatgpt.J61]=1;[$chatgpt.J61]=3);&quot;FN&quot;;&quot;TN&quot;) )" office:value-type="string" office:string-value="FP" calcext:value-type="string">
            <text:p>FP</text:p>
          </table:table-cell>
          <table:table-cell table:formula="of:=IF(OR([$humanevaluator.I61]=1;[$humanevaluator.I61]=3);     IF(OR([$chatgpt.K61]=1;[$chatgpt.K61]=3);&quot;TP&quot;;&quot;FP&quot;);     IF(OR([$chatgpt.K61]=1;[$chatgpt.K61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44]+[.K42])/([.K41]+[.K42]+[.K43]+[.K44])" office:value-type="float" office:value="0.7125" calcext:value-type="float">
            <text:p>0,7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62]=1;[$humanevaluator.B62]=3);     IF(OR([$chatgpt.D62]=1;[$chatgpt.D62]=3);&quot;TP&quot;;&quot;FP&quot;);     IF(OR([$chatgpt.D62]=1;[$chatgpt.D62]=3);&quot;FN&quot;;&quot;TN&quot;) )" office:value-type="string" office:string-value="FN" calcext:value-type="string">
            <text:p>FN</text:p>
          </table:table-cell>
          <table:table-cell table:formula="of:=IF(OR([$humanevaluator.C62]=1;[$humanevaluator.C62]=3);     IF(OR([$chatgpt.E62]=1;[$chatgpt.E62]=3);&quot;TP&quot;;&quot;FP&quot;);     IF(OR([$chatgpt.E62]=1;[$chatgpt.E62]=3);&quot;FN&quot;;&quot;TN&quot;) )" office:value-type="string" office:string-value="TP" calcext:value-type="string">
            <text:p>TP</text:p>
          </table:table-cell>
          <table:table-cell table:formula="of:=IF(OR([$humanevaluator.D62]=1;[$humanevaluator.D62]=3);     IF(OR([$chatgpt.F62]=1;[$chatgpt.F62]=3);&quot;TP&quot;;&quot;FP&quot;);     IF(OR([$chatgpt.F62]=1;[$chatgpt.F62]=3);&quot;FN&quot;;&quot;TN&quot;) )" office:value-type="string" office:string-value="TP" calcext:value-type="string">
            <text:p>TP</text:p>
          </table:table-cell>
          <table:table-cell table:formula="of:=IF(OR([$humanevaluator.E62]=1;[$humanevaluator.E62]=3);     IF(OR([$chatgpt.G62]=1;[$chatgpt.G62]=3);&quot;TP&quot;;&quot;FP&quot;);     IF(OR([$chatgpt.G62]=1;[$chatgpt.G62]=3);&quot;FN&quot;;&quot;TN&quot;) )" office:value-type="string" office:string-value="TP" calcext:value-type="string">
            <text:p>TP</text:p>
          </table:table-cell>
          <table:table-cell table:formula="of:=IF(OR([$humanevaluator.F62]=1;[$humanevaluator.F62]=3);     IF(OR([$chatgpt.H62]=1;[$chatgpt.H62]=3);&quot;TP&quot;;&quot;FP&quot;);     IF(OR([$chatgpt.H62]=1;[$chatgpt.H62]=3);&quot;FN&quot;;&quot;TN&quot;) )" office:value-type="string" office:string-value="TP" calcext:value-type="string">
            <text:p>TP</text:p>
          </table:table-cell>
          <table:table-cell table:formula="of:=IF(OR([$humanevaluator.G62]=1;[$humanevaluator.G62]=3);     IF(OR([$chatgpt.I62]=1;[$chatgpt.I62]=3);&quot;TP&quot;;&quot;FP&quot;);     IF(OR([$chatgpt.I62]=1;[$chatgpt.I62]=3);&quot;FN&quot;;&quot;TN&quot;) )" office:value-type="string" office:string-value="TP" calcext:value-type="string">
            <text:p>TP</text:p>
          </table:table-cell>
          <table:table-cell table:formula="of:=IF(OR([$humanevaluator.H62]=1;[$humanevaluator.H62]=3);     IF(OR([$chatgpt.J62]=1;[$chatgpt.J62]=3);&quot;TP&quot;;&quot;FP&quot;);     IF(OR([$chatgpt.J62]=1;[$chatgpt.J62]=3);&quot;FN&quot;;&quot;TN&quot;) )" office:value-type="string" office:string-value="FP" calcext:value-type="string">
            <text:p>FP</text:p>
          </table:table-cell>
          <table:table-cell table:formula="of:=IF(OR([$humanevaluator.I62]=1;[$humanevaluator.I62]=3);     IF(OR([$chatgpt.K62]=1;[$chatgpt.K62]=3);&quot;TP&quot;;&quot;FP&quot;);     IF(OR([$chatgpt.K62]=1;[$chatgpt.K6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42])/([.K42]+[.K44])" office:value-type="float" office:value="0.157894736842105" calcext:value-type="float">
            <text:p>0,157894736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63]=1;[$humanevaluator.B63]=3);     IF(OR([$chatgpt.D63]=1;[$chatgpt.D63]=3);&quot;TP&quot;;&quot;FP&quot;);     IF(OR([$chatgpt.D63]=1;[$chatgpt.D63]=3);&quot;FN&quot;;&quot;TN&quot;) )" office:value-type="string" office:string-value="TP" calcext:value-type="string">
            <text:p>TP</text:p>
          </table:table-cell>
          <table:table-cell table:formula="of:=IF(OR([$humanevaluator.C63]=1;[$humanevaluator.C63]=3);     IF(OR([$chatgpt.E63]=1;[$chatgpt.E63]=3);&quot;TP&quot;;&quot;FP&quot;);     IF(OR([$chatgpt.E63]=1;[$chatgpt.E63]=3);&quot;FN&quot;;&quot;TN&quot;) )" office:value-type="string" office:string-value="TP" calcext:value-type="string">
            <text:p>TP</text:p>
          </table:table-cell>
          <table:table-cell table:formula="of:=IF(OR([$humanevaluator.D63]=1;[$humanevaluator.D63]=3);     IF(OR([$chatgpt.F63]=1;[$chatgpt.F63]=3);&quot;TP&quot;;&quot;FP&quot;);     IF(OR([$chatgpt.F63]=1;[$chatgpt.F63]=3);&quot;FN&quot;;&quot;TN&quot;) )" office:value-type="string" office:string-value="TP" calcext:value-type="string">
            <text:p>TP</text:p>
          </table:table-cell>
          <table:table-cell table:formula="of:=IF(OR([$humanevaluator.E63]=1;[$humanevaluator.E63]=3);     IF(OR([$chatgpt.G63]=1;[$chatgpt.G63]=3);&quot;TP&quot;;&quot;FP&quot;);     IF(OR([$chatgpt.G63]=1;[$chatgpt.G63]=3);&quot;FN&quot;;&quot;TN&quot;) )" office:value-type="string" office:string-value="TP" calcext:value-type="string">
            <text:p>TP</text:p>
          </table:table-cell>
          <table:table-cell table:formula="of:=IF(OR([$humanevaluator.F63]=1;[$humanevaluator.F63]=3);     IF(OR([$chatgpt.H63]=1;[$chatgpt.H63]=3);&quot;TP&quot;;&quot;FP&quot;);     IF(OR([$chatgpt.H63]=1;[$chatgpt.H63]=3);&quot;FN&quot;;&quot;TN&quot;) )" office:value-type="string" office:string-value="TP" calcext:value-type="string">
            <text:p>TP</text:p>
          </table:table-cell>
          <table:table-cell table:formula="of:=IF(OR([$humanevaluator.G63]=1;[$humanevaluator.G63]=3);     IF(OR([$chatgpt.I63]=1;[$chatgpt.I63]=3);&quot;TP&quot;;&quot;FP&quot;);     IF(OR([$chatgpt.I63]=1;[$chatgpt.I63]=3);&quot;FN&quot;;&quot;TN&quot;) )" office:value-type="string" office:string-value="TP" calcext:value-type="string">
            <text:p>TP</text:p>
          </table:table-cell>
          <table:table-cell table:formula="of:=IF(OR([$humanevaluator.H63]=1;[$humanevaluator.H63]=3);     IF(OR([$chatgpt.J63]=1;[$chatgpt.J63]=3);&quot;TP&quot;;&quot;FP&quot;);     IF(OR([$chatgpt.J63]=1;[$chatgpt.J63]=3);&quot;FN&quot;;&quot;TN&quot;) )" office:value-type="string" office:string-value="FP" calcext:value-type="string">
            <text:p>FP</text:p>
          </table:table-cell>
          <table:table-cell table:formula="of:=IF(OR([$humanevaluator.I63]=1;[$humanevaluator.I63]=3);     IF(OR([$chatgpt.K63]=1;[$chatgpt.K63]=3);&quot;TP&quot;;&quot;FP&quot;);     IF(OR([$chatgpt.K63]=1;[$chatgpt.K6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44]/([.K44]+[.K41])" office:value-type="float" office:value="0.813559322033898" calcext:value-type="float">
            <text:p>0,813559322033898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Qwen</text:p>
          </table:table-cell>
          <table:table-cell table:style-name="ce3" office:value-type="string" calcext:value-type="string">
            <text:p>Specification 1</text:p>
          </table:table-cell>
          <table:table-cell table:style-name="ce3" office:value-type="string" calcext:value-type="string">
            <text:p>Specification 2</text:p>
          </table:table-cell>
          <table:table-cell table:style-name="ce3" office:value-type="string" calcext:value-type="string">
            <text:p>Specification 3</text:p>
          </table:table-cell>
          <table:table-cell table:style-name="ce3" office:value-type="string" calcext:value-type="string">
            <text:p>Specification 4</text:p>
          </table:table-cell>
          <table:table-cell table:style-name="ce3" office:value-type="string" calcext:value-type="string">
            <text:p>Specification 5</text:p>
          </table:table-cell>
          <table:table-cell table:style-name="ce3" office:value-type="string" calcext:value-type="string">
            <text:p>Specification 6</text:p>
          </table:table-cell>
          <table:table-cell table:style-name="ce3" office:value-type="string" calcext:value-type="string">
            <text:p>Specification 7</text:p>
          </table:table-cell>
          <table:table-cell table:style-name="ce3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</text:p>
          </table:table-cell>
          <table:table-cell table:formula="of:=IF(OR([$humanevaluator.B70]=1;[$humanevaluator.B70]=3);     IF(OR([$chatgpt.D70]=1;[$chatgpt.D70]=3);&quot;TP&quot;;&quot;FP&quot;);     IF(OR([$chatgpt.D70]=1;[$chatgpt.D70]=3);&quot;FN&quot;;&quot;TN&quot;) )" office:value-type="string" office:string-value="FN" calcext:value-type="string">
            <text:p>FN</text:p>
          </table:table-cell>
          <table:table-cell table:formula="of:=IF(OR([$humanevaluator.C70]=1;[$humanevaluator.C70]=3);     IF(OR([$chatgpt.E70]=1;[$chatgpt.E70]=3);&quot;TP&quot;;&quot;FP&quot;);     IF(OR([$chatgpt.E70]=1;[$chatgpt.E70]=3);&quot;FN&quot;;&quot;TN&quot;) )" office:value-type="string" office:string-value="TN" calcext:value-type="string">
            <text:p>TN</text:p>
          </table:table-cell>
          <table:table-cell table:formula="of:=IF(OR([$humanevaluator.D70]=1;[$humanevaluator.D70]=3);     IF(OR([$chatgpt.F70]=1;[$chatgpt.F70]=3);&quot;TP&quot;;&quot;FP&quot;);     IF(OR([$chatgpt.F70]=1;[$chatgpt.F70]=3);&quot;FN&quot;;&quot;TN&quot;) )" office:value-type="string" office:string-value="FN" calcext:value-type="string">
            <text:p>FN</text:p>
          </table:table-cell>
          <table:table-cell table:formula="of:=IF(OR([$humanevaluator.E70]=1;[$humanevaluator.E70]=3);     IF(OR([$chatgpt.G70]=1;[$chatgpt.G70]=3);&quot;TP&quot;;&quot;FP&quot;);     IF(OR([$chatgpt.G70]=1;[$chatgpt.G70]=3);&quot;FN&quot;;&quot;TN&quot;) )" office:value-type="string" office:string-value="FN" calcext:value-type="string">
            <text:p>FN</text:p>
          </table:table-cell>
          <table:table-cell table:formula="of:=IF(OR([$humanevaluator.F70]=1;[$humanevaluator.F70]=3);     IF(OR([$chatgpt.H70]=1;[$chatgpt.H70]=3);&quot;TP&quot;;&quot;FP&quot;);     IF(OR([$chatgpt.H70]=1;[$chatgpt.H70]=3);&quot;FN&quot;;&quot;TN&quot;) )" office:value-type="string" office:string-value="TP" calcext:value-type="string">
            <text:p>TP</text:p>
          </table:table-cell>
          <table:table-cell table:formula="of:=IF(OR([$humanevaluator.G70]=1;[$humanevaluator.G70]=3);     IF(OR([$chatgpt.I70]=1;[$chatgpt.I70]=3);&quot;TP&quot;;&quot;FP&quot;);     IF(OR([$chatgpt.I70]=1;[$chatgpt.I70]=3);&quot;FN&quot;;&quot;TN&quot;) )" office:value-type="string" office:string-value="FN" calcext:value-type="string">
            <text:p>FN</text:p>
          </table:table-cell>
          <table:table-cell table:formula="of:=IF(OR([$humanevaluator.H70]=1;[$humanevaluator.H70]=3);     IF(OR([$chatgpt.J70]=1;[$chatgpt.J70]=3);&quot;TP&quot;;&quot;FP&quot;);     IF(OR([$chatgpt.J70]=1;[$chatgpt.J70]=3);&quot;FN&quot;;&quot;TN&quot;) )" office:value-type="string" office:string-value="TN" calcext:value-type="string">
            <text:p>TN</text:p>
          </table:table-cell>
          <table:table-cell table:formula="of:=IF(OR([$humanevaluator.I70]=1;[$humanevaluator.I70]=3);     IF(OR([$chatgpt.K70]=1;[$chatgpt.K70]=3);&quot;TP&quot;;&quot;FP&quot;);     IF(OR([$chatgpt.K70]=1;[$chatgpt.K70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table:formula="of:=IF(OR([$humanevaluator.B71]=1;[$humanevaluator.B71]=3);     IF(OR([$chatgpt.D71]=1;[$chatgpt.D71]=3);&quot;TP&quot;;&quot;FP&quot;);     IF(OR([$chatgpt.D71]=1;[$chatgpt.D71]=3);&quot;FN&quot;;&quot;TN&quot;) )" office:value-type="string" office:string-value="FN" calcext:value-type="string">
            <text:p>FN</text:p>
          </table:table-cell>
          <table:table-cell table:formula="of:=IF(OR([$humanevaluator.C71]=1;[$humanevaluator.C71]=3);     IF(OR([$chatgpt.E71]=1;[$chatgpt.E71]=3);&quot;TP&quot;;&quot;FP&quot;);     IF(OR([$chatgpt.E71]=1;[$chatgpt.E71]=3);&quot;FN&quot;;&quot;TN&quot;) )" office:value-type="string" office:string-value="TN" calcext:value-type="string">
            <text:p>TN</text:p>
          </table:table-cell>
          <table:table-cell table:formula="of:=IF(OR([$humanevaluator.D71]=1;[$humanevaluator.D71]=3);     IF(OR([$chatgpt.F71]=1;[$chatgpt.F71]=3);&quot;TP&quot;;&quot;FP&quot;);     IF(OR([$chatgpt.F71]=1;[$chatgpt.F71]=3);&quot;FN&quot;;&quot;TN&quot;) )" office:value-type="string" office:string-value="TP" calcext:value-type="string">
            <text:p>TP</text:p>
          </table:table-cell>
          <table:table-cell table:formula="of:=IF(OR([$humanevaluator.E71]=1;[$humanevaluator.E71]=3);     IF(OR([$chatgpt.G71]=1;[$chatgpt.G71]=3);&quot;TP&quot;;&quot;FP&quot;);     IF(OR([$chatgpt.G71]=1;[$chatgpt.G71]=3);&quot;FN&quot;;&quot;TN&quot;) )" office:value-type="string" office:string-value="TP" calcext:value-type="string">
            <text:p>TP</text:p>
          </table:table-cell>
          <table:table-cell table:formula="of:=IF(OR([$humanevaluator.F71]=1;[$humanevaluator.F71]=3);     IF(OR([$chatgpt.H71]=1;[$chatgpt.H71]=3);&quot;TP&quot;;&quot;FP&quot;);     IF(OR([$chatgpt.H71]=1;[$chatgpt.H71]=3);&quot;FN&quot;;&quot;TN&quot;) )" office:value-type="string" office:string-value="TP" calcext:value-type="string">
            <text:p>TP</text:p>
          </table:table-cell>
          <table:table-cell table:formula="of:=IF(OR([$humanevaluator.G71]=1;[$humanevaluator.G71]=3);     IF(OR([$chatgpt.I71]=1;[$chatgpt.I71]=3);&quot;TP&quot;;&quot;FP&quot;);     IF(OR([$chatgpt.I71]=1;[$chatgpt.I71]=3);&quot;FN&quot;;&quot;TN&quot;) )" office:value-type="string" office:string-value="FN" calcext:value-type="string">
            <text:p>FN</text:p>
          </table:table-cell>
          <table:table-cell table:formula="of:=IF(OR([$humanevaluator.H71]=1;[$humanevaluator.H71]=3);     IF(OR([$chatgpt.J71]=1;[$chatgpt.J71]=3);&quot;TP&quot;;&quot;FP&quot;);     IF(OR([$chatgpt.J71]=1;[$chatgpt.J71]=3);&quot;FN&quot;;&quot;TN&quot;) )" office:value-type="string" office:string-value="TN" calcext:value-type="string">
            <text:p>TN</text:p>
          </table:table-cell>
          <table:table-cell table:formula="of:=IF(OR([$humanevaluator.I71]=1;[$humanevaluator.I71]=3);     IF(OR([$chatgpt.K71]=1;[$chatgpt.K71]=3);&quot;TP&quot;;&quot;FP&quot;);     IF(OR([$chatgpt.K71]=1;[$chatgpt.K71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</text:p>
          </table:table-cell>
          <table:table-cell table:formula="of:=IF(OR([$humanevaluator.B72]=1;[$humanevaluator.B72]=3);     IF(OR([$chatgpt.D72]=1;[$chatgpt.D72]=3);&quot;TP&quot;;&quot;FP&quot;);     IF(OR([$chatgpt.D72]=1;[$chatgpt.D72]=3);&quot;FN&quot;;&quot;TN&quot;) )" office:value-type="string" office:string-value="FN" calcext:value-type="string">
            <text:p>FN</text:p>
          </table:table-cell>
          <table:table-cell table:formula="of:=IF(OR([$humanevaluator.C72]=1;[$humanevaluator.C72]=3);     IF(OR([$chatgpt.E72]=1;[$chatgpt.E72]=3);&quot;TP&quot;;&quot;FP&quot;);     IF(OR([$chatgpt.E72]=1;[$chatgpt.E72]=3);&quot;FN&quot;;&quot;TN&quot;) )" office:value-type="string" office:string-value="FN" calcext:value-type="string">
            <text:p>FN</text:p>
          </table:table-cell>
          <table:table-cell table:formula="of:=IF(OR([$humanevaluator.D72]=1;[$humanevaluator.D72]=3);     IF(OR([$chatgpt.F72]=1;[$chatgpt.F72]=3);&quot;TP&quot;;&quot;FP&quot;);     IF(OR([$chatgpt.F72]=1;[$chatgpt.F72]=3);&quot;FN&quot;;&quot;TN&quot;) )" office:value-type="string" office:string-value="TP" calcext:value-type="string">
            <text:p>TP</text:p>
          </table:table-cell>
          <table:table-cell table:formula="of:=IF(OR([$humanevaluator.E72]=1;[$humanevaluator.E72]=3);     IF(OR([$chatgpt.G72]=1;[$chatgpt.G72]=3);&quot;TP&quot;;&quot;FP&quot;);     IF(OR([$chatgpt.G72]=1;[$chatgpt.G72]=3);&quot;FN&quot;;&quot;TN&quot;) )" office:value-type="string" office:string-value="FN" calcext:value-type="string">
            <text:p>FN</text:p>
          </table:table-cell>
          <table:table-cell table:formula="of:=IF(OR([$humanevaluator.F72]=1;[$humanevaluator.F72]=3);     IF(OR([$chatgpt.H72]=1;[$chatgpt.H72]=3);&quot;TP&quot;;&quot;FP&quot;);     IF(OR([$chatgpt.H72]=1;[$chatgpt.H72]=3);&quot;FN&quot;;&quot;TN&quot;) )" office:value-type="string" office:string-value="TP" calcext:value-type="string">
            <text:p>TP</text:p>
          </table:table-cell>
          <table:table-cell table:formula="of:=IF(OR([$humanevaluator.G72]=1;[$humanevaluator.G72]=3);     IF(OR([$chatgpt.I72]=1;[$chatgpt.I72]=3);&quot;TP&quot;;&quot;FP&quot;);     IF(OR([$chatgpt.I72]=1;[$chatgpt.I72]=3);&quot;FN&quot;;&quot;TN&quot;) )" office:value-type="string" office:string-value="FN" calcext:value-type="string">
            <text:p>FN</text:p>
          </table:table-cell>
          <table:table-cell table:formula="of:=IF(OR([$humanevaluator.H72]=1;[$humanevaluator.H72]=3);     IF(OR([$chatgpt.J72]=1;[$chatgpt.J72]=3);&quot;TP&quot;;&quot;FP&quot;);     IF(OR([$chatgpt.J72]=1;[$chatgpt.J72]=3);&quot;FN&quot;;&quot;TN&quot;) )" office:value-type="string" office:string-value="TN" calcext:value-type="string">
            <text:p>TN</text:p>
          </table:table-cell>
          <table:table-cell table:formula="of:=IF(OR([$humanevaluator.I72]=1;[$humanevaluator.I72]=3);     IF(OR([$chatgpt.K72]=1;[$chatgpt.K72]=3);&quot;TP&quot;;&quot;FP&quot;);     IF(OR([$chatgpt.K72]=1;[$chatgpt.K72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 FN:</text:p>
          </table:table-cell>
          <table:table-cell table:formula="of:=COUNTIF([.B50:.I59];&quot;FN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IF(OR([$humanevaluator.B73]=1;[$humanevaluator.B73]=3);     IF(OR([$chatgpt.D73]=1;[$chatgpt.D73]=3);&quot;TP&quot;;&quot;FP&quot;);     IF(OR([$chatgpt.D73]=1;[$chatgpt.D73]=3);&quot;FN&quot;;&quot;TN&quot;) )" office:value-type="string" office:string-value="FN" calcext:value-type="string">
            <text:p>FN</text:p>
          </table:table-cell>
          <table:table-cell table:formula="of:=IF(OR([$humanevaluator.C73]=1;[$humanevaluator.C73]=3);     IF(OR([$chatgpt.E73]=1;[$chatgpt.E73]=3);&quot;TP&quot;;&quot;FP&quot;);     IF(OR([$chatgpt.E73]=1;[$chatgpt.E73]=3);&quot;FN&quot;;&quot;TN&quot;) )" office:value-type="string" office:string-value="TN" calcext:value-type="string">
            <text:p>TN</text:p>
          </table:table-cell>
          <table:table-cell table:formula="of:=IF(OR([$humanevaluator.D73]=1;[$humanevaluator.D73]=3);     IF(OR([$chatgpt.F73]=1;[$chatgpt.F73]=3);&quot;TP&quot;;&quot;FP&quot;);     IF(OR([$chatgpt.F73]=1;[$chatgpt.F73]=3);&quot;FN&quot;;&quot;TN&quot;) )" office:value-type="string" office:string-value="TP" calcext:value-type="string">
            <text:p>TP</text:p>
          </table:table-cell>
          <table:table-cell table:formula="of:=IF(OR([$humanevaluator.E73]=1;[$humanevaluator.E73]=3);     IF(OR([$chatgpt.G73]=1;[$chatgpt.G73]=3);&quot;TP&quot;;&quot;FP&quot;);     IF(OR([$chatgpt.G73]=1;[$chatgpt.G73]=3);&quot;FN&quot;;&quot;TN&quot;) )" office:value-type="string" office:string-value="TP" calcext:value-type="string">
            <text:p>TP</text:p>
          </table:table-cell>
          <table:table-cell table:formula="of:=IF(OR([$humanevaluator.F73]=1;[$humanevaluator.F73]=3);     IF(OR([$chatgpt.H73]=1;[$chatgpt.H73]=3);&quot;TP&quot;;&quot;FP&quot;);     IF(OR([$chatgpt.H73]=1;[$chatgpt.H73]=3);&quot;FN&quot;;&quot;TN&quot;) )" office:value-type="string" office:string-value="TP" calcext:value-type="string">
            <text:p>TP</text:p>
          </table:table-cell>
          <table:table-cell table:formula="of:=IF(OR([$humanevaluator.G73]=1;[$humanevaluator.G73]=3);     IF(OR([$chatgpt.I73]=1;[$chatgpt.I73]=3);&quot;TP&quot;;&quot;FP&quot;);     IF(OR([$chatgpt.I73]=1;[$chatgpt.I73]=3);&quot;FN&quot;;&quot;TN&quot;) )" office:value-type="string" office:string-value="FN" calcext:value-type="string">
            <text:p>FN</text:p>
          </table:table-cell>
          <table:table-cell table:formula="of:=IF(OR([$humanevaluator.H73]=1;[$humanevaluator.H73]=3);     IF(OR([$chatgpt.J73]=1;[$chatgpt.J73]=3);&quot;TP&quot;;&quot;FP&quot;);     IF(OR([$chatgpt.J73]=1;[$chatgpt.J73]=3);&quot;FN&quot;;&quot;TN&quot;) )" office:value-type="string" office:string-value="TN" calcext:value-type="string">
            <text:p>TN</text:p>
          </table:table-cell>
          <table:table-cell table:formula="of:=IF(OR([$humanevaluator.I73]=1;[$humanevaluator.I73]=3);     IF(OR([$chatgpt.K73]=1;[$chatgpt.K73]=3);&quot;TP&quot;;&quot;FP&quot;);     IF(OR([$chatgpt.K73]=1;[$chatgpt.K73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N:</text:p>
          </table:table-cell>
          <table:table-cell table:formula="of:=COUNTIF([.B50:.I59];&quot;TN&quot;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formula="of:=IF(OR([$humanevaluator.B74]=1;[$humanevaluator.B74]=3);     IF(OR([$chatgpt.D74]=1;[$chatgpt.D74]=3);&quot;TP&quot;;&quot;FP&quot;);     IF(OR([$chatgpt.D74]=1;[$chatgpt.D74]=3);&quot;FN&quot;;&quot;TN&quot;) )" office:value-type="string" office:string-value="FN" calcext:value-type="string">
            <text:p>FN</text:p>
          </table:table-cell>
          <table:table-cell table:formula="of:=IF(OR([$humanevaluator.C74]=1;[$humanevaluator.C74]=3);     IF(OR([$chatgpt.E74]=1;[$chatgpt.E74]=3);&quot;TP&quot;;&quot;FP&quot;);     IF(OR([$chatgpt.E74]=1;[$chatgpt.E74]=3);&quot;FN&quot;;&quot;TN&quot;) )" office:value-type="string" office:string-value="TN" calcext:value-type="string">
            <text:p>TN</text:p>
          </table:table-cell>
          <table:table-cell table:formula="of:=IF(OR([$humanevaluator.D74]=1;[$humanevaluator.D74]=3);     IF(OR([$chatgpt.F74]=1;[$chatgpt.F74]=3);&quot;TP&quot;;&quot;FP&quot;);     IF(OR([$chatgpt.F74]=1;[$chatgpt.F74]=3);&quot;FN&quot;;&quot;TN&quot;) )" office:value-type="string" office:string-value="TP" calcext:value-type="string">
            <text:p>TP</text:p>
          </table:table-cell>
          <table:table-cell table:formula="of:=IF(OR([$humanevaluator.E74]=1;[$humanevaluator.E74]=3);     IF(OR([$chatgpt.G74]=1;[$chatgpt.G74]=3);&quot;TP&quot;;&quot;FP&quot;);     IF(OR([$chatgpt.G74]=1;[$chatgpt.G74]=3);&quot;FN&quot;;&quot;TN&quot;) )" office:value-type="string" office:string-value="TP" calcext:value-type="string">
            <text:p>TP</text:p>
          </table:table-cell>
          <table:table-cell table:formula="of:=IF(OR([$humanevaluator.F74]=1;[$humanevaluator.F74]=3);     IF(OR([$chatgpt.H74]=1;[$chatgpt.H74]=3);&quot;TP&quot;;&quot;FP&quot;);     IF(OR([$chatgpt.H74]=1;[$chatgpt.H74]=3);&quot;FN&quot;;&quot;TN&quot;) )" office:value-type="string" office:string-value="TP" calcext:value-type="string">
            <text:p>TP</text:p>
          </table:table-cell>
          <table:table-cell table:formula="of:=IF(OR([$humanevaluator.G74]=1;[$humanevaluator.G74]=3);     IF(OR([$chatgpt.I74]=1;[$chatgpt.I74]=3);&quot;TP&quot;;&quot;FP&quot;);     IF(OR([$chatgpt.I74]=1;[$chatgpt.I74]=3);&quot;FN&quot;;&quot;TN&quot;) )" office:value-type="string" office:string-value="FN" calcext:value-type="string">
            <text:p>FN</text:p>
          </table:table-cell>
          <table:table-cell table:formula="of:=IF(OR([$humanevaluator.H74]=1;[$humanevaluator.H74]=3);     IF(OR([$chatgpt.J74]=1;[$chatgpt.J74]=3);&quot;TP&quot;;&quot;FP&quot;);     IF(OR([$chatgpt.J74]=1;[$chatgpt.J74]=3);&quot;FN&quot;;&quot;TN&quot;) )" office:value-type="string" office:string-value="TN" calcext:value-type="string">
            <text:p>TN</text:p>
          </table:table-cell>
          <table:table-cell table:formula="of:=IF(OR([$humanevaluator.I74]=1;[$humanevaluator.I74]=3);     IF(OR([$chatgpt.K74]=1;[$chatgpt.K74]=3);&quot;TP&quot;;&quot;FP&quot;);     IF(OR([$chatgpt.K74]=1;[$chatgpt.K74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FP:</text:p>
          </table:table-cell>
          <table:table-cell table:formula="of:=COUNTIF([.B50:.I59];&quot;FP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table:formula="of:=IF(OR([$humanevaluator.B75]=1;[$humanevaluator.B75]=3);     IF(OR([$chatgpt.D75]=1;[$chatgpt.D75]=3);&quot;TP&quot;;&quot;FP&quot;);     IF(OR([$chatgpt.D75]=1;[$chatgpt.D75]=3);&quot;FN&quot;;&quot;TN&quot;) )" office:value-type="string" office:string-value="FN" calcext:value-type="string">
            <text:p>FN</text:p>
          </table:table-cell>
          <table:table-cell table:formula="of:=IF(OR([$humanevaluator.C75]=1;[$humanevaluator.C75]=3);     IF(OR([$chatgpt.E75]=1;[$chatgpt.E75]=3);&quot;TP&quot;;&quot;FP&quot;);     IF(OR([$chatgpt.E75]=1;[$chatgpt.E75]=3);&quot;FN&quot;;&quot;TN&quot;) )" office:value-type="string" office:string-value="TN" calcext:value-type="string">
            <text:p>TN</text:p>
          </table:table-cell>
          <table:table-cell table:formula="of:=IF(OR([$humanevaluator.D75]=1;[$humanevaluator.D75]=3);     IF(OR([$chatgpt.F75]=1;[$chatgpt.F75]=3);&quot;TP&quot;;&quot;FP&quot;);     IF(OR([$chatgpt.F75]=1;[$chatgpt.F75]=3);&quot;FN&quot;;&quot;TN&quot;) )" office:value-type="string" office:string-value="FN" calcext:value-type="string">
            <text:p>FN</text:p>
          </table:table-cell>
          <table:table-cell table:formula="of:=IF(OR([$humanevaluator.E75]=1;[$humanevaluator.E75]=3);     IF(OR([$chatgpt.G75]=1;[$chatgpt.G75]=3);&quot;TP&quot;;&quot;FP&quot;);     IF(OR([$chatgpt.G75]=1;[$chatgpt.G75]=3);&quot;FN&quot;;&quot;TN&quot;) )" office:value-type="string" office:string-value="TP" calcext:value-type="string">
            <text:p>TP</text:p>
          </table:table-cell>
          <table:table-cell table:formula="of:=IF(OR([$humanevaluator.F75]=1;[$humanevaluator.F75]=3);     IF(OR([$chatgpt.H75]=1;[$chatgpt.H75]=3);&quot;TP&quot;;&quot;FP&quot;);     IF(OR([$chatgpt.H75]=1;[$chatgpt.H75]=3);&quot;FN&quot;;&quot;TN&quot;) )" office:value-type="string" office:string-value="TP" calcext:value-type="string">
            <text:p>TP</text:p>
          </table:table-cell>
          <table:table-cell table:formula="of:=IF(OR([$humanevaluator.G75]=1;[$humanevaluator.G75]=3);     IF(OR([$chatgpt.I75]=1;[$chatgpt.I75]=3);&quot;TP&quot;;&quot;FP&quot;);     IF(OR([$chatgpt.I75]=1;[$chatgpt.I75]=3);&quot;FN&quot;;&quot;TN&quot;) )" office:value-type="string" office:string-value="FN" calcext:value-type="string">
            <text:p>FN</text:p>
          </table:table-cell>
          <table:table-cell table:formula="of:=IF(OR([$humanevaluator.H75]=1;[$humanevaluator.H75]=3);     IF(OR([$chatgpt.J75]=1;[$chatgpt.J75]=3);&quot;TP&quot;;&quot;FP&quot;);     IF(OR([$chatgpt.J75]=1;[$chatgpt.J75]=3);&quot;FN&quot;;&quot;TN&quot;) )" office:value-type="string" office:string-value="TN" calcext:value-type="string">
            <text:p>TN</text:p>
          </table:table-cell>
          <table:table-cell table:formula="of:=IF(OR([$humanevaluator.I75]=1;[$humanevaluator.I75]=3);     IF(OR([$chatgpt.K75]=1;[$chatgpt.K75]=3);&quot;TP&quot;;&quot;FP&quot;);     IF(OR([$chatgpt.K75]=1;[$chatgpt.K75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TP:</text:p>
          </table:table-cell>
          <table:table-cell table:formula="of:=COUNTIF([.B50:.I59];&quot;TP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table:formula="of:=IF(OR([$humanevaluator.B76]=1;[$humanevaluator.B76]=3);     IF(OR([$chatgpt.D76]=1;[$chatgpt.D76]=3);&quot;TP&quot;;&quot;FP&quot;);     IF(OR([$chatgpt.D76]=1;[$chatgpt.D76]=3);&quot;FN&quot;;&quot;TN&quot;) )" office:value-type="string" office:string-value="FN" calcext:value-type="string">
            <text:p>FN</text:p>
          </table:table-cell>
          <table:table-cell table:formula="of:=IF(OR([$humanevaluator.C76]=1;[$humanevaluator.C76]=3);     IF(OR([$chatgpt.E76]=1;[$chatgpt.E76]=3);&quot;TP&quot;;&quot;FP&quot;);     IF(OR([$chatgpt.E76]=1;[$chatgpt.E76]=3);&quot;FN&quot;;&quot;TN&quot;) )" office:value-type="string" office:string-value="TN" calcext:value-type="string">
            <text:p>TN</text:p>
          </table:table-cell>
          <table:table-cell table:formula="of:=IF(OR([$humanevaluator.D76]=1;[$humanevaluator.D76]=3);     IF(OR([$chatgpt.F76]=1;[$chatgpt.F76]=3);&quot;TP&quot;;&quot;FP&quot;);     IF(OR([$chatgpt.F76]=1;[$chatgpt.F76]=3);&quot;FN&quot;;&quot;TN&quot;) )" office:value-type="string" office:string-value="FN" calcext:value-type="string">
            <text:p>FN</text:p>
          </table:table-cell>
          <table:table-cell table:formula="of:=IF(OR([$humanevaluator.E76]=1;[$humanevaluator.E76]=3);     IF(OR([$chatgpt.G76]=1;[$chatgpt.G76]=3);&quot;TP&quot;;&quot;FP&quot;);     IF(OR([$chatgpt.G76]=1;[$chatgpt.G76]=3);&quot;FN&quot;;&quot;TN&quot;) )" office:value-type="string" office:string-value="TP" calcext:value-type="string">
            <text:p>TP</text:p>
          </table:table-cell>
          <table:table-cell table:formula="of:=IF(OR([$humanevaluator.F76]=1;[$humanevaluator.F76]=3);     IF(OR([$chatgpt.H76]=1;[$chatgpt.H76]=3);&quot;TP&quot;;&quot;FP&quot;);     IF(OR([$chatgpt.H76]=1;[$chatgpt.H76]=3);&quot;FN&quot;;&quot;TN&quot;) )" office:value-type="string" office:string-value="TP" calcext:value-type="string">
            <text:p>TP</text:p>
          </table:table-cell>
          <table:table-cell table:formula="of:=IF(OR([$humanevaluator.G76]=1;[$humanevaluator.G76]=3);     IF(OR([$chatgpt.I76]=1;[$chatgpt.I76]=3);&quot;TP&quot;;&quot;FP&quot;);     IF(OR([$chatgpt.I76]=1;[$chatgpt.I76]=3);&quot;FN&quot;;&quot;TN&quot;) )" office:value-type="string" office:string-value="FN" calcext:value-type="string">
            <text:p>FN</text:p>
          </table:table-cell>
          <table:table-cell table:formula="of:=IF(OR([$humanevaluator.H76]=1;[$humanevaluator.H76]=3);     IF(OR([$chatgpt.J76]=1;[$chatgpt.J76]=3);&quot;TP&quot;;&quot;FP&quot;);     IF(OR([$chatgpt.J76]=1;[$chatgpt.J76]=3);&quot;FN&quot;;&quot;TN&quot;) )" office:value-type="string" office:string-value="TN" calcext:value-type="string">
            <text:p>TN</text:p>
          </table:table-cell>
          <table:table-cell table:formula="of:=IF(OR([$humanevaluator.I76]=1;[$humanevaluator.I76]=3);     IF(OR([$chatgpt.K76]=1;[$chatgpt.K76]=3);&quot;TP&quot;;&quot;FP&quot;);     IF(OR([$chatgpt.K76]=1;[$chatgpt.K76]=3);&quot;FN&quot;;&quot;TN&quot;) )" office:value-type="string" office:string-value="FP" calcext:value-type="string">
            <text:p>F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8</text:p>
          </table:table-cell>
          <table:table-cell table:formula="of:=IF(OR([$humanevaluator.B77]=1;[$humanevaluator.B77]=3);     IF(OR([$chatgpt.D77]=1;[$chatgpt.D77]=3);&quot;TP&quot;;&quot;FP&quot;);     IF(OR([$chatgpt.D77]=1;[$chatgpt.D77]=3);&quot;FN&quot;;&quot;TN&quot;) )" office:value-type="string" office:string-value="FN" calcext:value-type="string">
            <text:p>FN</text:p>
          </table:table-cell>
          <table:table-cell table:formula="of:=IF(OR([$humanevaluator.C77]=1;[$humanevaluator.C77]=3);     IF(OR([$chatgpt.E77]=1;[$chatgpt.E77]=3);&quot;TP&quot;;&quot;FP&quot;);     IF(OR([$chatgpt.E77]=1;[$chatgpt.E77]=3);&quot;FN&quot;;&quot;TN&quot;) )" office:value-type="string" office:string-value="TN" calcext:value-type="string">
            <text:p>TN</text:p>
          </table:table-cell>
          <table:table-cell table:formula="of:=IF(OR([$humanevaluator.D77]=1;[$humanevaluator.D77]=3);     IF(OR([$chatgpt.F77]=1;[$chatgpt.F77]=3);&quot;TP&quot;;&quot;FP&quot;);     IF(OR([$chatgpt.F77]=1;[$chatgpt.F77]=3);&quot;FN&quot;;&quot;TN&quot;) )" office:value-type="string" office:string-value="TP" calcext:value-type="string">
            <text:p>TP</text:p>
          </table:table-cell>
          <table:table-cell table:formula="of:=IF(OR([$humanevaluator.E77]=1;[$humanevaluator.E77]=3);     IF(OR([$chatgpt.G77]=1;[$chatgpt.G77]=3);&quot;TP&quot;;&quot;FP&quot;);     IF(OR([$chatgpt.G77]=1;[$chatgpt.G77]=3);&quot;FN&quot;;&quot;TN&quot;) )" office:value-type="string" office:string-value="TP" calcext:value-type="string">
            <text:p>TP</text:p>
          </table:table-cell>
          <table:table-cell table:formula="of:=IF(OR([$humanevaluator.F77]=1;[$humanevaluator.F77]=3);     IF(OR([$chatgpt.H77]=1;[$chatgpt.H77]=3);&quot;TP&quot;;&quot;FP&quot;);     IF(OR([$chatgpt.H77]=1;[$chatgpt.H77]=3);&quot;FN&quot;;&quot;TN&quot;) )" office:value-type="string" office:string-value="TP" calcext:value-type="string">
            <text:p>TP</text:p>
          </table:table-cell>
          <table:table-cell table:formula="of:=IF(OR([$humanevaluator.G77]=1;[$humanevaluator.G77]=3);     IF(OR([$chatgpt.I77]=1;[$chatgpt.I77]=3);&quot;TP&quot;;&quot;FP&quot;);     IF(OR([$chatgpt.I77]=1;[$chatgpt.I77]=3);&quot;FN&quot;;&quot;TN&quot;) )" office:value-type="string" office:string-value="FN" calcext:value-type="string">
            <text:p>FN</text:p>
          </table:table-cell>
          <table:table-cell table:formula="of:=IF(OR([$humanevaluator.H77]=1;[$humanevaluator.H77]=3);     IF(OR([$chatgpt.J77]=1;[$chatgpt.J77]=3);&quot;TP&quot;;&quot;FP&quot;);     IF(OR([$chatgpt.J77]=1;[$chatgpt.J77]=3);&quot;FN&quot;;&quot;TN&quot;) )" office:value-type="string" office:string-value="TN" calcext:value-type="string">
            <text:p>TN</text:p>
          </table:table-cell>
          <table:table-cell table:formula="of:=IF(OR([$humanevaluator.I77]=1;[$humanevaluator.I77]=3);     IF(OR([$chatgpt.K77]=1;[$chatgpt.K77]=3);&quot;TP&quot;;&quot;FP&quot;);     IF(OR([$chatgpt.K77]=1;[$chatgpt.K77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Accuracy : </text:p>
          </table:table-cell>
          <table:table-cell table:formula="of:=([.K55]+[.K53])/([.K52]+[.K53]+[.K54]+[.K55])" office:value-type="float" office:value="0.5375" calcext:value-type="float">
            <text:p>0,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9</text:p>
          </table:table-cell>
          <table:table-cell table:formula="of:=IF(OR([$humanevaluator.B78]=1;[$humanevaluator.B78]=3);     IF(OR([$chatgpt.D78]=1;[$chatgpt.D78]=3);&quot;TP&quot;;&quot;FP&quot;);     IF(OR([$chatgpt.D78]=1;[$chatgpt.D78]=3);&quot;FN&quot;;&quot;TN&quot;) )" office:value-type="string" office:string-value="FN" calcext:value-type="string">
            <text:p>FN</text:p>
          </table:table-cell>
          <table:table-cell table:formula="of:=IF(OR([$humanevaluator.C78]=1;[$humanevaluator.C78]=3);     IF(OR([$chatgpt.E78]=1;[$chatgpt.E78]=3);&quot;TP&quot;;&quot;FP&quot;);     IF(OR([$chatgpt.E78]=1;[$chatgpt.E78]=3);&quot;FN&quot;;&quot;TN&quot;) )" office:value-type="string" office:string-value="TN" calcext:value-type="string">
            <text:p>TN</text:p>
          </table:table-cell>
          <table:table-cell table:formula="of:=IF(OR([$humanevaluator.D78]=1;[$humanevaluator.D78]=3);     IF(OR([$chatgpt.F78]=1;[$chatgpt.F78]=3);&quot;TP&quot;;&quot;FP&quot;);     IF(OR([$chatgpt.F78]=1;[$chatgpt.F78]=3);&quot;FN&quot;;&quot;TN&quot;) )" office:value-type="string" office:string-value="TP" calcext:value-type="string">
            <text:p>TP</text:p>
          </table:table-cell>
          <table:table-cell table:formula="of:=IF(OR([$humanevaluator.E78]=1;[$humanevaluator.E78]=3);     IF(OR([$chatgpt.G78]=1;[$chatgpt.G78]=3);&quot;TP&quot;;&quot;FP&quot;);     IF(OR([$chatgpt.G78]=1;[$chatgpt.G78]=3);&quot;FN&quot;;&quot;TN&quot;) )" office:value-type="string" office:string-value="TP" calcext:value-type="string">
            <text:p>TP</text:p>
          </table:table-cell>
          <table:table-cell table:formula="of:=IF(OR([$humanevaluator.F78]=1;[$humanevaluator.F78]=3);     IF(OR([$chatgpt.H78]=1;[$chatgpt.H78]=3);&quot;TP&quot;;&quot;FP&quot;);     IF(OR([$chatgpt.H78]=1;[$chatgpt.H78]=3);&quot;FN&quot;;&quot;TN&quot;) )" office:value-type="string" office:string-value="TP" calcext:value-type="string">
            <text:p>TP</text:p>
          </table:table-cell>
          <table:table-cell table:formula="of:=IF(OR([$humanevaluator.G78]=1;[$humanevaluator.G78]=3);     IF(OR([$chatgpt.I78]=1;[$chatgpt.I78]=3);&quot;TP&quot;;&quot;FP&quot;);     IF(OR([$chatgpt.I78]=1;[$chatgpt.I78]=3);&quot;FN&quot;;&quot;TN&quot;) )" office:value-type="string" office:string-value="FN" calcext:value-type="string">
            <text:p>FN</text:p>
          </table:table-cell>
          <table:table-cell table:formula="of:=IF(OR([$humanevaluator.H78]=1;[$humanevaluator.H78]=3);     IF(OR([$chatgpt.J78]=1;[$chatgpt.J78]=3);&quot;TP&quot;;&quot;FP&quot;);     IF(OR([$chatgpt.J78]=1;[$chatgpt.J78]=3);&quot;FN&quot;;&quot;TN&quot;) )" office:value-type="string" office:string-value="TN" calcext:value-type="string">
            <text:p>TN</text:p>
          </table:table-cell>
          <table:table-cell table:formula="of:=IF(OR([$humanevaluator.I78]=1;[$humanevaluator.I78]=3);     IF(OR([$chatgpt.K78]=1;[$chatgpt.K78]=3);&quot;TP&quot;;&quot;FP&quot;);     IF(OR([$chatgpt.K78]=1;[$chatgpt.K78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pecificity :</text:p>
          </table:table-cell>
          <table:table-cell table:formula="of:=([.K53])/([.K53]+[.K55])" office:value-type="float" office:value="0.441860465116279" calcext:value-type="float">
            <text:p>0,44186046511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0</text:p>
          </table:table-cell>
          <table:table-cell table:formula="of:=IF(OR([$humanevaluator.B79]=1;[$humanevaluator.B79]=3);     IF(OR([$chatgpt.D79]=1;[$chatgpt.D79]=3);&quot;TP&quot;;&quot;FP&quot;);     IF(OR([$chatgpt.D79]=1;[$chatgpt.D79]=3);&quot;FN&quot;;&quot;TN&quot;) )" office:value-type="string" office:string-value="FN" calcext:value-type="string">
            <text:p>FN</text:p>
          </table:table-cell>
          <table:table-cell table:formula="of:=IF(OR([$humanevaluator.C79]=1;[$humanevaluator.C79]=3);     IF(OR([$chatgpt.E79]=1;[$chatgpt.E79]=3);&quot;TP&quot;;&quot;FP&quot;);     IF(OR([$chatgpt.E79]=1;[$chatgpt.E79]=3);&quot;FN&quot;;&quot;TN&quot;) )" office:value-type="string" office:string-value="TN" calcext:value-type="string">
            <text:p>TN</text:p>
          </table:table-cell>
          <table:table-cell table:formula="of:=IF(OR([$humanevaluator.D79]=1;[$humanevaluator.D79]=3);     IF(OR([$chatgpt.F79]=1;[$chatgpt.F79]=3);&quot;TP&quot;;&quot;FP&quot;);     IF(OR([$chatgpt.F79]=1;[$chatgpt.F79]=3);&quot;FN&quot;;&quot;TN&quot;) )" office:value-type="string" office:string-value="FN" calcext:value-type="string">
            <text:p>FN</text:p>
          </table:table-cell>
          <table:table-cell table:formula="of:=IF(OR([$humanevaluator.E79]=1;[$humanevaluator.E79]=3);     IF(OR([$chatgpt.G79]=1;[$chatgpt.G79]=3);&quot;TP&quot;;&quot;FP&quot;);     IF(OR([$chatgpt.G79]=1;[$chatgpt.G79]=3);&quot;FN&quot;;&quot;TN&quot;) )" office:value-type="string" office:string-value="TP" calcext:value-type="string">
            <text:p>TP</text:p>
          </table:table-cell>
          <table:table-cell table:formula="of:=IF(OR([$humanevaluator.F79]=1;[$humanevaluator.F79]=3);     IF(OR([$chatgpt.H79]=1;[$chatgpt.H79]=3);&quot;TP&quot;;&quot;FP&quot;);     IF(OR([$chatgpt.H79]=1;[$chatgpt.H79]=3);&quot;FN&quot;;&quot;TN&quot;) )" office:value-type="string" office:string-value="TP" calcext:value-type="string">
            <text:p>TP</text:p>
          </table:table-cell>
          <table:table-cell table:formula="of:=IF(OR([$humanevaluator.G79]=1;[$humanevaluator.G79]=3);     IF(OR([$chatgpt.I79]=1;[$chatgpt.I79]=3);&quot;TP&quot;;&quot;FP&quot;);     IF(OR([$chatgpt.I79]=1;[$chatgpt.I79]=3);&quot;FN&quot;;&quot;TN&quot;) )" office:value-type="string" office:string-value="FN" calcext:value-type="string">
            <text:p>FN</text:p>
          </table:table-cell>
          <table:table-cell table:formula="of:=IF(OR([$humanevaluator.H79]=1;[$humanevaluator.H79]=3);     IF(OR([$chatgpt.J79]=1;[$chatgpt.J79]=3);&quot;TP&quot;;&quot;FP&quot;);     IF(OR([$chatgpt.J79]=1;[$chatgpt.J79]=3);&quot;FN&quot;;&quot;TN&quot;) )" office:value-type="string" office:string-value="TN" calcext:value-type="string">
            <text:p>TN</text:p>
          </table:table-cell>
          <table:table-cell table:formula="of:=IF(OR([$humanevaluator.I79]=1;[$humanevaluator.I79]=3);     IF(OR([$chatgpt.K79]=1;[$chatgpt.K79]=3);&quot;TP&quot;;&quot;FP&quot;);     IF(OR([$chatgpt.K79]=1;[$chatgpt.K79]=3);&quot;FN&quot;;&quot;TN&quot;) )" office:value-type="string" office:string-value="FP" calcext:value-type="string">
            <text:p>FP</text:p>
          </table:table-cell>
          <table:table-cell table:style-name="ce4" office:value-type="string" calcext:value-type="string">
            <text:p>Sensitivity :</text:p>
          </table:table-cell>
          <table:table-cell table:formula="of:=[.K55]/([.K55]+[.K52])" office:value-type="float" office:value="0.470588235294118" calcext:value-type="float">
            <text:p>0,47058823529411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" office:value-type="string" calcext:value-type="string">
            <text:p>Specification 1</text:p>
          </table:table-cell>
          <table:table-cell table:style-name="ce15" office:value-type="string" calcext:value-type="string">
            <text:p>Specification 2</text:p>
          </table:table-cell>
          <table:table-cell table:style-name="ce15" office:value-type="string" calcext:value-type="string">
            <text:p>Specification 3</text:p>
          </table:table-cell>
          <table:table-cell table:style-name="ce15" office:value-type="string" calcext:value-type="string">
            <text:p>Specification 4</text:p>
          </table:table-cell>
          <table:table-cell table:style-name="ce15" office:value-type="string" calcext:value-type="string">
            <text:p>Specification 5</text:p>
          </table:table-cell>
          <table:table-cell table:style-name="ce15" office:value-type="string" calcext:value-type="string">
            <text:p>Specification 6</text:p>
          </table:table-cell>
          <table:table-cell table:style-name="ce15" office:value-type="string" calcext:value-type="string">
            <text:p>Specification 7</text:p>
          </table:table-cell>
          <table:table-cell table:style-name="ce15" office:value-type="string" calcext:value-type="string">
            <text:p>Specification 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 FN:</text:p>
          </table:table-cell>
          <table:table-cell table:style-name="Default" table:formula="of:=COUNTIF([.B6:.B59];&quot;FN&quot;)" office:value-type="float" office:value="45" calcext:value-type="float">
            <text:p>45</text:p>
          </table:table-cell>
          <table:table-cell table:style-name="Default" table:formula="of:=COUNTIF([.C6:.C59];&quot;FN&quot;)" office:value-type="float" office:value="27" calcext:value-type="float">
            <text:p>27</text:p>
          </table:table-cell>
          <table:table-cell table:style-name="Default" table:formula="of:=COUNTIF([.D6:.D59];&quot;FN&quot;)" office:value-type="float" office:value="6" calcext:value-type="float">
            <text:p>6</text:p>
          </table:table-cell>
          <table:table-cell table:style-name="Default" table:formula="of:=COUNTIF([.E6:.E59];&quot;FN&quot;)" office:value-type="float" office:value="15" calcext:value-type="float">
            <text:p>15</text:p>
          </table:table-cell>
          <table:table-cell table:style-name="Default" table:formula="of:=COUNTIF([.F6:.F59];&quot;FN&quot;)" office:value-type="float" office:value="0" calcext:value-type="float">
            <text:p>0</text:p>
          </table:table-cell>
          <table:table-cell table:style-name="Default" table:formula="of:=COUNTIF([.G6:.G59];&quot;FN&quot;)" office:value-type="float" office:value="32" calcext:value-type="float">
            <text:p>32</text:p>
          </table:table-cell>
          <table:table-cell table:style-name="Default" table:formula="of:=COUNTIF([.H6:.H59];&quot;FN&quot;)" office:value-type="float" office:value="0" calcext:value-type="float">
            <text:p>0</text:p>
          </table:table-cell>
          <table:table-cell table:style-name="Default" table:formula="of:=COUNTIF([.I6:.I59];&quot;F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N:</text:p>
          </table:table-cell>
          <table:table-cell table:style-name="Default" table:formula="of:=COUNTIF([.B6:.B59];&quot;TN&quot;)" office:value-type="float" office:value="0" calcext:value-type="float">
            <text:p>0</text:p>
          </table:table-cell>
          <table:table-cell table:style-name="Default" table:formula="of:=COUNTIF([.C6:.C59];&quot;TN&quot;)" office:value-type="float" office:value="12" calcext:value-type="float">
            <text:p>12</text:p>
          </table:table-cell>
          <table:table-cell table:style-name="Default" table:formula="of:=COUNTIF([.D6:.D59];&quot;TN&quot;)" office:value-type="float" office:value="0" calcext:value-type="float">
            <text:p>0</text:p>
          </table:table-cell>
          <table:table-cell table:style-name="Default" table:formula="of:=COUNTIF([.E6:.E59];&quot;TN&quot;)" office:value-type="float" office:value="0" calcext:value-type="float">
            <text:p>0</text:p>
          </table:table-cell>
          <table:table-cell table:style-name="Default" table:formula="of:=COUNTIF([.F6:.F59];&quot;TN&quot;)" office:value-type="float" office:value="0" calcext:value-type="float">
            <text:p>0</text:p>
          </table:table-cell>
          <table:table-cell table:style-name="Default" table:formula="of:=COUNTIF([.G6:.G59];&quot;TN&quot;)" office:value-type="float" office:value="1" calcext:value-type="float">
            <text:p>1</text:p>
          </table:table-cell>
          <table:table-cell table:style-name="Default" table:formula="of:=COUNTIF([.H6:.H59];&quot;TN&quot;)" office:value-type="float" office:value="35" calcext:value-type="float">
            <text:p>35</text:p>
          </table:table-cell>
          <table:table-cell table:style-name="Default" table:formula="of:=COUNTIF([.I6:.I59];&quot;T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FP:</text:p>
          </table:table-cell>
          <table:table-cell table:style-name="Default" table:formula="of:=COUNTIF([.B6:.B59];&quot;FP&quot;)" office:value-type="float" office:value="1" calcext:value-type="float">
            <text:p>1</text:p>
          </table:table-cell>
          <table:table-cell table:style-name="Default" table:formula="of:=COUNTIF([.C6:.C59];&quot;FP&quot;)" office:value-type="float" office:value="0" calcext:value-type="float">
            <text:p>0</text:p>
          </table:table-cell>
          <table:table-cell table:style-name="Default" table:formula="of:=COUNTIF([.D6:.D59];&quot;FP&quot;)" office:value-type="float" office:value="1" calcext:value-type="float">
            <text:p>1</text:p>
          </table:table-cell>
          <table:table-cell table:style-name="Default" table:formula="of:=COUNTIF([.E6:.E59];&quot;FP&quot;)" office:value-type="float" office:value="1" calcext:value-type="float">
            <text:p>1</text:p>
          </table:table-cell>
          <table:table-cell table:style-name="Default" table:formula="of:=COUNTIF([.F6:.F59];&quot;FP&quot;)" office:value-type="float" office:value="0" calcext:value-type="float">
            <text:p>0</text:p>
          </table:table-cell>
          <table:table-cell table:style-name="Default" table:formula="of:=COUNTIF([.G6:.G59];&quot;FP&quot;)" office:value-type="float" office:value="0" calcext:value-type="float">
            <text:p>0</text:p>
          </table:table-cell>
          <table:table-cell table:style-name="Default" table:formula="of:=COUNTIF([.H6:.H59];&quot;FP&quot;)" office:value-type="float" office:value="15" calcext:value-type="float">
            <text:p>15</text:p>
          </table:table-cell>
          <table:table-cell table:style-name="Default" table:formula="of:=COUNTIF([.I6:.I59];&quot;FP&quot;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P:</text:p>
          </table:table-cell>
          <table:table-cell table:style-name="Default" table:formula="of:=COUNTIF([.B6:.B59];&quot;TP&quot;)" office:value-type="float" office:value="4" calcext:value-type="float">
            <text:p>4</text:p>
          </table:table-cell>
          <table:table-cell table:style-name="Default" table:formula="of:=COUNTIF([.C6:.C59];&quot;TP&quot;)" office:value-type="float" office:value="11" calcext:value-type="float">
            <text:p>11</text:p>
          </table:table-cell>
          <table:table-cell table:style-name="Default" table:formula="of:=COUNTIF([.D6:.D59];&quot;TP&quot;)" office:value-type="float" office:value="43" calcext:value-type="float">
            <text:p>43</text:p>
          </table:table-cell>
          <table:table-cell table:style-name="Default" table:formula="of:=COUNTIF([.E6:.E59];&quot;TP&quot;)" office:value-type="float" office:value="34" calcext:value-type="float">
            <text:p>34</text:p>
          </table:table-cell>
          <table:table-cell table:style-name="Default" table:formula="of:=COUNTIF([.F6:.F59];&quot;TP&quot;)" office:value-type="float" office:value="50" calcext:value-type="float">
            <text:p>50</text:p>
          </table:table-cell>
          <table:table-cell table:style-name="Default" table:formula="of:=COUNTIF([.G6:.G59];&quot;TP&quot;)" office:value-type="float" office:value="17" calcext:value-type="float">
            <text:p>17</text:p>
          </table:table-cell>
          <table:table-cell table:style-name="Default" table:formula="of:=COUNTIF([.H6:.H59];&quot;TP&quot;)" office:value-type="float" office:value="0" calcext:value-type="float">
            <text:p>0</text:p>
          </table:table-cell>
          <table:table-cell table:style-name="Default" table:formula="of:=COUNTIF([.I6:.I59];&quot;TP&quot;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4" office:value-type="string" calcext:value-type="string">
            <text:p>Accuracy : </text:p>
          </table:table-cell>
          <table:table-cell table:style-name="Default" table:formula="of:=([.B64]+[.B62])/([.B61]+[.B62]+[.B63]+[.B64])" office:value-type="float" office:value="0.08" calcext:value-type="float">
            <text:p>0,08</text:p>
          </table:table-cell>
          <table:table-cell table:style-name="Default" table:formula="of:=([.C64]+[.C62])/([.C61]+[.C62]+[.C63]+[.C64])" office:value-type="float" office:value="0.46" calcext:value-type="float">
            <text:p>0,46</text:p>
          </table:table-cell>
          <table:table-cell table:style-name="Default" table:formula="of:=([.D64]+[.D62])/([.D61]+[.D62]+[.D63]+[.D64])" office:value-type="float" office:value="0.86" calcext:value-type="float">
            <text:p>0,86</text:p>
          </table:table-cell>
          <table:table-cell table:style-name="Default" table:formula="of:=([.E64]+[.E62])/([.E61]+[.E62]+[.E63]+[.E64])" office:value-type="float" office:value="0.68" calcext:value-type="float">
            <text:p>0,68</text:p>
          </table:table-cell>
          <table:table-cell table:style-name="Default" table:formula="of:=([.F64]+[.F62])/([.F61]+[.F62]+[.F63]+[.F64])" office:value-type="float" office:value="1" calcext:value-type="float">
            <text:p>1</text:p>
          </table:table-cell>
          <table:table-cell table:style-name="Default" table:formula="of:=([.G64]+[.G62])/([.G61]+[.G62]+[.G63]+[.G64])" office:value-type="float" office:value="0.36" calcext:value-type="float">
            <text:p>0,36</text:p>
          </table:table-cell>
          <table:table-cell table:style-name="Default" table:formula="of:=([.H64]+[.H62])/([.H61]+[.H62]+[.H63]+[.H64])" office:value-type="float" office:value="0.7" calcext:value-type="float">
            <text:p>0,7</text:p>
          </table:table-cell>
          <table:table-cell table:style-name="Default" table:formula="of:=([.I64]+[.I62])/([.I61]+[.I62]+[.I63]+[.I64])" office:value-type="float" office:value="0.12" calcext:value-type="float">
            <text:p>0,1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pecificity :</text:p>
          </table:table-cell>
          <table:table-cell table:style-name="Default" table:formula="of:=([.B62])/([.B62]+[.B64])" office:value-type="float" office:value="0" calcext:value-type="float">
            <text:p>0</text:p>
          </table:table-cell>
          <table:table-cell table:style-name="Default" table:formula="of:=([.C62])/([.C62]+[.C64])" office:value-type="float" office:value="0.521739130434783" calcext:value-type="float">
            <text:p>0,521739130434783</text:p>
          </table:table-cell>
          <table:table-cell table:style-name="Default" table:formula="of:=([.D62])/([.D62]+[.D64])" office:value-type="float" office:value="0" calcext:value-type="float">
            <text:p>0</text:p>
          </table:table-cell>
          <table:table-cell table:style-name="Default" table:formula="of:=([.E62])/([.E62]+[.E64])" office:value-type="float" office:value="0" calcext:value-type="float">
            <text:p>0</text:p>
          </table:table-cell>
          <table:table-cell table:style-name="Default" table:formula="of:=([.F62])/([.F62]+[.F64])" office:value-type="float" office:value="0" calcext:value-type="float">
            <text:p>0</text:p>
          </table:table-cell>
          <table:table-cell table:style-name="Default" table:formula="of:=([.G62])/([.G62]+[.G64])" office:value-type="float" office:value="0.0555555555555556" calcext:value-type="float">
            <text:p>0,0555555555555556</text:p>
          </table:table-cell>
          <table:table-cell table:style-name="Default" table:formula="of:=([.H62])/([.H62]+[.H64])" office:value-type="float" office:value="1" calcext:value-type="float">
            <text:p>1</text:p>
          </table:table-cell>
          <table:table-cell table:style-name="Default" table:formula="of:=([.I62])/([.I62]+[.I64])"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ensitivity :</text:p>
          </table:table-cell>
          <table:table-cell table:style-name="Default" table:formula="of:=[.B64]/([.B64]+[.B61])" office:value-type="float" office:value="0.0816326530612245" calcext:value-type="float">
            <text:p>0,0816326530612245</text:p>
          </table:table-cell>
          <table:table-cell table:style-name="Default" table:formula="of:=[.C64]/([.C64]+[.C61])" office:value-type="float" office:value="0.289473684210526" calcext:value-type="float">
            <text:p>0,289473684210526</text:p>
          </table:table-cell>
          <table:table-cell table:style-name="Default" table:formula="of:=[.D64]/([.D64]+[.D61])" office:value-type="float" office:value="0.877551020408163" calcext:value-type="float">
            <text:p>0,877551020408163</text:p>
          </table:table-cell>
          <table:table-cell table:style-name="Default" table:formula="of:=[.E64]/([.E64]+[.E61])" office:value-type="float" office:value="0.693877551020408" calcext:value-type="float">
            <text:p>0,693877551020408</text:p>
          </table:table-cell>
          <table:table-cell table:style-name="Default" table:formula="of:=[.F64]/([.F64]+[.F61])" office:value-type="float" office:value="1" calcext:value-type="float">
            <text:p>1</text:p>
          </table:table-cell>
          <table:table-cell table:style-name="Default" table:formula="of:=[.G64]/([.G64]+[.G61])" office:value-type="float" office:value="0.346938775510204" calcext:value-type="float">
            <text:p>0,3469387755102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3">
          <table:table-cell table:style-name="Default"/>
          <table:table-cell table:style-name="ce9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0:49:06.347569381</meta:creation-date>
    <dc:date>2026-04-09T14:35:40.087712404</dc:date>
    <meta:editing-duration>P2DT3H46M32S</meta:editing-duration>
    <meta:editing-cycles>6</meta:editing-cycles>
    <meta:generator>LibreOffice/7.5.9.2$Linux_X86_64 LibreOffice_project/50$Build-2</meta:generator>
    <meta:document-statistic meta:table-count="5" meta:cell-count="4089" meta:object-count="0"/>
  </office:meta>
</office:document-meta>
</file>